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svg:font-family="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11.426cm" table:align="left"/>
    </style:style>
    <style:style style:name="Table1.A" style:family="table-column">
      <style:table-column-properties style:column-width="3.141cm"/>
    </style:style>
    <style:style style:name="Table1.B" style:family="table-column">
      <style:table-column-properties style:column-width="0.709cm"/>
    </style:style>
    <style:style style:name="Table1.J" style:family="table-column">
      <style:table-column-properties style:column-width="2.612cm"/>
    </style:style>
    <style:style style:name="Table1.A1" style:family="table-cell">
      <style:table-cell-properties style:vertical-align="middle" fo:padding="0cm" fo:border="none"/>
    </style:style>
    <style:style style:name="Table1.B2" style:family="table-cell">
      <style:table-cell-properties style:vertical-align="middle" fo:padding="0.049cm" fo:border="0.05pt solid #000000"/>
    </style:style>
    <style:style style:name="Table2" style:family="table">
      <style:table-properties style:width="11.966cm" table:align="left"/>
    </style:style>
    <style:style style:name="Table2.A" style:family="table-column">
      <style:table-column-properties style:column-width="3.62cm"/>
    </style:style>
    <style:style style:name="Table2.B" style:family="table-column">
      <style:table-column-properties style:column-width="0.771cm"/>
    </style:style>
    <style:style style:name="Table2.C" style:family="table-column">
      <style:table-column-properties style:column-width="0.709cm"/>
    </style:style>
    <style:style style:name="Table2.J" style:family="table-column">
      <style:table-column-properties style:column-width="2.612cm"/>
    </style:style>
    <style:style style:name="Table2.A1" style:family="table-cell">
      <style:table-cell-properties style:vertical-align="middle" fo:padding="0cm" fo:border="none"/>
    </style:style>
    <style:style style:name="Table2.B2" style:family="table-cell">
      <style:table-cell-properties style:vertical-align="middle" fo:padding="0.049cm" fo:border="0.05pt solid #000000"/>
    </style:style>
    <style:style style:name="Table3" style:family="table">
      <style:table-properties style:width="10.612cm" table:align="left"/>
    </style:style>
    <style:style style:name="Table3.A" style:family="table-column">
      <style:table-column-properties style:column-width="3.62cm"/>
    </style:style>
    <style:style style:name="Table3.B" style:family="table-column">
      <style:table-column-properties style:column-width="0.399cm"/>
    </style:style>
    <style:style style:name="Table3.C" style:family="table-column">
      <style:table-column-properties style:column-width="0.684cm"/>
    </style:style>
    <style:style style:name="Table3.G" style:family="table-column">
      <style:table-column-properties style:column-width="0.709cm"/>
    </style:style>
    <style:style style:name="Table3.J" style:family="table-column">
      <style:table-column-properties style:column-width="1.729cm"/>
    </style:style>
    <style:style style:name="Table3.A1" style:family="table-cell">
      <style:table-cell-properties style:vertical-align="middle" fo:padding="0cm" fo:border="none"/>
    </style:style>
    <style:style style:name="Table3.B2" style:family="table-cell">
      <style:table-cell-properties style:vertical-align="middle" fo:padding="0.049cm" fo:border="0.05pt solid #000000"/>
    </style:style>
    <style:style style:name="Table4" style:family="table">
      <style:table-properties style:width="11.555cm" table:align="left"/>
    </style:style>
    <style:style style:name="Table4.A" style:family="table-column">
      <style:table-column-properties style:column-width="3.221cm"/>
    </style:style>
    <style:style style:name="Table4.B" style:family="table-column">
      <style:table-column-properties style:column-width="0.709cm"/>
    </style:style>
    <style:style style:name="Table4.J" style:family="table-column">
      <style:table-column-properties style:column-width="2.662cm"/>
    </style:style>
    <style:style style:name="Table4.A1" style:family="table-cell">
      <style:table-cell-properties style:vertical-align="middle" fo:padding="0cm" fo:border="none"/>
    </style:style>
    <style:style style:name="Table4.B2" style:family="table-cell">
      <style:table-cell-properties style:vertical-align="middle" fo:padding="0.049cm" fo:border="0.05pt solid #000000"/>
    </style:style>
    <style:style style:name="Table5" style:family="table">
      <style:table-properties style:width="13.217cm" table:align="left"/>
    </style:style>
    <style:style style:name="Table5.A" style:family="table-column">
      <style:table-column-properties style:column-width="2.357cm"/>
    </style:style>
    <style:style style:name="Table5.B" style:family="table-column">
      <style:table-column-properties style:column-width="0.399cm"/>
    </style:style>
    <style:style style:name="Table5.C" style:family="table-column">
      <style:table-column-properties style:column-width="1.157cm"/>
    </style:style>
    <style:style style:name="Table5.D" style:family="table-column">
      <style:table-column-properties style:column-width="1.182cm"/>
    </style:style>
    <style:style style:name="Table5.E" style:family="table-column">
      <style:table-column-properties style:column-width="1.106cm"/>
    </style:style>
    <style:style style:name="Table5.F" style:family="table-column">
      <style:table-column-properties style:column-width="0.945cm"/>
    </style:style>
    <style:style style:name="Table5.H" style:family="table-column">
      <style:table-column-properties style:column-width="0.76cm"/>
    </style:style>
    <style:style style:name="Table5.I" style:family="table-column">
      <style:table-column-properties style:column-width="1.032cm"/>
    </style:style>
    <style:style style:name="Table5.J" style:family="table-column">
      <style:table-column-properties style:column-width="3.334cm"/>
    </style:style>
    <style:style style:name="Table5.A1" style:family="table-cell">
      <style:table-cell-properties style:vertical-align="middle" fo:padding="0cm" fo:border="none"/>
    </style:style>
    <style:style style:name="Table5.B2" style:family="table-cell">
      <style:table-cell-properties style:vertical-align="middle" fo:padding="0.049cm" fo:border="0.05pt solid #000000"/>
    </style:style>
    <style:style style:name="Table6" style:family="table">
      <style:table-properties style:width="13.529cm" table:align="left"/>
    </style:style>
    <style:style style:name="Table6.A" style:family="table-column">
      <style:table-column-properties style:column-width="2.357cm"/>
    </style:style>
    <style:style style:name="Table6.B" style:family="table-column">
      <style:table-column-properties style:column-width="0.399cm"/>
    </style:style>
    <style:style style:name="Table6.G" style:family="table-column">
      <style:table-column-properties style:column-width="0.917cm"/>
    </style:style>
    <style:style style:name="Table6.J" style:family="table-column">
      <style:table-column-properties style:column-width="6.428cm"/>
    </style:style>
    <style:style style:name="Table6.A1" style:family="table-cell">
      <style:table-cell-properties style:vertical-align="middle" fo:padding="0cm" fo:border="none"/>
    </style:style>
    <style:style style:name="Table6.B2" style:family="table-cell">
      <style:table-cell-properties style:vertical-align="middle" fo:padding="0.049cm" fo:border="0.05pt solid #000000"/>
    </style:style>
    <style:style style:name="Table7" style:family="table">
      <style:table-properties style:width="8.975cm" table:align="left"/>
    </style:style>
    <style:style style:name="Table7.A" style:family="table-column">
      <style:table-column-properties style:column-width="1.439cm"/>
    </style:style>
    <style:style style:name="Table7.B" style:family="table-column">
      <style:table-column-properties style:column-width="0.709cm"/>
    </style:style>
    <style:style style:name="Table7.J" style:family="table-column">
      <style:table-column-properties style:column-width="1.863cm"/>
    </style:style>
    <style:style style:name="Table7.A1" style:family="table-cell">
      <style:table-cell-properties style:vertical-align="middle" fo:padding="0cm" fo:border="none"/>
    </style:style>
    <style:style style:name="Table7.B2" style:family="table-cell">
      <style:table-cell-properties style:vertical-align="middle" fo:padding="0.049cm" fo:border="0.05pt solid #000000"/>
    </style:style>
    <style:style style:name="Table8" style:family="table">
      <style:table-properties style:width="9.86cm" table:align="left"/>
    </style:style>
    <style:style style:name="Table8.A" style:family="table-column">
      <style:table-column-properties style:column-width="1.439cm"/>
    </style:style>
    <style:style style:name="Table8.B" style:family="table-column">
      <style:table-column-properties style:column-width="0.504cm"/>
    </style:style>
    <style:style style:name="Table8.D" style:family="table-column">
      <style:table-column-properties style:column-width="0.917cm"/>
    </style:style>
    <style:style style:name="Table8.F" style:family="table-column">
      <style:table-column-properties style:column-width="0.901cm"/>
    </style:style>
    <style:style style:name="Table8.H" style:family="table-column">
      <style:table-column-properties style:column-width="0.709cm"/>
    </style:style>
    <style:style style:name="Table8.J" style:family="table-column">
      <style:table-column-properties style:column-width="2.341cm"/>
    </style:style>
    <style:style style:name="Table8.A1" style:family="table-cell">
      <style:table-cell-properties style:vertical-align="middle" fo:padding="0cm" fo:border="none"/>
    </style:style>
    <style:style style:name="Table8.B2" style:family="table-cell">
      <style:table-cell-properties style:vertical-align="middle" fo:padding="0.049cm" fo:border="0.05pt solid #000000"/>
    </style:style>
    <style:style style:name="Table9" style:family="table">
      <style:table-properties style:width="11.097cm" table:align="left"/>
    </style:style>
    <style:style style:name="Table9.A" style:family="table-column">
      <style:table-column-properties style:column-width="1.111cm"/>
    </style:style>
    <style:style style:name="Table9.B" style:family="table-column">
      <style:table-column-properties style:column-width="0.797cm"/>
    </style:style>
    <style:style style:name="Table9.C" style:family="table-column">
      <style:table-column-properties style:column-width="0.81cm"/>
    </style:style>
    <style:style style:name="Table9.F" style:family="table-column">
      <style:table-column-properties style:column-width="0.785cm"/>
    </style:style>
    <style:style style:name="Table9.G" style:family="table-column">
      <style:table-column-properties style:column-width="0.771cm"/>
    </style:style>
    <style:style style:name="Table9.H" style:family="table-column">
      <style:table-column-properties style:column-width="0.97cm"/>
    </style:style>
    <style:style style:name="Table9.I" style:family="table-column">
      <style:table-column-properties style:column-width="1.182cm"/>
    </style:style>
    <style:style style:name="Table9.J" style:family="table-column">
      <style:table-column-properties style:column-width="3.076cm"/>
    </style:style>
    <style:style style:name="Table9.A1" style:family="table-cell">
      <style:table-cell-properties style:vertical-align="middle" fo:padding="0cm" fo:border="none"/>
    </style:style>
    <style:style style:name="Table9.B2" style:family="table-cell">
      <style:table-cell-properties style:vertical-align="middle" fo:padding="0.049cm" fo:border="0.05pt solid #000000"/>
    </style:style>
    <style:style style:name="Table10" style:family="table">
      <style:table-properties style:width="13.977cm" table:align="left"/>
    </style:style>
    <style:style style:name="Table10.A" style:family="table-column">
      <style:table-column-properties style:column-width="0.928cm"/>
    </style:style>
    <style:style style:name="Table10.B" style:family="table-column">
      <style:table-column-properties style:column-width="0.915cm"/>
    </style:style>
    <style:style style:name="Table10.C" style:family="table-column">
      <style:table-column-properties style:column-width="12.134cm"/>
    </style:style>
    <style:style style:name="Table10.A1" style:family="table-cell">
      <style:table-cell-properties style:vertical-align="middle" fo:padding="0.049cm" fo:border="none"/>
    </style:style>
    <style:style style:name="Table10.2" style:family="table-row">
      <style:table-row-properties fo:background-color="#eeeeee">
        <style:background-image/>
      </style:table-row-properties>
    </style:style>
    <style:style style:name="Table11" style:family="table">
      <style:table-properties style:width="14.039cm" table:align="left"/>
    </style:style>
    <style:style style:name="Table11.A" style:family="table-column">
      <style:table-column-properties style:column-width="0.928cm"/>
    </style:style>
    <style:style style:name="Table11.B" style:family="table-column">
      <style:table-column-properties style:column-width="0.977cm"/>
    </style:style>
    <style:style style:name="Table11.C" style:family="table-column">
      <style:table-column-properties style:column-width="12.134cm"/>
    </style:style>
    <style:style style:name="Table11.A1" style:family="table-cell">
      <style:table-cell-properties style:vertical-align="middle" fo:padding="0.049cm" fo:border="none"/>
    </style:style>
    <style:style style:name="Table11.2" style:family="table-row">
      <style:table-row-properties fo:background-color="#eeeeee">
        <style:background-image/>
      </style:table-row-properties>
    </style:style>
    <style:style style:name="Table12" style:family="table">
      <style:table-properties style:width="12.857cm" table:align="left"/>
    </style:style>
    <style:style style:name="Table12.A" style:family="table-column">
      <style:table-column-properties style:column-width="0.928cm"/>
    </style:style>
    <style:style style:name="Table12.B" style:family="table-column">
      <style:table-column-properties style:column-width="1.076cm"/>
    </style:style>
    <style:style style:name="Table12.C" style:family="table-column">
      <style:table-column-properties style:column-width="10.853cm"/>
    </style:style>
    <style:style style:name="Table12.A1" style:family="table-cell">
      <style:table-cell-properties style:vertical-align="middle" fo:padding="0.049cm" fo:border="none"/>
    </style:style>
    <style:style style:name="Table12.2" style:family="table-row">
      <style:table-row-properties fo:background-color="#eeeeee">
        <style:background-image/>
      </style:table-row-properties>
    </style:style>
    <style:style style:name="Table13" style:family="table">
      <style:table-properties style:width="15.282cm" table:align="left"/>
    </style:style>
    <style:style style:name="Table13.A" style:family="table-column">
      <style:table-column-properties style:column-width="0.928cm"/>
    </style:style>
    <style:style style:name="Table13.B" style:family="table-column">
      <style:table-column-properties style:column-width="0.891cm"/>
    </style:style>
    <style:style style:name="Table13.C" style:family="table-column">
      <style:table-column-properties style:column-width="13.464cm"/>
    </style:style>
    <style:style style:name="Table13.A1" style:family="table-cell">
      <style:table-cell-properties style:vertical-align="middle" fo:padding="0.049cm" fo:border="none"/>
    </style:style>
    <style:style style:name="Table13.2" style:family="table-row">
      <style:table-row-properties fo:background-color="#eeeeee">
        <style:background-image/>
      </style:table-row-properties>
    </style:style>
    <style:style style:name="Table14" style:family="table">
      <style:table-properties style:width="16.628cm" table:align="left"/>
    </style:style>
    <style:style style:name="Table14.A" style:family="table-column">
      <style:table-column-properties style:column-width="1.139cm"/>
    </style:style>
    <style:style style:name="Table14.B" style:family="table-column">
      <style:table-column-properties style:column-width="0.917cm"/>
    </style:style>
    <style:style style:name="Table14.J" style:family="table-column">
      <style:table-column-properties style:column-width="8.151cm"/>
    </style:style>
    <style:style style:name="Table14.A1" style:family="table-cell">
      <style:table-cell-properties style:vertical-align="middle" fo:padding="0cm" fo:border="none"/>
    </style:style>
    <style:style style:name="Table14.B2" style:family="table-cell">
      <style:table-cell-properties style:vertical-align="middle" fo:padding="0.049cm" fo:border="0.05pt solid #000000"/>
    </style:style>
    <style:style style:name="Table15" style:family="table">
      <style:table-properties style:width="13.771cm" table:align="left"/>
    </style:style>
    <style:style style:name="Table15.A" style:family="table-column">
      <style:table-column-properties style:column-width="1.139cm"/>
    </style:style>
    <style:style style:name="Table15.B" style:family="table-column">
      <style:table-column-properties style:column-width="0.87cm"/>
    </style:style>
    <style:style style:name="Table15.F" style:family="table-column">
      <style:table-column-properties style:column-width="0.967cm"/>
    </style:style>
    <style:style style:name="Table15.J" style:family="table-column">
      <style:table-column-properties style:column-width="5.286cm"/>
    </style:style>
    <style:style style:name="Table15.A1" style:family="table-cell">
      <style:table-cell-properties style:vertical-align="middle" fo:padding="0cm" fo:border="none"/>
    </style:style>
    <style:style style:name="Table15.B2" style:family="table-cell">
      <style:table-cell-properties style:vertical-align="middle" fo:padding="0.049cm" fo:border="0.05pt solid #000000"/>
    </style:style>
    <style:style style:name="Table16" style:family="table">
      <style:table-properties style:width="13.275cm" table:align="left"/>
    </style:style>
    <style:style style:name="Table16.A" style:family="table-column">
      <style:table-column-properties style:column-width="1.139cm"/>
    </style:style>
    <style:style style:name="Table16.B" style:family="table-column">
      <style:table-column-properties style:column-width="1.016cm"/>
    </style:style>
    <style:style style:name="Table16.F" style:family="table-column">
      <style:table-column-properties style:column-width="0.944cm"/>
    </style:style>
    <style:style style:name="Table16.J" style:family="table-column">
      <style:table-column-properties style:column-width="4.297cm"/>
    </style:style>
    <style:style style:name="Table16.A1" style:family="table-cell">
      <style:table-cell-properties style:vertical-align="middle" fo:padding="0cm" fo:border="none"/>
    </style:style>
    <style:style style:name="Table16.B2" style:family="table-cell">
      <style:table-cell-properties style:vertical-align="middle" fo:padding="0.049cm" fo:border="0.05pt solid #000000"/>
    </style:style>
    <style:style style:name="Table17" style:family="table">
      <style:table-properties style:width="8.181cm" table:align="left"/>
    </style:style>
    <style:style style:name="Table17.A" style:family="table-column">
      <style:table-column-properties style:column-width="1.139cm"/>
    </style:style>
    <style:style style:name="Table17.B" style:family="table-column">
      <style:table-column-properties style:column-width="0.399cm"/>
    </style:style>
    <style:style style:name="Table17.J" style:family="table-column">
      <style:table-column-properties style:column-width="3.852cm"/>
    </style:style>
    <style:style style:name="Table17.A1" style:family="table-cell">
      <style:table-cell-properties style:vertical-align="middle" fo:padding="0cm" fo:border="none"/>
    </style:style>
    <style:style style:name="Table17.B2" style:family="table-cell">
      <style:table-cell-properties style:vertical-align="middle" fo:padding="0.049cm" fo:border="0.05pt solid #000000"/>
    </style:style>
    <style:style style:name="Table18" style:family="table">
      <style:table-properties style:width="10.867cm" table:align="left"/>
    </style:style>
    <style:style style:name="Table18.A" style:family="table-column">
      <style:table-column-properties style:column-width="1.139cm"/>
    </style:style>
    <style:style style:name="Table18.B" style:family="table-column">
      <style:table-column-properties style:column-width="0.709cm"/>
    </style:style>
    <style:style style:name="Table18.J" style:family="table-column">
      <style:table-column-properties style:column-width="4.055cm"/>
    </style:style>
    <style:style style:name="Table18.A1" style:family="table-cell">
      <style:table-cell-properties style:vertical-align="middle" fo:padding="0cm" fo:border="none"/>
    </style:style>
    <style:style style:name="Table18.B2" style:family="table-cell">
      <style:table-cell-properties style:vertical-align="middle" fo:padding="0.049cm" fo:border="0.05pt solid #000000"/>
    </style:style>
    <style:style style:name="Table19" style:family="table">
      <style:table-properties style:width="13.268cm" table:align="left"/>
    </style:style>
    <style:style style:name="Table19.A" style:family="table-column">
      <style:table-column-properties style:column-width="1.139cm"/>
    </style:style>
    <style:style style:name="Table19.B" style:family="table-column">
      <style:table-column-properties style:column-width="1.016cm"/>
    </style:style>
    <style:style style:name="Table19.J" style:family="table-column">
      <style:table-column-properties style:column-width="4.001cm"/>
    </style:style>
    <style:style style:name="Table19.A1" style:family="table-cell">
      <style:table-cell-properties style:vertical-align="middle" fo:padding="0cm" fo:border="none"/>
    </style:style>
    <style:style style:name="Table19.B2" style:family="table-cell">
      <style:table-cell-properties style:vertical-align="middle" fo:padding="0.049cm" fo:border="0.05pt solid #000000"/>
    </style:style>
    <style:style style:name="Table20" style:family="table">
      <style:table-properties style:width="11.359cm" table:align="left"/>
    </style:style>
    <style:style style:name="Table20.A" style:family="table-column">
      <style:table-column-properties style:column-width="1.139cm"/>
    </style:style>
    <style:style style:name="Table20.B" style:family="table-column">
      <style:table-column-properties style:column-width="0.797cm"/>
    </style:style>
    <style:style style:name="Table20.J" style:family="table-column">
      <style:table-column-properties style:column-width="3.842cm"/>
    </style:style>
    <style:style style:name="Table20.A1" style:family="table-cell">
      <style:table-cell-properties style:vertical-align="middle" fo:padding="0cm" fo:border="none"/>
    </style:style>
    <style:style style:name="Table20.B2" style:family="table-cell">
      <style:table-cell-properties style:vertical-align="middle" fo:padding="0.049cm" fo:border="0.05pt solid #000000"/>
    </style:style>
    <style:style style:name="Table21" style:family="table">
      <style:table-properties style:width="12.312cm" table:align="left"/>
    </style:style>
    <style:style style:name="Table21.A" style:family="table-column">
      <style:table-column-properties style:column-width="1.139cm"/>
    </style:style>
    <style:style style:name="Table21.B" style:family="table-column">
      <style:table-column-properties style:column-width="0.399cm"/>
    </style:style>
    <style:style style:name="Table21.G" style:family="table-column">
      <style:table-column-properties style:column-width="0.917cm"/>
    </style:style>
    <style:style style:name="Table21.J" style:family="table-column">
      <style:table-column-properties style:column-width="6.428cm"/>
    </style:style>
    <style:style style:name="Table21.A1" style:family="table-cell">
      <style:table-cell-properties style:vertical-align="middle" fo:padding="0cm" fo:border="none"/>
    </style:style>
    <style:style style:name="Table21.B2" style:family="table-cell">
      <style:table-cell-properties style:vertical-align="middle" fo:padding="0.049cm" fo:border="0.05pt solid #000000"/>
    </style:style>
    <style:style style:name="Table22" style:family="table">
      <style:table-properties style:width="9.234cm" table:align="left"/>
    </style:style>
    <style:style style:name="Table22.A" style:family="table-column">
      <style:table-column-properties style:column-width="1.139cm"/>
    </style:style>
    <style:style style:name="Table22.B" style:family="table-column">
      <style:table-column-properties style:column-width="0.399cm"/>
    </style:style>
    <style:style style:name="Table22.F" style:family="table-column">
      <style:table-column-properties style:column-width="0.635cm"/>
    </style:style>
    <style:style style:name="Table22.J" style:family="table-column">
      <style:table-column-properties style:column-width="3.96cm"/>
    </style:style>
    <style:style style:name="Table22.A1" style:family="table-cell">
      <style:table-cell-properties style:vertical-align="middle" fo:padding="0cm" fo:border="none"/>
    </style:style>
    <style:style style:name="Table22.B2" style:family="table-cell">
      <style:table-cell-properties style:vertical-align="middle" fo:padding="0.049cm" fo:border="0.05pt solid #000000"/>
    </style:style>
    <style:style style:name="Table23" style:family="table">
      <style:table-properties style:width="10.659cm" table:align="left"/>
    </style:style>
    <style:style style:name="Table23.A" style:family="table-column">
      <style:table-column-properties style:column-width="1.139cm"/>
    </style:style>
    <style:style style:name="Table23.B" style:family="table-column">
      <style:table-column-properties style:column-width="0.399cm"/>
    </style:style>
    <style:style style:name="Table23.F" style:family="table-column">
      <style:table-column-properties style:column-width="0.684cm"/>
    </style:style>
    <style:style style:name="Table23.J" style:family="table-column">
      <style:table-column-properties style:column-width="5.188cm"/>
    </style:style>
    <style:style style:name="Table23.A1" style:family="table-cell">
      <style:table-cell-properties style:vertical-align="middle" fo:padding="0cm" fo:border="none"/>
    </style:style>
    <style:style style:name="Table23.B2" style:family="table-cell">
      <style:table-cell-properties style:vertical-align="middle" fo:padding="0.049cm" fo:border="0.05pt solid #000000"/>
    </style:style>
    <style:style style:name="Table24" style:family="table">
      <style:table-properties style:width="12.04cm" table:align="left"/>
    </style:style>
    <style:style style:name="Table24.A" style:family="table-column">
      <style:table-column-properties style:column-width="1.139cm"/>
    </style:style>
    <style:style style:name="Table24.B" style:family="table-column">
      <style:table-column-properties style:column-width="0.771cm"/>
    </style:style>
    <style:style style:name="Table24.C" style:family="table-column">
      <style:table-column-properties style:column-width="0.399cm"/>
    </style:style>
    <style:style style:name="Table24.D" style:family="table-column">
      <style:table-column-properties style:column-width="0.919cm"/>
    </style:style>
    <style:style style:name="Table24.J" style:family="table-column">
      <style:table-column-properties style:column-width="4.217cm"/>
    </style:style>
    <style:style style:name="Table24.A1" style:family="table-cell">
      <style:table-cell-properties style:vertical-align="middle" fo:padding="0cm" fo:border="none"/>
    </style:style>
    <style:style style:name="Table24.B2" style:family="table-cell">
      <style:table-cell-properties style:vertical-align="middle" fo:padding="0.049cm" fo:border="0.05pt solid #000000"/>
    </style:style>
    <style:style style:name="Table25" style:family="table">
      <style:table-properties style:width="6.955cm" table:align="left"/>
    </style:style>
    <style:style style:name="Table25.A" style:family="table-column">
      <style:table-column-properties style:column-width="2.93cm"/>
    </style:style>
    <style:style style:name="Table25.B" style:family="table-column">
      <style:table-column-properties style:column-width="2.208cm"/>
    </style:style>
    <style:style style:name="Table25.C" style:family="table-column">
      <style:table-column-properties style:column-width="1.817cm"/>
    </style:style>
    <style:style style:name="Table25.A1" style:family="table-cell">
      <style:table-cell-properties style:vertical-align="middle" fo:background-color="#dddddd" fo:padding="0.049cm" fo:border="0.05pt solid #000000">
        <style:background-image/>
      </style:table-cell-properties>
    </style:style>
    <style:style style:name="Table25.A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3" style:family="table-row">
      <style:table-row-properties fo:background-color="#eeeeee">
        <style:background-image/>
      </style:table-row-properties>
    </style:style>
    <style:style style:name="Table25.A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A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B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5.C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6" style:family="table">
      <style:table-properties style:width="4.907cm" table:align="left"/>
    </style:style>
    <style:style style:name="Table26.A" style:family="table-column">
      <style:table-column-properties style:column-width="0.637cm"/>
    </style:style>
    <style:style style:name="Table26.B" style:family="table-column">
      <style:table-column-properties style:column-width="0.822cm"/>
    </style:style>
    <style:style style:name="Table26.D" style:family="table-column">
      <style:table-column-properties style:column-width="0.61cm"/>
    </style:style>
    <style:style style:name="Table26.F" style:family="table-column">
      <style:table-column-properties style:column-width="0.504cm"/>
    </style:style>
    <style:style style:name="Table26.G" style:family="table-column">
      <style:table-column-properties style:column-width="0.901cm"/>
    </style:style>
    <style:style style:name="Table26.A1" style:family="table-cell">
      <style:table-cell-properties style:vertical-align="middle" fo:padding="0.049cm" fo:border="none"/>
    </style:style>
    <style:style style:name="Table26.B2" style:family="table-cell">
      <style:table-cell-properties style:vertical-align="middle" fo:padding="0.049cm" fo:border="0.05pt solid #000000"/>
    </style:style>
    <style:style style:name="Table26.F2" style:family="table-cell">
      <style:table-cell-properties style:vertical-align="middle" fo:padding="0cm" fo:border="none"/>
    </style:style>
    <style:style style:name="Table27" style:family="table">
      <style:table-properties style:width="14.905cm" table:align="left"/>
    </style:style>
    <style:style style:name="Table27.A" style:family="table-column">
      <style:table-column-properties style:column-width="1.111cm"/>
    </style:style>
    <style:style style:name="Table27.B" style:family="table-column">
      <style:table-column-properties style:column-width="0.399cm"/>
    </style:style>
    <style:style style:name="Table27.C" style:family="table-column">
      <style:table-column-properties style:column-width="0.917cm"/>
    </style:style>
    <style:style style:name="Table27.H" style:family="table-column">
      <style:table-column-properties style:column-width="0.901cm"/>
    </style:style>
    <style:style style:name="Table27.J" style:family="table-column">
      <style:table-column-properties style:column-width="6.99cm"/>
    </style:style>
    <style:style style:name="Table27.A1" style:family="table-cell">
      <style:table-cell-properties style:vertical-align="middle" fo:padding="0cm" fo:border="none"/>
    </style:style>
    <style:style style:name="Table27.B2" style:family="table-cell">
      <style:table-cell-properties style:vertical-align="middle" fo:padding="0.049cm" fo:border="0.05pt solid #000000"/>
    </style:style>
    <style:style style:name="Table28" style:family="table">
      <style:table-properties style:width="14.614cm" table:align="left"/>
    </style:style>
    <style:style style:name="Table28.A" style:family="table-column">
      <style:table-column-properties style:column-width="3.279cm"/>
    </style:style>
    <style:style style:name="Table28.B" style:family="table-column">
      <style:table-column-properties style:column-width="2.256cm"/>
    </style:style>
    <style:style style:name="Table28.C" style:family="table-column">
      <style:table-column-properties style:column-width="1.459cm"/>
    </style:style>
    <style:style style:name="Table28.D" style:family="table-column">
      <style:table-column-properties style:column-width="1.007cm"/>
    </style:style>
    <style:style style:name="Table28.E" style:family="table-column">
      <style:table-column-properties style:column-width="2.11cm"/>
    </style:style>
    <style:style style:name="Table28.F" style:family="table-column">
      <style:table-column-properties style:column-width="1.106cm"/>
    </style:style>
    <style:style style:name="Table28.I" style:family="table-column">
      <style:table-column-properties style:column-width="1.185cm"/>
    </style:style>
    <style:style style:name="Table28.A1" style:family="table-cell">
      <style:table-cell-properties style:vertical-align="middle" fo:background-color="#dddddd" fo:padding="0.049cm" fo:border="0.05pt solid #000000">
        <style:background-image/>
      </style:table-cell-properties>
    </style:style>
    <style:style style:name="Table28.A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3" style:family="table-row">
      <style:table-row-properties fo:background-color="#eeeeee">
        <style:background-image/>
      </style:table-row-properties>
    </style:style>
    <style:style style:name="Table28.A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A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B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C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D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E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F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G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H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8.I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29" style:family="table">
      <style:table-properties style:width="15.175cm" table:align="left"/>
    </style:style>
    <style:style style:name="Table29.A" style:family="table-column">
      <style:table-column-properties style:column-width="6.733cm"/>
    </style:style>
    <style:style style:name="Table29.B" style:family="table-column">
      <style:table-column-properties style:column-width="1.656cm"/>
    </style:style>
    <style:style style:name="Table29.C" style:family="table-column">
      <style:table-column-properties style:column-width="6.786cm"/>
    </style:style>
    <style:style style:name="Table29.A1" style:family="table-cell">
      <style:table-cell-properties style:vertical-align="middle" fo:padding="0.049cm" fo:border="none"/>
    </style:style>
    <style:style style:name="Table29.B2" style:family="table-cell">
      <style:table-cell-properties style:vertical-align="middle" fo:padding="0cm" fo:border="none"/>
    </style:style>
    <style:style style:name="Table30" style:family="table">
      <style:table-properties style:width="15.175cm" table:align="left"/>
    </style:style>
    <style:style style:name="Table30.A" style:family="table-column">
      <style:table-column-properties style:column-width="6.733cm"/>
    </style:style>
    <style:style style:name="Table30.B" style:family="table-column">
      <style:table-column-properties style:column-width="1.656cm"/>
    </style:style>
    <style:style style:name="Table30.C" style:family="table-column">
      <style:table-column-properties style:column-width="6.786cm"/>
    </style:style>
    <style:style style:name="Table30.A1" style:family="table-cell">
      <style:table-cell-properties style:vertical-align="middle" fo:padding="0.049cm" fo:border="none"/>
    </style:style>
    <style:style style:name="Table30.B2" style:family="table-cell">
      <style:table-cell-properties style:vertical-align="middle" fo:padding="0cm" fo:border="none"/>
    </style:style>
    <style:style style:name="Table31" style:family="table">
      <style:table-properties style:width="12.009cm" table:align="left"/>
    </style:style>
    <style:style style:name="Table31.A" style:family="table-column">
      <style:table-column-properties style:column-width="1.363cm"/>
    </style:style>
    <style:style style:name="Table31.B" style:family="table-column">
      <style:table-column-properties style:column-width="6.53cm"/>
    </style:style>
    <style:style style:name="Table31.C" style:family="table-column">
      <style:table-column-properties style:column-width="1.009cm"/>
    </style:style>
    <style:style style:name="Table31.F" style:family="table-column">
      <style:table-column-properties style:column-width="1.088cm"/>
    </style:style>
    <style:style style:name="Table31.A1" style:family="table-cell">
      <style:table-cell-properties style:vertical-align="middle" fo:background-color="#dddddd" fo:padding="0.049cm" fo:border="0.05pt solid #000000">
        <style:background-image/>
      </style:table-cell-properties>
    </style:style>
    <style:style style:name="Table31.A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3" style:family="table-row">
      <style:table-row-properties fo:background-color="#eeeeee">
        <style:background-image/>
      </style:table-row-properties>
    </style:style>
    <style:style style:name="Table31.A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A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B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C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D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E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1.F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2" style:family="table">
      <style:table-properties style:width="9.433cm" fo:margin-left="1.251cm" table:align="left"/>
    </style:style>
    <style:style style:name="Table32.A" style:family="table-column">
      <style:table-column-properties style:column-width="1.314cm"/>
    </style:style>
    <style:style style:name="Table32.B" style:family="table-column">
      <style:table-column-properties style:column-width="8.119cm"/>
    </style:style>
    <style:style style:name="Table32.A1" style:family="table-cell">
      <style:table-cell-properties style:vertical-align="middle" fo:padding="0.049cm" fo:border="none"/>
    </style:style>
    <style:style style:name="Table32.2" style:family="table-row">
      <style:table-row-properties fo:background-color="#eeeeee">
        <style:background-image/>
      </style:table-row-properties>
    </style:style>
    <style:style style:name="Table33" style:family="table">
      <style:table-properties style:width="9.906cm" fo:margin-left="1.251cm" table:align="left"/>
    </style:style>
    <style:style style:name="Table33.A" style:family="table-column">
      <style:table-column-properties style:column-width="1.15cm"/>
    </style:style>
    <style:style style:name="Table33.B" style:family="table-column">
      <style:table-column-properties style:column-width="8.756cm"/>
    </style:style>
    <style:style style:name="Table33.A1" style:family="table-cell">
      <style:table-cell-properties style:vertical-align="middle" fo:padding="0.049cm" fo:border="none"/>
    </style:style>
    <style:style style:name="Table33.2" style:family="table-row">
      <style:table-row-properties fo:background-color="#eeeeee">
        <style:background-image/>
      </style:table-row-properties>
    </style:style>
    <style:style style:name="Table34" style:family="table">
      <style:table-properties style:width="11.882cm" table:align="left"/>
    </style:style>
    <style:style style:name="Table34.A" style:family="table-column">
      <style:table-column-properties style:column-width="1.644cm"/>
    </style:style>
    <style:style style:name="Table34.B" style:family="table-column">
      <style:table-column-properties style:column-width="0.736cm"/>
    </style:style>
    <style:style style:name="Table34.D" style:family="table-column">
      <style:table-column-properties style:column-width="0.81cm"/>
    </style:style>
    <style:style style:name="Table34.H" style:family="table-column">
      <style:table-column-properties style:column-width="1.092cm"/>
    </style:style>
    <style:style style:name="Table34.I" style:family="table-column">
      <style:table-column-properties style:column-width="1.628cm"/>
    </style:style>
    <style:style style:name="Table34.J" style:family="table-column">
      <style:table-column-properties style:column-width="1.602cm"/>
    </style:style>
    <style:style style:name="Table34.K" style:family="table-column">
      <style:table-column-properties style:column-width="1.207cm"/>
    </style:style>
    <style:style style:name="Table34.A1" style:family="table-cell">
      <style:table-cell-properties style:vertical-align="middle" fo:background-color="#dddddd" fo:padding="0.049cm" fo:border="0.05pt solid #000000">
        <style:background-image/>
      </style:table-cell-properties>
    </style:style>
    <style:style style:name="Table34.A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B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C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D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E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F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G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H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I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J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K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3" style:family="table-row">
      <style:table-row-properties fo:background-color="#eeeeee">
        <style:background-image/>
      </style:table-row-properties>
    </style:style>
    <style:style style:name="Table34.A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B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C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D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E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F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G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H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I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J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K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A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B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C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D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E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F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G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H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I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J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K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A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B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C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D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E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F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G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H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I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J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K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A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B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C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D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E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F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G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H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I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J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K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A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B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C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D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E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F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G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H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I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J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K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A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B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C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D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E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F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G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H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I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J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K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A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B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C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D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E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F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G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H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I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J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K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A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B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C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D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E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F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G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H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I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J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K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A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B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C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D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E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F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G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H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I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J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K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A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B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C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D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E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F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G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H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I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J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K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A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B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C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D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E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F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G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H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I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J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4.K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35" style:family="table">
      <style:table-properties style:width="15.423cm" table:align="left"/>
    </style:style>
    <style:style style:name="Table35.A" style:family="table-column">
      <style:table-column-properties style:column-width="3.41cm"/>
    </style:style>
    <style:style style:name="Table35.B" style:family="table-column">
      <style:table-column-properties style:column-width="12.014cm"/>
    </style:style>
    <style:style style:name="Table35.A1" style:family="table-cell">
      <style:table-cell-properties style:vertical-align="middle" fo:padding="0.049cm" fo:border="none"/>
    </style:style>
    <style:style style:name="Table36" style:family="table">
      <style:table-properties style:width="5.563cm" fo:margin-left="1.251cm" table:align="left"/>
    </style:style>
    <style:style style:name="Table36.A" style:family="table-column">
      <style:table-column-properties style:column-width="1.976cm"/>
    </style:style>
    <style:style style:name="Table36.B" style:family="table-column">
      <style:table-column-properties style:column-width="3.588cm"/>
    </style:style>
    <style:style style:name="Table36.A1" style:family="table-cell">
      <style:table-cell-properties style:vertical-align="middle" fo:padding="0.049cm" fo:border="none"/>
    </style:style>
    <style:style style:name="Table37" style:family="table">
      <style:table-properties style:width="7.846cm" fo:margin-left="1.251cm" table:align="left"/>
    </style:style>
    <style:style style:name="Table37.A" style:family="table-column">
      <style:table-column-properties style:column-width="3.671cm"/>
    </style:style>
    <style:style style:name="Table37.B" style:family="table-column">
      <style:table-column-properties style:column-width="4.175cm"/>
    </style:style>
    <style:style style:name="Table37.A1" style:family="table-cell">
      <style:table-cell-properties style:vertical-align="middle" fo:padding="0.049cm" fo:border="none"/>
    </style:style>
    <style:style style:name="Table38" style:family="table">
      <style:table-properties style:width="11.968cm" table:align="left"/>
    </style:style>
    <style:style style:name="Table38.A" style:family="table-column">
      <style:table-column-properties style:column-width="1.111cm"/>
    </style:style>
    <style:style style:name="Table38.B" style:family="table-column">
      <style:table-column-properties style:column-width="0.944cm"/>
    </style:style>
    <style:style style:name="Table38.C" style:family="table-column">
      <style:table-column-properties style:column-width="0.512cm"/>
    </style:style>
    <style:style style:name="Table38.J" style:family="table-column">
      <style:table-column-properties style:column-width="6.332cm"/>
    </style:style>
    <style:style style:name="Table38.A1" style:family="table-cell">
      <style:table-cell-properties style:vertical-align="middle" fo:padding="0cm" fo:border="none"/>
    </style:style>
    <style:style style:name="Table38.B2" style:family="table-cell">
      <style:table-cell-properties style:vertical-align="middle" fo:padding="0.049cm" fo:border="0.05pt solid #000000"/>
    </style:style>
    <style:style style:name="Table38.B10" style:family="table-cell">
      <style:table-cell-properties style:vertical-align="middle" fo:padding-left="0cm" fo:padding-right="0.049cm" fo:padding-top="0.049cm" fo:padding-bottom="0cm" fo:border-left="none" fo:border-right="0.05pt solid #000000" fo:border-top="0.05pt solid #000000" fo:border-bottom="none"/>
    </style:style>
    <style:style style:name="Table39" style:family="table">
      <style:table-properties style:width="5.563cm" fo:margin-left="1.251cm" table:align="left"/>
    </style:style>
    <style:style style:name="Table39.A" style:family="table-column">
      <style:table-column-properties style:column-width="1.976cm"/>
    </style:style>
    <style:style style:name="Table39.B" style:family="table-column">
      <style:table-column-properties style:column-width="3.588cm"/>
    </style:style>
    <style:style style:name="Table39.A1" style:family="table-cell">
      <style:table-cell-properties style:vertical-align="middle" fo:padding="0.049cm" fo:border="none"/>
    </style:style>
    <style:style style:name="Table40" style:family="table">
      <style:table-properties style:width="7.846cm" fo:margin-left="1.251cm" table:align="left"/>
    </style:style>
    <style:style style:name="Table40.A" style:family="table-column">
      <style:table-column-properties style:column-width="3.671cm"/>
    </style:style>
    <style:style style:name="Table40.B" style:family="table-column">
      <style:table-column-properties style:column-width="4.175cm"/>
    </style:style>
    <style:style style:name="Table40.A1" style:family="table-cell">
      <style:table-cell-properties style:vertical-align="middle" fo:padding="0.049cm" fo:border="none"/>
    </style:style>
    <style:style style:name="Table41" style:family="table">
      <style:table-properties style:width="5.752cm" fo:margin-left="1.251cm" table:align="left"/>
    </style:style>
    <style:style style:name="Table41.A" style:family="table-column">
      <style:table-column-properties style:column-width="2.542cm"/>
    </style:style>
    <style:style style:name="Table41.B" style:family="table-column">
      <style:table-column-properties style:column-width="3.21cm"/>
    </style:style>
    <style:style style:name="Table41.A1" style:family="table-cell">
      <style:table-cell-properties style:vertical-align="middle" fo:padding="0.049cm" fo:border="none"/>
    </style:style>
    <style:style style:name="Table42" style:family="table">
      <style:table-properties style:width="11.959cm" table:align="left"/>
    </style:style>
    <style:style style:name="Table42.A" style:family="table-column">
      <style:table-column-properties style:column-width="1.111cm"/>
    </style:style>
    <style:style style:name="Table42.B" style:family="table-column">
      <style:table-column-properties style:column-width="0.564cm"/>
    </style:style>
    <style:style style:name="Table42.J" style:family="table-column">
      <style:table-column-properties style:column-width="6.332cm"/>
    </style:style>
    <style:style style:name="Table42.A1" style:family="table-cell">
      <style:table-cell-properties style:vertical-align="middle" fo:padding="0cm" fo:border="none"/>
    </style:style>
    <style:style style:name="Table42.B2" style:family="table-cell">
      <style:table-cell-properties style:vertical-align="middle" fo:padding="0.049cm" fo:border="0.05pt solid #000000"/>
    </style:style>
    <style:style style:name="Table42.B10" style:family="table-cell">
      <style:table-cell-properties style:vertical-align="middle" fo:padding-left="0cm" fo:padding-right="0.049cm" fo:padding-top="0.049cm" fo:padding-bottom="0cm" fo:border-left="none" fo:border-right="0.05pt solid #000000" fo:border-top="0.05pt solid #000000" fo:border-bottom="none"/>
    </style:style>
    <style:style style:name="Table43" style:family="table">
      <style:table-properties style:width="12.414cm" fo:margin-left="1.251cm" table:align="left"/>
    </style:style>
    <style:style style:name="Table43.A" style:family="table-column">
      <style:table-column-properties style:column-width="1.845cm"/>
    </style:style>
    <style:style style:name="Table43.B" style:family="table-column">
      <style:table-column-properties style:column-width="2.108cm"/>
    </style:style>
    <style:style style:name="Table43.C" style:family="table-column">
      <style:table-column-properties style:column-width="8.461cm"/>
    </style:style>
    <style:style style:name="Table43.A1" style:family="table-cell">
      <style:table-cell-properties style:vertical-align="middle" fo:padding="0.049cm" fo:border="none"/>
    </style:style>
    <style:style style:name="Table44" style:family="table">
      <style:table-properties style:width="15.639cm" table:align="left"/>
    </style:style>
    <style:style style:name="Table44.A" style:family="table-column">
      <style:table-column-properties style:column-width="0.743cm"/>
    </style:style>
    <style:style style:name="Table44.B" style:family="table-column">
      <style:table-column-properties style:column-width="2.284cm"/>
    </style:style>
    <style:style style:name="Table44.C" style:family="table-column">
      <style:table-column-properties style:column-width="2.494cm"/>
    </style:style>
    <style:style style:name="Table44.D" style:family="table-column">
      <style:table-column-properties style:column-width="1.998cm"/>
    </style:style>
    <style:style style:name="Table44.E" style:family="table-column">
      <style:table-column-properties style:column-width="3.738cm"/>
    </style:style>
    <style:style style:name="Table44.F" style:family="table-column">
      <style:table-column-properties style:column-width="1.923cm"/>
    </style:style>
    <style:style style:name="Table44.G" style:family="table-column">
      <style:table-column-properties style:column-width="2.459cm"/>
    </style:style>
    <style:style style:name="Table44.A1" style:family="table-cell">
      <style:table-cell-properties style:vertical-align="middle" fo:padding="0.049cm" fo:border="0.05pt solid #000000"/>
    </style:style>
    <style:style style:name="Table44.A3" style:family="table-cell">
      <style:table-cell-properties style:vertical-align="middle" fo:padding="0.049cm" fo:border="0.75pt solid #000000"/>
    </style:style>
    <style:style style:name="Table45" style:family="table">
      <style:table-properties style:width="4.145cm" table:align="left"/>
    </style:style>
    <style:style style:name="Table45.A" style:family="table-column">
      <style:table-column-properties style:column-width="2.074cm"/>
    </style:style>
    <style:style style:name="Table45.B" style:family="table-column">
      <style:table-column-properties style:column-width="0.504cm"/>
    </style:style>
    <style:style style:name="Table45.E" style:family="table-column">
      <style:table-column-properties style:column-width="0.557cm"/>
    </style:style>
    <style:style style:name="Table45.A1" style:family="table-cell">
      <style:table-cell-properties style:vertical-align="middle" fo:background-color="#dddddd" fo:padding="0.049cm" fo:border="0.05pt solid #000000">
        <style:background-image/>
      </style:table-cell-properties>
    </style:style>
    <style:style style:name="Table45.A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3" style:family="table-row">
      <style:table-row-properties fo:background-color="#eeeeee">
        <style:background-image/>
      </style:table-row-properties>
    </style:style>
    <style:style style:name="Table45.A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8"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9"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10"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1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12"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13"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14"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15"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16"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A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B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C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D17"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45.E17" style:family="table-cell">
      <style:table-cell-properties style:vertical-align="middle" fo:padding-left="0.049cm" fo:padding-right="0.049cm" fo:padding-top="0cm" fo:padding-bottom="0cm" fo:border-left="0.75pt solid #000000" fo:border-right="0.75pt solid #000000" fo:border-top="none" fo:border-bottom="none"/>
    </style:style>
    <style:style style:name="P1" style:family="paragraph" style:parent-style-name="Heading_20_1">
      <style:paragraph-properties fo:margin-left="0cm" fo:margin-right="0cm" fo:orphans="2" fo:widows="2" fo:text-indent="0cm" style:auto-text-indent="false"/>
      <style:text-properties fo:font-variant="normal" fo:text-transform="none" fo:color="#000000" loext:opacity="100%" style:font-name="Helvetica" fo:font-size="14pt" fo:letter-spacing="normal" fo:font-style="normal" fo:font-weight="normal"/>
    </style:style>
    <style:style style:name="P2" style:family="paragraph" style:parent-style-name="Heading_20_1">
      <style:paragraph-properties fo:orphans="2" fo:widows="2"/>
      <style:text-properties fo:font-variant="normal" fo:text-transform="none" fo:color="#000000" loext:opacity="100%" style:font-name="Helvetica" fo:font-size="14pt" fo:letter-spacing="normal" fo:font-style="normal" fo:font-weight="normal"/>
    </style:style>
    <style:style style:name="P3" style:family="paragraph" style:parent-style-name="Heading_20_2">
      <style:paragraph-properties fo:orphans="2" fo:widows="2"/>
      <style:text-properties fo:font-variant="normal" fo:text-transform="none" fo:color="#000000" loext:opacity="100%" style:font-name="Helvetica" fo:font-size="14pt" fo:letter-spacing="normal" fo:font-style="normal" fo:font-weight="normal"/>
    </style:style>
    <style:style style:name="P4" style:family="paragraph" style:parent-style-name="Heading_20_3">
      <style:paragraph-properties fo:orphans="2" fo:widows="2"/>
      <style:text-properties fo:font-variant="normal" fo:text-transform="none" fo:color="#000000" loext:opacity="100%" style:font-name="Helvetica" fo:font-size="14pt" fo:letter-spacing="normal" fo:font-style="normal" fo:font-weight="normal"/>
    </style:style>
    <style:style style:name="P5" style:family="paragraph" style:parent-style-name="Heading_20_4">
      <style:paragraph-properties fo:orphans="2" fo:widows="2"/>
      <style:text-properties fo:font-variant="normal" fo:text-transform="none" fo:color="#000000" loext:opacity="100%" style:font-name="Helvetica" fo:font-size="14pt" fo:letter-spacing="normal" fo:font-style="normal" fo:font-weight="normal"/>
    </style:style>
    <style:style style:name="P6" style:family="paragraph" style:parent-style-name="Horizontal_20_Line">
      <style:paragraph-properties fo:orphans="2" fo:widows="2"/>
    </style:style>
    <style:style style:name="P7" style:family="paragraph" style:parent-style-name="Preformatted_20_Text">
      <style:paragraph-properties fo:orphans="2" fo:widows="2"/>
      <style:text-properties fo:font-variant="normal" fo:text-transform="none" fo:color="#000000" loext:opacity="100%" fo:letter-spacing="normal"/>
    </style:style>
    <style:style style:name="P8"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style:style>
    <style:style style:name="P9" style:family="paragraph" style:parent-style-name="Preformatted_20_Text" style:list-style-name="L49">
      <style:paragraph-properties fo:orphans="2" fo:widows="2"/>
      <style:text-properties fo:font-variant="normal" fo:text-transform="none" fo:color="#000000" loext:opacity="100%" fo:letter-spacing="normal"/>
    </style:style>
    <style:style style:name="P10" style:family="paragraph" style:parent-style-name="Preformatted_20_Text" style:list-style-name="L49">
      <style:paragraph-properties fo:margin-top="0cm" fo:margin-bottom="0.499cm" style:contextual-spacing="false" fo:orphans="2" fo:widows="2"/>
      <style:text-properties fo:font-variant="normal" fo:text-transform="none" fo:color="#000000" loext:opacity="100%" fo:letter-spacing="normal"/>
    </style:style>
    <style:style style:name="P11" style:family="paragraph" style:parent-style-name="Preformatted_20_Text" style:list-style-name="L52">
      <style:paragraph-properties fo:orphans="2" fo:widows="2"/>
      <style:text-properties fo:font-variant="normal" fo:text-transform="none" fo:color="#000000" loext:opacity="100%" fo:letter-spacing="normal"/>
    </style:style>
    <style:style style:name="P12" style:family="paragraph" style:parent-style-name="Preformatted_20_Text" style:list-style-name="L52">
      <style:paragraph-properties fo:margin-top="0cm" fo:margin-bottom="0.499cm" style:contextual-spacing="false" fo:orphans="2" fo:widows="2"/>
      <style:text-properties fo:font-variant="normal" fo:text-transform="none" fo:color="#000000" loext:opacity="100%" fo:letter-spacing="normal"/>
    </style:style>
    <style:style style:name="P13" style:family="paragraph" style:parent-style-name="Preformatted_20_Text">
      <style:paragraph-properties fo:orphans="2" fo:widows="2"/>
      <style:text-properties fo:font-variant="normal" fo:text-transform="none" fo:color="#000000" loext:opacity="100%" style:font-name="Times New Roman" fo:font-size="11pt" fo:letter-spacing="normal" fo:font-style="normal" fo:font-weight="normal"/>
    </style:style>
    <style:style style:name="P14" style:family="paragraph" style:parent-style-name="Preformatted_20_Text">
      <style:paragraph-properties fo:margin-top="0cm" fo:margin-bottom="0.499cm" style:contextual-spacing="false" fo:orphans="2" fo:widows="2"/>
      <style:text-properties fo:font-variant="normal" fo:text-transform="none" fo:color="#000000" loext:opacity="100%" style:font-name="Times New Roman" fo:font-size="11pt" fo:letter-spacing="normal" fo:font-style="normal" fo:font-weight="normal"/>
    </style:style>
    <style:style style:name="P15" style:family="paragraph" style:parent-style-name="Preformatted_20_Text">
      <style:paragraph-properties fo:orphans="2" fo:widows="2"/>
    </style:style>
    <style:style style:name="P16" style:family="paragraph" style:parent-style-name="Preformatted_20_Text">
      <style:paragraph-properties fo:margin-top="0cm" fo:margin-bottom="0.499cm" style:contextual-spacing="false"/>
    </style:style>
    <style:style style:name="P17" style:family="paragraph" style:parent-style-name="Preformatted_20_Text">
      <style:paragraph-properties fo:text-align="center" style:justify-single-word="false"/>
      <style:text-properties fo:font-size="11pt"/>
    </style:style>
    <style:style style:name="P18" style:family="paragraph" style:parent-style-name="Preformatted_20_Text">
      <style:paragraph-properties fo:margin-top="0cm" fo:margin-bottom="0.499cm" style:contextual-spacing="false" fo:text-align="center" style:justify-single-word="false"/>
      <style:text-properties fo:font-size="11pt"/>
    </style:style>
    <style:style style:name="P19" style:family="paragraph" style:parent-style-name="Preformatted_20_Text">
      <style:paragraph-properties fo:text-align="center" style:justify-single-word="false"/>
    </style:style>
    <style:style style:name="P20" style:family="paragraph" style:parent-style-name="Sender">
      <style:paragraph-properties fo:margin-top="0cm" fo:margin-bottom="0.499cm" style:contextual-spacing="false" fo:orphans="2" fo:widows="2"/>
    </style:style>
    <style:style style:name="P21" style:family="paragraph" style:parent-style-name="Table_20_Contents">
      <style:paragraph-properties fo:text-align="start" style:justify-single-word="false"/>
      <style:text-properties fo:font-weight="normal"/>
    </style:style>
    <style:style style:name="P22" style:family="paragraph" style:parent-style-name="Table_20_Contents">
      <style:paragraph-properties fo:text-align="center" style:justify-single-word="false"/>
      <style:text-properties fo:font-weight="normal"/>
    </style:style>
    <style:style style:name="P23" style:family="paragraph" style:parent-style-name="Table_20_Contents">
      <style:text-properties fo:font-size="2pt" style:font-size-asian="2pt" style:font-size-complex="2pt"/>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end" style:justify-single-word="false"/>
    </style:style>
    <style:style style:name="P27" style:family="paragraph" style:parent-style-name="Table_20_Heading">
      <style:paragraph-properties fo:text-align="end" style:justify-single-word="false"/>
      <style:text-properties fo:font-weight="normal"/>
    </style:style>
    <style:style style:name="P28" style:family="paragraph" style:parent-style-name="Table_20_Heading">
      <style:paragraph-properties fo:text-align="center" style:justify-single-word="false"/>
      <style:text-properties fo:font-weight="normal"/>
    </style:style>
    <style:style style:name="P29" style:family="paragraph" style:parent-style-name="Table_20_Heading">
      <style:paragraph-properties fo:text-align="start" style:justify-single-word="false"/>
      <style:text-properties fo:font-weight="normal"/>
    </style:style>
    <style:style style:name="P30" style:family="paragraph" style:parent-style-name="Table_20_Heading">
      <style:paragraph-properties fo:text-align="start" style:justify-single-word="false"/>
    </style:style>
    <style:style style:name="P31" style:family="paragraph" style:parent-style-name="Table_20_Heading">
      <style:text-properties fo:font-size="2pt" style:font-size-asian="2pt" style:font-size-complex="2pt"/>
    </style:style>
    <style:style style:name="P32" style:family="paragraph" style:parent-style-name="Text_20_body">
      <style:paragraph-properties fo:orphans="2" fo:widows="2"/>
      <style:text-properties fo:font-variant="normal" fo:text-transform="none" fo:color="#000000" loext:opacity="100%" style:font-name="Times New Roman" fo:font-size="14pt" fo:letter-spacing="normal" fo:font-style="normal" fo:font-weight="normal"/>
    </style:style>
    <style:style style:name="P33" style:family="paragraph" style:parent-style-name="Text_20_body" style:list-style-name="L1">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34" style:family="paragraph" style:parent-style-name="Text_20_body" style:list-style-name="L1">
      <style:paragraph-properties fo:orphans="2" fo:widows="2"/>
      <style:text-properties fo:font-variant="normal" fo:text-transform="none" fo:color="#000000" loext:opacity="100%" style:font-name="Times New Roman" fo:font-size="14pt" fo:letter-spacing="normal" fo:font-style="normal" fo:font-weight="normal"/>
    </style:style>
    <style:style style:name="P35" style:family="paragraph" style:parent-style-name="Text_20_body" style:list-style-name="L3">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36" style:family="paragraph" style:parent-style-name="Text_20_body" style:list-style-name="L3">
      <style:paragraph-properties fo:orphans="2" fo:widows="2"/>
      <style:text-properties fo:font-variant="normal" fo:text-transform="none" fo:color="#000000" loext:opacity="100%" style:font-name="Times New Roman" fo:font-size="14pt" fo:letter-spacing="normal" fo:font-style="normal" fo:font-weight="normal"/>
    </style:style>
    <style:style style:name="P37" style:family="paragraph" style:parent-style-name="Text_20_body" style:list-style-name="L5">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38" style:family="paragraph" style:parent-style-name="Text_20_body" style:list-style-name="L5">
      <style:paragraph-properties fo:orphans="2" fo:widows="2"/>
      <style:text-properties fo:font-variant="normal" fo:text-transform="none" fo:color="#000000" loext:opacity="100%" style:font-name="Times New Roman" fo:font-size="14pt" fo:letter-spacing="normal" fo:font-style="normal" fo:font-weight="normal"/>
    </style:style>
    <style:style style:name="P39" style:family="paragraph" style:parent-style-name="Text_20_body" style:list-style-name="L6">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40" style:family="paragraph" style:parent-style-name="Text_20_body" style:list-style-name="L6">
      <style:paragraph-properties fo:orphans="2" fo:widows="2"/>
      <style:text-properties fo:font-variant="normal" fo:text-transform="none" fo:color="#000000" loext:opacity="100%" style:font-name="Times New Roman" fo:font-size="14pt" fo:letter-spacing="normal" fo:font-style="normal" fo:font-weight="normal"/>
    </style:style>
    <style:style style:name="P41" style:family="paragraph" style:parent-style-name="Text_20_body" style:list-style-name="L7">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42" style:family="paragraph" style:parent-style-name="Text_20_body" style:list-style-name="L7">
      <style:paragraph-properties fo:orphans="2" fo:widows="2"/>
      <style:text-properties fo:font-variant="normal" fo:text-transform="none" fo:color="#000000" loext:opacity="100%" style:font-name="Times New Roman" fo:font-size="14pt" fo:letter-spacing="normal" fo:font-style="normal" fo:font-weight="normal"/>
    </style:style>
    <style:style style:name="P43" style:family="paragraph" style:parent-style-name="Text_20_body" style:list-style-name="L8">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44" style:family="paragraph" style:parent-style-name="Text_20_body" style:list-style-name="L8">
      <style:paragraph-properties fo:orphans="2" fo:widows="2"/>
      <style:text-properties fo:font-variant="normal" fo:text-transform="none" fo:color="#000000" loext:opacity="100%" style:font-name="Times New Roman" fo:font-size="14pt" fo:letter-spacing="normal" fo:font-style="normal" fo:font-weight="normal"/>
    </style:style>
    <style:style style:name="P45" style:family="paragraph" style:parent-style-name="Text_20_body" style:list-style-name="L9">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46" style:family="paragraph" style:parent-style-name="Text_20_body" style:list-style-name="L9">
      <style:paragraph-properties fo:orphans="2" fo:widows="2"/>
      <style:text-properties fo:font-variant="normal" fo:text-transform="none" fo:color="#000000" loext:opacity="100%" style:font-name="Times New Roman" fo:font-size="14pt" fo:letter-spacing="normal" fo:font-style="normal" fo:font-weight="normal"/>
    </style:style>
    <style:style style:name="P47" style:family="paragraph" style:parent-style-name="Text_20_body" style:list-style-name="L10">
      <style:paragraph-properties fo:orphans="2" fo:widows="2"/>
      <style:text-properties fo:font-variant="normal" fo:text-transform="none" fo:color="#000000" loext:opacity="100%" style:font-name="Times New Roman" fo:font-size="14pt" fo:letter-spacing="normal" fo:font-style="normal" fo:font-weight="normal"/>
    </style:style>
    <style:style style:name="P48" style:family="paragraph" style:parent-style-name="Text_20_body" style:list-style-name="L11">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49" style:family="paragraph" style:parent-style-name="Text_20_body" style:list-style-name="L11">
      <style:paragraph-properties fo:orphans="2" fo:widows="2"/>
      <style:text-properties fo:font-variant="normal" fo:text-transform="none" fo:color="#000000" loext:opacity="100%" style:font-name="Times New Roman" fo:font-size="14pt" fo:letter-spacing="normal" fo:font-style="normal" fo:font-weight="normal"/>
    </style:style>
    <style:style style:name="P50" style:family="paragraph" style:parent-style-name="Text_20_body" style:list-style-name="L12">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51" style:family="paragraph" style:parent-style-name="Text_20_body" style:list-style-name="L12">
      <style:paragraph-properties fo:orphans="2" fo:widows="2"/>
      <style:text-properties fo:font-variant="normal" fo:text-transform="none" fo:color="#000000" loext:opacity="100%" style:font-name="Times New Roman" fo:font-size="14pt" fo:letter-spacing="normal" fo:font-style="normal" fo:font-weight="normal"/>
    </style:style>
    <style:style style:name="P52" style:family="paragraph" style:parent-style-name="Text_20_body" style:list-style-name="L13">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53" style:family="paragraph" style:parent-style-name="Text_20_body" style:list-style-name="L13">
      <style:paragraph-properties fo:orphans="2" fo:widows="2"/>
      <style:text-properties fo:font-variant="normal" fo:text-transform="none" fo:color="#000000" loext:opacity="100%" style:font-name="Times New Roman" fo:font-size="14pt" fo:letter-spacing="normal" fo:font-style="normal" fo:font-weight="normal"/>
    </style:style>
    <style:style style:name="P54" style:family="paragraph" style:parent-style-name="Text_20_body" style:list-style-name="L14">
      <style:paragraph-properties fo:orphans="2" fo:widows="2"/>
      <style:text-properties fo:font-variant="normal" fo:text-transform="none" fo:color="#000000" loext:opacity="100%" style:font-name="Times New Roman" fo:font-size="14pt" fo:letter-spacing="normal" fo:font-style="normal" fo:font-weight="normal"/>
    </style:style>
    <style:style style:name="P55" style:family="paragraph" style:parent-style-name="Text_20_body" style:list-style-name="L15">
      <style:paragraph-properties fo:orphans="2" fo:widows="2"/>
      <style:text-properties fo:font-variant="normal" fo:text-transform="none" fo:color="#000000" loext:opacity="100%" style:font-name="Times New Roman" fo:font-size="14pt" fo:letter-spacing="normal" fo:font-style="normal" fo:font-weight="normal"/>
    </style:style>
    <style:style style:name="P56" style:family="paragraph" style:parent-style-name="Text_20_body" style:list-style-name="L16">
      <style:paragraph-properties fo:orphans="2" fo:widows="2"/>
      <style:text-properties fo:font-variant="normal" fo:text-transform="none" fo:color="#000000" loext:opacity="100%" style:font-name="Times New Roman" fo:font-size="14pt" fo:letter-spacing="normal" fo:font-style="normal" fo:font-weight="normal"/>
    </style:style>
    <style:style style:name="P57" style:family="paragraph" style:parent-style-name="Text_20_body" style:list-style-name="L17">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58" style:family="paragraph" style:parent-style-name="Text_20_body" style:list-style-name="L17">
      <style:paragraph-properties fo:orphans="2" fo:widows="2"/>
      <style:text-properties fo:font-variant="normal" fo:text-transform="none" fo:color="#000000" loext:opacity="100%" style:font-name="Times New Roman" fo:font-size="14pt" fo:letter-spacing="normal" fo:font-style="normal" fo:font-weight="normal"/>
    </style:style>
    <style:style style:name="P59" style:family="paragraph" style:parent-style-name="Text_20_body" style:list-style-name="L18">
      <style:paragraph-properties fo:orphans="2" fo:widows="2"/>
      <style:text-properties fo:font-variant="normal" fo:text-transform="none" fo:color="#000000" loext:opacity="100%" style:font-name="Times New Roman" fo:font-size="14pt" fo:letter-spacing="normal" fo:font-style="normal" fo:font-weight="normal"/>
    </style:style>
    <style:style style:name="P60" style:family="paragraph" style:parent-style-name="Text_20_body" style:list-style-name="L19">
      <style:paragraph-properties fo:orphans="2" fo:widows="2"/>
      <style:text-properties fo:font-variant="normal" fo:text-transform="none" fo:color="#000000" loext:opacity="100%" style:font-name="Times New Roman" fo:font-size="14pt" fo:letter-spacing="normal" fo:font-style="normal" fo:font-weight="normal"/>
    </style:style>
    <style:style style:name="P61" style:family="paragraph" style:parent-style-name="Text_20_body" style:list-style-name="L20">
      <style:paragraph-properties fo:orphans="2" fo:widows="2"/>
      <style:text-properties fo:font-variant="normal" fo:text-transform="none" fo:color="#000000" loext:opacity="100%" style:font-name="Times New Roman" fo:font-size="14pt" fo:letter-spacing="normal" fo:font-style="normal" fo:font-weight="normal"/>
    </style:style>
    <style:style style:name="P62" style:family="paragraph" style:parent-style-name="Text_20_body" style:list-style-name="L21">
      <style:paragraph-properties fo:orphans="2" fo:widows="2"/>
      <style:text-properties fo:font-variant="normal" fo:text-transform="none" fo:color="#000000" loext:opacity="100%" style:font-name="Times New Roman" fo:font-size="14pt" fo:letter-spacing="normal" fo:font-style="normal" fo:font-weight="normal"/>
    </style:style>
    <style:style style:name="P63" style:family="paragraph" style:parent-style-name="Text_20_body" style:list-style-name="L22">
      <style:paragraph-properties fo:orphans="2" fo:widows="2"/>
      <style:text-properties fo:font-variant="normal" fo:text-transform="none" fo:color="#000000" loext:opacity="100%" style:font-name="Times New Roman" fo:font-size="14pt" fo:letter-spacing="normal" fo:font-style="normal" fo:font-weight="normal"/>
    </style:style>
    <style:style style:name="P64" style:family="paragraph" style:parent-style-name="Text_20_body" style:list-style-name="L23">
      <style:paragraph-properties fo:orphans="2" fo:widows="2"/>
      <style:text-properties fo:font-variant="normal" fo:text-transform="none" fo:color="#000000" loext:opacity="100%" style:font-name="Times New Roman" fo:font-size="14pt" fo:letter-spacing="normal" fo:font-style="normal" fo:font-weight="normal"/>
    </style:style>
    <style:style style:name="P65" style:family="paragraph" style:parent-style-name="Text_20_body" style:list-style-name="L24">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66" style:family="paragraph" style:parent-style-name="Text_20_body" style:list-style-name="L24">
      <style:paragraph-properties fo:orphans="2" fo:widows="2"/>
      <style:text-properties fo:font-variant="normal" fo:text-transform="none" fo:color="#000000" loext:opacity="100%" style:font-name="Times New Roman" fo:font-size="14pt" fo:letter-spacing="normal" fo:font-style="normal" fo:font-weight="normal"/>
    </style:style>
    <style:style style:name="P67" style:family="paragraph" style:parent-style-name="Text_20_body" style:list-style-name="L25">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68" style:family="paragraph" style:parent-style-name="Text_20_body" style:list-style-name="L25">
      <style:paragraph-properties fo:orphans="2" fo:widows="2"/>
      <style:text-properties fo:font-variant="normal" fo:text-transform="none" fo:color="#000000" loext:opacity="100%" style:font-name="Times New Roman" fo:font-size="14pt" fo:letter-spacing="normal" fo:font-style="normal" fo:font-weight="normal"/>
    </style:style>
    <style:style style:name="P69" style:family="paragraph" style:parent-style-name="Text_20_body" style:list-style-name="L26">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70" style:family="paragraph" style:parent-style-name="Text_20_body" style:list-style-name="L26">
      <style:paragraph-properties fo:orphans="2" fo:widows="2"/>
      <style:text-properties fo:font-variant="normal" fo:text-transform="none" fo:color="#000000" loext:opacity="100%" style:font-name="Times New Roman" fo:font-size="14pt" fo:letter-spacing="normal" fo:font-style="normal" fo:font-weight="normal"/>
    </style:style>
    <style:style style:name="P71" style:family="paragraph" style:parent-style-name="Text_20_body" style:list-style-name="L27">
      <style:paragraph-properties fo:orphans="2" fo:widows="2"/>
      <style:text-properties fo:font-variant="normal" fo:text-transform="none" fo:color="#000000" loext:opacity="100%" style:font-name="Times New Roman" fo:font-size="14pt" fo:letter-spacing="normal" fo:font-style="normal" fo:font-weight="normal"/>
    </style:style>
    <style:style style:name="P72" style:family="paragraph" style:parent-style-name="Text_20_body" style:list-style-name="L28">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73" style:family="paragraph" style:parent-style-name="Text_20_body" style:list-style-name="L28">
      <style:paragraph-properties fo:orphans="2" fo:widows="2"/>
      <style:text-properties fo:font-variant="normal" fo:text-transform="none" fo:color="#000000" loext:opacity="100%" style:font-name="Times New Roman" fo:font-size="14pt" fo:letter-spacing="normal" fo:font-style="normal" fo:font-weight="normal"/>
    </style:style>
    <style:style style:name="P74" style:family="paragraph" style:parent-style-name="Text_20_body" style:list-style-name="L29">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75" style:family="paragraph" style:parent-style-name="Text_20_body" style:list-style-name="L29">
      <style:paragraph-properties fo:orphans="2" fo:widows="2"/>
      <style:text-properties fo:font-variant="normal" fo:text-transform="none" fo:color="#000000" loext:opacity="100%" style:font-name="Times New Roman" fo:font-size="14pt" fo:letter-spacing="normal" fo:font-style="normal" fo:font-weight="normal"/>
    </style:style>
    <style:style style:name="P76" style:family="paragraph" style:parent-style-name="Text_20_body" style:list-style-name="L30">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77" style:family="paragraph" style:parent-style-name="Text_20_body" style:list-style-name="L30">
      <style:paragraph-properties fo:orphans="2" fo:widows="2"/>
      <style:text-properties fo:font-variant="normal" fo:text-transform="none" fo:color="#000000" loext:opacity="100%" style:font-name="Times New Roman" fo:font-size="14pt" fo:letter-spacing="normal" fo:font-style="normal" fo:font-weight="normal"/>
    </style:style>
    <style:style style:name="P78" style:family="paragraph" style:parent-style-name="Text_20_body" style:list-style-name="L31">
      <style:paragraph-properties fo:orphans="2" fo:widows="2"/>
      <style:text-properties fo:font-variant="normal" fo:text-transform="none" fo:color="#000000" loext:opacity="100%" style:font-name="Times New Roman" fo:font-size="14pt" fo:letter-spacing="normal" fo:font-style="normal" fo:font-weight="normal"/>
    </style:style>
    <style:style style:name="P79" style:family="paragraph" style:parent-style-name="Text_20_body" style:list-style-name="L32">
      <style:paragraph-properties fo:orphans="2" fo:widows="2"/>
      <style:text-properties fo:font-variant="normal" fo:text-transform="none" fo:color="#000000" loext:opacity="100%" style:font-name="Times New Roman" fo:font-size="14pt" fo:letter-spacing="normal" fo:font-style="normal" fo:font-weight="normal"/>
    </style:style>
    <style:style style:name="P80" style:family="paragraph" style:parent-style-name="Text_20_body" style:list-style-name="L33">
      <style:paragraph-properties fo:orphans="2" fo:widows="2"/>
      <style:text-properties fo:font-variant="normal" fo:text-transform="none" fo:color="#000000" loext:opacity="100%" style:font-name="Times New Roman" fo:font-size="14pt" fo:letter-spacing="normal" fo:font-style="normal" fo:font-weight="normal"/>
    </style:style>
    <style:style style:name="P81" style:family="paragraph" style:parent-style-name="Text_20_body" style:list-style-name="L34">
      <style:paragraph-properties fo:orphans="2" fo:widows="2"/>
      <style:text-properties fo:font-variant="normal" fo:text-transform="none" fo:color="#000000" loext:opacity="100%" style:font-name="Times New Roman" fo:font-size="14pt" fo:letter-spacing="normal" fo:font-style="normal" fo:font-weight="normal"/>
    </style:style>
    <style:style style:name="P82" style:family="paragraph" style:parent-style-name="Text_20_body" style:list-style-name="L35">
      <style:paragraph-properties fo:orphans="2" fo:widows="2"/>
      <style:text-properties fo:font-variant="normal" fo:text-transform="none" fo:color="#000000" loext:opacity="100%" style:font-name="Times New Roman" fo:font-size="14pt" fo:letter-spacing="normal" fo:font-style="normal" fo:font-weight="normal"/>
    </style:style>
    <style:style style:name="P83" style:family="paragraph" style:parent-style-name="Text_20_body" style:list-style-name="L36">
      <style:paragraph-properties fo:orphans="2" fo:widows="2"/>
      <style:text-properties fo:font-variant="normal" fo:text-transform="none" fo:color="#000000" loext:opacity="100%" style:font-name="Times New Roman" fo:font-size="14pt" fo:letter-spacing="normal" fo:font-style="normal" fo:font-weight="normal"/>
    </style:style>
    <style:style style:name="P84" style:family="paragraph" style:parent-style-name="Text_20_body" style:list-style-name="L37">
      <style:paragraph-properties fo:orphans="2" fo:widows="2"/>
      <style:text-properties fo:font-variant="normal" fo:text-transform="none" fo:color="#000000" loext:opacity="100%" style:font-name="Times New Roman" fo:font-size="14pt" fo:letter-spacing="normal" fo:font-style="normal" fo:font-weight="normal"/>
    </style:style>
    <style:style style:name="P85" style:family="paragraph" style:parent-style-name="Text_20_body" style:list-style-name="L38">
      <style:paragraph-properties fo:orphans="2" fo:widows="2"/>
      <style:text-properties fo:font-variant="normal" fo:text-transform="none" fo:color="#000000" loext:opacity="100%" style:font-name="Times New Roman" fo:font-size="14pt" fo:letter-spacing="normal" fo:font-style="normal" fo:font-weight="normal"/>
    </style:style>
    <style:style style:name="P86" style:family="paragraph" style:parent-style-name="Text_20_body" style:list-style-name="L39">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87" style:family="paragraph" style:parent-style-name="Text_20_body" style:list-style-name="L39">
      <style:paragraph-properties fo:orphans="2" fo:widows="2"/>
      <style:text-properties fo:font-variant="normal" fo:text-transform="none" fo:color="#000000" loext:opacity="100%" style:font-name="Times New Roman" fo:font-size="14pt" fo:letter-spacing="normal" fo:font-style="normal" fo:font-weight="normal"/>
    </style:style>
    <style:style style:name="P88" style:family="paragraph" style:parent-style-name="Text_20_body" style:list-style-name="L40">
      <style:paragraph-properties fo:orphans="2" fo:widows="2"/>
      <style:text-properties fo:font-variant="normal" fo:text-transform="none" fo:color="#000000" loext:opacity="100%" style:font-name="Times New Roman" fo:font-size="14pt" fo:letter-spacing="normal" fo:font-style="normal" fo:font-weight="normal"/>
    </style:style>
    <style:style style:name="P89" style:family="paragraph" style:parent-style-name="Text_20_body" style:list-style-name="L41">
      <style:paragraph-properties fo:orphans="2" fo:widows="2"/>
      <style:text-properties fo:font-variant="normal" fo:text-transform="none" fo:color="#000000" loext:opacity="100%" style:font-name="Times New Roman" fo:font-size="14pt" fo:letter-spacing="normal" fo:font-style="normal" fo:font-weight="normal"/>
    </style:style>
    <style:style style:name="P90" style:family="paragraph" style:parent-style-name="Text_20_body" style:list-style-name="L42">
      <style:paragraph-properties fo:orphans="2" fo:widows="2"/>
      <style:text-properties fo:font-variant="normal" fo:text-transform="none" fo:color="#000000" loext:opacity="100%" style:font-name="Times New Roman" fo:font-size="14pt" fo:letter-spacing="normal" fo:font-style="normal" fo:font-weight="normal"/>
    </style:style>
    <style:style style:name="P91" style:family="paragraph" style:parent-style-name="Text_20_body" style:list-style-name="L43">
      <style:paragraph-properties fo:orphans="2" fo:widows="2"/>
      <style:text-properties fo:font-variant="normal" fo:text-transform="none" fo:color="#000000" loext:opacity="100%" style:font-name="Times New Roman" fo:font-size="14pt" fo:letter-spacing="normal" fo:font-style="normal" fo:font-weight="normal"/>
    </style:style>
    <style:style style:name="P92" style:family="paragraph" style:parent-style-name="Text_20_body" style:list-style-name="L44">
      <style:paragraph-properties fo:orphans="2" fo:widows="2"/>
      <style:text-properties fo:font-variant="normal" fo:text-transform="none" fo:color="#000000" loext:opacity="100%" style:font-name="Times New Roman" fo:font-size="14pt" fo:letter-spacing="normal" fo:font-style="normal" fo:font-weight="normal"/>
    </style:style>
    <style:style style:name="P93" style:family="paragraph" style:parent-style-name="Text_20_body" style:list-style-name="L45">
      <style:paragraph-properties fo:orphans="2" fo:widows="2"/>
      <style:text-properties fo:font-variant="normal" fo:text-transform="none" fo:color="#000000" loext:opacity="100%" style:font-name="Times New Roman" fo:font-size="14pt" fo:letter-spacing="normal" fo:font-style="normal" fo:font-weight="normal"/>
    </style:style>
    <style:style style:name="P94" style:family="paragraph" style:parent-style-name="Text_20_body" style:list-style-name="L46">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95" style:family="paragraph" style:parent-style-name="Text_20_body" style:list-style-name="L46">
      <style:paragraph-properties fo:orphans="2" fo:widows="2"/>
      <style:text-properties fo:font-variant="normal" fo:text-transform="none" fo:color="#000000" loext:opacity="100%" style:font-name="Times New Roman" fo:font-size="14pt" fo:letter-spacing="normal" fo:font-style="normal" fo:font-weight="normal"/>
    </style:style>
    <style:style style:name="P96" style:family="paragraph" style:parent-style-name="Text_20_body" style:list-style-name="L47">
      <style:paragraph-properties fo:orphans="2" fo:widows="2"/>
      <style:text-properties fo:font-variant="normal" fo:text-transform="none" fo:color="#000000" loext:opacity="100%" style:font-name="Times New Roman" fo:font-size="14pt" fo:letter-spacing="normal" fo:font-style="normal" fo:font-weight="normal"/>
    </style:style>
    <style:style style:name="P97" style:family="paragraph" style:parent-style-name="Text_20_body" style:list-style-name="L48">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98" style:family="paragraph" style:parent-style-name="Text_20_body" style:list-style-name="L48">
      <style:paragraph-properties fo:orphans="2" fo:widows="2"/>
      <style:text-properties fo:font-variant="normal" fo:text-transform="none" fo:color="#000000" loext:opacity="100%" style:font-name="Times New Roman" fo:font-size="14pt" fo:letter-spacing="normal" fo:font-style="normal" fo:font-weight="normal"/>
    </style:style>
    <style:style style:name="P99" style:family="paragraph" style:parent-style-name="Text_20_body" style:list-style-name="L49">
      <style:paragraph-properties fo:orphans="2" fo:widows="2"/>
      <style:text-properties fo:font-variant="normal" fo:text-transform="none" fo:color="#000000" loext:opacity="100%" style:font-name="Times New Roman" fo:font-size="14pt" fo:letter-spacing="normal" fo:font-style="normal" fo:font-weight="normal"/>
    </style:style>
    <style:style style:name="P100" style:family="paragraph" style:parent-style-name="Text_20_body" style:list-style-name="L50">
      <style:paragraph-properties fo:orphans="2" fo:widows="2"/>
      <style:text-properties fo:font-variant="normal" fo:text-transform="none" fo:color="#000000" loext:opacity="100%" style:font-name="Times New Roman" fo:font-size="14pt" fo:letter-spacing="normal" fo:font-style="normal" fo:font-weight="normal"/>
    </style:style>
    <style:style style:name="P101" style:family="paragraph" style:parent-style-name="Text_20_body" style:list-style-name="L51">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02" style:family="paragraph" style:parent-style-name="Text_20_body" style:list-style-name="L51">
      <style:paragraph-properties fo:orphans="2" fo:widows="2"/>
      <style:text-properties fo:font-variant="normal" fo:text-transform="none" fo:color="#000000" loext:opacity="100%" style:font-name="Times New Roman" fo:font-size="14pt" fo:letter-spacing="normal" fo:font-style="normal" fo:font-weight="normal"/>
    </style:style>
    <style:style style:name="P103" style:family="paragraph" style:parent-style-name="Text_20_body" style:list-style-name="L52">
      <style:paragraph-properties fo:orphans="2" fo:widows="2"/>
      <style:text-properties fo:font-variant="normal" fo:text-transform="none" fo:color="#000000" loext:opacity="100%" style:font-name="Times New Roman" fo:font-size="14pt" fo:letter-spacing="normal" fo:font-style="normal" fo:font-weight="normal"/>
    </style:style>
    <style:style style:name="P104" style:family="paragraph" style:parent-style-name="Text_20_body" style:list-style-name="L53">
      <style:paragraph-properties fo:orphans="2" fo:widows="2"/>
      <style:text-properties fo:font-variant="normal" fo:text-transform="none" fo:color="#000000" loext:opacity="100%" style:font-name="Times New Roman" fo:font-size="14pt" fo:letter-spacing="normal" fo:font-style="normal" fo:font-weight="normal"/>
    </style:style>
    <style:style style:name="P105" style:family="paragraph" style:parent-style-name="Text_20_body">
      <style:paragraph-properties fo:text-align="end" style:justify-single-word="false" fo:orphans="2" fo:widows="2"/>
      <style:text-properties fo:font-variant="normal" fo:text-transform="none" fo:color="#000000" loext:opacity="100%" style:font-name="Times New Roman" fo:font-size="14pt" fo:letter-spacing="normal" fo:font-style="normal" fo:font-weight="normal"/>
    </style:style>
    <style:style style:name="P106" style:family="paragraph" style:parent-style-name="Text_20_body">
      <style:paragraph-properties fo:orphans="2" fo:widows="2"/>
      <style:text-properties fo:font-variant="normal" fo:text-transform="none" fo:color="#000000" loext:opacity="100%" fo:letter-spacing="normal"/>
    </style:style>
    <style:style style:name="P107" style:family="paragraph" style:parent-style-name="Text_20_body" style:list-style-name="L2">
      <style:paragraph-properties fo:margin-top="0cm" fo:margin-bottom="0cm" style:contextual-spacing="false" fo:orphans="2" fo:widows="2"/>
    </style:style>
    <style:style style:name="P108" style:family="paragraph" style:parent-style-name="Text_20_body" style:list-style-name="L2">
      <style:paragraph-properties fo:orphans="2" fo:widows="2"/>
    </style:style>
    <style:style style:name="P109" style:family="paragraph" style:parent-style-name="Text_20_body" style:list-style-name="L4">
      <style:paragraph-properties fo:margin-top="0cm" fo:margin-bottom="0cm" style:contextual-spacing="false" fo:orphans="2" fo:widows="2"/>
    </style:style>
    <style:style style:name="P110" style:family="paragraph" style:parent-style-name="Text_20_body" style:list-style-name="L4">
      <style:paragraph-properties fo:orphans="2" fo:widows="2"/>
    </style:style>
    <style:style style:name="T1" style:family="text">
      <style:text-properties fo:font-weight="normal"/>
    </style:style>
    <style:style style:name="T2" style:family="text">
      <style:text-properties style:font-name="Times New Roman" fo:font-size="11pt" fo:font-style="normal" fo:font-weight="normal"/>
    </style:style>
    <style:style style:name="T3" style:family="text">
      <style:text-properties fo:font-variant="normal" fo:text-transform="none" fo:color="#000000" loext:opacity="100%" style:font-name="Times New Roman" fo:font-size="14pt" fo:letter-spacing="normal" fo:font-style="normal" fo:font-weight="normal"/>
    </style:style>
    <style:style style:name="T4" style:family="text">
      <style:text-properties fo:text-transform="uppercase" fo:color="#000000" loext:opacity="100%" style:font-name="Times New Roman" fo:font-size="14pt" fo:letter-spacing="normal" fo:font-style="normal" fo:font-weight="normal"/>
    </style:style>
    <style:style style:name="T5" style:family="text">
      <style:text-properties fo:font-size="11pt"/>
    </style:style>
    <style:style style:name="T6"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line-break/>V9938 MSX-VIDEO</text:h>
      <text:h text:style-name="P3" text:outline-level="2">Technical Data Book</text:h>
      <text:h text:style-name="P4" text:outline-level="3">ASCII CORPORATION / NIPPON GAKKI CO., LTD.</text:h>
      <text:p text:style-name="P32">Transcribed by Laurens Holst</text:p>
      <text:p text:style-name="P20"><text:span text:style-name="T3">Mail me at lholst&lt;AT&gt;students.cs.uu.nl if you discover any errors. Get the latest version off the MSX Assembly Page (MAP) - </text:span><text:a xlink:type="simple" xlink:href="http://map.grauw.nl/" text:style-name="Internet_20_link" text:visited-style-name="Visited_20_Internet_20_Link">http://map.grauw.nl/</text:a></text:p>
      <text:p text:style-name="P32">Original scanned by Sean Young</text:p>
      <text:p text:style-name="P32">(Yamaha logo at bottom of page)</text:p>
      <text:h text:style-name="P1" text:outline-level="1">PREFACE</text:h>
      <text:p text:style-name="P32">The V9938 introduced in this manual is a Very Large-Scale Integrated Circuit (VLSI) that was developed as a Video Display Processor (VDP) for the MSX2. The MSX personal computer standard was introduced in 1983 by ASCII Corporation and Microsoft Incorporated. At present, the MSX is manufactured and marketed worldwide. In 1985, out of the desire to strengthen some of the functions of the original MSX, the MSX2 standard was developed. In addition to being software-compatible with the MSX, the MSX2 supports new media and has video processing capabilities that are not available on conventional 8-bit personal computers.</text:p>
      <text:p text:style-name="P32">To make the MSX2 a reality, two requirements for the Video Processor were upward compatibility with the existing TMS9918A (the VDP for the MSX) software while increasing the number of functions. The V9938 was developed through the joint efforts of ASCII Corporation, Microsoft Incorporated, and YAMAHA.</text:p>
      <text:p text:style-name="P32">The following functions are supported on the V9938.</text:p>
      <text:list xml:id="list259515480" text:style-name="L1">
        <text:list-item>
          <text:p text:style-name="P33">Full bit-mapped mode</text:p>
        </text:list-item>
        <text:list-item>
          <text:p text:style-name="P33">80-column text display</text:p>
        </text:list-item>
        <text:list-item>
          <text:p text:style-name="P33">Access using X- and Y-coordinates. The load of the I/O driver has been lightened. The X-Y coordinates are independent of the screen mode.</text:p>
        </text:list-item>
        <text:list-item>
          <text:p text:style-name="P33">Fundamental commands implemented by hardware to decrease the processing time of the I/O driver: AREA MOVE, LINE, SEARCH, RASTER OPERATION, etc.</text:p>
        </text:list-item>
        <text:list-item>
          <text:p text:style-name="P33">Digitize and external synchronization</text:p>
        </text:list-item>
        <text:list-item>
          <text:p text:style-name="P33">Color palette (9 bits x 16 patterns)</text:p>
        </text:list-item>
        <text:list-item>
          <text:p text:style-name="P33">Linear RGB video output</text:p>
        </text:list-item>
        <text:list-item>
          <text:p text:style-name="P34"><text:soft-page-break/>More sprites per horizontal line</text:p>
        </text:list-item>
      </text:list>
      <text:p text:style-name="P32">Because the V9938 has the above functions, it provides for superior video capabilities that make it possible for its use in a variety of applications, including the MSX2. CAPTAIN terminals and NAPLPS terminals using the V9938 have already been developed. We hope that the V9938 will be a standard video processing device on a worldwide basis.</text:p>
      <text:p text:style-name="P32">This manual was written so as to explain how to set the parameters of the V9938 and is a reference for developing applications and systems software for it.</text:p>
      <text:p text:style-name="P32">We are pleased that you have chosen to develop software for the V9938 and that you have referred to this manual for assistance.</text:p>
      <text:p text:style-name="P32">Finally, we would like to express our deep gratitude to the people at NTT as well as the other related manufacturers for their valuable opinions which contributed to the development of the v9938.</text:p>
      <text:p text:style-name="P105">August, 1985</text:p>
      <text:p text:style-name="P105">ASCII Corporation</text:p>
      <text:h text:style-name="P1" text:outline-level="1">CONTENTS</text:h>
      <text:h text:style-name="P4" text:outline-level="3">PART 1 MSX-VIDEO DATA PROCESSOR V9938 USER'S MANUAL</text:h>
      <text:list xml:id="list956866249" text:style-name="L2">
        <text:list-item>
          <text:p text:style-name="P107"><text:a xlink:type="simple" xlink:href="https://map.grauw.nl/resources/video/v9938/v9938.xhtml#pt1-1" text:style-name="Internet_20_link" text:visited-style-name="Visited_20_Internet_20_Link"><text:span text:style-name="T4">BASIC INPUT AND OUTPUT</text:span></text:a></text:p>
          <text:list>
            <text:list-item>
              <text:p text:style-name="P107"><text:a xlink:type="simple" xlink:href="https://map.grauw.nl/resources/video/v9938/v9938.xhtml#pt1-1-1" text:style-name="Internet_20_link" text:visited-style-name="Visited_20_Internet_20_Link"><text:span text:style-name="T4">Accessing the Control Registers</text:span></text:a></text:p>
            </text:list-item>
            <text:list-item>
              <text:p text:style-name="P107"><text:a xlink:type="simple" xlink:href="https://map.grauw.nl/resources/video/v9938/v9938.xhtml#pt1-1-2" text:style-name="Internet_20_link" text:visited-style-name="Visited_20_Internet_20_Link"><text:span text:style-name="T4">Accessing the Palette Registers</text:span></text:a></text:p>
            </text:list-item>
            <text:list-item>
              <text:p text:style-name="P107"><text:a xlink:type="simple" xlink:href="https://map.grauw.nl/resources/video/v9938/v9938.xhtml#pt1-1-3" text:style-name="Internet_20_link" text:visited-style-name="Visited_20_Internet_20_Link"><text:span text:style-name="T4">Accessing the Status Registers</text:span></text:a></text:p>
            </text:list-item>
            <text:list-item>
              <text:p text:style-name="P107"><text:a xlink:type="simple" xlink:href="https://map.grauw.nl/resources/video/v9938/v9938.xhtml#pt1-1-4" text:style-name="Internet_20_link" text:visited-style-name="Visited_20_Internet_20_Link"><text:span text:style-name="T4">Accessing the Video RAM</text:span></text:a></text:p>
            </text:list-item>
          </text:list>
        </text:list-item>
        <text:list-item>
          <text:p text:style-name="P107"><text:a xlink:type="simple" xlink:href="https://map.grauw.nl/resources/video/v9938/v9938.xhtml#pt1-2" text:style-name="Internet_20_link" text:visited-style-name="Visited_20_Internet_20_Link"><text:span text:style-name="T4">REGISTER FUNCTIONS</text:span></text:a></text:p>
          <text:list>
            <text:list-item>
              <text:p text:style-name="P107"><text:a xlink:type="simple" xlink:href="https://map.grauw.nl/resources/video/v9938/v9938.xhtml#pt1-2-1" text:style-name="Internet_20_link" text:visited-style-name="Visited_20_Internet_20_Link"><text:span text:style-name="T4">Control Registers #0 to #23 (write only)</text:span></text:a></text:p>
            </text:list-item>
            <text:list-item>
              <text:p text:style-name="P107"><text:a xlink:type="simple" xlink:href="https://map.grauw.nl/resources/video/v9938/v9938.xhtml#pt1-2-2" text:style-name="Internet_20_link" text:visited-style-name="Visited_20_Internet_20_Link"><text:span text:style-name="T4">Status Registers #0 to #9 (read only)</text:span></text:a></text:p>
            </text:list-item>
          </text:list>
        </text:list-item>
        <text:list-item>
          <text:p text:style-name="P107"><text:a xlink:type="simple" xlink:href="https://map.grauw.nl/resources/video/v9938/v9938.xhtml#pt1-3" text:style-name="Internet_20_link" text:visited-style-name="Visited_20_Internet_20_Link"><text:span text:style-name="T4">TEXT 1 MODE</text:span></text:a></text:p>
        </text:list-item>
        <text:list-item>
          <text:p text:style-name="P107"><text:a xlink:type="simple" xlink:href="https://map.grauw.nl/resources/video/v9938/v9938.xhtml#pt1-4" text:style-name="Internet_20_link" text:visited-style-name="Visited_20_Internet_20_Link"><text:span text:style-name="T4">TEXT 2 MODE</text:span></text:a></text:p>
        </text:list-item>
        <text:list-item>
          <text:p text:style-name="P107"><text:a xlink:type="simple" xlink:href="https://map.grauw.nl/resources/video/v9938/v9938.xhtml#pt1-5" text:style-name="Internet_20_link" text:visited-style-name="Visited_20_Internet_20_Link"><text:span text:style-name="T4">MULTICOLOR MODE</text:span></text:a></text:p>
        </text:list-item>
        <text:list-item>
          <text:p text:style-name="P107"><text:a xlink:type="simple" xlink:href="https://map.grauw.nl/resources/video/v9938/v9938.xhtml#pt1-6" text:style-name="Internet_20_link" text:visited-style-name="Visited_20_Internet_20_Link"><text:span text:style-name="T4">GRAPHIC 1 MODE</text:span></text:a></text:p>
        </text:list-item>
        <text:list-item>
          <text:p text:style-name="P107"><text:a xlink:type="simple" xlink:href="https://map.grauw.nl/resources/video/v9938/v9938.xhtml#pt1-7" text:style-name="Internet_20_link" text:visited-style-name="Visited_20_Internet_20_Link"><text:span text:style-name="T4">GRAPHIC 2 AND GRAPHIC 3 MODES</text:span></text:a></text:p>
        </text:list-item>
        <text:list-item>
          <text:p text:style-name="P107"><text:a xlink:type="simple" xlink:href="https://map.grauw.nl/resources/video/v9938/v9938.xhtml#pt1-8" text:style-name="Internet_20_link" text:visited-style-name="Visited_20_Internet_20_Link"><text:span text:style-name="T4">GRAPHIC 4 MODE</text:span></text:a></text:p>
        </text:list-item>
        <text:list-item>
          <text:p text:style-name="P107"><text:a xlink:type="simple" xlink:href="https://map.grauw.nl/resources/video/v9938/v9938.xhtml#pt1-9" text:style-name="Internet_20_link" text:visited-style-name="Visited_20_Internet_20_Link"><text:span text:style-name="T4">GRAPHIC 5 MODE</text:span></text:a></text:p>
        </text:list-item>
        <text:list-item>
          <text:p text:style-name="P107"><text:a xlink:type="simple" xlink:href="https://map.grauw.nl/resources/video/v9938/v9938.xhtml#pt1-10" text:style-name="Internet_20_link" text:visited-style-name="Visited_20_Internet_20_Link"><text:span text:style-name="T4">GRAPHIC 6 MODE</text:span></text:a></text:p>
        </text:list-item>
        <text:list-item>
          <text:p text:style-name="P107"><text:a xlink:type="simple" xlink:href="https://map.grauw.nl/resources/video/v9938/v9938.xhtml#pt1-11" text:style-name="Internet_20_link" text:visited-style-name="Visited_20_Internet_20_Link"><text:span text:style-name="T4">GRAPHIC 7 MODE</text:span></text:a></text:p>
        </text:list-item>
        <text:list-item>
          <text:p text:style-name="P107"><text:a xlink:type="simple" xlink:href="https://map.grauw.nl/resources/video/v9938/v9938.xhtml#pt1-12" text:style-name="Internet_20_link" text:visited-style-name="Visited_20_Internet_20_Link"><text:span text:style-name="T4">COMMANDS</text:span></text:a></text:p>
          <text:list>
            <text:list-item>
              <text:p text:style-name="P107"><text:soft-page-break/><text:a xlink:type="simple" xlink:href="https://map.grauw.nl/resources/video/v9938/v9938.xhtml#pt1-12-1" text:style-name="Internet_20_link" text:visited-style-name="Visited_20_Internet_20_Link"><text:span text:style-name="T4">Types of Commands</text:span></text:a></text:p>
            </text:list-item>
            <text:list-item>
              <text:p text:style-name="P107"><text:a xlink:type="simple" xlink:href="https://map.grauw.nl/resources/video/v9938/v9938.xhtml#pt1-12-2" text:style-name="Internet_20_link" text:visited-style-name="Visited_20_Internet_20_Link"><text:span text:style-name="T4">Page Concept</text:span></text:a></text:p>
            </text:list-item>
            <text:list-item>
              <text:p text:style-name="P107"><text:a xlink:type="simple" xlink:href="https://map.grauw.nl/resources/video/v9938/v9938.xhtml#pt1-12-3" text:style-name="Internet_20_link" text:visited-style-name="Visited_20_Internet_20_Link"><text:span text:style-name="T4">Logical Operations</text:span></text:a></text:p>
            </text:list-item>
            <text:list-item>
              <text:p text:style-name="P107"><text:a xlink:type="simple" xlink:href="https://map.grauw.nl/resources/video/v9938/v9938.xhtml#pt1-12-4" text:style-name="Internet_20_link" text:visited-style-name="Visited_20_Internet_20_Link"><text:span text:style-name="T4">Explanations of Commands</text:span></text:a></text:p>
              <text:list>
                <text:list-item>
                  <text:p text:style-name="P107"><text:a xlink:type="simple" xlink:href="https://map.grauw.nl/resources/video/v9938/v9938.xhtml#pt1-12-4-1" text:style-name="Internet_20_link" text:visited-style-name="Visited_20_Internet_20_Link"><text:span text:style-name="T4">HMMC (High-speed move CPU to VRAM)</text:span></text:a></text:p>
                </text:list-item>
                <text:list-item>
                  <text:p text:style-name="P107"><text:a xlink:type="simple" xlink:href="https://map.grauw.nl/resources/video/v9938/v9938.xhtml#pt1-12-4-2" text:style-name="Internet_20_link" text:visited-style-name="Visited_20_Internet_20_Link">YMMM (High-speed move VRAM to VRAM, y only)</text:a><text:span text:style-name="T4"> (TODO)</text:span></text:p>
                </text:list-item>
                <text:list-item>
                  <text:p text:style-name="P107"><text:a xlink:type="simple" xlink:href="https://map.grauw.nl/resources/video/v9938/v9938.xhtml#pt1-12-4-3" text:style-name="Internet_20_link" text:visited-style-name="Visited_20_Internet_20_Link">HMMM (High-speed move VRAM to VRAM)</text:a><text:span text:style-name="T4"> (TODO)</text:span></text:p>
                </text:list-item>
                <text:list-item>
                  <text:p text:style-name="P107"><text:a xlink:type="simple" xlink:href="https://map.grauw.nl/resources/video/v9938/v9938.xhtml#pt1-12-4-4" text:style-name="Internet_20_link" text:visited-style-name="Visited_20_Internet_20_Link">HMMV (High-speed move VDP to VRAM)</text:a><text:span text:style-name="T4"> (TODO)</text:span></text:p>
                </text:list-item>
                <text:list-item>
                  <text:p text:style-name="P107"><text:a xlink:type="simple" xlink:href="https://map.grauw.nl/resources/video/v9938/v9938.xhtml#pt1-12-4-5" text:style-name="Internet_20_link" text:visited-style-name="Visited_20_Internet_20_Link">LMMC (Logical move CPU to VRAM)</text:a><text:span text:style-name="T4"> (TODO)</text:span></text:p>
                </text:list-item>
                <text:list-item>
                  <text:p text:style-name="P107"><text:a xlink:type="simple" xlink:href="https://map.grauw.nl/resources/video/v9938/v9938.xhtml#pt1-12-4-6" text:style-name="Internet_20_link" text:visited-style-name="Visited_20_Internet_20_Link">LMCM (Logical move VRAM to CPU)</text:a><text:span text:style-name="T4"> (TODO)</text:span></text:p>
                </text:list-item>
                <text:list-item>
                  <text:p text:style-name="P107"><text:a xlink:type="simple" xlink:href="https://map.grauw.nl/resources/video/v9938/v9938.xhtml#pt1-12-4-7" text:style-name="Internet_20_link" text:visited-style-name="Visited_20_Internet_20_Link">LMMM (Logical move VRAM to VRAM)</text:a><text:span text:style-name="T4"> (TODO)</text:span></text:p>
                </text:list-item>
                <text:list-item>
                  <text:p text:style-name="P107"><text:a xlink:type="simple" xlink:href="https://map.grauw.nl/resources/video/v9938/v9938.xhtml#pt1-12-4-8" text:style-name="Internet_20_link" text:visited-style-name="Visited_20_Internet_20_Link">LMMV (Logical move VDP to VRAM)</text:a><text:span text:style-name="T4"> (TODO)</text:span></text:p>
                </text:list-item>
                <text:list-item>
                  <text:p text:style-name="P107"><text:a xlink:type="simple" xlink:href="https://map.grauw.nl/resources/video/v9938/v9938.xhtml#pt1-12-4-9" text:style-name="Internet_20_link" text:visited-style-name="Visited_20_Internet_20_Link">LINE</text:a><text:span text:style-name="T4"> (TODO)</text:span></text:p>
                </text:list-item>
                <text:list-item>
                  <text:p text:style-name="P107"><text:a xlink:type="simple" xlink:href="https://map.grauw.nl/resources/video/v9938/v9938.xhtml#pt1-12-4-10" text:style-name="Internet_20_link" text:visited-style-name="Visited_20_Internet_20_Link">SRCH</text:a><text:span text:style-name="T4"> (TODO)</text:span></text:p>
                </text:list-item>
                <text:list-item>
                  <text:p text:style-name="P107"><text:a xlink:type="simple" xlink:href="https://map.grauw.nl/resources/video/v9938/v9938.xhtml#pt1-12-4-11" text:style-name="Internet_20_link" text:visited-style-name="Visited_20_Internet_20_Link">PSET</text:a><text:span text:style-name="T4"> (TODO)</text:span></text:p>
                </text:list-item>
                <text:list-item>
                  <text:p text:style-name="P107"><text:a xlink:type="simple" xlink:href="https://map.grauw.nl/resources/video/v9938/v9938.xhtml#pt1-12-4-12" text:style-name="Internet_20_link" text:visited-style-name="Visited_20_Internet_20_Link">POINT</text:a><text:span text:style-name="T4"> (TODO)</text:span></text:p>
                </text:list-item>
              </text:list>
            </text:list-item>
            <text:list-item>
              <text:p text:style-name="P107"><text:a xlink:type="simple" xlink:href="https://map.grauw.nl/resources/video/v9938/v9938.xhtml#pt1-12-5" text:style-name="Internet_20_link" text:visited-style-name="Visited_20_Internet_20_Link"><text:span text:style-name="T4">Speeding up the processing of commands</text:span></text:a></text:p>
            </text:list-item>
            <text:list-item>
              <text:p text:style-name="P107"><text:a xlink:type="simple" xlink:href="https://map.grauw.nl/resources/video/v9938/v9938.xhtml#pt1-12-6" text:style-name="Internet_20_link" text:visited-style-name="Visited_20_Internet_20_Link"><text:span text:style-name="T4">Conditions of registers after command execution</text:span></text:a></text:p>
            </text:list-item>
          </text:list>
        </text:list-item>
        <text:list-item>
          <text:p text:style-name="P107"><text:a xlink:type="simple" xlink:href="https://map.grauw.nl/resources/video/v9938/v9938.xhtml#pt1-13" text:style-name="Internet_20_link" text:visited-style-name="Visited_20_Internet_20_Link"><text:span text:style-name="T4">SPRITES</text:span></text:a></text:p>
          <text:list>
            <text:list-item>
              <text:p text:style-name="P107"><text:a xlink:type="simple" xlink:href="https://map.grauw.nl/resources/video/v9938/v9938.xhtml#pt1-13-1" text:style-name="Internet_20_link" text:visited-style-name="Visited_20_Internet_20_Link"><text:span text:style-name="T4">Sprite Mode 1 (G1, G2, MC)</text:span></text:a></text:p>
            </text:list-item>
            <text:list-item>
              <text:p text:style-name="P107"><text:a xlink:type="simple" xlink:href="https://map.grauw.nl/resources/video/v9938/v9938.xhtml#pt1-13-2" text:style-name="Internet_20_link" text:visited-style-name="Visited_20_Internet_20_Link">Sprite Mode 2 (G3, G4, G5, G6, G7)</text:a><text:span text:style-name="T4"> (TODO)</text:span></text:p>
            </text:list-item>
            <text:list-item>
              <text:p text:style-name="P107"><text:a xlink:type="simple" xlink:href="https://map.grauw.nl/resources/video/v9938/v9938.xhtml#pt1-13-3" text:style-name="Internet_20_link" text:visited-style-name="Visited_20_Internet_20_Link">Setting the Sprite Colors</text:a><text:span text:style-name="T4"> (TODO)</text:span></text:p>
            </text:list-item>
          </text:list>
        </text:list-item>
        <text:list-item>
          <text:p text:style-name="P107"><text:a xlink:type="simple" xlink:href="https://map.grauw.nl/resources/video/v9938/v9938.xhtml#pt1-14" text:style-name="Internet_20_link" text:visited-style-name="Visited_20_Internet_20_Link"><text:span text:style-name="T4">POINTING DEVICES</text:span></text:a></text:p>
          <text:list>
            <text:list-item>
              <text:p text:style-name="P107"><text:a xlink:type="simple" xlink:href="https://map.grauw.nl/resources/video/v9938/v9938.xhtml#pt1-14-1" text:style-name="Internet_20_link" text:visited-style-name="Visited_20_Internet_20_Link">Light pen</text:a><text:span text:style-name="T4"> (TODO)</text:span></text:p>
            </text:list-item>
            <text:list-item>
              <text:p text:style-name="P107"><text:a xlink:type="simple" xlink:href="https://map.grauw.nl/resources/video/v9938/v9938.xhtml#pt1-14-2" text:style-name="Internet_20_link" text:visited-style-name="Visited_20_Internet_20_Link">Mouse</text:a><text:span text:style-name="T4"> (TODO)</text:span></text:p>
            </text:list-item>
          </text:list>
        </text:list-item>
        <text:list-item>
          <text:p text:style-name="P107"><text:a xlink:type="simple" xlink:href="https://map.grauw.nl/resources/video/v9938/v9938.xhtml#pt1-15" text:style-name="Internet_20_link" text:visited-style-name="Visited_20_Internet_20_Link"><text:span text:style-name="T4">SPECIAL FUNCTIONS</text:span></text:a></text:p>
          <text:list>
            <text:list-item>
              <text:p text:style-name="P107"><text:a xlink:type="simple" xlink:href="https://map.grauw.nl/resources/video/v9938/v9938.xhtml#pt1-15-1" text:style-name="Internet_20_link" text:visited-style-name="Visited_20_Internet_20_Link">Alternate display of two graphics screen pages</text:a><text:span text:style-name="T4"> (TODO)</text:span></text:p>
            </text:list-item>
            <text:list-item>
              <text:p text:style-name="P107"><text:a xlink:type="simple" xlink:href="https://map.grauw.nl/resources/video/v9938/v9938.xhtml#pt1-15-2" text:style-name="Internet_20_link" text:visited-style-name="Visited_20_Internet_20_Link">Interlace display</text:a><text:span text:style-name="T4"> (TODO)</text:span></text:p>
            </text:list-item>
            <text:list-item>
              <text:p text:style-name="P107"><text:a xlink:type="simple" xlink:href="https://map.grauw.nl/resources/video/v9938/v9938.xhtml#pt1-15-3" text:style-name="Internet_20_link" text:visited-style-name="Visited_20_Internet_20_Link">External Synchronization</text:a><text:span text:style-name="T4"> (TODO)</text:span></text:p>
            </text:list-item>
            <text:list-item>
              <text:p text:style-name="P107"><text:a xlink:type="simple" xlink:href="https://map.grauw.nl/resources/video/v9938/v9938.xhtml#pt1-15-4" text:style-name="Internet_20_link" text:visited-style-name="Visited_20_Internet_20_Link">Superimpose</text:a><text:span text:style-name="T4"> (TODO)</text:span></text:p>
            </text:list-item>
            <text:list-item>
              <text:p text:style-name="P107"><text:a xlink:type="simple" xlink:href="https://map.grauw.nl/resources/video/v9938/v9938.xhtml#pt1-15-5" text:style-name="Internet_20_link" text:visited-style-name="Visited_20_Internet_20_Link">Digitize function</text:a><text:span text:style-name="T4"> (TODO)</text:span></text:p>
            </text:list-item>
            <text:list-item>
              <text:p text:style-name="P108"><text:a xlink:type="simple" xlink:href="https://map.grauw.nl/resources/video/v9938/v9938.xhtml#pt1-15-6" text:style-name="Internet_20_link" text:visited-style-name="Visited_20_Internet_20_Link">Color bus</text:a><text:span text:style-name="T4"> (TODO)</text:span></text:p>
            </text:list-item>
          </text:list>
        </text:list-item>
      </text:list>
      <text:h text:style-name="P4" text:outline-level="3">PART 2 MSX-VIDEO DATA PROCESSOR LSI DATA SHEET</text:h>
      <text:p text:style-name="P32">Editor’s note: this part will not be transscribed.</text:p>
      <text:list xml:id="list960346207" text:style-name="L3">
        <text:list-item>
          <text:p text:style-name="P35">MSX-VIDEO</text:p>
          <text:list>
            <text:list-item>
              <text:p text:style-name="P35">Overview</text:p>
            </text:list-item>
            <text:list-item>
              <text:p text:style-name="P35"><text:soft-page-break/>Features</text:p>
            </text:list-item>
            <text:list-item>
              <text:p text:style-name="P35">MSX-VIDEO Block diagram</text:p>
            </text:list-item>
            <text:list-item>
              <text:p text:style-name="P35">MSX-VIDEO circuit example</text:p>
            </text:list-item>
          </text:list>
        </text:list-item>
        <text:list-item>
          <text:p text:style-name="P35">Pin assignments and functions</text:p>
        </text:list-item>
        <text:list-item>
          <text:p text:style-name="P35">Electrical characteristics and timing chart</text:p>
          <text:list>
            <text:list-item>
              <text:p text:style-name="P35">Absolute maximum ratings</text:p>
            </text:list-item>
            <text:list-item>
              <text:p text:style-name="P35">Recommended operating conditions</text:p>
            </text:list-item>
            <text:list-item>
              <text:p text:style-name="P35">Electrical characteristics under recommended operating conditions</text:p>
              <text:list>
                <text:list-item>
                  <text:p text:style-name="P35">External input clock timing</text:p>
                </text:list-item>
                <text:list-item>
                  <text:p text:style-name="P35">*RESET Input timing</text:p>
                </text:list-item>
                <text:list-item>
                  <text:p text:style-name="P35">DC characteristics</text:p>
                </text:list-item>
                <text:list-item>
                  <text:p text:style-name="P35">Input/output power capacities</text:p>
                </text:list-item>
                <text:list-item>
                  <text:p text:style-name="P35">External output clock timing</text:p>
                </text:list-item>
                <text:list-item>
                  <text:p text:style-name="P35">CPU-MSX-VIDEO Interface</text:p>
                </text:list-item>
                <text:list-item>
                  <text:p text:style-name="P35">MSX-VIDEO-VRAM interface</text:p>
                </text:list-item>
                <text:list-item>
                  <text:p text:style-name="P35">Composite video signal output level</text:p>
                </text:list-item>
                <text:list-item>
                  <text:p text:style-name="P35">RGB output level</text:p>
                </text:list-item>
                <text:list-item>
                  <text:p text:style-name="P35">Synchronize signal output level</text:p>
                </text:list-item>
                <text:list-item>
                  <text:p text:style-name="P35">Composite video signal</text:p>
                </text:list-item>
                <text:list-item>
                  <text:p text:style-name="P35">RGB signal</text:p>
                </text:list-item>
                <text:list-item>
                  <text:p text:style-name="P35">Synchronize signals</text:p>
                </text:list-item>
                <text:list-item>
                  <text:p text:style-name="P35">Color bus</text:p>
                </text:list-item>
                <text:list-item>
                  <text:p text:style-name="P35">VDS</text:p>
                </text:list-item>
              </text:list>
            </text:list-item>
          </text:list>
        </text:list-item>
        <text:list-item>
          <text:p text:style-name="P35">External measurements of package</text:p>
        </text:list-item>
        <text:list-item>
          <text:p text:style-name="P36">Version identification</text:p>
        </text:list-item>
      </text:list>
      <text:h text:style-name="P4" text:outline-level="3">APPENDIX</text:h>
      <text:list xml:id="list1247368522" text:style-name="L4">
        <text:list-item>
          <text:p text:style-name="P109"><text:a xlink:type="simple" xlink:href="https://map.grauw.nl/resources/video/v9938/v9938.xhtml#app-1" text:style-name="Internet_20_link" text:visited-style-name="Visited_20_Internet_20_Link">Refresh</text:a><text:span text:style-name="T3"> (TODO)</text:span></text:p>
        </text:list-item>
        <text:list-item>
          <text:p text:style-name="P109"><text:a xlink:type="simple" xlink:href="https://map.grauw.nl/resources/video/v9938/v9938.xhtml#app-2" text:style-name="Internet_20_link" text:visited-style-name="Visited_20_Internet_20_Link">Examples of VRAM Interface</text:a><text:span text:style-name="T3"> (TODO)</text:span></text:p>
        </text:list-item>
        <text:list-item>
          <text:p text:style-name="P109"><text:a xlink:type="simple" xlink:href="https://map.grauw.nl/resources/video/v9938/v9938.xhtml#app-3" text:style-name="Internet_20_link" text:visited-style-name="Visited_20_Internet_20_Link">Clock oscillation internal circuitry</text:a><text:span text:style-name="T3"> (TODO)</text:span></text:p>
        </text:list-item>
        <text:list-item>
          <text:p text:style-name="P109"><text:a xlink:type="simple" xlink:href="https://map.grauw.nl/resources/video/v9938/v9938.xhtml#app-4" text:style-name="Internet_20_link" text:visited-style-name="Visited_20_Internet_20_Link"><text:span text:style-name="T3">Usage of unused pins</text:span></text:a></text:p>
        </text:list-item>
        <text:list-item>
          <text:p text:style-name="P109"><text:a xlink:type="simple" xlink:href="https://map.grauw.nl/resources/video/v9938/v9938.xhtml#app-5" text:style-name="Internet_20_link" text:visited-style-name="Visited_20_Internet_20_Link"><text:span text:style-name="T3">Cycle mode</text:span></text:a></text:p>
        </text:list-item>
        <text:list-item>
          <text:p text:style-name="P109"><text:a xlink:type="simple" xlink:href="https://map.grauw.nl/resources/video/v9938/v9938.xhtml#app-6" text:style-name="Internet_20_link" text:visited-style-name="Visited_20_Internet_20_Link">Cycle input</text:a><text:span text:style-name="T3"> (TODO)</text:span></text:p>
        </text:list-item>
        <text:list-item>
          <text:p text:style-name="P109"><text:a xlink:type="simple" xlink:href="https://map.grauw.nl/resources/video/v9938/v9938.xhtml#app-7" text:style-name="Internet_20_link" text:visited-style-name="Visited_20_Internet_20_Link">Display parameters</text:a><text:span text:style-name="T3"> (TODO)</text:span></text:p>
        </text:list-item>
        <text:list-item>
          <text:p text:style-name="P109"><text:a xlink:type="simple" xlink:href="https://map.grauw.nl/resources/video/v9938/v9938.xhtml#app-8" text:style-name="Internet_20_link" text:visited-style-name="Visited_20_Internet_20_Link"><text:span text:style-name="T3">Color palette</text:span></text:a></text:p>
        </text:list-item>
        <text:list-item>
          <text:p text:style-name="P109"><text:a xlink:type="simple" xlink:href="https://map.grauw.nl/resources/video/v9938/v9938.xhtml#app-9" text:style-name="Internet_20_link" text:visited-style-name="Visited_20_Internet_20_Link"><text:span text:style-name="T3">Composite video color burst</text:span></text:a></text:p>
        </text:list-item>
        <text:list-item>
          <text:p text:style-name="P109"><text:a xlink:type="simple" xlink:href="https://map.grauw.nl/resources/video/v9938/v9938.xhtml#app-10" text:style-name="Internet_20_link" text:visited-style-name="Visited_20_Internet_20_Link"><text:span text:style-name="T3">Color bus</text:span></text:a></text:p>
        </text:list-item>
        <text:list-item>
          <text:p text:style-name="P110"><text:a xlink:type="simple" xlink:href="https://map.grauw.nl/resources/video/v9938/v9938.xhtml#app-11" text:style-name="Internet_20_link" text:visited-style-name="Visited_20_Internet_20_Link"><text:span text:style-name="T3">Sprites in G5 mode</text:span></text:a></text:p>
        </text:list-item>
      </text:list>
      <text:h text:style-name="P1" text:outline-level="1"><text:bookmark text:name="part1"/><text:soft-page-break/>PART 1</text:h>
      <text:h text:style-name="P3" text:outline-level="2">MSX-VIDEO DATA PROCESSOR<text:line-break/>V9938<text:line-break/>USER'S MANUAL</text:h>
      <text:h text:style-name="P2" text:outline-level="1"><text:bookmark text:name="pt1-1"/>BASIC INPUT AND OUTPUT</text:h>
      <text:h text:style-name="P3" text:outline-level="2"><text:bookmark text:name="pt1-1-1"/>1. Accessing the Control Registers</text:h>
      <text:p text:style-name="P32">There are two ways to set data in the MSX-VIDEO control registers (R#0 to R#46), which we will describe below.</text:p>
      <text:h text:style-name="P4" text:outline-level="3"><text:bookmark text:name="pt1-1-1-1"/>1.1 Direct access</text:h>
      <text:p text:style-name="P32">Output the data and the register number in sequence to port #1. Since this order is always used, be careful when you access the MSX-VIDEO for an interrupt routine.</text:p>
      <table:table table:name="Table1" table:style-name="Table1">
        <table:table-column table:style-name="Table1.A"/>
        <table:table-column table:style-name="Table1.B" table:number-columns-repeated="8"/>
        <table:table-column table:style-name="Table1.J"/>
        <table:table-row>
          <table:table-cell table:style-name="Table1.A1" office:value-type="string">
            <text:p text:style-name="P27">MSB</text:p>
          </table:table-cell>
          <table:table-cell table:style-name="Table1.A1" office:value-type="string">
            <text:p text:style-name="P28">7</text:p>
          </table:table-cell>
          <table:table-cell table:style-name="Table1.A1" office:value-type="string">
            <text:p text:style-name="P28">6</text:p>
          </table:table-cell>
          <table:table-cell table:style-name="Table1.A1" office:value-type="string">
            <text:p text:style-name="P28">5</text:p>
          </table:table-cell>
          <table:table-cell table:style-name="Table1.A1" office:value-type="string">
            <text:p text:style-name="P28">4</text:p>
          </table:table-cell>
          <table:table-cell table:style-name="Table1.A1" office:value-type="string">
            <text:p text:style-name="P28">3</text:p>
          </table:table-cell>
          <table:table-cell table:style-name="Table1.A1" office:value-type="string">
            <text:p text:style-name="P28">2</text:p>
          </table:table-cell>
          <table:table-cell table:style-name="Table1.A1" office:value-type="string">
            <text:p text:style-name="P28">1</text:p>
          </table:table-cell>
          <table:table-cell table:style-name="Table1.A1" office:value-type="string">
            <text:p text:style-name="P28">0</text:p>
          </table:table-cell>
          <table:table-cell table:style-name="Table1.A1" office:value-type="string">
            <text:p text:style-name="P29">LSB</text:p>
          </table:table-cell>
        </table:table-row>
        <table:table-row>
          <table:table-cell table:style-name="Table1.A1" office:value-type="string">
            <text:p text:style-name="P21">Port #1 First byte</text:p>
          </table:table-cell>
          <table:table-cell table:style-name="Table1.B2" office:value-type="string">
            <text:p text:style-name="P22">D7</text:p>
          </table:table-cell>
          <table:table-cell table:style-name="Table1.B2" office:value-type="string">
            <text:p text:style-name="P22">D6</text:p>
          </table:table-cell>
          <table:table-cell table:style-name="Table1.B2" office:value-type="string">
            <text:p text:style-name="P22">D5</text:p>
          </table:table-cell>
          <table:table-cell table:style-name="Table1.B2" office:value-type="string">
            <text:p text:style-name="P22">D4</text:p>
          </table:table-cell>
          <table:table-cell table:style-name="Table1.B2" office:value-type="string">
            <text:p text:style-name="P22">D3</text:p>
          </table:table-cell>
          <table:table-cell table:style-name="Table1.B2" office:value-type="string">
            <text:p text:style-name="P22">D2</text:p>
          </table:table-cell>
          <table:table-cell table:style-name="Table1.B2" office:value-type="string">
            <text:p text:style-name="P22">D1</text:p>
          </table:table-cell>
          <table:table-cell table:style-name="Table1.B2" office:value-type="string">
            <text:p text:style-name="P22">D0</text:p>
          </table:table-cell>
          <table:table-cell table:style-name="Table1.A1" office:value-type="string">
            <text:p text:style-name="P21">DATA</text:p>
          </table:table-cell>
        </table:table-row>
        <table:table-row>
          <table:table-cell table:style-name="Table1.A1" office:value-type="string">
            <text:p text:style-name="P21">Second byte</text:p>
          </table:table-cell>
          <table:table-cell table:style-name="Table1.B2" office:value-type="string">
            <text:p text:style-name="P22">1</text:p>
          </table:table-cell>
          <table:table-cell table:style-name="Table1.B2" office:value-type="string">
            <text:p text:style-name="P22">0</text:p>
          </table:table-cell>
          <table:table-cell table:style-name="Table1.B2" office:value-type="string">
            <text:p text:style-name="P22">R5</text:p>
          </table:table-cell>
          <table:table-cell table:style-name="Table1.B2" office:value-type="string">
            <text:p text:style-name="P22">R4</text:p>
          </table:table-cell>
          <table:table-cell table:style-name="Table1.B2" office:value-type="string">
            <text:p text:style-name="P22">R3</text:p>
          </table:table-cell>
          <table:table-cell table:style-name="Table1.B2" office:value-type="string">
            <text:p text:style-name="P22">R2</text:p>
          </table:table-cell>
          <table:table-cell table:style-name="Table1.B2" office:value-type="string">
            <text:p text:style-name="P22">R1</text:p>
          </table:table-cell>
          <table:table-cell table:style-name="Table1.B2" office:value-type="string">
            <text:p text:style-name="P22">R0</text:p>
          </table:table-cell>
          <table:table-cell table:style-name="Table1.A1" office:value-type="string">
            <text:p text:style-name="P21">REGISTER #</text:p>
          </table:table-cell>
        </table:table-row>
      </table:table>
      <text:h text:style-name="P4" text:outline-level="3"><text:bookmark text:name="pt1-1-1-2"/>1.2 Indirect access</text:h>
      <text:p text:style-name="P32">Specify the register number in control register R#17 (Control Register Pointer).</text:p>
      <text:p text:style-name="P32">First set the register number in R#17 (using direct addressing) by sending data to port #3. When you set the data in R#17, you can also set its MSB (AII, the autoincrement bit) to control autoincrementing. The data in R#17 cannot be changed by indirect addressing.</text:p>
      <text:p text:style-name="P32">If autoincrement is prohibited, the contents of R#17 will be unchanged, and thus you do not have to reset R#17.</text:p>
      <table:table table:name="Table2" table:style-name="Table2">
        <table:table-column table:style-name="Table2.A"/>
        <table:table-column table:style-name="Table2.B"/>
        <table:table-column table:style-name="Table2.C" table:number-columns-repeated="7"/>
        <table:table-column table:style-name="Table2.J"/>
        <table:table-row>
          <table:table-cell table:style-name="Table2.A1" office:value-type="string">
            <text:p text:style-name="P27">MSB</text:p>
          </table:table-cell>
          <table:table-cell table:style-name="Table2.A1" office:value-type="string">
            <text:p text:style-name="P28">7</text:p>
          </table:table-cell>
          <table:table-cell table:style-name="Table2.A1" office:value-type="string">
            <text:p text:style-name="P28">6</text:p>
          </table:table-cell>
          <table:table-cell table:style-name="Table2.A1" office:value-type="string">
            <text:p text:style-name="P28">5</text:p>
          </table:table-cell>
          <table:table-cell table:style-name="Table2.A1" office:value-type="string">
            <text:p text:style-name="P28">4</text:p>
          </table:table-cell>
          <table:table-cell table:style-name="Table2.A1" office:value-type="string">
            <text:p text:style-name="P28">3</text:p>
          </table:table-cell>
          <table:table-cell table:style-name="Table2.A1" office:value-type="string">
            <text:p text:style-name="P28">2</text:p>
          </table:table-cell>
          <table:table-cell table:style-name="Table2.A1" office:value-type="string">
            <text:p text:style-name="P28">1</text:p>
          </table:table-cell>
          <table:table-cell table:style-name="Table2.A1" office:value-type="string">
            <text:p text:style-name="P28">0</text:p>
          </table:table-cell>
          <table:table-cell table:style-name="Table2.A1" office:value-type="string">
            <text:p text:style-name="P29">LSB</text:p>
          </table:table-cell>
        </table:table-row>
        <table:table-row>
          <table:table-cell table:style-name="Table2.A1" office:value-type="string">
            <text:p text:style-name="P21">Register #17</text:p>
          </table:table-cell>
          <table:table-cell table:style-name="Table2.B2" office:value-type="string">
            <text:p text:style-name="P22">AII</text:p>
          </table:table-cell>
          <table:table-cell table:style-name="Table2.B2" office:value-type="string">
            <text:p text:style-name="P22">0</text:p>
          </table:table-cell>
          <table:table-cell table:style-name="Table2.B2" office:value-type="string">
            <text:p text:style-name="P22">R5</text:p>
          </table:table-cell>
          <table:table-cell table:style-name="Table2.B2" office:value-type="string">
            <text:p text:style-name="P22">R4</text:p>
          </table:table-cell>
          <table:table-cell table:style-name="Table2.B2" office:value-type="string">
            <text:p text:style-name="P22">R3</text:p>
          </table:table-cell>
          <table:table-cell table:style-name="Table2.B2" office:value-type="string">
            <text:p text:style-name="P22">R2</text:p>
          </table:table-cell>
          <table:table-cell table:style-name="Table2.B2" office:value-type="string">
            <text:p text:style-name="P22">R1</text:p>
          </table:table-cell>
          <table:table-cell table:style-name="Table2.B2" office:value-type="string">
            <text:p text:style-name="P22">R0</text:p>
          </table:table-cell>
          <table:table-cell table:style-name="Table2.A1" office:value-type="string">
            <text:p text:style-name="P21">REGISTER #</text:p>
          </table:table-cell>
        </table:table-row>
        <table:table-row>
          <table:table-cell table:style-name="Table2.A1" office:value-type="string">
            <text:p text:style-name="P23"/>
          </table:table-cell>
          <table:table-cell table:style-name="Table2.A1" table:number-columns-spanned="8" office:value-type="string">
            <text:p text:style-name="P24"><text:span text:style-name="Teletype">├──</text:span> <text:span text:style-name="T1">1: Auto increment inhibit<text:line-break/></text:span><text:span text:style-name="Teletype"><text:span text:style-name="T1">└──</text:span></text:span><text:span text:style-name="T1"> 0: Auto increment on</text:span></text:p>
          </table:table-cell>
          <table:covered-table-cell/>
          <table:covered-table-cell/>
          <table:covered-table-cell/>
          <table:covered-table-cell/>
          <table:covered-table-cell/>
          <table:covered-table-cell/>
          <table:covered-table-cell/>
          <table:table-cell table:style-name="Table2.A1" office:value-type="string">
            <text:p text:style-name="P23"/>
          </table:table-cell>
        </table:table-row>
        <table:table-row>
          <table:table-cell table:style-name="Table2.A1" office:value-type="string">
            <text:p text:style-name="P21">Port #3 First byte</text:p>
          </table:table-cell>
          <table:table-cell table:style-name="Table2.B2" office:value-type="string">
            <text:p text:style-name="P22">D7</text:p>
          </table:table-cell>
          <table:table-cell table:style-name="Table2.B2" office:value-type="string">
            <text:p text:style-name="P22">D6</text:p>
          </table:table-cell>
          <table:table-cell table:style-name="Table2.B2" office:value-type="string">
            <text:p text:style-name="P22">D5</text:p>
          </table:table-cell>
          <table:table-cell table:style-name="Table2.B2" office:value-type="string">
            <text:p text:style-name="P22">D4</text:p>
          </table:table-cell>
          <table:table-cell table:style-name="Table2.B2" office:value-type="string">
            <text:p text:style-name="P22">D3</text:p>
          </table:table-cell>
          <table:table-cell table:style-name="Table2.B2" office:value-type="string">
            <text:p text:style-name="P22">D2</text:p>
          </table:table-cell>
          <table:table-cell table:style-name="Table2.B2" office:value-type="string">
            <text:p text:style-name="P22">D1</text:p>
          </table:table-cell>
          <table:table-cell table:style-name="Table2.B2" office:value-type="string">
            <text:p text:style-name="P22">D0</text:p>
          </table:table-cell>
          <table:table-cell table:style-name="Table2.A1" office:value-type="string">
            <text:p text:style-name="P21">DATA</text:p>
          </table:table-cell>
        </table:table-row>
        <table:table-row>
          <table:table-cell table:style-name="Table2.A1" office:value-type="string">
            <text:p text:style-name="P21">Port #3 Second byte</text:p>
          </table:table-cell>
          <table:table-cell table:style-name="Table2.B2" office:value-type="string">
            <text:p text:style-name="P22">D7</text:p>
          </table:table-cell>
          <table:table-cell table:style-name="Table2.B2" office:value-type="string">
            <text:p text:style-name="P22">D6</text:p>
          </table:table-cell>
          <table:table-cell table:style-name="Table2.B2" office:value-type="string">
            <text:p text:style-name="P22">D5</text:p>
          </table:table-cell>
          <table:table-cell table:style-name="Table2.B2" office:value-type="string">
            <text:p text:style-name="P22">D4</text:p>
          </table:table-cell>
          <table:table-cell table:style-name="Table2.B2" office:value-type="string">
            <text:p text:style-name="P22">D3</text:p>
          </table:table-cell>
          <table:table-cell table:style-name="Table2.B2" office:value-type="string">
            <text:p text:style-name="P22">D2</text:p>
          </table:table-cell>
          <table:table-cell table:style-name="Table2.B2" office:value-type="string">
            <text:p text:style-name="P22">D1</text:p>
          </table:table-cell>
          <table:table-cell table:style-name="Table2.B2" office:value-type="string">
            <text:p text:style-name="P22">D0</text:p>
          </table:table-cell>
          <table:table-cell table:style-name="Table2.A1" office:value-type="string">
            <text:p text:style-name="P21">DATA</text:p>
          </table:table-cell>
        </table:table-row>
        <table:table-row>
          <table:table-cell table:style-name="Table2.A1" office:value-type="string">
            <text:p text:style-name="P23"/>
          </table:table-cell>
          <table:table-cell table:style-name="Table2.B2" table:number-columns-spanned="8" office:value-type="string">
            <text:p text:style-name="P22">...</text:p>
          </table:table-cell>
          <table:covered-table-cell/>
          <table:covered-table-cell/>
          <table:covered-table-cell/>
          <table:covered-table-cell/>
          <table:covered-table-cell/>
          <table:covered-table-cell/>
          <table:covered-table-cell/>
          <table:table-cell table:style-name="Table2.A1" office:value-type="string">
            <text:p text:style-name="P23"/>
          </table:table-cell>
        </table:table-row>
        <table:table-row>
          <table:table-cell table:style-name="Table2.A1" office:value-type="string">
            <text:p text:style-name="P21">Port #3 nth byte</text:p>
          </table:table-cell>
          <table:table-cell table:style-name="Table2.B2" office:value-type="string">
            <text:p text:style-name="P22">D7</text:p>
          </table:table-cell>
          <table:table-cell table:style-name="Table2.B2" office:value-type="string">
            <text:p text:style-name="P22">D6</text:p>
          </table:table-cell>
          <table:table-cell table:style-name="Table2.B2" office:value-type="string">
            <text:p text:style-name="P22">D5</text:p>
          </table:table-cell>
          <table:table-cell table:style-name="Table2.B2" office:value-type="string">
            <text:p text:style-name="P22">D4</text:p>
          </table:table-cell>
          <table:table-cell table:style-name="Table2.B2" office:value-type="string">
            <text:p text:style-name="P22">D3</text:p>
          </table:table-cell>
          <table:table-cell table:style-name="Table2.B2" office:value-type="string">
            <text:p text:style-name="P22">D2</text:p>
          </table:table-cell>
          <table:table-cell table:style-name="Table2.B2" office:value-type="string">
            <text:p text:style-name="P22">D1</text:p>
          </table:table-cell>
          <table:table-cell table:style-name="Table2.B2" office:value-type="string">
            <text:p text:style-name="P22">D0</text:p>
          </table:table-cell>
          <table:table-cell table:style-name="Table2.A1" office:value-type="string">
            <text:p text:style-name="P21">DATA</text:p>
          </table:table-cell>
        </table:table-row>
      </table:table>
      <text:h text:style-name="P3" text:outline-level="2"><text:bookmark text:name="pt1-1-2"/>2. Accessing the Palette Registers</text:h>
      <text:p text:style-name="P32">To set data in the MSX-VIDEO palette registers (P#0 to P#15/9 bit), you must first set the palette register number in register R#16 (Color palette address pointer) and subsequently output the two bytes of data (in order) through port #2.</text:p>
      <table:table table:name="Table3" table:style-name="Table3">
        <table:table-column table:style-name="Table3.A"/>
        <table:table-column table:style-name="Table3.B"/>
        <table:table-column table:style-name="Table3.C" table:number-columns-repeated="4"/>
        <table:table-column table:style-name="Table3.G" table:number-columns-repeated="3"/>
        <table:table-column table:style-name="Table3.J"/>
        <text:soft-page-break/>
        <table:table-row>
          <table:table-cell table:style-name="Table3.A1" office:value-type="string">
            <text:p text:style-name="P27">MSB</text:p>
          </table:table-cell>
          <table:table-cell table:style-name="Table3.A1" office:value-type="string">
            <text:p text:style-name="P28">7</text:p>
          </table:table-cell>
          <table:table-cell table:style-name="Table3.A1" office:value-type="string">
            <text:p text:style-name="P28">6</text:p>
          </table:table-cell>
          <table:table-cell table:style-name="Table3.A1" office:value-type="string">
            <text:p text:style-name="P28">5</text:p>
          </table:table-cell>
          <table:table-cell table:style-name="Table3.A1" office:value-type="string">
            <text:p text:style-name="P28">4</text:p>
          </table:table-cell>
          <table:table-cell table:style-name="Table3.A1" office:value-type="string">
            <text:p text:style-name="P28">3</text:p>
          </table:table-cell>
          <table:table-cell table:style-name="Table3.A1" office:value-type="string">
            <text:p text:style-name="P28">2</text:p>
          </table:table-cell>
          <table:table-cell table:style-name="Table3.A1" office:value-type="string">
            <text:p text:style-name="P28">1</text:p>
          </table:table-cell>
          <table:table-cell table:style-name="Table3.A1" office:value-type="string">
            <text:p text:style-name="P28">0</text:p>
          </table:table-cell>
          <table:table-cell table:style-name="Table3.A1" office:value-type="string">
            <text:p text:style-name="P29">LSB</text:p>
          </table:table-cell>
        </table:table-row>
        <table:table-row>
          <table:table-cell table:style-name="Table3.A1" office:value-type="string">
            <text:p text:style-name="P21">Register #16</text:p>
          </table:table-cell>
          <table:table-cell table:style-name="Table3.B2" office:value-type="string">
            <text:p text:style-name="P22">0</text:p>
          </table:table-cell>
          <table:table-cell table:style-name="Table3.B2" office:value-type="string">
            <text:p text:style-name="P22">0</text:p>
          </table:table-cell>
          <table:table-cell table:style-name="Table3.B2" office:value-type="string">
            <text:p text:style-name="P22">0</text:p>
          </table:table-cell>
          <table:table-cell table:style-name="Table3.B2" office:value-type="string">
            <text:p text:style-name="P22">0</text:p>
          </table:table-cell>
          <table:table-cell table:style-name="Table3.B2" office:value-type="string">
            <text:p text:style-name="P22">C3</text:p>
          </table:table-cell>
          <table:table-cell table:style-name="Table3.B2" office:value-type="string">
            <text:p text:style-name="P22">C2</text:p>
          </table:table-cell>
          <table:table-cell table:style-name="Table3.B2" office:value-type="string">
            <text:p text:style-name="P22">C1</text:p>
          </table:table-cell>
          <table:table-cell table:style-name="Table3.B2" office:value-type="string">
            <text:p text:style-name="P22">C0</text:p>
          </table:table-cell>
          <table:table-cell table:style-name="Table3.A1" office:value-type="string">
            <text:p text:style-name="P21">Palette #</text:p>
          </table:table-cell>
        </table:table-row>
        <table:table-row>
          <table:table-cell table:style-name="Table3.A1" office:value-type="string">
            <text:p text:style-name="P21">Port #2 First byte</text:p>
          </table:table-cell>
          <table:table-cell table:style-name="Table3.B2" office:value-type="string">
            <text:p text:style-name="P22">0</text:p>
          </table:table-cell>
          <table:table-cell table:style-name="Table3.B2" office:value-type="string">
            <text:p text:style-name="P22">R2</text:p>
          </table:table-cell>
          <table:table-cell table:style-name="Table3.B2" office:value-type="string">
            <text:p text:style-name="P22">R1</text:p>
          </table:table-cell>
          <table:table-cell table:style-name="Table3.B2" office:value-type="string">
            <text:p text:style-name="P22">R0</text:p>
          </table:table-cell>
          <table:table-cell table:style-name="Table3.B2" office:value-type="string">
            <text:p text:style-name="P22">0</text:p>
          </table:table-cell>
          <table:table-cell table:style-name="Table3.B2" office:value-type="string">
            <text:p text:style-name="P22">B2</text:p>
          </table:table-cell>
          <table:table-cell table:style-name="Table3.B2" office:value-type="string">
            <text:p text:style-name="P22">B1</text:p>
          </table:table-cell>
          <table:table-cell table:style-name="Table3.B2" office:value-type="string">
            <text:p text:style-name="P22">B0</text:p>
          </table:table-cell>
          <table:table-cell table:style-name="Table3.A1" office:value-type="string">
            <text:p text:style-name="P21">DATA</text:p>
          </table:table-cell>
        </table:table-row>
        <table:table-row>
          <table:table-cell table:style-name="Table3.A1" office:value-type="string">
            <text:p text:style-name="P23"/>
          </table:table-cell>
          <table:table-cell table:style-name="Table3.A1" office:value-type="string">
            <text:p text:style-name="P23"/>
          </table:table-cell>
          <table:table-cell table:style-name="Table3.A1" table:number-columns-spanned="3" office:value-type="string">
            <text:p text:style-name="P22">Red data</text:p>
          </table:table-cell>
          <table:covered-table-cell/>
          <table:covered-table-cell/>
          <table:table-cell table:style-name="Table3.A1" office:value-type="string">
            <text:p text:style-name="P23"/>
          </table:table-cell>
          <table:table-cell table:style-name="Table3.A1" table:number-columns-spanned="3" office:value-type="string">
            <text:p text:style-name="P22">Blue data</text:p>
          </table:table-cell>
          <table:covered-table-cell/>
          <table:covered-table-cell/>
          <table:table-cell table:style-name="Table3.A1" office:value-type="string">
            <text:p text:style-name="P23"/>
          </table:table-cell>
        </table:table-row>
        <table:table-row>
          <table:table-cell table:style-name="Table3.A1" office:value-type="string">
            <text:p text:style-name="P21">Port #2 Second byte</text:p>
          </table:table-cell>
          <table:table-cell table:style-name="Table3.B2" office:value-type="string">
            <text:p text:style-name="P22">0</text:p>
          </table:table-cell>
          <table:table-cell table:style-name="Table3.B2" office:value-type="string">
            <text:p text:style-name="P22">0</text:p>
          </table:table-cell>
          <table:table-cell table:style-name="Table3.B2" office:value-type="string">
            <text:p text:style-name="P22">0</text:p>
          </table:table-cell>
          <table:table-cell table:style-name="Table3.B2" office:value-type="string">
            <text:p text:style-name="P22">0</text:p>
          </table:table-cell>
          <table:table-cell table:style-name="Table3.B2" office:value-type="string">
            <text:p text:style-name="P22">0</text:p>
          </table:table-cell>
          <table:table-cell table:style-name="Table3.B2" office:value-type="string">
            <text:p text:style-name="P22">G2</text:p>
          </table:table-cell>
          <table:table-cell table:style-name="Table3.B2" office:value-type="string">
            <text:p text:style-name="P22">G1</text:p>
          </table:table-cell>
          <table:table-cell table:style-name="Table3.B2" office:value-type="string">
            <text:p text:style-name="P22">G0</text:p>
          </table:table-cell>
          <table:table-cell table:style-name="Table3.A1" office:value-type="string">
            <text:p text:style-name="P21">DATA</text:p>
          </table:table-cell>
        </table:table-row>
        <table:table-row>
          <table:table-cell table:style-name="Table3.A1" office:value-type="string">
            <text:p text:style-name="P23"/>
          </table:table-cell>
          <table:table-cell table:style-name="Table3.A1" table:number-columns-spanned="5" office:value-type="string">
            <text:p text:style-name="P23"/>
          </table:table-cell>
          <table:covered-table-cell/>
          <table:covered-table-cell/>
          <table:covered-table-cell/>
          <table:covered-table-cell/>
          <table:table-cell table:style-name="Table3.A1" table:number-columns-spanned="3" office:value-type="string">
            <text:p text:style-name="P22">Green data</text:p>
          </table:table-cell>
          <table:covered-table-cell/>
          <table:covered-table-cell/>
          <table:table-cell table:style-name="Table3.A1" office:value-type="string">
            <text:p text:style-name="P23"/>
          </table:table-cell>
        </table:table-row>
      </table:table>
      <text:p text:style-name="P32">(Editor's note: R#16 increases after every second data byte written)</text:p>
      <text:h text:style-name="P3" text:outline-level="2"><text:bookmark text:name="pt1-1-3"/>3. Accessing the Status Registers</text:h>
      <text:p text:style-name="P32">To read the status registers of the MSX-VIDEO (S#0 to S#9), you must first set the register number in R#15 (Status register pointer) and read the data through Port #1.</text:p>
      <table:table table:name="Table4" table:style-name="Table4">
        <table:table-column table:style-name="Table4.A"/>
        <table:table-column table:style-name="Table4.B" table:number-columns-repeated="8"/>
        <table:table-column table:style-name="Table4.J"/>
        <table:table-row>
          <table:table-cell table:style-name="Table4.A1" office:value-type="string">
            <text:p text:style-name="P27">MSB</text:p>
          </table:table-cell>
          <table:table-cell table:style-name="Table4.A1" office:value-type="string">
            <text:p text:style-name="P28">7</text:p>
          </table:table-cell>
          <table:table-cell table:style-name="Table4.A1" office:value-type="string">
            <text:p text:style-name="P28">6</text:p>
          </table:table-cell>
          <table:table-cell table:style-name="Table4.A1" office:value-type="string">
            <text:p text:style-name="P28">5</text:p>
          </table:table-cell>
          <table:table-cell table:style-name="Table4.A1" office:value-type="string">
            <text:p text:style-name="P28">4</text:p>
          </table:table-cell>
          <table:table-cell table:style-name="Table4.A1" office:value-type="string">
            <text:p text:style-name="P28">3</text:p>
          </table:table-cell>
          <table:table-cell table:style-name="Table4.A1" office:value-type="string">
            <text:p text:style-name="P28">2</text:p>
          </table:table-cell>
          <table:table-cell table:style-name="Table4.A1" office:value-type="string">
            <text:p text:style-name="P28">1</text:p>
          </table:table-cell>
          <table:table-cell table:style-name="Table4.A1" office:value-type="string">
            <text:p text:style-name="P28">0</text:p>
          </table:table-cell>
          <table:table-cell table:style-name="Table4.A1" office:value-type="string">
            <text:p text:style-name="P29">LSB</text:p>
          </table:table-cell>
        </table:table-row>
        <table:table-row>
          <table:table-cell table:style-name="Table4.A1" office:value-type="string">
            <text:p text:style-name="P21">Register #15</text:p>
          </table:table-cell>
          <table:table-cell table:style-name="Table4.B2" office:value-type="string">
            <text:p text:style-name="P22">0</text:p>
          </table:table-cell>
          <table:table-cell table:style-name="Table4.B2" office:value-type="string">
            <text:p text:style-name="P22">0</text:p>
          </table:table-cell>
          <table:table-cell table:style-name="Table4.B2" office:value-type="string">
            <text:p text:style-name="P22">0</text:p>
          </table:table-cell>
          <table:table-cell table:style-name="Table4.B2" office:value-type="string">
            <text:p text:style-name="P22">0</text:p>
          </table:table-cell>
          <table:table-cell table:style-name="Table4.B2" office:value-type="string">
            <text:p text:style-name="P22">S3</text:p>
          </table:table-cell>
          <table:table-cell table:style-name="Table4.B2" office:value-type="string">
            <text:p text:style-name="P22">S2</text:p>
          </table:table-cell>
          <table:table-cell table:style-name="Table4.B2" office:value-type="string">
            <text:p text:style-name="P22">S1</text:p>
          </table:table-cell>
          <table:table-cell table:style-name="Table4.B2" office:value-type="string">
            <text:p text:style-name="P22">S0</text:p>
          </table:table-cell>
          <table:table-cell table:style-name="Table4.A1" office:value-type="string">
            <text:p text:style-name="P21">Status register</text:p>
          </table:table-cell>
        </table:table-row>
        <table:table-row>
          <table:table-cell table:style-name="Table4.A1" office:value-type="string">
            <text:p text:style-name="P21">Port #1 Read data</text:p>
          </table:table-cell>
          <table:table-cell table:style-name="Table4.B2" office:value-type="string">
            <text:p text:style-name="P22">D7</text:p>
          </table:table-cell>
          <table:table-cell table:style-name="Table4.B2" office:value-type="string">
            <text:p text:style-name="P22">D6</text:p>
          </table:table-cell>
          <table:table-cell table:style-name="Table4.B2" office:value-type="string">
            <text:p text:style-name="P22">D5</text:p>
          </table:table-cell>
          <table:table-cell table:style-name="Table4.B2" office:value-type="string">
            <text:p text:style-name="P22">D4</text:p>
          </table:table-cell>
          <table:table-cell table:style-name="Table4.B2" office:value-type="string">
            <text:p text:style-name="P22">D3</text:p>
          </table:table-cell>
          <table:table-cell table:style-name="Table4.B2" office:value-type="string">
            <text:p text:style-name="P22">D2</text:p>
          </table:table-cell>
          <table:table-cell table:style-name="Table4.B2" office:value-type="string">
            <text:p text:style-name="P22">D1</text:p>
          </table:table-cell>
          <table:table-cell table:style-name="Table4.B2" office:value-type="string">
            <text:p text:style-name="P22">D0</text:p>
          </table:table-cell>
          <table:table-cell table:style-name="Table4.A1" office:value-type="string">
            <text:p text:style-name="P21">DATA</text:p>
          </table:table-cell>
        </table:table-row>
      </table:table>
      <text:h text:style-name="P3" text:outline-level="2"><text:bookmark text:name="pt1-1-4"/>4. Accessing the Video RAM</text:h>
      <text:p text:style-name="P32">A Video RAM of 128K bytes plus an expansion RAM of 64K bytes can be connected to the MSX-VIDEO. The memory maps for these cases are shown in the map below.</text:p>
      <text:p text:style-name="P7"><text:s text:c="28"/><text:span text:style-name="T2">Address counter</text:span></text:p>
      <text:p text:style-name="P15"/>
      <text:p text:style-name="P7"><text:s text:c="12"/>┌─────────┐ <text:s text:c="8"/><text:span text:style-name="T2">1FFFFH</text:span></text:p>
      <text:p text:style-name="P7"><text:s text:c="12"/>│ <text:s text:c="8"/>│ <text:s text:c="11"/>│</text:p>
      <text:p text:style-name="P7"><text:s text:c="12"/>│ <text:s text:c="8"/>│ <text:s text:c="11"/>│</text:p>
      <text:p text:style-name="P7"><text:s text:c="12"/>│ <text:s text:c="8"/>│ <text:s text:c="11"/>│</text:p>
      <text:p text:style-name="P7"><text:s text:c="12"/>│ <text:s text:c="8"/>│ <text:s text:c="11"/>│</text:p>
      <text:p text:style-name="P7"><text:s text:c="12"/>├─────────┤ <text:s text:c="8"/><text:span text:style-name="T2">0FFFFH <text:s text:c="8"/>┌─────────┐</text:span></text:p>
      <text:p text:style-name="P7"><text:s text:c="12"/>│ <text:s text:c="8"/>│ <text:s text:c="11"/>│ <text:s text:c="10"/>│ <text:s text:c="8"/>│</text:p>
      <text:p text:style-name="P7"><text:s text:c="12"/>│ <text:s text:c="8"/>│ <text:s text:c="11"/>│ <text:s text:c="10"/>│ <text:s text:c="8"/>│</text:p>
      <text:p text:style-name="P7"><text:s text:c="12"/>│ <text:s text:c="8"/>│ <text:s text:c="11"/>│ <text:s text:c="10"/>│ <text:s text:c="8"/>│</text:p>
      <text:p text:style-name="P7"><text:s text:c="12"/>│ <text:s text:c="8"/>│ <text:s text:c="11"/>│ <text:s text:c="10"/>│ <text:s text:c="8"/>│</text:p>
      <text:p text:style-name="P7"><text:s text:c="12"/>└─────────┘ <text:s text:c="8"/><text:span text:style-name="T2">00000H <text:s text:c="8"/>└─────────┘</text:span></text:p>
      <text:p text:style-name="P15"/>
      <text:p text:style-name="P7"><text:s text:c="13"/><text:span text:style-name="T2">Video RAM <text:s text:c="23"/>Expansion RAM</text:span></text:p>
      <text:p text:style-name="P8"><text:s text:c="11"/><text:span text:style-name="T2">(For display) <text:s text:c="15"/>(For data I/O registers)</text:span></text:p>
      <text:h text:style-name="P4" text:outline-level="3"><text:bookmark text:name="pt1-1-4-1"/>Accessing memory</text:h>
      <text:p text:style-name="P32">To access memory, follow the procedure below.</text:p>
      <text:list xml:id="list2181118613" text:style-name="L5">
        <text:list-item>
          <text:p text:style-name="P37">Switch banks (VRAM to Expansion RAM)</text:p>
        </text:list-item>
        <text:list-item>
          <text:p text:style-name="P37">Set the address counter (A16 to A14)</text:p>
        </text:list-item>
        <text:list-item>
          <text:p text:style-name="P37">Set the address counter (A7 to A0)</text:p>
        </text:list-item>
        <text:list-item>
          <text:p text:style-name="P37">Set the address counter (A13 to A8), and specify read or write</text:p>
        </text:list-item>
        <text:list-item>
          <text:p text:style-name="P38">Read or write the data</text:p>
        </text:list-item>
      </text:list>
      <text:h text:style-name="P5" text:outline-level="4"><text:bookmark text:name="pt1-1-4-1-1"/><text:soft-page-break/>1. Switching banks (VRAM to Expansion RAM)</text:h>
      <text:p text:style-name="P32">Since the contents of R#45 (Argument register) do no change each time that memory is accessed, it is not necessary to respecify bit 6 of register R#45 (which specifies banking) every time that you are to do banking.</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column table:style-name="Table5.I"/>
        <table:table-column table:style-name="Table5.J"/>
        <table:table-row>
          <table:table-cell table:style-name="Table5.A1" office:value-type="string">
            <text:p text:style-name="P27">MSB</text:p>
          </table:table-cell>
          <table:table-cell table:style-name="Table5.A1" office:value-type="string">
            <text:p text:style-name="P28">7</text:p>
          </table:table-cell>
          <table:table-cell table:style-name="Table5.A1" office:value-type="string">
            <text:p text:style-name="P28">6</text:p>
          </table:table-cell>
          <table:table-cell table:style-name="Table5.A1" office:value-type="string">
            <text:p text:style-name="P28">5</text:p>
          </table:table-cell>
          <table:table-cell table:style-name="Table5.A1" office:value-type="string">
            <text:p text:style-name="P28">4</text:p>
          </table:table-cell>
          <table:table-cell table:style-name="Table5.A1" office:value-type="string">
            <text:p text:style-name="P28">3</text:p>
          </table:table-cell>
          <table:table-cell table:style-name="Table5.A1" office:value-type="string">
            <text:p text:style-name="P28">2</text:p>
          </table:table-cell>
          <table:table-cell table:style-name="Table5.A1" office:value-type="string">
            <text:p text:style-name="P28">1</text:p>
          </table:table-cell>
          <table:table-cell table:style-name="Table5.A1" office:value-type="string">
            <text:p text:style-name="P28">0</text:p>
          </table:table-cell>
          <table:table-cell table:style-name="Table5.A1" office:value-type="string">
            <text:p text:style-name="P29">LSB</text:p>
          </table:table-cell>
        </table:table-row>
        <table:table-row>
          <table:table-cell table:style-name="Table5.A1" office:value-type="string">
            <text:p text:style-name="P21">Register #45</text:p>
          </table:table-cell>
          <table:table-cell table:style-name="Table5.B2" office:value-type="string">
            <text:p text:style-name="P22">0</text:p>
          </table:table-cell>
          <table:table-cell table:style-name="Table5.B2" office:value-type="string">
            <text:p text:style-name="P22">MXC</text:p>
          </table:table-cell>
          <table:table-cell table:style-name="Table5.B2" office:value-type="string">
            <text:p text:style-name="P22">MXD</text:p>
          </table:table-cell>
          <table:table-cell table:style-name="Table5.B2" office:value-type="string">
            <text:p text:style-name="P22">MXS</text:p>
          </table:table-cell>
          <table:table-cell table:style-name="Table5.B2" office:value-type="string">
            <text:p text:style-name="P22">DIY</text:p>
          </table:table-cell>
          <table:table-cell table:style-name="Table5.B2" office:value-type="string">
            <text:p text:style-name="P22">DIX</text:p>
          </table:table-cell>
          <table:table-cell table:style-name="Table5.B2" office:value-type="string">
            <text:p text:style-name="P22">EQ</text:p>
          </table:table-cell>
          <table:table-cell table:style-name="Table5.B2" office:value-type="string">
            <text:p text:style-name="P22">MAJ</text:p>
          </table:table-cell>
          <table:table-cell table:style-name="Table5.A1" office:value-type="string">
            <text:p text:style-name="P21">Argument register</text:p>
          </table:table-cell>
        </table:table-row>
        <table:table-row>
          <table:table-cell table:style-name="Table5.A1" office:value-type="string">
            <text:p text:style-name="P23"/>
          </table:table-cell>
          <table:table-cell table:style-name="Table5.A1" office:value-type="string">
            <text:p text:style-name="P23"/>
          </table:table-cell>
          <table:table-cell table:style-name="Table5.A1" table:number-columns-spanned="7" office:value-type="string">
            <text:p text:style-name="P24"><text:span text:style-name="Teletype">├──</text:span> <text:span text:style-name="T1">1: Expansion RAM<text:line-break/></text:span><text:span text:style-name="Teletype"><text:span text:style-name="T1">└──</text:span></text:span><text:span text:style-name="T1"> 0: Video RAM</text:span></text:p>
          </table:table-cell>
          <table:covered-table-cell/>
          <table:covered-table-cell/>
          <table:covered-table-cell/>
          <table:covered-table-cell/>
          <table:covered-table-cell/>
          <table:covered-table-cell/>
          <table:table-cell table:style-name="Table5.A1" office:value-type="string">
            <text:p text:style-name="P23"/>
          </table:table-cell>
        </table:table-row>
      </table:table>
      <text:h text:style-name="P5" text:outline-level="4"><text:bookmark text:name="pt1-1-4-1-2"/>2. Setting the address counter (A16-A14)</text:h>
      <text:p text:style-name="P32">Set the high-order three bits (A16 to A14) of the address counter using register R#14 (VRAM Access base address register).</text:p>
      <table:table table:name="Table6" table:style-name="Table6">
        <table:table-column table:style-name="Table6.A"/>
        <table:table-column table:style-name="Table6.B" table:number-columns-repeated="5"/>
        <table:table-column table:style-name="Table6.G" table:number-columns-repeated="3"/>
        <table:table-column table:style-name="Table6.J"/>
        <table:table-row>
          <table:table-cell table:style-name="Table6.A1" office:value-type="string">
            <text:p text:style-name="P27">MSB</text:p>
          </table:table-cell>
          <table:table-cell table:style-name="Table6.A1" office:value-type="string">
            <text:p text:style-name="P28">7</text:p>
          </table:table-cell>
          <table:table-cell table:style-name="Table6.A1" office:value-type="string">
            <text:p text:style-name="P28">6</text:p>
          </table:table-cell>
          <table:table-cell table:style-name="Table6.A1" office:value-type="string">
            <text:p text:style-name="P28">5</text:p>
          </table:table-cell>
          <table:table-cell table:style-name="Table6.A1" office:value-type="string">
            <text:p text:style-name="P28">4</text:p>
          </table:table-cell>
          <table:table-cell table:style-name="Table6.A1" office:value-type="string">
            <text:p text:style-name="P28">3</text:p>
          </table:table-cell>
          <table:table-cell table:style-name="Table6.A1" office:value-type="string">
            <text:p text:style-name="P28">2</text:p>
          </table:table-cell>
          <table:table-cell table:style-name="Table6.A1" office:value-type="string">
            <text:p text:style-name="P28">1</text:p>
          </table:table-cell>
          <table:table-cell table:style-name="Table6.A1" office:value-type="string">
            <text:p text:style-name="P28">0</text:p>
          </table:table-cell>
          <table:table-cell table:style-name="Table6.A1" office:value-type="string">
            <text:p text:style-name="P29">LSB</text:p>
          </table:table-cell>
        </table:table-row>
        <table:table-row>
          <table:table-cell table:style-name="Table6.A1" office:value-type="string">
            <text:p text:style-name="P21">Register #14</text:p>
          </table:table-cell>
          <table:table-cell table:style-name="Table6.B2" office:value-type="string">
            <text:p text:style-name="P22">0</text:p>
          </table:table-cell>
          <table:table-cell table:style-name="Table6.B2" office:value-type="string">
            <text:p text:style-name="P22">0</text:p>
          </table:table-cell>
          <table:table-cell table:style-name="Table6.B2" office:value-type="string">
            <text:p text:style-name="P22">0</text:p>
          </table:table-cell>
          <table:table-cell table:style-name="Table6.B2" office:value-type="string">
            <text:p text:style-name="P22">0</text:p>
          </table:table-cell>
          <table:table-cell table:style-name="Table6.B2" office:value-type="string">
            <text:p text:style-name="P22">0</text:p>
          </table:table-cell>
          <table:table-cell table:style-name="Table6.B2" office:value-type="string">
            <text:p text:style-name="P22">A16</text:p>
          </table:table-cell>
          <table:table-cell table:style-name="Table6.B2" office:value-type="string">
            <text:p text:style-name="P22">A15</text:p>
          </table:table-cell>
          <table:table-cell table:style-name="Table6.B2" office:value-type="string">
            <text:p text:style-name="P22">A14</text:p>
          </table:table-cell>
          <table:table-cell table:style-name="Table6.A1" office:value-type="string">
            <text:p text:style-name="P21">VRAM Access base address register</text:p>
          </table:table-cell>
        </table:table-row>
      </table:table>
      <text:h text:style-name="P5" text:outline-level="4"><text:bookmark text:name="pt1-1-4-1-3"/>3. Setting the address counter (A7 to A0)</text:h>
      <text:p text:style-name="P32">Set the low-order eight bits (A7 to A0) of the address counter by outputting data to Port #1.</text:p>
      <table:table table:name="Table7" table:style-name="Table7">
        <table:table-column table:style-name="Table7.A"/>
        <table:table-column table:style-name="Table7.B" table:number-columns-repeated="8"/>
        <table:table-column table:style-name="Table7.J"/>
        <table:table-row>
          <table:table-cell table:style-name="Table7.A1" office:value-type="string">
            <text:p text:style-name="P27">MSB</text:p>
          </table:table-cell>
          <table:table-cell table:style-name="Table7.A1" office:value-type="string">
            <text:p text:style-name="P28">7</text:p>
          </table:table-cell>
          <table:table-cell table:style-name="Table7.A1" office:value-type="string">
            <text:p text:style-name="P28">6</text:p>
          </table:table-cell>
          <table:table-cell table:style-name="Table7.A1" office:value-type="string">
            <text:p text:style-name="P28">5</text:p>
          </table:table-cell>
          <table:table-cell table:style-name="Table7.A1" office:value-type="string">
            <text:p text:style-name="P28">4</text:p>
          </table:table-cell>
          <table:table-cell table:style-name="Table7.A1" office:value-type="string">
            <text:p text:style-name="P28">3</text:p>
          </table:table-cell>
          <table:table-cell table:style-name="Table7.A1" office:value-type="string">
            <text:p text:style-name="P28">2</text:p>
          </table:table-cell>
          <table:table-cell table:style-name="Table7.A1" office:value-type="string">
            <text:p text:style-name="P28">1</text:p>
          </table:table-cell>
          <table:table-cell table:style-name="Table7.A1" office:value-type="string">
            <text:p text:style-name="P28">0</text:p>
          </table:table-cell>
          <table:table-cell table:style-name="Table7.A1" office:value-type="string">
            <text:p text:style-name="P29">LSB</text:p>
          </table:table-cell>
        </table:table-row>
        <table:table-row>
          <table:table-cell table:style-name="Table7.A1" office:value-type="string">
            <text:p text:style-name="P21">Port #1</text:p>
          </table:table-cell>
          <table:table-cell table:style-name="Table7.B2" office:value-type="string">
            <text:p text:style-name="P22">A7</text:p>
          </table:table-cell>
          <table:table-cell table:style-name="Table7.B2" office:value-type="string">
            <text:p text:style-name="P22">A6</text:p>
          </table:table-cell>
          <table:table-cell table:style-name="Table7.B2" office:value-type="string">
            <text:p text:style-name="P22">A5</text:p>
          </table:table-cell>
          <table:table-cell table:style-name="Table7.B2" office:value-type="string">
            <text:p text:style-name="P22">A4</text:p>
          </table:table-cell>
          <table:table-cell table:style-name="Table7.B2" office:value-type="string">
            <text:p text:style-name="P22">A3</text:p>
          </table:table-cell>
          <table:table-cell table:style-name="Table7.B2" office:value-type="string">
            <text:p text:style-name="P22">A2</text:p>
          </table:table-cell>
          <table:table-cell table:style-name="Table7.B2" office:value-type="string">
            <text:p text:style-name="P22">A1</text:p>
          </table:table-cell>
          <table:table-cell table:style-name="Table7.B2" office:value-type="string">
            <text:p text:style-name="P22">A0</text:p>
          </table:table-cell>
          <table:table-cell table:style-name="Table7.A1" office:value-type="string">
            <text:p text:style-name="P21">First byte</text:p>
          </table:table-cell>
        </table:table-row>
      </table:table>
      <text:h text:style-name="P5" text:outline-level="4"><text:bookmark text:name="pt1-1-4-1-4"/>4. Setting the address counter (A13 to A8) and specifying read or write</text:h>
      <text:p text:style-name="P32">Set the remaining six bits (A13 to A8) of the address counter and specify read or write by outputting data to Port #1.</text:p>
      <table:table table:name="Table8" table:style-name="Table8">
        <table:table-column table:style-name="Table8.A"/>
        <table:table-column table:style-name="Table8.B" table:number-columns-repeated="2"/>
        <table:table-column table:style-name="Table8.D" table:number-columns-repeated="2"/>
        <table:table-column table:style-name="Table8.F"/>
        <table:table-column table:style-name="Table8.D"/>
        <table:table-column table:style-name="Table8.H" table:number-columns-repeated="2"/>
        <table:table-column table:style-name="Table8.J"/>
        <table:table-row>
          <table:table-cell table:style-name="Table8.A1" office:value-type="string">
            <text:p text:style-name="P27">MSB</text:p>
          </table:table-cell>
          <table:table-cell table:style-name="Table8.A1" office:value-type="string">
            <text:p text:style-name="P28">7</text:p>
          </table:table-cell>
          <table:table-cell table:style-name="Table8.A1" office:value-type="string">
            <text:p text:style-name="P28">6</text:p>
          </table:table-cell>
          <table:table-cell table:style-name="Table8.A1" office:value-type="string">
            <text:p text:style-name="P28">5</text:p>
          </table:table-cell>
          <table:table-cell table:style-name="Table8.A1" office:value-type="string">
            <text:p text:style-name="P28">4</text:p>
          </table:table-cell>
          <table:table-cell table:style-name="Table8.A1" office:value-type="string">
            <text:p text:style-name="P28">3</text:p>
          </table:table-cell>
          <table:table-cell table:style-name="Table8.A1" office:value-type="string">
            <text:p text:style-name="P28">2</text:p>
          </table:table-cell>
          <table:table-cell table:style-name="Table8.A1" office:value-type="string">
            <text:p text:style-name="P28">1</text:p>
          </table:table-cell>
          <table:table-cell table:style-name="Table8.A1" office:value-type="string">
            <text:p text:style-name="P28">0</text:p>
          </table:table-cell>
          <table:table-cell table:style-name="Table8.A1" office:value-type="string">
            <text:p text:style-name="P29">LSB</text:p>
          </table:table-cell>
        </table:table-row>
        <table:table-row>
          <table:table-cell table:style-name="Table8.A1" office:value-type="string">
            <text:p text:style-name="P21">Port #1</text:p>
          </table:table-cell>
          <table:table-cell table:style-name="Table8.B2" office:value-type="string">
            <text:p text:style-name="P22">X</text:p>
          </table:table-cell>
          <table:table-cell table:style-name="Table8.B2" office:value-type="string">
            <text:p text:style-name="P22">X</text:p>
          </table:table-cell>
          <table:table-cell table:style-name="Table8.B2" office:value-type="string">
            <text:p text:style-name="P22">A13</text:p>
          </table:table-cell>
          <table:table-cell table:style-name="Table8.B2" office:value-type="string">
            <text:p text:style-name="P22">A12</text:p>
          </table:table-cell>
          <table:table-cell table:style-name="Table8.B2" office:value-type="string">
            <text:p text:style-name="P22">A11</text:p>
          </table:table-cell>
          <table:table-cell table:style-name="Table8.B2" office:value-type="string">
            <text:p text:style-name="P22">A10</text:p>
          </table:table-cell>
          <table:table-cell table:style-name="Table8.B2" office:value-type="string">
            <text:p text:style-name="P22">A9</text:p>
          </table:table-cell>
          <table:table-cell table:style-name="Table8.B2" office:value-type="string">
            <text:p text:style-name="P22">A8</text:p>
          </table:table-cell>
          <table:table-cell table:style-name="Table8.A1" office:value-type="string">
            <text:p text:style-name="P21">Second byte</text:p>
          </table:table-cell>
        </table:table-row>
        <table:table-row>
          <table:table-cell table:style-name="Table8.A1" office:value-type="string">
            <text:p text:style-name="P23"/>
          </table:table-cell>
          <table:table-cell table:style-name="Table8.A1" office:value-type="string">
            <text:p text:style-name="P22">0</text:p>
          </table:table-cell>
          <table:table-cell table:style-name="Table8.A1" office:value-type="string">
            <text:p text:style-name="P22">0:</text:p>
          </table:table-cell>
          <table:table-cell table:style-name="Table8.A1" table:number-columns-spanned="6" office:value-type="string">
            <text:p text:style-name="P21">Read</text:p>
          </table:table-cell>
          <table:covered-table-cell/>
          <table:covered-table-cell/>
          <table:covered-table-cell/>
          <table:covered-table-cell/>
          <table:covered-table-cell/>
          <table:table-cell table:style-name="Table8.A1" office:value-type="string">
            <text:p text:style-name="P23"/>
          </table:table-cell>
        </table:table-row>
        <table:table-row>
          <table:table-cell table:style-name="Table8.A1" office:value-type="string">
            <text:p text:style-name="P23"/>
          </table:table-cell>
          <table:table-cell table:style-name="Table8.A1" office:value-type="string">
            <text:p text:style-name="P22">0</text:p>
          </table:table-cell>
          <table:table-cell table:style-name="Table8.A1" office:value-type="string">
            <text:p text:style-name="P22">1:</text:p>
          </table:table-cell>
          <table:table-cell table:style-name="Table8.A1" table:number-columns-spanned="6" office:value-type="string">
            <text:p text:style-name="P21">Write</text:p>
          </table:table-cell>
          <table:covered-table-cell/>
          <table:covered-table-cell/>
          <table:covered-table-cell/>
          <table:covered-table-cell/>
          <table:covered-table-cell/>
          <table:table-cell table:style-name="Table8.A1" office:value-type="string">
            <text:p text:style-name="P23"/>
          </table:table-cell>
        </table:table-row>
      </table:table>
      <text:h text:style-name="P5" text:outline-level="4"><text:bookmark text:name="pt1-1-4-1-5"/>5. Reading or writing data</text:h>
      <text:p text:style-name="P32">Since the address counter is automatically incremented when data is read from or written to Port #0, you may continually access blocks of data.</text:p>
      <text:list xml:id="list342306142" text:style-name="L6">
        <text:list-item>
          <text:p text:style-name="P39">To access the VRAM, you can also use commands. These commands will be explained in a later chapter.</text:p>
        </text:list-item>
        <text:list-item>
          <text:p text:style-name="P40">Refer to the data sheet for access timings.</text:p>
        </text:list-item>
      </text:list>
      <text:h text:style-name="P2" text:outline-level="1"><text:bookmark text:name="pt1-2"/>REGISTER FUNCTIONS</text:h>
      <text:h text:style-name="P3" text:outline-level="2"><text:bookmark text:name="pt1-2-1"/>1. CONTROL REGISTERS</text:h>
      <text:p text:style-name="P32">#0 to #23 (Write only)<text:line-break/>#32 to #46 (Write only)</text:p>
      <text:h text:style-name="P4" text:outline-level="3"><text:bookmark text:name="pt1-2-1-1"/><text:soft-page-break/>1.1 Mode Registers</text:h>
      <table:table table:name="Table9" table:style-name="Table9">
        <table:table-column table:style-name="Table9.A"/>
        <table:table-column table:style-name="Table9.B"/>
        <table:table-column table:style-name="Table9.C"/>
        <table:table-column table:style-name="Table9.B" table:number-columns-repeated="2"/>
        <table:table-column table:style-name="Table9.F"/>
        <table:table-column table:style-name="Table9.G"/>
        <table:table-column table:style-name="Table9.H"/>
        <table:table-column table:style-name="Table9.I"/>
        <table:table-column table:style-name="Table9.J"/>
        <table:table-row>
          <table:table-cell table:style-name="Table9.A1" office:value-type="string">
            <text:p text:style-name="P27">MSB</text:p>
          </table:table-cell>
          <table:table-cell table:style-name="Table9.A1" office:value-type="string">
            <text:p text:style-name="P28">7</text:p>
          </table:table-cell>
          <table:table-cell table:style-name="Table9.A1" office:value-type="string">
            <text:p text:style-name="P28">6</text:p>
          </table:table-cell>
          <table:table-cell table:style-name="Table9.A1" office:value-type="string">
            <text:p text:style-name="P28">5</text:p>
          </table:table-cell>
          <table:table-cell table:style-name="Table9.A1" office:value-type="string">
            <text:p text:style-name="P28">4</text:p>
          </table:table-cell>
          <table:table-cell table:style-name="Table9.A1" office:value-type="string">
            <text:p text:style-name="P28">3</text:p>
          </table:table-cell>
          <table:table-cell table:style-name="Table9.A1" office:value-type="string">
            <text:p text:style-name="P28">2</text:p>
          </table:table-cell>
          <table:table-cell table:style-name="Table9.A1" office:value-type="string">
            <text:p text:style-name="P28">1</text:p>
          </table:table-cell>
          <table:table-cell table:style-name="Table9.A1" office:value-type="string">
            <text:p text:style-name="P28">0</text:p>
          </table:table-cell>
          <table:table-cell table:style-name="Table9.A1" office:value-type="string">
            <text:p text:style-name="P29">LSB</text:p>
          </table:table-cell>
        </table:table-row>
        <table:table-row>
          <table:table-cell table:style-name="Table9.A1" office:value-type="string">
            <text:p text:style-name="P21">R#0</text:p>
          </table:table-cell>
          <table:table-cell table:style-name="Table9.B2" office:value-type="string">
            <text:p text:style-name="P22">0</text:p>
          </table:table-cell>
          <table:table-cell table:style-name="Table9.B2" office:value-type="string">
            <text:p text:style-name="P22">DG</text:p>
          </table:table-cell>
          <table:table-cell table:style-name="Table9.B2" office:value-type="string">
            <text:p text:style-name="P22">IE2</text:p>
          </table:table-cell>
          <table:table-cell table:style-name="Table9.B2" office:value-type="string">
            <text:p text:style-name="P22">IE1</text:p>
          </table:table-cell>
          <table:table-cell table:style-name="Table9.B2" office:value-type="string">
            <text:p text:style-name="P22">M5</text:p>
          </table:table-cell>
          <table:table-cell table:style-name="Table9.B2" office:value-type="string">
            <text:p text:style-name="P22">M4</text:p>
          </table:table-cell>
          <table:table-cell table:style-name="Table9.B2" office:value-type="string">
            <text:p text:style-name="P22">M3</text:p>
          </table:table-cell>
          <table:table-cell table:style-name="Table9.B2" office:value-type="string">
            <text:p text:style-name="P22">0</text:p>
          </table:table-cell>
          <table:table-cell table:style-name="Table9.A1" office:value-type="string">
            <text:p text:style-name="P21">Mode Register 0</text:p>
          </table:table-cell>
        </table:table-row>
        <table:table-row>
          <table:table-cell table:style-name="Table9.A1" office:value-type="string">
            <text:p text:style-name="P21">R#1</text:p>
          </table:table-cell>
          <table:table-cell table:style-name="Table9.B2" office:value-type="string">
            <text:p text:style-name="P22">0</text:p>
          </table:table-cell>
          <table:table-cell table:style-name="Table9.B2" office:value-type="string">
            <text:p text:style-name="P22">BL</text:p>
          </table:table-cell>
          <table:table-cell table:style-name="Table9.B2" office:value-type="string">
            <text:p text:style-name="P22">IE0</text:p>
          </table:table-cell>
          <table:table-cell table:style-name="Table9.B2" office:value-type="string">
            <text:p text:style-name="P22">M1</text:p>
          </table:table-cell>
          <table:table-cell table:style-name="Table9.B2" office:value-type="string">
            <text:p text:style-name="P22">M2</text:p>
          </table:table-cell>
          <table:table-cell table:style-name="Table9.B2" office:value-type="string">
            <text:p text:style-name="P22">0</text:p>
          </table:table-cell>
          <table:table-cell table:style-name="Table9.B2" office:value-type="string">
            <text:p text:style-name="P22">SI</text:p>
          </table:table-cell>
          <table:table-cell table:style-name="Table9.B2" office:value-type="string">
            <text:p text:style-name="P22">MAG</text:p>
          </table:table-cell>
          <table:table-cell table:style-name="Table9.A1" office:value-type="string">
            <text:p text:style-name="P21">Mode Register 1</text:p>
          </table:table-cell>
        </table:table-row>
        <table:table-row>
          <table:table-cell table:style-name="Table9.A1" office:value-type="string">
            <text:p text:style-name="P21">R#8</text:p>
          </table:table-cell>
          <table:table-cell table:style-name="Table9.B2" office:value-type="string">
            <text:p text:style-name="P22">MS</text:p>
          </table:table-cell>
          <table:table-cell table:style-name="Table9.B2" office:value-type="string">
            <text:p text:style-name="P22">LP</text:p>
          </table:table-cell>
          <table:table-cell table:style-name="Table9.B2" office:value-type="string">
            <text:p text:style-name="P22">TP</text:p>
          </table:table-cell>
          <table:table-cell table:style-name="Table9.B2" office:value-type="string">
            <text:p text:style-name="P22">CB</text:p>
          </table:table-cell>
          <table:table-cell table:style-name="Table9.B2" office:value-type="string">
            <text:p text:style-name="P22">VR</text:p>
          </table:table-cell>
          <table:table-cell table:style-name="Table9.B2" office:value-type="string">
            <text:p text:style-name="P22">0</text:p>
          </table:table-cell>
          <table:table-cell table:style-name="Table9.B2" office:value-type="string">
            <text:p text:style-name="P22">SPD</text:p>
          </table:table-cell>
          <table:table-cell table:style-name="Table9.B2" office:value-type="string">
            <text:p text:style-name="P22">BW</text:p>
          </table:table-cell>
          <table:table-cell table:style-name="Table9.A1" office:value-type="string">
            <text:p text:style-name="P21">Mode Register 2</text:p>
          </table:table-cell>
        </table:table-row>
        <table:table-row>
          <table:table-cell table:style-name="Table9.A1" office:value-type="string">
            <text:p text:style-name="P21">R#9</text:p>
          </table:table-cell>
          <table:table-cell table:style-name="Table9.B2" office:value-type="string">
            <text:p text:style-name="P22">LN</text:p>
          </table:table-cell>
          <table:table-cell table:style-name="Table9.B2" office:value-type="string">
            <text:p text:style-name="P22">0</text:p>
          </table:table-cell>
          <table:table-cell table:style-name="Table9.B2" office:value-type="string">
            <text:p text:style-name="P22">S1</text:p>
          </table:table-cell>
          <table:table-cell table:style-name="Table9.B2" office:value-type="string">
            <text:p text:style-name="P22">S0</text:p>
          </table:table-cell>
          <table:table-cell table:style-name="Table9.B2" office:value-type="string">
            <text:p text:style-name="P22">IL</text:p>
          </table:table-cell>
          <table:table-cell table:style-name="Table9.B2" office:value-type="string">
            <text:p text:style-name="P22">EO</text:p>
          </table:table-cell>
          <table:table-cell table:style-name="Table9.B2" office:value-type="string">
            <text:p text:style-name="P23"/>
          </table:table-cell>
          <table:table-cell table:style-name="Table9.B2" office:value-type="string">
            <text:p text:style-name="P22">DC</text:p>
          </table:table-cell>
          <table:table-cell table:style-name="Table9.A1" office:value-type="string">
            <text:p text:style-name="P21">Mode Register 3</text:p>
          </table:table-cell>
        </table:table-row>
      </table:table>
      <table:table table:name="Table10" table:style-name="Table10">
        <table:table-column table:style-name="Table10.A"/>
        <table:table-column table:style-name="Table10.B"/>
        <table:table-column table:style-name="Table10.C"/>
        <table:table-row>
          <table:table-cell table:style-name="Table10.A1" table:number-rows-spanned="6" office:value-type="string">
            <text:p text:style-name="Table_20_Contents">R#0</text:p>
          </table:table-cell>
          <table:table-cell table:style-name="Table10.A1" office:value-type="string">
            <text:p text:style-name="Table_20_Contents">DG:</text:p>
          </table:table-cell>
          <table:table-cell table:style-name="Table10.A1" office:value-type="string">
            <text:p text:style-name="Table_20_Contents">Sets the color bus to input mode, and inputs data into the VRAM.</text:p>
          </table:table-cell>
        </table:table-row>
        <table:table-row table:style-name="Table10.2">
          <table:covered-table-cell table:style-name="Table10.A1"/>
          <table:table-cell table:style-name="Table10.A1" office:value-type="string">
            <text:p text:style-name="Table_20_Contents">IE2:</text:p>
          </table:table-cell>
          <table:table-cell table:style-name="Table10.A1" office:value-type="string">
            <text:p text:style-name="Table_20_Contents">Enables interrupt from Lightpen by Interrupt Enable 2.</text:p>
          </table:table-cell>
        </table:table-row>
        <table:table-row>
          <table:covered-table-cell table:style-name="Table10.A1"/>
          <table:table-cell table:style-name="Table10.A1" office:value-type="string">
            <text:p text:style-name="Table_20_Contents">IE1:</text:p>
          </table:table-cell>
          <table:table-cell table:style-name="Table10.A1" office:value-type="string">
            <text:p text:style-name="Table_20_Contents">Enables interrupt from Horizontal scanning line by Interrupt Enable 1.</text:p>
          </table:table-cell>
        </table:table-row>
        <table:table-row table:style-name="Table10.2">
          <table:covered-table-cell table:style-name="Table10.A1"/>
          <table:table-cell table:style-name="Table10.A1" office:value-type="string">
            <text:p text:style-name="Table_20_Contents">M5:</text:p>
          </table:table-cell>
          <table:table-cell table:style-name="Table10.A1" office:value-type="string">
            <text:p text:style-name="Table_20_Contents">Used to change the display mode.</text:p>
          </table:table-cell>
        </table:table-row>
        <table:table-row>
          <table:covered-table-cell table:style-name="Table10.A1"/>
          <table:table-cell table:style-name="Table10.A1" office:value-type="string">
            <text:p text:style-name="Table_20_Contents">M4:</text:p>
          </table:table-cell>
          <table:table-cell table:style-name="Table10.A1" office:value-type="string">
            <text:p text:style-name="Table_20_Contents">Used to change the display mode.</text:p>
          </table:table-cell>
        </table:table-row>
        <table:table-row table:style-name="Table10.2">
          <table:covered-table-cell table:style-name="Table10.A1"/>
          <table:table-cell table:style-name="Table10.A1" office:value-type="string">
            <text:p text:style-name="Table_20_Contents">M3:</text:p>
          </table:table-cell>
          <table:table-cell table:style-name="Table10.A1" office:value-type="string">
            <text:p text:style-name="Table_20_Contents">Used to change the display mode.</text:p>
          </table:table-cell>
        </table:table-row>
      </table:table>
      <table:table table:name="Table11" table:style-name="Table11">
        <table:table-column table:style-name="Table11.A"/>
        <table:table-column table:style-name="Table11.B"/>
        <table:table-column table:style-name="Table11.C"/>
        <table:table-row>
          <table:table-cell table:style-name="Table11.A1" table:number-rows-spanned="6" office:value-type="string">
            <text:p text:style-name="Table_20_Contents">R#1</text:p>
          </table:table-cell>
          <table:table-cell table:style-name="Table11.A1" office:value-type="string">
            <text:p text:style-name="Table_20_Contents">BL:</text:p>
          </table:table-cell>
          <table:table-cell table:style-name="Table11.A1" office:value-type="string">
            <text:p text:style-name="Table_20_Contents">When 1, screen display enabled. When 0, screen disabled.</text:p>
          </table:table-cell>
        </table:table-row>
        <table:table-row table:style-name="Table11.2">
          <table:covered-table-cell table:style-name="Table11.A1"/>
          <table:table-cell table:style-name="Table11.A1" office:value-type="string">
            <text:p text:style-name="Table_20_Contents">IE0:</text:p>
          </table:table-cell>
          <table:table-cell table:style-name="Table11.A1" office:value-type="string">
            <text:p text:style-name="Table_20_Contents">Enables interrupt from Horizontal scanning line by Interrupt Enable 0.</text:p>
          </table:table-cell>
        </table:table-row>
        <table:table-row>
          <table:covered-table-cell table:style-name="Table11.A1"/>
          <table:table-cell table:style-name="Table11.A1" office:value-type="string">
            <text:p text:style-name="Table_20_Contents">M1:</text:p>
          </table:table-cell>
          <table:table-cell table:style-name="Table11.A1" office:value-type="string">
            <text:p text:style-name="Table_20_Contents">Used to change the display mode.</text:p>
          </table:table-cell>
        </table:table-row>
        <table:table-row table:style-name="Table11.2">
          <table:covered-table-cell table:style-name="Table11.A1"/>
          <table:table-cell table:style-name="Table11.A1" office:value-type="string">
            <text:p text:style-name="Table_20_Contents">M2:</text:p>
          </table:table-cell>
          <table:table-cell table:style-name="Table11.A1" office:value-type="string">
            <text:p text:style-name="Table_20_Contents">Used to change the display mode.</text:p>
          </table:table-cell>
        </table:table-row>
        <table:table-row>
          <table:covered-table-cell table:style-name="Table11.A1"/>
          <table:table-cell table:style-name="Table11.A1" office:value-type="string">
            <text:p text:style-name="Table_20_Contents">SI:</text:p>
          </table:table-cell>
          <table:table-cell table:style-name="Table11.A1" office:value-type="string">
            <text:p text:style-name="Table_20_Contents">When 1, sprite size is 16 x 16. When 0, 8 x 8.</text:p>
          </table:table-cell>
        </table:table-row>
        <table:table-row table:style-name="Table11.2">
          <table:covered-table-cell table:style-name="Table11.A1"/>
          <table:table-cell table:style-name="Table11.A1" office:value-type="string">
            <text:p text:style-name="Table_20_Contents">MA:</text:p>
          </table:table-cell>
          <table:table-cell table:style-name="Table11.A1" office:value-type="string">
            <text:p text:style-name="Table_20_Contents">Sprite expansion; when 1: expanded. When 0, normal.</text:p>
          </table:table-cell>
        </table:table-row>
      </table:table>
      <table:table table:name="Table12" table:style-name="Table12">
        <table:table-column table:style-name="Table12.A"/>
        <table:table-column table:style-name="Table12.B"/>
        <table:table-column table:style-name="Table12.C"/>
        <table:table-row>
          <table:table-cell table:style-name="Table12.A1" table:number-rows-spanned="7" office:value-type="string">
            <text:p text:style-name="Table_20_Contents">R#8</text:p>
          </table:table-cell>
          <table:table-cell table:style-name="Table12.A1" office:value-type="string">
            <text:p text:style-name="Table_20_Contents">MS:</text:p>
          </table:table-cell>
          <table:table-cell table:style-name="Table12.A1" office:value-type="string">
            <text:p text:style-name="Table_20_Contents">When 1, sets the color bus to input mode and enables mouse.<text:line-break/>When 0, sets the color bus to output mode and disables mouse.</text:p>
          </table:table-cell>
        </table:table-row>
        <table:table-row table:style-name="Table12.2">
          <table:covered-table-cell table:style-name="Table12.A1"/>
          <table:table-cell table:style-name="Table12.A1" office:value-type="string">
            <text:p text:style-name="Table_20_Contents">LP:</text:p>
          </table:table-cell>
          <table:table-cell table:style-name="Table12.A1" office:value-type="string">
            <text:p text:style-name="Table_20_Contents">When 1, enables light pen. When 0, disables light pen.</text:p>
          </table:table-cell>
        </table:table-row>
        <table:table-row>
          <table:covered-table-cell table:style-name="Table12.A1"/>
          <table:table-cell table:style-name="Table12.A1" office:value-type="string">
            <text:p text:style-name="Table_20_Contents">TP:</text:p>
          </table:table-cell>
          <table:table-cell table:style-name="Table12.A1" office:value-type="string">
            <text:p text:style-name="Table_20_Contents">Sets the color of code 0 to the color of the palette.</text:p>
          </table:table-cell>
        </table:table-row>
        <table:table-row table:style-name="Table12.2">
          <table:covered-table-cell table:style-name="Table12.A1"/>
          <table:table-cell table:style-name="Table12.A1" office:value-type="string">
            <text:p text:style-name="Table_20_Contents">CB:</text:p>
          </table:table-cell>
          <table:table-cell table:style-name="Table12.A1" office:value-type="string">
            <text:p text:style-name="Table_20_Contents">When 1, sets the color bus to input mode.<text:line-break/>When 0, sets the color bus to output mode.</text:p>
          </table:table-cell>
        </table:table-row>
        <table:table-row>
          <table:covered-table-cell table:style-name="Table12.A1"/>
          <table:table-cell table:style-name="Table12.A1" office:value-type="string">
            <text:p text:style-name="Table_20_Contents">VR:</text:p>
          </table:table-cell>
          <table:table-cell table:style-name="Table12.A1" office:value-type="string">
            <text:p text:style-name="Table_20_Contents">Selects the type of Video RAM.<text:line-break/>1 = 64K x 1 bit or 64K x 4 bits.<text:line-break/>0 = 16K x 1 bit or 16K x 4 bits.</text:p>
          </table:table-cell>
        </table:table-row>
        <table:table-row table:style-name="Table12.2">
          <table:covered-table-cell table:style-name="Table12.A1"/>
          <table:table-cell table:style-name="Table12.A1" office:value-type="string">
            <text:p text:style-name="Table_20_Contents">SPD:</text:p>
          </table:table-cell>
          <table:table-cell table:style-name="Table12.A1" office:value-type="string">
            <text:p text:style-name="Table_20_Contents">When 1, disables display of sprites. When 0, displays sprites.</text:p>
          </table:table-cell>
        </table:table-row>
        <table:table-row>
          <table:covered-table-cell table:style-name="Table12.A1"/>
          <table:table-cell table:style-name="Table12.A1" office:value-type="string">
            <text:p text:style-name="Table_20_Contents">BW:</text:p>
          </table:table-cell>
          <table:table-cell table:style-name="Table12.A1" office:value-type="string">
            <text:p text:style-name="Table_20_Contents">When 1, sets black and white in 32 tones.<text:line-break/>When 0, sets color (available only with a composite encoder).</text:p>
          </table:table-cell>
        </table:table-row>
      </table:table>
      <table:table table:name="Table13" table:style-name="Table13">
        <table:table-column table:style-name="Table13.A"/>
        <table:table-column table:style-name="Table13.B"/>
        <table:table-column table:style-name="Table13.C"/>
        <table:table-row>
          <table:table-cell table:style-name="Table13.A1" table:number-rows-spanned="7" office:value-type="string">
            <text:p text:style-name="Table_20_Contents">R#9</text:p>
          </table:table-cell>
          <table:table-cell table:style-name="Table13.A1" office:value-type="string">
            <text:p text:style-name="Table_20_Contents">LN:</text:p>
          </table:table-cell>
          <table:table-cell table:style-name="Table13.A1" office:value-type="string">
            <text:p text:style-name="Table_20_Contents">When 1, sets the horizontal dot count to 212.<text:line-break/>When 0, sets the horizontal dot count to 192.</text:p>
          </table:table-cell>
        </table:table-row>
        <table:table-row table:style-name="Table13.2">
          <table:covered-table-cell table:style-name="Table13.A1"/>
          <table:table-cell table:style-name="Table13.A1" office:value-type="string">
            <text:p text:style-name="Table_20_Contents">S1:</text:p>
          </table:table-cell>
          <table:table-cell table:style-name="Table13.A1" office:value-type="string">
            <text:p text:style-name="Table_20_Contents">Selects simultaneous mode.</text:p>
          </table:table-cell>
        </table:table-row>
        <table:table-row>
          <table:covered-table-cell table:style-name="Table13.A1"/>
          <table:table-cell table:style-name="Table13.A1" office:value-type="string">
            <text:p text:style-name="Table_20_Contents">S0:</text:p>
          </table:table-cell>
          <table:table-cell table:style-name="Table13.A1" office:value-type="string">
            <text:p text:style-name="Table_20_Contents">Selects simultaneous mode.</text:p>
          </table:table-cell>
        </table:table-row>
        <table:table-row table:style-name="Table13.2">
          <table:covered-table-cell table:style-name="Table13.A1"/>
          <table:table-cell table:style-name="Table13.A1" office:value-type="string">
            <text:p text:style-name="Table_20_Contents">IL:</text:p>
          </table:table-cell>
          <table:table-cell table:style-name="Table13.A1" office:value-type="string">
            <text:p text:style-name="Table_20_Contents">When 1, interlace (Complete NTSC timing)<text:line-break/>When 0, non-interlace (Incomplete NTSC timing)</text:p>
          </table:table-cell>
        </table:table-row>
        <table:table-row>
          <table:covered-table-cell table:style-name="Table13.A1"/>
          <table:table-cell table:style-name="Table13.A1" office:value-type="string">
            <text:p text:style-name="Table_20_Contents">EO:</text:p>
          </table:table-cell>
          <table:table-cell table:style-name="Table13.A1" office:value-type="string">
            <text:p text:style-name="Table_20_Contents">When 1, displays two graphic screens interchangably by Even field/Odd field.<text:line-break/>When 0, displays the same graphic screen by Even field/Odd field.</text:p>
          </table:table-cell>
        </table:table-row>
        <table:table-row table:style-name="Table13.2">
          <table:covered-table-cell table:style-name="Table13.A1"/>
          <table:table-cell table:style-name="Table13.A1" office:value-type="string">
            <text:p text:style-name="Table_20_Contents">:</text:p>
          </table:table-cell>
          <table:table-cell table:style-name="Table13.A1" office:value-type="string">
            <text:p text:style-name="Table_20_Contents">When 1, PAL (313 lines); when 0, NTSC (262 lines). (For RGB output only)</text:p>
          </table:table-cell>
        </table:table-row>
        <table:table-row>
          <table:covered-table-cell table:style-name="Table13.A1"/>
          <table:table-cell table:style-name="Table13.A1" office:value-type="string">
            <text:p text:style-name="Table_20_Contents">DC:</text:p>
          </table:table-cell>
          <table:table-cell table:style-name="Table13.A1" office:value-type="string">
            <text:p text:style-name="Table_20_Contents">When 1, sets *DLCLK to input mode; when 0, sets *DLCLK to output mode.</text:p>
          </table:table-cell>
        </table:table-row>
      </table:table>
      <text:h text:style-name="P4" text:outline-level="3"><text:bookmark text:name="pt1-2-1-2"/>1.2 Table Base Address Registers</text:h>
      <text:p text:style-name="P32">The table base address registers are a set of registers to declare the addresses of tables in the VRAM to be used by MSX-VIDEO.</text:p>
      <text:p text:style-name="P32"><text:soft-page-break/>Note that when these registers are accessed, the control codes that the screen may receive depends on the display mode. For this purpose, you must mask the unwanted bits.</text:p>
      <table:table table:name="Table14" table:style-name="Table14">
        <table:table-column table:style-name="Table14.A"/>
        <table:table-column table:style-name="Table14.B" table:number-columns-repeated="8"/>
        <table:table-column table:style-name="Table14.J"/>
        <table:table-row>
          <table:table-cell table:style-name="Table14.A1" office:value-type="string">
            <text:p text:style-name="P27">MSB</text:p>
          </table:table-cell>
          <table:table-cell table:style-name="Table14.A1" office:value-type="string">
            <text:p text:style-name="P28">7</text:p>
          </table:table-cell>
          <table:table-cell table:style-name="Table14.A1" office:value-type="string">
            <text:p text:style-name="P28">6</text:p>
          </table:table-cell>
          <table:table-cell table:style-name="Table14.A1" office:value-type="string">
            <text:p text:style-name="P28">5</text:p>
          </table:table-cell>
          <table:table-cell table:style-name="Table14.A1" office:value-type="string">
            <text:p text:style-name="P28">4</text:p>
          </table:table-cell>
          <table:table-cell table:style-name="Table14.A1" office:value-type="string">
            <text:p text:style-name="P28">3</text:p>
          </table:table-cell>
          <table:table-cell table:style-name="Table14.A1" office:value-type="string">
            <text:p text:style-name="P28">2</text:p>
          </table:table-cell>
          <table:table-cell table:style-name="Table14.A1" office:value-type="string">
            <text:p text:style-name="P28">1</text:p>
          </table:table-cell>
          <table:table-cell table:style-name="Table14.A1" office:value-type="string">
            <text:p text:style-name="P28">0</text:p>
          </table:table-cell>
          <table:table-cell table:style-name="Table14.A1" office:value-type="string">
            <text:p text:style-name="P29">LSB</text:p>
          </table:table-cell>
        </table:table-row>
        <table:table-row>
          <table:table-cell table:style-name="Table14.A1" office:value-type="string">
            <text:p text:style-name="P21">R#2</text:p>
          </table:table-cell>
          <table:table-cell table:style-name="Table14.B2" office:value-type="string">
            <text:p text:style-name="P22">0</text:p>
          </table:table-cell>
          <table:table-cell table:style-name="Table14.B2" office:value-type="string">
            <text:p text:style-name="P22">A16</text:p>
          </table:table-cell>
          <table:table-cell table:style-name="Table14.B2" office:value-type="string">
            <text:p text:style-name="P22">A15</text:p>
          </table:table-cell>
          <table:table-cell table:style-name="Table14.B2" office:value-type="string">
            <text:p text:style-name="P22">A14</text:p>
          </table:table-cell>
          <table:table-cell table:style-name="Table14.B2" office:value-type="string">
            <text:p text:style-name="P22">A13</text:p>
          </table:table-cell>
          <table:table-cell table:style-name="Table14.B2" office:value-type="string">
            <text:p text:style-name="P22">A12</text:p>
          </table:table-cell>
          <table:table-cell table:style-name="Table14.B2" office:value-type="string">
            <text:p text:style-name="P22">A11</text:p>
          </table:table-cell>
          <table:table-cell table:style-name="Table14.B2" office:value-type="string">
            <text:p text:style-name="P22">A10</text:p>
          </table:table-cell>
          <table:table-cell table:style-name="Table14.A1" office:value-type="string">
            <text:p text:style-name="P21">Pattern name table base address register</text:p>
          </table:table-cell>
        </table:table-row>
        <table:table-row>
          <table:table-cell table:style-name="Table14.A1" office:value-type="string">
            <text:p text:style-name="P21">R#3</text:p>
          </table:table-cell>
          <table:table-cell table:style-name="Table14.B2" office:value-type="string">
            <text:p text:style-name="P22">A13</text:p>
          </table:table-cell>
          <table:table-cell table:style-name="Table14.B2" office:value-type="string">
            <text:p text:style-name="P22">A12</text:p>
          </table:table-cell>
          <table:table-cell table:style-name="Table14.B2" office:value-type="string">
            <text:p text:style-name="P22">A11</text:p>
          </table:table-cell>
          <table:table-cell table:style-name="Table14.B2" office:value-type="string">
            <text:p text:style-name="P22">A10</text:p>
          </table:table-cell>
          <table:table-cell table:style-name="Table14.B2" office:value-type="string">
            <text:p text:style-name="P22">A9</text:p>
          </table:table-cell>
          <table:table-cell table:style-name="Table14.B2" office:value-type="string">
            <text:p text:style-name="P22">A8</text:p>
          </table:table-cell>
          <table:table-cell table:style-name="Table14.B2" office:value-type="string">
            <text:p text:style-name="P22">A7</text:p>
          </table:table-cell>
          <table:table-cell table:style-name="Table14.B2" office:value-type="string">
            <text:p text:style-name="P22">A6</text:p>
          </table:table-cell>
          <table:table-cell table:style-name="Table14.A1" office:value-type="string">
            <text:p text:style-name="P21">Color table base address register low</text:p>
          </table:table-cell>
        </table:table-row>
        <table:table-row>
          <table:table-cell table:style-name="Table14.A1" office:value-type="string">
            <text:p text:style-name="P21">R#10</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A16</text:p>
          </table:table-cell>
          <table:table-cell table:style-name="Table14.B2" office:value-type="string">
            <text:p text:style-name="P22">A15</text:p>
          </table:table-cell>
          <table:table-cell table:style-name="Table14.B2" office:value-type="string">
            <text:p text:style-name="P22">A14</text:p>
          </table:table-cell>
          <table:table-cell table:style-name="Table14.A1" office:value-type="string">
            <text:p text:style-name="P21">Color table base address register high</text:p>
          </table:table-cell>
        </table:table-row>
        <table:table-row>
          <table:table-cell table:style-name="Table14.A1" office:value-type="string">
            <text:p text:style-name="P21">R#4</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A16</text:p>
          </table:table-cell>
          <table:table-cell table:style-name="Table14.B2" office:value-type="string">
            <text:p text:style-name="P22">A15</text:p>
          </table:table-cell>
          <table:table-cell table:style-name="Table14.B2" office:value-type="string">
            <text:p text:style-name="P22">A14</text:p>
          </table:table-cell>
          <table:table-cell table:style-name="Table14.A1" office:value-type="string">
            <text:p text:style-name="P21">Pattern generator table base address register</text:p>
          </table:table-cell>
        </table:table-row>
        <table:table-row>
          <table:table-cell table:style-name="Table14.A1" office:value-type="string">
            <text:p text:style-name="P21">R#5</text:p>
          </table:table-cell>
          <table:table-cell table:style-name="Table14.B2" office:value-type="string">
            <text:p text:style-name="P22">A14</text:p>
          </table:table-cell>
          <table:table-cell table:style-name="Table14.B2" office:value-type="string">
            <text:p text:style-name="P22">A13</text:p>
          </table:table-cell>
          <table:table-cell table:style-name="Table14.B2" office:value-type="string">
            <text:p text:style-name="P22">A12</text:p>
          </table:table-cell>
          <table:table-cell table:style-name="Table14.B2" office:value-type="string">
            <text:p text:style-name="P22">A11</text:p>
          </table:table-cell>
          <table:table-cell table:style-name="Table14.B2" office:value-type="string">
            <text:p text:style-name="P22">A10</text:p>
          </table:table-cell>
          <table:table-cell table:style-name="Table14.B2" office:value-type="string">
            <text:p text:style-name="P22">A9</text:p>
          </table:table-cell>
          <table:table-cell table:style-name="Table14.B2" office:value-type="string">
            <text:p text:style-name="P22">A8</text:p>
          </table:table-cell>
          <table:table-cell table:style-name="Table14.B2" office:value-type="string">
            <text:p text:style-name="P22">A7</text:p>
          </table:table-cell>
          <table:table-cell table:style-name="Table14.A1" office:value-type="string">
            <text:p text:style-name="P21">Sprite attribute table base address register low</text:p>
          </table:table-cell>
        </table:table-row>
        <table:table-row>
          <table:table-cell table:style-name="Table14.A1" office:value-type="string">
            <text:p text:style-name="P21">R#11</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A16</text:p>
          </table:table-cell>
          <table:table-cell table:style-name="Table14.B2" office:value-type="string">
            <text:p text:style-name="P22">A15</text:p>
          </table:table-cell>
          <table:table-cell table:style-name="Table14.A1" office:value-type="string">
            <text:p text:style-name="P21">Sprite attribute table base address register high</text:p>
          </table:table-cell>
        </table:table-row>
        <table:table-row>
          <table:table-cell table:style-name="Table14.A1" office:value-type="string">
            <text:p text:style-name="P21">R#6</text:p>
          </table:table-cell>
          <table:table-cell table:style-name="Table14.B2" office:value-type="string">
            <text:p text:style-name="P22">0</text:p>
          </table:table-cell>
          <table:table-cell table:style-name="Table14.B2" office:value-type="string">
            <text:p text:style-name="P22">0</text:p>
          </table:table-cell>
          <table:table-cell table:style-name="Table14.B2" office:value-type="string">
            <text:p text:style-name="P22">A16</text:p>
          </table:table-cell>
          <table:table-cell table:style-name="Table14.B2" office:value-type="string">
            <text:p text:style-name="P22">A15</text:p>
          </table:table-cell>
          <table:table-cell table:style-name="Table14.B2" office:value-type="string">
            <text:p text:style-name="P22">A14</text:p>
          </table:table-cell>
          <table:table-cell table:style-name="Table14.B2" office:value-type="string">
            <text:p text:style-name="P22">A13</text:p>
          </table:table-cell>
          <table:table-cell table:style-name="Table14.B2" office:value-type="string">
            <text:p text:style-name="P22">A12</text:p>
          </table:table-cell>
          <table:table-cell table:style-name="Table14.B2" office:value-type="string">
            <text:p text:style-name="P22">A11</text:p>
          </table:table-cell>
          <table:table-cell table:style-name="Table14.A1" office:value-type="string">
            <text:p text:style-name="P21">Sprite attribute table base address register high</text:p>
          </table:table-cell>
        </table:table-row>
      </table:table>
      <text:h text:style-name="P4" text:outline-level="3"><text:bookmark text:name="pt1-2-1-3"/>1.3 Color Registers</text:h>
      <text:p text:style-name="P32">The color registers are used to control the MSX-VIDEO's text and background screen colors as well as blinking, etc.</text:p>
      <text:p text:style-name="P7"><text:s text:c="7"/><text:span text:style-name="T2">MSB <text:s/>7 <text:s text:c="2"/>6 <text:s text:c="2"/>5 <text:s text:c="2"/>4 <text:s text:c="2"/>3 <text:s text:c="2"/>2 <text:s text:c="2"/>1 <text:s text:c="2"/>0 <text:s/>LSB</text:span></text:p>
      <text:p text:style-name="P7"><text:s text:c="10"/>┌───┬───┬───┬───┬───┬───┬───┬───┐</text:p>
      <text:p text:style-name="P7"><text:s text:c="3"/><text:span text:style-name="T2">R#7 <text:s text:c="3"/>│TC3│TC2│TC1│TC0│BD3│BD2│BD1│BD0│ Text color/Back drop</text:span></text:p>
      <text:p text:style-name="P7"><text:s text:c="10"/>└───┴───┴───┴───┴───┴───┴───┴───┘ <text:span text:style-name="T2">color register</text:span></text:p>
      <text:p text:style-name="P15"/>
      <text:p text:style-name="P7"><text:s text:c="12"/><text:span text:style-name="T2">TC3 to TC0: <text:s/>Specifies the text color according to TEXT 1</text:span></text:p>
      <text:p text:style-name="P7"><text:s text:c="25"/><text:span text:style-name="T2">and TEXT 2 modes.</text:span></text:p>
      <text:p text:style-name="P7"><text:s text:c="12"/><text:span text:style-name="T2">BD3 to BD0: <text:s/>Specifies the back drop color in all display</text:span></text:p>
      <text:p text:style-name="P8"><text:s text:c="25"/><text:span text:style-name="T2">modes.</text:span></text:p>
      <table:table table:name="Table15" table:style-name="Table15">
        <table:table-column table:style-name="Table15.A"/>
        <table:table-column table:style-name="Table15.B" table:number-columns-repeated="4"/>
        <table:table-column table:style-name="Table15.F" table:number-columns-repeated="4"/>
        <table:table-column table:style-name="Table15.J"/>
        <table:table-row>
          <table:table-cell table:style-name="Table15.A1" office:value-type="string">
            <text:p text:style-name="P27">MSB</text:p>
          </table:table-cell>
          <table:table-cell table:style-name="Table15.A1" office:value-type="string">
            <text:p text:style-name="P28">7</text:p>
          </table:table-cell>
          <table:table-cell table:style-name="Table15.A1" office:value-type="string">
            <text:p text:style-name="P28">6</text:p>
          </table:table-cell>
          <table:table-cell table:style-name="Table15.A1" office:value-type="string">
            <text:p text:style-name="P28">5</text:p>
          </table:table-cell>
          <table:table-cell table:style-name="Table15.A1" office:value-type="string">
            <text:p text:style-name="P28">4</text:p>
          </table:table-cell>
          <table:table-cell table:style-name="Table15.A1" office:value-type="string">
            <text:p text:style-name="P28">3</text:p>
          </table:table-cell>
          <table:table-cell table:style-name="Table15.A1" office:value-type="string">
            <text:p text:style-name="P28">2</text:p>
          </table:table-cell>
          <table:table-cell table:style-name="Table15.A1" office:value-type="string">
            <text:p text:style-name="P28">1</text:p>
          </table:table-cell>
          <table:table-cell table:style-name="Table15.A1" office:value-type="string">
            <text:p text:style-name="P28">0</text:p>
          </table:table-cell>
          <table:table-cell table:style-name="Table15.A1" office:value-type="string">
            <text:p text:style-name="P29">LSB</text:p>
          </table:table-cell>
        </table:table-row>
        <table:table-row>
          <table:table-cell table:style-name="Table15.A1" office:value-type="string">
            <text:p text:style-name="P21">R#12</text:p>
          </table:table-cell>
          <table:table-cell table:style-name="Table15.B2" office:value-type="string">
            <text:p text:style-name="P22">T23</text:p>
          </table:table-cell>
          <table:table-cell table:style-name="Table15.B2" office:value-type="string">
            <text:p text:style-name="P22">T22</text:p>
          </table:table-cell>
          <table:table-cell table:style-name="Table15.B2" office:value-type="string">
            <text:p text:style-name="P22">T21</text:p>
          </table:table-cell>
          <table:table-cell table:style-name="Table15.B2" office:value-type="string">
            <text:p text:style-name="P22">T20</text:p>
          </table:table-cell>
          <table:table-cell table:style-name="Table15.B2" office:value-type="string">
            <text:p text:style-name="P22">BC3</text:p>
          </table:table-cell>
          <table:table-cell table:style-name="Table15.B2" office:value-type="string">
            <text:p text:style-name="P22">BC2</text:p>
          </table:table-cell>
          <table:table-cell table:style-name="Table15.B2" office:value-type="string">
            <text:p text:style-name="P22">BC1</text:p>
          </table:table-cell>
          <table:table-cell table:style-name="Table15.B2" office:value-type="string">
            <text:p text:style-name="P22">BC0</text:p>
          </table:table-cell>
          <table:table-cell table:style-name="Table15.A1" office:value-type="string">
            <text:p text:style-name="P21">Text color/Back color register</text:p>
          </table:table-cell>
        </table:table-row>
      </table:table>
      <text:p text:style-name="P32">In TEXT 2 mode, if the attributes for blinking are set, the color set in this register and set in R#7 are displayed alternately.</text:p>
      <text:p text:style-name="P7"><text:s text:c="12"/><text:span text:style-name="T2">T23 to T20: <text:s/>Specifies the color of part 1 of the pattern.</text:span></text:p>
      <text:p text:style-name="P8"><text:s text:c="12"/><text:span text:style-name="T2">BC3 to BC0: <text:s/>Specifies the color of part 0 of the pattern.</text:span></text:p>
      <table:table table:name="Table16" table:style-name="Table16">
        <table:table-column table:style-name="Table16.A"/>
        <table:table-column table:style-name="Table16.B" table:number-columns-repeated="4"/>
        <table:table-column table:style-name="Table16.F" table:number-columns-repeated="4"/>
        <table:table-column table:style-name="Table16.J"/>
        <table:table-row>
          <table:table-cell table:style-name="Table16.A1" office:value-type="string">
            <text:p text:style-name="P27">MSB</text:p>
          </table:table-cell>
          <table:table-cell table:style-name="Table16.A1" office:value-type="string">
            <text:p text:style-name="P28">7</text:p>
          </table:table-cell>
          <table:table-cell table:style-name="Table16.A1" office:value-type="string">
            <text:p text:style-name="P28">6</text:p>
          </table:table-cell>
          <table:table-cell table:style-name="Table16.A1" office:value-type="string">
            <text:p text:style-name="P28">5</text:p>
          </table:table-cell>
          <table:table-cell table:style-name="Table16.A1" office:value-type="string">
            <text:p text:style-name="P28">4</text:p>
          </table:table-cell>
          <table:table-cell table:style-name="Table16.A1" office:value-type="string">
            <text:p text:style-name="P28">3</text:p>
          </table:table-cell>
          <table:table-cell table:style-name="Table16.A1" office:value-type="string">
            <text:p text:style-name="P28">2</text:p>
          </table:table-cell>
          <table:table-cell table:style-name="Table16.A1" office:value-type="string">
            <text:p text:style-name="P28">1</text:p>
          </table:table-cell>
          <table:table-cell table:style-name="Table16.A1" office:value-type="string">
            <text:p text:style-name="P28">0</text:p>
          </table:table-cell>
          <table:table-cell table:style-name="Table16.A1" office:value-type="string">
            <text:p text:style-name="P29">LSB</text:p>
          </table:table-cell>
        </table:table-row>
        <table:table-row>
          <table:table-cell table:style-name="Table16.A1" office:value-type="string">
            <text:p text:style-name="P21">R#13</text:p>
          </table:table-cell>
          <table:table-cell table:style-name="Table16.B2" office:value-type="string">
            <text:p text:style-name="P22">ON3</text:p>
          </table:table-cell>
          <table:table-cell table:style-name="Table16.B2" office:value-type="string">
            <text:p text:style-name="P22">ON2</text:p>
          </table:table-cell>
          <table:table-cell table:style-name="Table16.B2" office:value-type="string">
            <text:p text:style-name="P22">ON1</text:p>
          </table:table-cell>
          <table:table-cell table:style-name="Table16.B2" office:value-type="string">
            <text:p text:style-name="P22">ON0</text:p>
          </table:table-cell>
          <table:table-cell table:style-name="Table16.B2" office:value-type="string">
            <text:p text:style-name="P22">OF3</text:p>
          </table:table-cell>
          <table:table-cell table:style-name="Table16.B2" office:value-type="string">
            <text:p text:style-name="P22">OF2</text:p>
          </table:table-cell>
          <table:table-cell table:style-name="Table16.B2" office:value-type="string">
            <text:p text:style-name="P22">OF1</text:p>
          </table:table-cell>
          <table:table-cell table:style-name="Table16.B2" office:value-type="string">
            <text:p text:style-name="P22">OF0</text:p>
          </table:table-cell>
          <table:table-cell table:style-name="Table16.A1" office:value-type="string">
            <text:p text:style-name="P21">Blinking period register</text:p>
          </table:table-cell>
        </table:table-row>
      </table:table>
      <text:p text:style-name="P32">In the bit map modes of GRAPH4 to GRAPH7, the two pages are alternately displayed (blinked). Place data in this register to set the display page to an odd page to begin blinking. This register is also used in the TEXT2 mode.</text:p>
      <text:p text:style-name="P7"><text:s text:c="12"/><text:span text:style-name="T2">ON3 to ON0: <text:s/>Display time for even page</text:span></text:p>
      <text:p text:style-name="P8"><text:s text:c="12"/><text:span text:style-name="T2">OF3 to OF0: <text:s/>Display time for odd page</text:span></text:p>
      <table:table table:name="Table17" table:style-name="Table17">
        <table:table-column table:style-name="Table17.A"/>
        <table:table-column table:style-name="Table17.B" table:number-columns-repeated="8"/>
        <table:table-column table:style-name="Table17.J"/>
        <table:table-row>
          <table:table-cell table:style-name="Table17.A1" office:value-type="string">
            <text:p text:style-name="P27">MSB</text:p>
          </table:table-cell>
          <table:table-cell table:style-name="Table17.A1" office:value-type="string">
            <text:p text:style-name="P28">7</text:p>
          </table:table-cell>
          <table:table-cell table:style-name="Table17.A1" office:value-type="string">
            <text:p text:style-name="P28">6</text:p>
          </table:table-cell>
          <table:table-cell table:style-name="Table17.A1" office:value-type="string">
            <text:p text:style-name="P28">5</text:p>
          </table:table-cell>
          <table:table-cell table:style-name="Table17.A1" office:value-type="string">
            <text:p text:style-name="P28">4</text:p>
          </table:table-cell>
          <table:table-cell table:style-name="Table17.A1" office:value-type="string">
            <text:p text:style-name="P28">3</text:p>
          </table:table-cell>
          <table:table-cell table:style-name="Table17.A1" office:value-type="string">
            <text:p text:style-name="P28">2</text:p>
          </table:table-cell>
          <table:table-cell table:style-name="Table17.A1" office:value-type="string">
            <text:p text:style-name="P28">1</text:p>
          </table:table-cell>
          <table:table-cell table:style-name="Table17.A1" office:value-type="string">
            <text:p text:style-name="P28">0</text:p>
          </table:table-cell>
          <table:table-cell table:style-name="Table17.A1" office:value-type="string">
            <text:p text:style-name="P29">LSB</text:p>
          </table:table-cell>
        </table:table-row>
        <table:table-row>
          <table:table-cell table:style-name="Table17.A1" office:value-type="string">
            <text:p text:style-name="P21">R#20</text:p>
          </table:table-cell>
          <table:table-cell table:style-name="Table17.B2" office:value-type="string">
            <text:p text:style-name="P22">0</text:p>
          </table:table-cell>
          <table:table-cell table:style-name="Table17.B2" office:value-type="string">
            <text:p text:style-name="P22">0</text:p>
          </table:table-cell>
          <table:table-cell table:style-name="Table17.B2" office:value-type="string">
            <text:p text:style-name="P22">0</text:p>
          </table:table-cell>
          <table:table-cell table:style-name="Table17.B2" office:value-type="string">
            <text:p text:style-name="P22">0</text:p>
          </table:table-cell>
          <table:table-cell table:style-name="Table17.B2" office:value-type="string">
            <text:p text:style-name="P22">0</text:p>
          </table:table-cell>
          <table:table-cell table:style-name="Table17.B2" office:value-type="string">
            <text:p text:style-name="P22">0</text:p>
          </table:table-cell>
          <table:table-cell table:style-name="Table17.B2" office:value-type="string">
            <text:p text:style-name="P22">0</text:p>
          </table:table-cell>
          <table:table-cell table:style-name="Table17.B2" office:value-type="string">
            <text:p text:style-name="P22">0</text:p>
          </table:table-cell>
          <table:table-cell table:style-name="Table17.A1" office:value-type="string">
            <text:p text:style-name="P21">Color burst register 1</text:p>
          </table:table-cell>
        </table:table-row>
        <table:table-row>
          <table:table-cell table:style-name="Table17.A1" office:value-type="string">
            <text:p text:style-name="P21">R#21</text:p>
          </table:table-cell>
          <table:table-cell table:style-name="Table17.B2" office:value-type="string">
            <text:p text:style-name="P22">0</text:p>
          </table:table-cell>
          <table:table-cell table:style-name="Table17.B2" office:value-type="string">
            <text:p text:style-name="P22">0</text:p>
          </table:table-cell>
          <table:table-cell table:style-name="Table17.B2" office:value-type="string">
            <text:p text:style-name="P22">1</text:p>
          </table:table-cell>
          <table:table-cell table:style-name="Table17.B2" office:value-type="string">
            <text:p text:style-name="P22">1</text:p>
          </table:table-cell>
          <table:table-cell table:style-name="Table17.B2" office:value-type="string">
            <text:p text:style-name="P22">1</text:p>
          </table:table-cell>
          <table:table-cell table:style-name="Table17.B2" office:value-type="string">
            <text:p text:style-name="P22">1</text:p>
          </table:table-cell>
          <table:table-cell table:style-name="Table17.B2" office:value-type="string">
            <text:p text:style-name="P22">1</text:p>
          </table:table-cell>
          <table:table-cell table:style-name="Table17.B2" office:value-type="string">
            <text:p text:style-name="P22">1</text:p>
          </table:table-cell>
          <table:table-cell table:style-name="Table17.A1" office:value-type="string">
            <text:p text:style-name="P21">Color burst register 2</text:p>
          </table:table-cell>
        </table:table-row>
        <table:table-row>
          <table:table-cell table:style-name="Table17.A1" office:value-type="string">
            <text:p text:style-name="P21">R#22</text:p>
          </table:table-cell>
          <table:table-cell table:style-name="Table17.B2" office:value-type="string">
            <text:p text:style-name="P22">0</text:p>
          </table:table-cell>
          <table:table-cell table:style-name="Table17.B2" office:value-type="string">
            <text:p text:style-name="P22">0</text:p>
          </table:table-cell>
          <table:table-cell table:style-name="Table17.B2" office:value-type="string">
            <text:p text:style-name="P22">0</text:p>
          </table:table-cell>
          <table:table-cell table:style-name="Table17.B2" office:value-type="string">
            <text:p text:style-name="P22">0</text:p>
          </table:table-cell>
          <table:table-cell table:style-name="Table17.B2" office:value-type="string">
            <text:p text:style-name="P22">0</text:p>
          </table:table-cell>
          <table:table-cell table:style-name="Table17.B2" office:value-type="string">
            <text:p text:style-name="P22">1</text:p>
          </table:table-cell>
          <table:table-cell table:style-name="Table17.B2" office:value-type="string">
            <text:p text:style-name="P22">0</text:p>
          </table:table-cell>
          <table:table-cell table:style-name="Table17.B2" office:value-type="string">
            <text:p text:style-name="P22">1</text:p>
          </table:table-cell>
          <table:table-cell table:style-name="Table17.A1" office:value-type="string">
            <text:p text:style-name="P21">Color burst register 3</text:p>
          </table:table-cell>
        </table:table-row>
      </table:table>
      <text:p text:style-name="P32"><text:soft-page-break/>The above values are preset when the power is applied. If all values in the above three registers are set to 0, the color burst signal of the composite video output will be erased.</text:p>
      <text:p text:style-name="P32">If the above values are subsequently reset to the preset values, the normal color burst signal will be output.</text:p>
      <text:h text:style-name="P4" text:outline-level="3"><text:bookmark text:name="pt1-2-1-4"/>1.4 Display Registers</text:h>
      <text:p text:style-name="P32">The display registers are used to control the display position on the CRT.</text:p>
      <table:table table:name="Table18" table:style-name="Table18">
        <table:table-column table:style-name="Table18.A"/>
        <table:table-column table:style-name="Table18.B" table:number-columns-repeated="8"/>
        <table:table-column table:style-name="Table18.J"/>
        <table:table-row>
          <table:table-cell table:style-name="Table18.A1" office:value-type="string">
            <text:p text:style-name="P27">MSB</text:p>
          </table:table-cell>
          <table:table-cell table:style-name="Table18.A1" office:value-type="string">
            <text:p text:style-name="P28">7</text:p>
          </table:table-cell>
          <table:table-cell table:style-name="Table18.A1" office:value-type="string">
            <text:p text:style-name="P28">6</text:p>
          </table:table-cell>
          <table:table-cell table:style-name="Table18.A1" office:value-type="string">
            <text:p text:style-name="P28">5</text:p>
          </table:table-cell>
          <table:table-cell table:style-name="Table18.A1" office:value-type="string">
            <text:p text:style-name="P28">4</text:p>
          </table:table-cell>
          <table:table-cell table:style-name="Table18.A1" office:value-type="string">
            <text:p text:style-name="P28">3</text:p>
          </table:table-cell>
          <table:table-cell table:style-name="Table18.A1" office:value-type="string">
            <text:p text:style-name="P28">2</text:p>
          </table:table-cell>
          <table:table-cell table:style-name="Table18.A1" office:value-type="string">
            <text:p text:style-name="P28">1</text:p>
          </table:table-cell>
          <table:table-cell table:style-name="Table18.A1" office:value-type="string">
            <text:p text:style-name="P28">0</text:p>
          </table:table-cell>
          <table:table-cell table:style-name="Table18.A1" office:value-type="string">
            <text:p text:style-name="P29">LSB</text:p>
          </table:table-cell>
        </table:table-row>
        <table:table-row>
          <table:table-cell table:style-name="Table18.A1" office:value-type="string">
            <text:p text:style-name="P21">R#18</text:p>
          </table:table-cell>
          <table:table-cell table:style-name="Table18.B2" office:value-type="string">
            <text:p text:style-name="P22">V3</text:p>
          </table:table-cell>
          <table:table-cell table:style-name="Table18.B2" office:value-type="string">
            <text:p text:style-name="P22">V2</text:p>
          </table:table-cell>
          <table:table-cell table:style-name="Table18.B2" office:value-type="string">
            <text:p text:style-name="P22">V1</text:p>
          </table:table-cell>
          <table:table-cell table:style-name="Table18.B2" office:value-type="string">
            <text:p text:style-name="P22">V0</text:p>
          </table:table-cell>
          <table:table-cell table:style-name="Table18.B2" office:value-type="string">
            <text:p text:style-name="P22">H3</text:p>
          </table:table-cell>
          <table:table-cell table:style-name="Table18.B2" office:value-type="string">
            <text:p text:style-name="P22">H2</text:p>
          </table:table-cell>
          <table:table-cell table:style-name="Table18.B2" office:value-type="string">
            <text:p text:style-name="P22">H1</text:p>
          </table:table-cell>
          <table:table-cell table:style-name="Table18.B2" office:value-type="string">
            <text:p text:style-name="P22">H0</text:p>
          </table:table-cell>
          <table:table-cell table:style-name="Table18.A1" office:value-type="string">
            <text:p text:style-name="P21">Display adjust register</text:p>
          </table:table-cell>
        </table:table-row>
      </table:table>
      <text:p text:style-name="P32">The above register is used to adjust the display position on the CRT.</text:p>
      <text:p text:style-name="P7"><text:s text:c="5"/><text:span text:style-name="T2">H = 7 . . . H = 1, <text:s/>H = 0, H = 15 . . . H = 8</text:span></text:p>
      <text:p text:style-name="P7"><text:s text:c="5"/><text:span text:style-name="T2">(Left) <text:s text:c="11"/>(Center) <text:s text:c="12"/>(Right)</text:span></text:p>
      <text:p text:style-name="P15"/>
      <text:p text:style-name="P7"><text:s text:c="5"/><text:span text:style-name="T2">V = 8 . . . V = 15, V = 0, V = 1 <text:s/>. . . V = 7</text:span></text:p>
      <text:p text:style-name="P8"><text:s text:c="5"/><text:span text:style-name="T2">(Bottom) <text:s text:c="9"/>(Center) <text:s text:c="12"/>(Top)</text:span></text:p>
      <text:p text:style-name="P32">(Editor's note: modifying this value while executing a VDP command when the sprites are disabled will result in a corrupted byte)</text:p>
      <table:table table:name="Table19" table:style-name="Table19">
        <table:table-column table:style-name="Table19.A"/>
        <table:table-column table:style-name="Table19.B" table:number-columns-repeated="8"/>
        <table:table-column table:style-name="Table19.J"/>
        <table:table-row>
          <table:table-cell table:style-name="Table19.A1" office:value-type="string">
            <text:p text:style-name="P27">MSB</text:p>
          </table:table-cell>
          <table:table-cell table:style-name="Table19.A1" office:value-type="string">
            <text:p text:style-name="P28">7</text:p>
          </table:table-cell>
          <table:table-cell table:style-name="Table19.A1" office:value-type="string">
            <text:p text:style-name="P28">6</text:p>
          </table:table-cell>
          <table:table-cell table:style-name="Table19.A1" office:value-type="string">
            <text:p text:style-name="P28">5</text:p>
          </table:table-cell>
          <table:table-cell table:style-name="Table19.A1" office:value-type="string">
            <text:p text:style-name="P28">4</text:p>
          </table:table-cell>
          <table:table-cell table:style-name="Table19.A1" office:value-type="string">
            <text:p text:style-name="P28">3</text:p>
          </table:table-cell>
          <table:table-cell table:style-name="Table19.A1" office:value-type="string">
            <text:p text:style-name="P28">2</text:p>
          </table:table-cell>
          <table:table-cell table:style-name="Table19.A1" office:value-type="string">
            <text:p text:style-name="P28">1</text:p>
          </table:table-cell>
          <table:table-cell table:style-name="Table19.A1" office:value-type="string">
            <text:p text:style-name="P28">0</text:p>
          </table:table-cell>
          <table:table-cell table:style-name="Table19.A1" office:value-type="string">
            <text:p text:style-name="P29">LSB</text:p>
          </table:table-cell>
        </table:table-row>
        <table:table-row>
          <table:table-cell table:style-name="Table19.A1" office:value-type="string">
            <text:p text:style-name="P21">R#23</text:p>
          </table:table-cell>
          <table:table-cell table:style-name="Table19.B2" office:value-type="string">
            <text:p text:style-name="P22">DO7</text:p>
          </table:table-cell>
          <table:table-cell table:style-name="Table19.B2" office:value-type="string">
            <text:p text:style-name="P22">DO6</text:p>
          </table:table-cell>
          <table:table-cell table:style-name="Table19.B2" office:value-type="string">
            <text:p text:style-name="P22">DO5</text:p>
          </table:table-cell>
          <table:table-cell table:style-name="Table19.B2" office:value-type="string">
            <text:p text:style-name="P22">DO4</text:p>
          </table:table-cell>
          <table:table-cell table:style-name="Table19.B2" office:value-type="string">
            <text:p text:style-name="P22">DO3</text:p>
          </table:table-cell>
          <table:table-cell table:style-name="Table19.B2" office:value-type="string">
            <text:p text:style-name="P22">DO2</text:p>
          </table:table-cell>
          <table:table-cell table:style-name="Table19.B2" office:value-type="string">
            <text:p text:style-name="P22">DO1</text:p>
          </table:table-cell>
          <table:table-cell table:style-name="Table19.B2" office:value-type="string">
            <text:p text:style-name="P22">DO0</text:p>
          </table:table-cell>
          <table:table-cell table:style-name="Table19.A1" office:value-type="string">
            <text:p text:style-name="P21">Display offset register</text:p>
          </table:table-cell>
        </table:table-row>
      </table:table>
      <text:p text:style-name="P32">The above register sets the location of the line to begin display.</text:p>
      <text:p text:style-name="P7"><text:s text:c="17"/><text:span text:style-name="T2">VRAM (Line)</text:span></text:p>
      <text:p text:style-name="P15"/>
      <text:p text:style-name="P7"><text:s text:c="10"/><text:span text:style-name="T2">TOP <text:s/>┌────────────┐ 0</text:span></text:p>
      <text:p text:style-name="P7"><text:s text:c="15"/>│ <text:s text:c="11"/>│</text:p>
      <text:p text:style-name="P7"><text:s text:c="15"/>│ <text:span text:style-name="T2">CRT Screen │</text:span></text:p>
      <text:p text:style-name="P7"><text:s text:c="15"/>│ <text:s text:c="11"/>│</text:p>
      <text:p text:style-name="P7"><text:s text:c="8"/><text:span text:style-name="T2">BOTTOM ├────────────┤ 192 or 212 <text:s text:c="2"/>R#23 = 0</text:span></text:p>
      <text:p text:style-name="P7"><text:s text:c="15"/>│ <text:s text:c="11"/>│</text:p>
      <text:p text:style-name="P7"><text:s text:c="15"/>└────────────┘ <text:span text:style-name="T2">255</text:span></text:p>
      <text:p text:style-name="P15"/>
      <text:p text:style-name="P7"><text:s text:c="15"/>┌────────────┐ <text:span text:style-name="T2">0</text:span></text:p>
      <text:p text:style-name="P7"><text:s text:c="15"/>│ <text:s text:c="11"/>│</text:p>
      <text:p text:style-name="P7"><text:s text:c="15"/>│ <text:span text:style-name="T2">CRT Screen │</text:span></text:p>
      <text:p text:style-name="P7"><text:s text:c="15"/>│ <text:s text:c="11"/>│</text:p>
      <text:p text:style-name="P7"><text:s text:c="8"/><text:span text:style-name="T2">BOTTOM ├────────────┤ 136 or 156 <text:s text:c="2"/>R#23 = 200</text:span></text:p>
      <text:p text:style-name="P7"><text:s text:c="15"/>│ <text:s text:c="11"/>│</text:p>
      <text:p text:style-name="P7"><text:s text:c="10"/><text:span text:style-name="T2">TOP <text:s/>├────────────┤ 200</text:span></text:p>
      <text:p text:style-name="P7"><text:s text:c="15"/>│ <text:span text:style-name="T2">CRT Screen │</text:span></text:p>
      <text:p text:style-name="P8"><text:s text:c="15"/>└────────────┘ <text:span text:style-name="T2">255</text:span></text:p>
      <table:table table:name="Table20" table:style-name="Table20">
        <table:table-column table:style-name="Table20.A"/>
        <table:table-column table:style-name="Table20.B" table:number-columns-repeated="8"/>
        <table:table-column table:style-name="Table20.J"/>
        <table:table-row>
          <table:table-cell table:style-name="Table20.A1" office:value-type="string">
            <text:p text:style-name="P27">MSB</text:p>
          </table:table-cell>
          <table:table-cell table:style-name="Table20.A1" office:value-type="string">
            <text:p text:style-name="P28">7</text:p>
          </table:table-cell>
          <table:table-cell table:style-name="Table20.A1" office:value-type="string">
            <text:p text:style-name="P28">6</text:p>
          </table:table-cell>
          <table:table-cell table:style-name="Table20.A1" office:value-type="string">
            <text:p text:style-name="P28">5</text:p>
          </table:table-cell>
          <table:table-cell table:style-name="Table20.A1" office:value-type="string">
            <text:p text:style-name="P28">4</text:p>
          </table:table-cell>
          <table:table-cell table:style-name="Table20.A1" office:value-type="string">
            <text:p text:style-name="P28">3</text:p>
          </table:table-cell>
          <table:table-cell table:style-name="Table20.A1" office:value-type="string">
            <text:p text:style-name="P28">2</text:p>
          </table:table-cell>
          <table:table-cell table:style-name="Table20.A1" office:value-type="string">
            <text:p text:style-name="P28">1</text:p>
          </table:table-cell>
          <table:table-cell table:style-name="Table20.A1" office:value-type="string">
            <text:p text:style-name="P28">0</text:p>
          </table:table-cell>
          <table:table-cell table:style-name="Table20.A1" office:value-type="string">
            <text:p text:style-name="P29">LSB</text:p>
          </table:table-cell>
        </table:table-row>
        <table:table-row>
          <table:table-cell table:style-name="Table20.A1" office:value-type="string">
            <text:p text:style-name="P21">R#19</text:p>
          </table:table-cell>
          <table:table-cell table:style-name="Table20.B2" office:value-type="string">
            <text:p text:style-name="P22">IL7</text:p>
          </table:table-cell>
          <table:table-cell table:style-name="Table20.B2" office:value-type="string">
            <text:p text:style-name="P22">IL6</text:p>
          </table:table-cell>
          <table:table-cell table:style-name="Table20.B2" office:value-type="string">
            <text:p text:style-name="P22">IL5</text:p>
          </table:table-cell>
          <table:table-cell table:style-name="Table20.B2" office:value-type="string">
            <text:p text:style-name="P22">IL4</text:p>
          </table:table-cell>
          <table:table-cell table:style-name="Table20.B2" office:value-type="string">
            <text:p text:style-name="P22">IL3</text:p>
          </table:table-cell>
          <table:table-cell table:style-name="Table20.B2" office:value-type="string">
            <text:p text:style-name="P22">IL2</text:p>
          </table:table-cell>
          <table:table-cell table:style-name="Table20.B2" office:value-type="string">
            <text:p text:style-name="P22">IL1</text:p>
          </table:table-cell>
          <table:table-cell table:style-name="Table20.B2" office:value-type="string">
            <text:p text:style-name="P22">IL0</text:p>
          </table:table-cell>
          <table:table-cell table:style-name="Table20.A1" office:value-type="string">
            <text:p text:style-name="P21">Interrupt line register</text:p>
          </table:table-cell>
        </table:table-row>
      </table:table>
      <text:p text:style-name="P32">You may specify interrupts when the MSX-VIDEO begins to display a specified scanning line. To enable the interrupt, use the above register to set the scanning line.</text:p>
      <text:h text:style-name="P4" text:outline-level="3"><text:bookmark text:name="pt1-2-1-5"/><text:soft-page-break/>1.5 ACCESS REGISTERS</text:h>
      <text:p text:style-name="P32">The access registers are a set of registers used when accessing the MSX-VIDEO registers or the VRAM.</text:p>
      <table:table table:name="Table21" table:style-name="Table21">
        <table:table-column table:style-name="Table21.A"/>
        <table:table-column table:style-name="Table21.B" table:number-columns-repeated="5"/>
        <table:table-column table:style-name="Table21.G" table:number-columns-repeated="3"/>
        <table:table-column table:style-name="Table21.J"/>
        <table:table-row>
          <table:table-cell table:style-name="Table21.A1" office:value-type="string">
            <text:p text:style-name="P27">MSB</text:p>
          </table:table-cell>
          <table:table-cell table:style-name="Table21.A1" office:value-type="string">
            <text:p text:style-name="P28">7</text:p>
          </table:table-cell>
          <table:table-cell table:style-name="Table21.A1" office:value-type="string">
            <text:p text:style-name="P28">6</text:p>
          </table:table-cell>
          <table:table-cell table:style-name="Table21.A1" office:value-type="string">
            <text:p text:style-name="P28">5</text:p>
          </table:table-cell>
          <table:table-cell table:style-name="Table21.A1" office:value-type="string">
            <text:p text:style-name="P28">4</text:p>
          </table:table-cell>
          <table:table-cell table:style-name="Table21.A1" office:value-type="string">
            <text:p text:style-name="P28">3</text:p>
          </table:table-cell>
          <table:table-cell table:style-name="Table21.A1" office:value-type="string">
            <text:p text:style-name="P28">2</text:p>
          </table:table-cell>
          <table:table-cell table:style-name="Table21.A1" office:value-type="string">
            <text:p text:style-name="P28">1</text:p>
          </table:table-cell>
          <table:table-cell table:style-name="Table21.A1" office:value-type="string">
            <text:p text:style-name="P28">0</text:p>
          </table:table-cell>
          <table:table-cell table:style-name="Table21.A1" office:value-type="string">
            <text:p text:style-name="P29">LSB</text:p>
          </table:table-cell>
        </table:table-row>
        <table:table-row>
          <table:table-cell table:style-name="Table21.A1" office:value-type="string">
            <text:p text:style-name="P21">R#14</text:p>
          </table:table-cell>
          <table:table-cell table:style-name="Table21.B2" office:value-type="string">
            <text:p text:style-name="P22">0</text:p>
          </table:table-cell>
          <table:table-cell table:style-name="Table21.B2" office:value-type="string">
            <text:p text:style-name="P22">0</text:p>
          </table:table-cell>
          <table:table-cell table:style-name="Table21.B2" office:value-type="string">
            <text:p text:style-name="P22">0</text:p>
          </table:table-cell>
          <table:table-cell table:style-name="Table21.B2" office:value-type="string">
            <text:p text:style-name="P22">0</text:p>
          </table:table-cell>
          <table:table-cell table:style-name="Table21.B2" office:value-type="string">
            <text:p text:style-name="P22">0</text:p>
          </table:table-cell>
          <table:table-cell table:style-name="Table21.B2" office:value-type="string">
            <text:p text:style-name="P22">A16</text:p>
          </table:table-cell>
          <table:table-cell table:style-name="Table21.B2" office:value-type="string">
            <text:p text:style-name="P22">A15</text:p>
          </table:table-cell>
          <table:table-cell table:style-name="Table21.B2" office:value-type="string">
            <text:p text:style-name="P22">A14</text:p>
          </table:table-cell>
          <table:table-cell table:style-name="Table21.A1" office:value-type="string">
            <text:p text:style-name="P21">VRAM Access base address register</text:p>
          </table:table-cell>
        </table:table-row>
      </table:table>
      <text:p text:style-name="P32">When accessing the MSX-VIDEO and the Video RAM (VRAM), set the high-order three bits of the address in the VRAM access base address register.</text:p>
      <text:p text:style-name="P32">When data is set in this register, and the VRAM is accessed, if there is a carry from A13, the data in the register is automatically incremented. In GRAPHIC1, GRAPHIC2, MULTICOLOR, and TEXT1 modes, the data in the register is not automatically incremented.</text:p>
      <table:table table:name="Table22" table:style-name="Table22">
        <table:table-column table:style-name="Table22.A"/>
        <table:table-column table:style-name="Table22.B" table:number-columns-repeated="4"/>
        <table:table-column table:style-name="Table22.F" table:number-columns-repeated="4"/>
        <table:table-column table:style-name="Table22.J"/>
        <table:table-row>
          <table:table-cell table:style-name="Table22.A1" office:value-type="string">
            <text:p text:style-name="P27">MSB</text:p>
          </table:table-cell>
          <table:table-cell table:style-name="Table22.A1" office:value-type="string">
            <text:p text:style-name="P28">7</text:p>
          </table:table-cell>
          <table:table-cell table:style-name="Table22.A1" office:value-type="string">
            <text:p text:style-name="P28">6</text:p>
          </table:table-cell>
          <table:table-cell table:style-name="Table22.A1" office:value-type="string">
            <text:p text:style-name="P28">5</text:p>
          </table:table-cell>
          <table:table-cell table:style-name="Table22.A1" office:value-type="string">
            <text:p text:style-name="P28">4</text:p>
          </table:table-cell>
          <table:table-cell table:style-name="Table22.A1" office:value-type="string">
            <text:p text:style-name="P28">3</text:p>
          </table:table-cell>
          <table:table-cell table:style-name="Table22.A1" office:value-type="string">
            <text:p text:style-name="P28">2</text:p>
          </table:table-cell>
          <table:table-cell table:style-name="Table22.A1" office:value-type="string">
            <text:p text:style-name="P28">1</text:p>
          </table:table-cell>
          <table:table-cell table:style-name="Table22.A1" office:value-type="string">
            <text:p text:style-name="P28">0</text:p>
          </table:table-cell>
          <table:table-cell table:style-name="Table22.A1" office:value-type="string">
            <text:p text:style-name="P29">LSB</text:p>
          </table:table-cell>
        </table:table-row>
        <table:table-row>
          <table:table-cell table:style-name="Table22.A1" office:value-type="string">
            <text:p text:style-name="P21">R#15</text:p>
          </table:table-cell>
          <table:table-cell table:style-name="Table22.B2" office:value-type="string">
            <text:p text:style-name="P22">0</text:p>
          </table:table-cell>
          <table:table-cell table:style-name="Table22.B2" office:value-type="string">
            <text:p text:style-name="P22">0</text:p>
          </table:table-cell>
          <table:table-cell table:style-name="Table22.B2" office:value-type="string">
            <text:p text:style-name="P22">0</text:p>
          </table:table-cell>
          <table:table-cell table:style-name="Table22.B2" office:value-type="string">
            <text:p text:style-name="P22">0</text:p>
          </table:table-cell>
          <table:table-cell table:style-name="Table22.B2" office:value-type="string">
            <text:p text:style-name="P22">S3</text:p>
          </table:table-cell>
          <table:table-cell table:style-name="Table22.B2" office:value-type="string">
            <text:p text:style-name="P22">S2</text:p>
          </table:table-cell>
          <table:table-cell table:style-name="Table22.B2" office:value-type="string">
            <text:p text:style-name="P22">S1</text:p>
          </table:table-cell>
          <table:table-cell table:style-name="Table22.B2" office:value-type="string">
            <text:p text:style-name="P22">S0</text:p>
          </table:table-cell>
          <table:table-cell table:style-name="Table22.A1" office:value-type="string">
            <text:p text:style-name="P21">Status register pointer</text:p>
          </table:table-cell>
        </table:table-row>
      </table:table>
      <text:p text:style-name="P32">When reading the MSX-VIDEO status registers (S#0 to S#9), set the contents of the status register pointer.</text:p>
      <table:table table:name="Table23" table:style-name="Table23">
        <table:table-column table:style-name="Table23.A"/>
        <table:table-column table:style-name="Table23.B" table:number-columns-repeated="4"/>
        <table:table-column table:style-name="Table23.F" table:number-columns-repeated="4"/>
        <table:table-column table:style-name="Table23.J"/>
        <table:table-row>
          <table:table-cell table:style-name="Table23.A1" office:value-type="string">
            <text:p text:style-name="P27">MSB</text:p>
          </table:table-cell>
          <table:table-cell table:style-name="Table23.A1" office:value-type="string">
            <text:p text:style-name="P28">7</text:p>
          </table:table-cell>
          <table:table-cell table:style-name="Table23.A1" office:value-type="string">
            <text:p text:style-name="P28">6</text:p>
          </table:table-cell>
          <table:table-cell table:style-name="Table23.A1" office:value-type="string">
            <text:p text:style-name="P28">5</text:p>
          </table:table-cell>
          <table:table-cell table:style-name="Table23.A1" office:value-type="string">
            <text:p text:style-name="P28">4</text:p>
          </table:table-cell>
          <table:table-cell table:style-name="Table23.A1" office:value-type="string">
            <text:p text:style-name="P28">3</text:p>
          </table:table-cell>
          <table:table-cell table:style-name="Table23.A1" office:value-type="string">
            <text:p text:style-name="P28">2</text:p>
          </table:table-cell>
          <table:table-cell table:style-name="Table23.A1" office:value-type="string">
            <text:p text:style-name="P28">1</text:p>
          </table:table-cell>
          <table:table-cell table:style-name="Table23.A1" office:value-type="string">
            <text:p text:style-name="P28">0</text:p>
          </table:table-cell>
          <table:table-cell table:style-name="Table23.A1" office:value-type="string">
            <text:p text:style-name="P29">LSB</text:p>
          </table:table-cell>
        </table:table-row>
        <table:table-row>
          <table:table-cell table:style-name="Table23.A1" office:value-type="string">
            <text:p text:style-name="P21">R#16</text:p>
          </table:table-cell>
          <table:table-cell table:style-name="Table23.B2" office:value-type="string">
            <text:p text:style-name="P22">0</text:p>
          </table:table-cell>
          <table:table-cell table:style-name="Table23.B2" office:value-type="string">
            <text:p text:style-name="P22">0</text:p>
          </table:table-cell>
          <table:table-cell table:style-name="Table23.B2" office:value-type="string">
            <text:p text:style-name="P22">0</text:p>
          </table:table-cell>
          <table:table-cell table:style-name="Table23.B2" office:value-type="string">
            <text:p text:style-name="P22">0</text:p>
          </table:table-cell>
          <table:table-cell table:style-name="Table23.B2" office:value-type="string">
            <text:p text:style-name="P22">C3</text:p>
          </table:table-cell>
          <table:table-cell table:style-name="Table23.B2" office:value-type="string">
            <text:p text:style-name="P22">C2</text:p>
          </table:table-cell>
          <table:table-cell table:style-name="Table23.B2" office:value-type="string">
            <text:p text:style-name="P22">C1</text:p>
          </table:table-cell>
          <table:table-cell table:style-name="Table23.B2" office:value-type="string">
            <text:p text:style-name="P22">C0</text:p>
          </table:table-cell>
          <table:table-cell table:style-name="Table23.A1" office:value-type="string">
            <text:p text:style-name="P21">Color palette address register</text:p>
          </table:table-cell>
        </table:table-row>
      </table:table>
      <text:p text:style-name="P32">When setting the color palette of the MSX-VIDEO, set the number of the palette in the Color palette address register.</text:p>
      <table:table table:name="Table24" table:style-name="Table24">
        <table:table-column table:style-name="Table24.A"/>
        <table:table-column table:style-name="Table24.B"/>
        <table:table-column table:style-name="Table24.C"/>
        <table:table-column table:style-name="Table24.D" table:number-columns-repeated="6"/>
        <table:table-column table:style-name="Table24.J"/>
        <table:table-row>
          <table:table-cell table:style-name="Table24.A1" office:value-type="string">
            <text:p text:style-name="P27">MSB</text:p>
          </table:table-cell>
          <table:table-cell table:style-name="Table24.A1" office:value-type="string">
            <text:p text:style-name="P28">7</text:p>
          </table:table-cell>
          <table:table-cell table:style-name="Table24.A1" office:value-type="string">
            <text:p text:style-name="P28">6</text:p>
          </table:table-cell>
          <table:table-cell table:style-name="Table24.A1" office:value-type="string">
            <text:p text:style-name="P28">5</text:p>
          </table:table-cell>
          <table:table-cell table:style-name="Table24.A1" office:value-type="string">
            <text:p text:style-name="P28">4</text:p>
          </table:table-cell>
          <table:table-cell table:style-name="Table24.A1" office:value-type="string">
            <text:p text:style-name="P28">3</text:p>
          </table:table-cell>
          <table:table-cell table:style-name="Table24.A1" office:value-type="string">
            <text:p text:style-name="P28">2</text:p>
          </table:table-cell>
          <table:table-cell table:style-name="Table24.A1" office:value-type="string">
            <text:p text:style-name="P28">1</text:p>
          </table:table-cell>
          <table:table-cell table:style-name="Table24.A1" office:value-type="string">
            <text:p text:style-name="P28">0</text:p>
          </table:table-cell>
          <table:table-cell table:style-name="Table24.A1" office:value-type="string">
            <text:p text:style-name="P29">LSB</text:p>
          </table:table-cell>
        </table:table-row>
        <table:table-row>
          <table:table-cell table:style-name="Table24.A1" office:value-type="string">
            <text:p text:style-name="P21">R#17</text:p>
          </table:table-cell>
          <table:table-cell table:style-name="Table24.B2" office:value-type="string">
            <text:p text:style-name="P22">AII</text:p>
          </table:table-cell>
          <table:table-cell table:style-name="Table24.B2" office:value-type="string">
            <text:p text:style-name="P22">0</text:p>
          </table:table-cell>
          <table:table-cell table:style-name="Table24.B2" office:value-type="string">
            <text:p text:style-name="P22">RS5</text:p>
          </table:table-cell>
          <table:table-cell table:style-name="Table24.B2" office:value-type="string">
            <text:p text:style-name="P22">RS4</text:p>
          </table:table-cell>
          <table:table-cell table:style-name="Table24.B2" office:value-type="string">
            <text:p text:style-name="P22">RS3</text:p>
          </table:table-cell>
          <table:table-cell table:style-name="Table24.B2" office:value-type="string">
            <text:p text:style-name="P22">RS2</text:p>
          </table:table-cell>
          <table:table-cell table:style-name="Table24.B2" office:value-type="string">
            <text:p text:style-name="P22">RS1</text:p>
          </table:table-cell>
          <table:table-cell table:style-name="Table24.B2" office:value-type="string">
            <text:p text:style-name="P22">RS0</text:p>
          </table:table-cell>
          <table:table-cell table:style-name="Table24.A1" office:value-type="string">
            <text:p text:style-name="P21">Control register pointer</text:p>
          </table:table-cell>
        </table:table-row>
      </table:table>
      <text:p text:style-name="P32">In the MSX-VIDEO, the above control register pointer may be used to access another register. In addition, according to the setting of the AII bit, the data van be automatically incremented.</text:p>
      <text:p text:style-name="P7"><text:s text:c="4"/><text:span text:style-name="T2">AII = 1: <text:s/>Auto increment disabled</text:span></text:p>
      <text:p text:style-name="P8"><text:s text:c="4"/><text:span text:style-name="T2">AII = 0: <text:s/>Auto increment enabled</text:span></text:p>
      <text:h text:style-name="P4" text:outline-level="3"><text:bookmark text:name="pt1-2-1-6"/>1.6 COMMAND REGISTERS</text:h>
      <text:p text:style-name="P32">The following command registers are used when executing a command on the MSX-VIDEO. Details on the use of these command registers will be presented in a later chapter.</text:p>
      <text:p text:style-name="P7"><text:s text:c="4"/><text:span text:style-name="T2">MSB <text:s/>7 <text:s text:c="2"/>6 <text:s text:c="2"/>5 <text:s text:c="2"/>4 <text:s text:c="2"/>3 <text:s text:c="2"/>2 <text:s text:c="2"/>1 <text:s text:c="2"/>0 <text:s/>LSB</text:span></text:p>
      <text:p text:style-name="P7"><text:s text:c="7"/>┌───┬───┬───┬───┬───┬───┬───┬───┐</text:p>
      <text:p text:style-name="P7"><text:s text:c="2"/><text:span text:style-name="T2">R#32 │SX7│SX6│SX5│SX4│SX3│SX2│SX1│SX0│ Source X low register</text:span></text:p>
      <text:p text:style-name="P7"><text:s text:c="7"/>╞═══╪═══╪═══╪═══╪═══╪═══╪═══╪═══╡</text:p>
      <text:p text:style-name="P7"><text:s text:c="2"/><text:span text:style-name="T2">R#33 │ 0 │ 0 │ 0 │ 0 │ 0 │ 0 │ 0 │SX8│ Source X high register</text:span></text:p>
      <text:p text:style-name="P7"><text:s text:c="7"/>╞═══╪═══╪═══╪═══╪═══╪═══╪═══╪═══╡</text:p>
      <text:p text:style-name="P7"><text:s text:c="2"/><text:span text:style-name="T2">R#34 │SY7│SY6│SY5│SY4│SY3│SY2│SY1│SY0│ Source Y low register</text:span></text:p>
      <text:p text:style-name="P7"><text:s text:c="7"/>╞═══╪═══╪═══╪═══╪═══╪═══╪═══╪═══╡</text:p>
      <text:p text:style-name="P7"><text:s text:c="2"/><text:span text:style-name="T2">R#35 │ 0 │ 0 │ 0 │ 0 │ 0 │ 0 │SY9│SY8│ Source Y high register</text:span></text:p>
      <text:p text:style-name="P7"><text:s text:c="7"/>└───┴───┴───┴───┴───┴───┴───┴───┘</text:p>
      <text:p text:style-name="P7"><text:soft-page-break/><text:s text:c="7"/>┌───┬───┬───┬───┬───┬───┬───┬───┐</text:p>
      <text:p text:style-name="P7"><text:s text:c="2"/><text:span text:style-name="T2">R#36 │DX7│DX6│DX5│DX4│DX3│DX2│DX1│DX0│ Destination X low register</text:span></text:p>
      <text:p text:style-name="P7"><text:s text:c="7"/>╞═══╪═══╪═══╪═══╪═══╪═══╪═══╪═══╡</text:p>
      <text:p text:style-name="P7"><text:s text:c="2"/><text:span text:style-name="T2">R#37 │ 0 │ 0 │ 0 │ 0 │ 0 │ 0 │ 0 │DX8│ Destination X high register</text:span></text:p>
      <text:p text:style-name="P7"><text:s text:c="7"/>╞═══╪═══╪═══╪═══╪═══╪═══╪═══╪═══╡</text:p>
      <text:p text:style-name="P7"><text:s text:c="2"/><text:span text:style-name="T2">R#38 │DY7│DY6│DY5│DY4│DY3│DY2│DY1│DY0│ Destination Y low register</text:span></text:p>
      <text:p text:style-name="P7"><text:s text:c="7"/>╞═══╪═══╪═══╪═══╪═══╪═══╪═══╪═══╡</text:p>
      <text:p text:style-name="P7"><text:s text:c="2"/><text:span text:style-name="T2">R#39 │ 0 │ 0 │ 0 │ 0 │ 0 │ 0 │DY9│DY8│ Destination Y high register</text:span></text:p>
      <text:p text:style-name="P7"><text:s text:c="7"/>└───┴───┴───┴───┴───┴───┴───┴───┘</text:p>
      <text:p text:style-name="P7"><text:s text:c="7"/>┌───┬───┬───┬───┬───┬───┬───┬───┐</text:p>
      <text:p text:style-name="P7"><text:s text:c="2"/><text:span text:style-name="T2">R#40 │NX7│NX6│NX5│NX4│NX3│NX2│NX1│NX0│ Number of dots X low register</text:span></text:p>
      <text:p text:style-name="P7"><text:s text:c="7"/>╞═══╪═══╪═══╪═══╪═══╪═══╪═══╪═══╡</text:p>
      <text:p text:style-name="P7"><text:s text:c="2"/><text:span text:style-name="T2">R#41 │ 0 │ 0 │ 0 │ 0 │ 0 │ 0 │ 0 │NX8│ Number of dots X high register</text:span></text:p>
      <text:p text:style-name="P7"><text:s text:c="7"/>╞═══╪═══╪═══╪═══╪═══╪═══╪═══╪═══╡</text:p>
      <text:p text:style-name="P7"><text:s text:c="2"/><text:span text:style-name="T2">R#42 │NY7│NY6│NY5│NY4│NY3│NY2│NY1│NY0│ Number of dots Y low register</text:span></text:p>
      <text:p text:style-name="P7"><text:s text:c="7"/>╞═══╪═══╪═══╪═══╪═══╪═══╪═══╪═══╡</text:p>
      <text:p text:style-name="P7"><text:s text:c="2"/><text:span text:style-name="T2">R#43 │ 0 │ 0 │ 0 │ 0 │ 0 │ 0 │NY9│NY8│ Number of dots Y high register</text:span></text:p>
      <text:p text:style-name="P7"><text:s text:c="7"/>└───┴───┴───┴───┴───┴───┴───┴───┘</text:p>
      <text:p text:style-name="P7"><text:s text:c="7"/>┌───┬───┬───┬───┬───┬───┬───┬───┐</text:p>
      <text:p text:style-name="P7"><text:s text:c="2"/><text:span text:style-name="T2">R#44 │CH3│CH2│CH1│CH0│CL3│CL2│CL1│CL0│ Color register</text:span></text:p>
      <text:p text:style-name="P7"><text:s text:c="7"/>╞═══╪═══╪═══╪═══╪═══╪═══╪═══╪═══╡</text:p>
      <text:p text:style-name="P7"><text:s text:c="2"/><text:span text:style-name="T2">R#45 │ 0 │MXC│MXD│MXS│DIY│DIX│EQ │MAJ│ Argument register</text:span></text:p>
      <text:p text:style-name="P7"><text:s text:c="7"/>╞═══╪═══╪═══╪═══╪═══╪═══╪═══╪═══╡</text:p>
      <text:p text:style-name="P7"><text:s text:c="2"/><text:span text:style-name="T2">R#46 │CM3│CM2│CM1│CM0│LO3│LO2│LO1│LO0│ Command register</text:span></text:p>
      <text:p text:style-name="P8"><text:s text:c="7"/>└───┴───┴───┴───┴───┴───┴───┴───┘</text:p>
      <text:h text:style-name="P3" text:outline-level="2"><text:bookmark text:name="pt1-2-2"/>2. STATUS REGISTERS #0 to #9 (Read only)</text:h>
      <text:p text:style-name="P32">The following status registers are read-only registers for reporting the status when the MSX-VIDEO is read.</text:p>
      <text:p text:style-name="P7"><text:s text:c="7"/><text:span text:style-name="T2">MSB <text:s/>7 <text:s text:c="2"/>6 <text:s text:c="2"/>5 <text:s text:c="2"/>4 <text:s text:c="2"/>3 <text:s text:c="2"/>2 <text:s text:c="2"/>1 <text:s text:c="2"/>0 <text:s/>LSB</text:span></text:p>
      <text:p text:style-name="P7"><text:s text:c="10"/>┌───┬───┬───┬───┬───┬───┬───┬───┐</text:p>
      <text:p text:style-name="P7"><text:s text:c="3"/><text:span text:style-name="T2">S#0 <text:s text:c="3"/>│ F │5S │ C │Fifth sprite number│ Status register 0</text:span></text:p>
      <text:p text:style-name="P7"><text:s text:c="10"/>└───┴───┴───┴───┴───┴───┴───┴───┘</text:p>
      <text:p text:style-name="P7"><text:s text:c="5"/><text:span text:style-name="T2">F: <text:s text:c="2"/>Vertical scanning interrupt flag</text:span></text:p>
      <text:p text:style-name="P7"><text:s text:c="10"/><text:span text:style-name="T2">When S#0 is read, this flag is reset.</text:span></text:p>
      <text:p text:style-name="P15"/>
      <text:p text:style-name="P7"><text:s text:c="5"/><text:span text:style-name="T2">5S: <text:s/>Flag for the fifth sprite</text:span></text:p>
      <text:p text:style-name="P7"><text:s text:c="10"/><text:span text:style-name="T2">Five sprites are aligned on the first horizontal line (In</text:span></text:p>
      <text:p text:style-name="P7"><text:s text:c="10"/><text:span text:style-name="T2">the G3 to G7 modes, 9 sprites are allowed)</text:span></text:p>
      <text:p text:style-name="P15"/>
      <text:p text:style-name="P7"><text:s text:c="5"/><text:span text:style-name="T2">C: <text:s text:c="2"/>Collision flag</text:span></text:p>
      <text:p text:style-name="P7"><text:s text:c="10"/><text:span text:style-name="T2">Two sprites have collided.</text:span></text:p>
      <text:p text:style-name="P15"/>
      <text:p text:style-name="P7"><text:s text:c="5"/><text:span text:style-name="T2">Fifth sprite number:</text:span></text:p>
      <text:p text:style-name="P7"><text:s text:c="10"/><text:span text:style-name="T2">The number of the fifth (or ninth) sprite.</text:span></text:p>
      <text:p text:style-name="P15"/>
      <text:p text:style-name="P7"><text:s text:c="7"/><text:span text:style-name="T2">MSB <text:s/>7 <text:s text:c="2"/>6 <text:s text:c="2"/>5 <text:s text:c="2"/>4 <text:s text:c="2"/>3 <text:s text:c="2"/>2 <text:s text:c="2"/>1 <text:s text:c="2"/>0 <text:s/>LSB</text:span></text:p>
      <text:p text:style-name="P7"><text:s text:c="10"/>┌───┬───┬───┬───┬───┬───┬───┬───┐</text:p>
      <text:p text:style-name="P7"><text:s text:c="3"/><text:span text:style-name="T2">S#1 <text:s text:c="3"/>│FL │LPS│ Identification # <text:s/>│FH │ Status register 1</text:span></text:p>
      <text:p text:style-name="P7"><text:s text:c="10"/>└───┴───┴───┴───┴───┴───┴───┴───┘</text:p>
      <text:p text:style-name="P7"><text:s text:c="5"/><text:span text:style-name="T2">FL: <text:s/>Lightpen flag (Lightpen flag set)</text:span></text:p>
      <text:p text:style-name="P7"><text:s text:c="10"/><text:span text:style-name="T2">If the lightpen is to detect light, this bit as well as the</text:span></text:p>
      <text:p text:style-name="P7"><text:s text:c="10"/><text:span text:style-name="T2">IE2 bit must both set in order for an interrupt to be</text:span></text:p>
      <text:p text:style-name="P7"><text:s text:c="10"/><text:span text:style-name="T2">enabled. When S#1 is read, FL is reset.</text:span></text:p>
      <text:p text:style-name="P15"/>
      <text:p text:style-name="P7"><text:soft-page-break/><text:s text:c="10"/><text:span text:style-name="T2">Mouse switch 2 (Mouse flag set)</text:span></text:p>
      <text:p text:style-name="P7"><text:s text:c="10"/><text:span text:style-name="T2">The second switch on the mouse was pressed.</text:span></text:p>
      <text:p text:style-name="P7"><text:s text:c="10"/><text:span text:style-name="T2">In this case, when S#1 is read, FL is not reset.</text:span></text:p>
      <text:p text:style-name="P15"/>
      <text:p text:style-name="P7"><text:s text:c="5"/><text:span text:style-name="T2">LPS: Lightpen switch (Lightpen flag set)</text:span></text:p>
      <text:p text:style-name="P7"><text:s text:c="10"/><text:span text:style-name="T2">The lightpen switch was pressed.</text:span></text:p>
      <text:p text:style-name="P7"><text:s text:c="10"/><text:span text:style-name="T2">In this case, when S#1 is read, LPS is not reset.</text:span></text:p>
      <text:p text:style-name="P15"/>
      <text:p text:style-name="P7"><text:s text:c="10"/><text:span text:style-name="T2">Mouse switch 1 (Mouse flag set)</text:span></text:p>
      <text:p text:style-name="P7"><text:s text:c="10"/><text:span text:style-name="T2">The first switch on the mouse was pressed.</text:span></text:p>
      <text:p text:style-name="P7"><text:s text:c="10"/><text:span text:style-name="T2">In this case, when S#1 is read, LPS is not reset.</text:span></text:p>
      <text:p text:style-name="P15"/>
      <text:p text:style-name="P7"><text:s text:c="5"/><text:span text:style-name="T2">Identification number:</text:span></text:p>
      <text:p text:style-name="P7"><text:s text:c="10"/><text:span text:style-name="T2">The identification number (ID #) of the MSX-VIDEO.</text:span></text:p>
      <text:p text:style-name="P7"><text:s text:c="10"/><text:span text:style-name="T2">(Editor´s note: 0 if V9938, 1 if V9948, 2 if V9958)</text:span></text:p>
      <text:p text:style-name="P15"/>
      <text:p text:style-name="P7"><text:s text:c="5"/><text:span text:style-name="T2">FH: <text:s/>Horizontal scanning interrupt flag</text:span></text:p>
      <text:p text:style-name="P7"><text:s text:c="10"/><text:span text:style-name="T2">Horizontal scanning interrupt (which is specified in R#19)</text:span></text:p>
      <text:p text:style-name="P7"><text:s text:c="10"/><text:span text:style-name="T2">flag. If IE1 is set, an interrupt is enabled. When S#1</text:span></text:p>
      <text:p text:style-name="P7"><text:s text:c="10"/><text:span text:style-name="T2">is read, FH is reset.</text:span></text:p>
      <text:p text:style-name="P15"/>
      <text:p text:style-name="P7"><text:s text:c="7"/><text:span text:style-name="T2">MSB <text:s/>7 <text:s text:c="2"/>6 <text:s text:c="2"/>5 <text:s text:c="2"/>4 <text:s text:c="2"/>3 <text:s text:c="2"/>2 <text:s text:c="2"/>1 <text:s text:c="2"/>0 <text:s/>LSB</text:span></text:p>
      <text:p text:style-name="P7"><text:s text:c="10"/>┌───┬───┬───┬───┬───┬───┬───┬───┐</text:p>
      <text:p text:style-name="P7"><text:s text:c="3"/><text:span text:style-name="T2">S#2 <text:s text:c="3"/>│TR │VR │HR │BD │ 1 │ 1 │EO │CE │ Status register 2</text:span></text:p>
      <text:p text:style-name="P7"><text:s text:c="10"/>└───┴───┴───┴───┴───┴───┴───┴───┘</text:p>
      <text:p text:style-name="P7"><text:s text:c="5"/><text:span text:style-name="T2">TR: <text:s/>Transfer ready flag</text:span></text:p>
      <text:p text:style-name="P7"><text:s text:c="10"/><text:span text:style-name="T2">When the CPU sends commands to the VRAM and other devices,</text:span></text:p>
      <text:p text:style-name="P7"><text:s text:c="10"/><text:span text:style-name="T2">the CPU checks this flag while transferring data. When this</text:span></text:p>
      <text:p text:style-name="P8"><text:s text:c="10"/><text:span text:style-name="T2">flag is set to 1, transfer may be done.</text:span></text:p>
      <text:p text:style-name="P7"><text:s text:c="5"/><text:span text:style-name="T2">VR: <text:s/>Vertical scanning line timing flag</text:span></text:p>
      <text:p text:style-name="P7"><text:s text:c="10"/><text:span text:style-name="T2">During vertical scanning, this flag is set to 1.</text:span></text:p>
      <text:p text:style-name="P15"/>
      <text:p text:style-name="P7"><text:s text:c="5"/><text:span text:style-name="T2">HR: <text:s/>Horizontal scanning line timing flag</text:span></text:p>
      <text:p text:style-name="P7"><text:s text:c="10"/><text:span text:style-name="T2">During horizontal scanning, this flag is set to 1.</text:span></text:p>
      <text:p text:style-name="P15"/>
      <text:p text:style-name="P7"><text:s text:c="5"/><text:span text:style-name="T2">BD: <text:s/>Boundary color detect flag</text:span></text:p>
      <text:p text:style-name="P7"><text:s text:c="10"/><text:span text:style-name="T2">When the search command is executed, this flag detects</text:span></text:p>
      <text:p text:style-name="P7"><text:s text:c="10"/><text:span text:style-name="T2">whether the boundary color was detected or not.</text:span></text:p>
      <text:p text:style-name="P15"/>
      <text:p text:style-name="P7"><text:s text:c="5"/><text:span text:style-name="T2">EO: <text:s/>Display field flag</text:span></text:p>
      <text:p text:style-name="P7"><text:s text:c="10"/><text:span text:style-name="T2">When 0, indicates the first field.</text:span></text:p>
      <text:p text:style-name="P7"><text:s text:c="10"/><text:span text:style-name="T2">When 1, indicates the second field.</text:span></text:p>
      <text:p text:style-name="P15"/>
      <text:p text:style-name="P7"><text:s text:c="5"/><text:span text:style-name="T2">CE: <text:s/>Command execution flag</text:span></text:p>
      <text:p text:style-name="P7"><text:s text:c="10"/><text:span text:style-name="T2">Indicates that a command is being executed.</text:span></text:p>
      <text:p text:style-name="P15"/>
      <text:p text:style-name="P15"/>
      <text:p text:style-name="P7"><text:s text:c="7"/><text:span text:style-name="T2">MSB <text:s/>7 <text:s text:c="2"/>6 <text:s text:c="2"/>5 <text:s text:c="2"/>4 <text:s text:c="2"/>3 <text:s text:c="2"/>2 <text:s text:c="2"/>1 <text:s text:c="2"/>0 <text:s/>LSB</text:span></text:p>
      <text:p text:style-name="P7"><text:s text:c="10"/>┌───┬───┬───┬───┬───┬───┬───┬───┐</text:p>
      <text:p text:style-name="P7"><text:s text:c="3"/><text:span text:style-name="T2">S#3 <text:s text:c="3"/>│X7 │X6 │X5 │X4 │X3 │X2 │X1 │X0 │ Column register low</text:span></text:p>
      <text:p text:style-name="P7"><text:s text:c="10"/>╞═══╪═══╪═══╪═══╪═══╪═══╪═══╪═══╡</text:p>
      <text:p text:style-name="P7"><text:s text:c="3"/><text:span text:style-name="T2">S#4 <text:s text:c="3"/>│ 1 │ 1 │ 1 │ 1 │ 1 │ 1 │ 1 │X8 │ Column register high</text:span></text:p>
      <text:p text:style-name="P7"><text:s text:c="10"/>╞═══╪═══╪═══╪═══╪═══╪═══╪═══╪═══╡</text:p>
      <text:p text:style-name="P7"><text:s text:c="3"/><text:span text:style-name="T2">S#5 <text:s text:c="3"/>│Y7 │Y6 │Y5 │Y4 │Y3 │Y2 │Y1 │Y0 │ Row register low</text:span></text:p>
      <text:p text:style-name="P7"><text:s text:c="10"/>╞═══╪═══╪═══╪═══╪═══╪═══╪═══╪═══╡</text:p>
      <text:p text:style-name="P7"><text:s text:c="3"/><text:span text:style-name="T2">S#6 <text:s text:c="3"/>│ 1 │ 1 │ 1 │ 1 │ 1 │ 1 │EO │Y8 │ Row register high</text:span></text:p>
      <text:p text:style-name="P8"><text:soft-page-break/><text:s text:c="10"/>└───┴───┴───┴───┴───┴───┴───┴───┘</text:p>
      <text:p text:style-name="P32">The above registers are set to indicate the collision location of sprites, the location of lightpen detection, and the relative movement of the mouse.</text:p>
      <text:p text:style-name="P7"><text:s text:c="7"/><text:span text:style-name="T2">MSB <text:s/>7 <text:s text:c="2"/>6 <text:s text:c="2"/>5 <text:s text:c="2"/>4 <text:s text:c="2"/>3 <text:s text:c="2"/>2 <text:s text:c="2"/>1 <text:s text:c="2"/>0 <text:s/>LSB</text:span></text:p>
      <text:p text:style-name="P7"><text:s text:c="10"/>┌───┬───┬───┬───┬───┬───┬───┬───┐</text:p>
      <text:p text:style-name="P7"><text:s text:c="3"/><text:span text:style-name="T2">S#7 <text:s text:c="3"/>│C7 │C6 │C5 │C4 │C3 │C2 │C1 │C0 │ Color register</text:span></text:p>
      <text:p text:style-name="P8"><text:s text:c="10"/>└───┴───┴───┴───┴───┴───┴───┴───┘</text:p>
      <text:p text:style-name="P32">The above color register is used when the POINT and VRAM to CPU commands are executed. The VRAM data is set in this register.</text:p>
      <text:p text:style-name="P7"><text:s text:c="7"/><text:span text:style-name="T2">MSB <text:s/>7 <text:s text:c="2"/>6 <text:s text:c="2"/>5 <text:s text:c="2"/>4 <text:s text:c="2"/>3 <text:s text:c="2"/>2 <text:s text:c="2"/>1 <text:s text:c="2"/>0 <text:s/>LSB</text:span></text:p>
      <text:p text:style-name="P7"><text:s text:c="10"/>┌───┬───┬───┬───┬───┬───┬───┬───┐</text:p>
      <text:p text:style-name="P7"><text:s text:c="3"/><text:span text:style-name="T2">S#8 <text:s text:c="3"/>│BX7│BX6│BX5│BX4│BX3│BX2│BX1│BX0│ Border X register low</text:span></text:p>
      <text:p text:style-name="P7"><text:s text:c="10"/>╞═══╪═══╪═══╪═══╪═══╪═══╪═══╪═══╡</text:p>
      <text:p text:style-name="P7"><text:s text:c="3"/><text:span text:style-name="T2">S#9 <text:s text:c="3"/>│ 1 │ 1 │ 1 │ 1 │ 1 │ 1 │ 1 │BX8│ Border X register high</text:span></text:p>
      <text:p text:style-name="P8"><text:s text:c="10"/>└───┴───┴───┴───┴───┴───┴───┴───┘</text:p>
      <text:p text:style-name="P32">When the search command is executed and the border color has been detected, the X coordinate is set in the above registers.</text:p>
      <text:h text:style-name="P2" text:outline-level="1"><text:bookmark text:name="pt1-3"/>TEXT 1 MODE</text:h>
      <text:h text:style-name="P3" text:outline-level="2"><text:bookmark text:name="pt1-3-1"/>Characteristics</text:h>
      <text:p text:style-name="P13">- Pattern size <text:s text:c="12"/>: 6 dots (w) x 8 dots (h)</text:p>
      <text:p text:style-name="P13">- Patterns <text:s text:c="16"/>: 256 types</text:p>
      <text:p text:style-name="P13">- Screen pattern count <text:s text:c="4"/>: 40 (w) x 24 (h) patterns</text:p>
      <text:p text:style-name="P13">- Pattern colors <text:s text:c="10"/>: Two colors out of 512 colors (per screen)</text:p>
      <text:p text:style-name="P14">- VRAM area per screen <text:s text:c="4"/>: 4K bytes</text:p>
      <text:h text:style-name="P3" text:outline-level="2">Controls</text:h>
      <text:p text:style-name="P13">- Pattern font <text:s text:c="12"/>: VRAM pattern generator table</text:p>
      <text:p text:style-name="P13">- Screen pattern location <text:s/>: VRAM pattern name table</text:p>
      <text:p text:style-name="P13">- Pattern color code 1 <text:s text:c="4"/>: High-order four bits of R#7</text:p>
      <text:p text:style-name="P13">- Pattern color code 0 <text:s text:c="4"/>: Low-order fout bits of R#7</text:p>
      <text:p text:style-name="P14">- Background color code <text:s text:c="3"/>: Low-order fout bits of R#7</text:p>
      <text:h text:style-name="P3" text:outline-level="2"><text:bookmark text:name="pt1-3-2"/>Initial settings</text:h>
      <text:h text:style-name="P4" text:outline-level="3"><text:bookmark text:name="pt1-3-2-1"/>1. Mode and register settings</text:h>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0 <text:s text:c="4"/>│ 0 │DG │IE2│IE1│ 0*│ 0*│ 0*│ 0 │ Mode register 0</text:span></text:p>
      <text:p text:style-name="P7"><text:s text:c="11"/>╞═══╪═══╪═══╪═══╪═══╪═══╪═══╪═══╡</text:p>
      <text:p text:style-name="P7"><text:s text:c="3"/><text:span text:style-name="T2">R#1 <text:s text:c="4"/>│ 0 │BL │IE0│ 1*│ 0*│ 0 │SI │MAG│ Mode register 1</text:span></text:p>
      <text:p text:style-name="P7"><text:s text:c="11"/>╞═══╪═══╪═══╪═══╪═══╪═══╪═══╪═══╡</text:p>
      <text:p text:style-name="P7"><text:s text:c="3"/><text:span text:style-name="T2">R#8 <text:s text:c="4"/>│MS │LP │TP │CB │VR │ 0 │SPD│BW │ Mode register 2</text:span></text:p>
      <text:p text:style-name="P7"><text:s text:c="11"/>╞═══╪═══╪═══╪═══╪═══╪═══╪═══╪═══╡</text:p>
      <text:p text:style-name="P7"><text:soft-page-break/><text:s text:c="3"/><text:span text:style-name="T2">R#9 <text:s text:c="4"/>│LN │ 0 │S1 │S0 │IL │EO **NT│DC │ Mode register 3</text:span></text:p>
      <text:p text:style-name="P7"><text:s text:c="11"/>└───┴───┴───┴───┴───┴───┴───┴───┘</text:p>
      <text:p text:style-name="P13">* <text:s/>Examples of settings in TEXT 1 mode</text:p>
      <text:p text:style-name="P13">** Indicates negative logic</text:p>
      <text:p text:style-name="P14">All other bits are set accordingly</text:p>
      <text:h text:style-name="P4" text:outline-level="3"><text:bookmark text:name="pt1-3-2-2"/>2. Pattern Generator Table Settings</text:h>
      <text:list xml:id="list2970040585" text:style-name="L7">
        <text:list-item>
          <text:p text:style-name="P41">The pattern generator table is an area that stores the pattern fonts.</text:p>
        </text:list-item>
        <text:list-item>
          <text:p text:style-name="P41">Each pattern had a number from PN0 to PN255.</text:p>
        </text:list-item>
        <text:list-item>
          <text:p text:style-name="P41">The font for each pattern is constructed from 8 bytes, and the lower two bits of each of the eight bytes is not displayed.</text:p>
        </text:list-item>
        <text:list-item>
          <text:p text:style-name="P42">Set the beginning (head) address of the pattern generator table is register R#4.</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4 <text:s text:c="4"/>│ 0 │ 0 │A16│A15│A14│A13│A12│A11│ Pattern generator table</text:span></text:p>
      <text:p text:style-name="P8"><text:s text:c="11"/>└───┴───┴───┴───┴───┴───┴───┴───┘ <text:span text:style-name="T2">base address register</text:span></text:p>
      <text:h text:style-name="P5" text:outline-level="4"><text:bookmark text:name="pt1-3-2-2-1"/>Pattern generator table</text:h>
      <text:p text:style-name="P13">(X=1, O=0)</text:p>
      <text:p text:style-name="P15"/>
      <text:p text:style-name="P7"><text:s text:c="17"/>┌┬──────── <text:s/><text:span text:style-name="T2">These bits are not displayed.</text:span></text:p>
      <text:p text:style-name="P7"><text:s text:c="17"/>││</text:p>
      <text:p text:style-name="P7"><text:s text:c="7"/><text:span text:style-name="T2">MSB 76543210 LSB</text:span></text:p>
      <text:p text:style-name="P7"><text:s text:c="9"/><text:span text:style-name="T2">0 OOXOOOOO ─────┐</text:span></text:p>
      <text:p text:style-name="P7"><text:s text:c="9"/><text:span text:style-name="T2">1 OXOXOOOO <text:s text:c="5"/>│</text:span></text:p>
      <text:p text:style-name="P7"><text:s text:c="9"/><text:span text:style-name="T2">2 XOOOXOOO <text:s text:c="5"/>│</text:span></text:p>
      <text:p text:style-name="P7"><text:s text:c="9"/><text:span text:style-name="T2">3 XOOOXOOO <text:s text:c="5"/>├─── Pattern number 0</text:span></text:p>
      <text:p text:style-name="P7"><text:s text:c="9"/><text:span text:style-name="T2">4 XXXXXOOO <text:s text:c="5"/>│</text:span></text:p>
      <text:p text:style-name="P7"><text:s text:c="9"/><text:span text:style-name="T2">5 XOOOXOOO <text:s text:c="5"/>│</text:span></text:p>
      <text:p text:style-name="P7"><text:s text:c="9"/><text:span text:style-name="T2">6 XOOOXOOO <text:s text:c="5"/>│</text:span></text:p>
      <text:p text:style-name="P7"><text:s text:c="9"/><text:span text:style-name="T2">7 OOOOOOOO ─────┘</text:span></text:p>
      <text:p text:style-name="P7"><text:s text:c="9"/><text:span text:style-name="T2">8 XXXXOOOO ─────┐</text:span></text:p>
      <text:p text:style-name="P7"><text:s text:c="9"/><text:span text:style-name="T2">9 XOOOXOOO <text:s text:c="5"/>│</text:span></text:p>
      <text:p text:style-name="P7"><text:s text:c="8"/><text:span text:style-name="T2">10 XOOOXOOO <text:s text:c="5"/>│</text:span></text:p>
      <text:p text:style-name="P7"><text:s text:c="8"/><text:span text:style-name="T2">11 XXXXOOOO <text:s text:c="5"/>├─── Pattern number 1</text:span></text:p>
      <text:p text:style-name="P7"><text:s text:c="8"/><text:span text:style-name="T2">12 XOOOXOOO <text:s text:c="5"/>│</text:span></text:p>
      <text:p text:style-name="P7"><text:s text:c="8"/><text:span text:style-name="T2">13 XOOOXOOO <text:s text:c="5"/>│</text:span></text:p>
      <text:p text:style-name="P7"><text:s text:c="8"/><text:span text:style-name="T2">14 XXXXOOOO <text:s text:c="5"/>│</text:span></text:p>
      <text:p text:style-name="P7"><text:s text:c="8"/><text:span text:style-name="T2">15 OOOOOOOO ─────┘</text:span></text:p>
      <text:p text:style-name="P7"><text:s text:c="9"/><text:span text:style-name="T2">. <text:s text:c="5"/>. <text:s text:c="5"/>.</text:span></text:p>
      <text:p text:style-name="P7"><text:s text:c="9"/><text:span text:style-name="T2">. <text:s text:c="5"/>. <text:s text:c="5"/>.</text:span></text:p>
      <text:p text:style-name="P7"><text:s text:c="9"/><text:span text:style-name="T2">. <text:s text:c="5"/>. <text:s text:c="5"/>.</text:span></text:p>
      <text:p text:style-name="P7"><text:s text:c="6"/><text:span text:style-name="T2">2040 XOXOXOOO ─────┐</text:span></text:p>
      <text:p text:style-name="P7"><text:s text:c="6"/><text:span text:style-name="T2">2041 OXOXOXOO <text:s text:c="5"/>│</text:span></text:p>
      <text:p text:style-name="P7"><text:s text:c="6"/><text:span text:style-name="T2">2042 XOXOXOOO <text:s text:c="5"/>│</text:span></text:p>
      <text:p text:style-name="P7"><text:s text:c="6"/><text:span text:style-name="T2">2043 OXOXOXOO <text:s text:c="5"/>├─── Pattern number 0</text:span></text:p>
      <text:p text:style-name="P7"><text:s text:c="6"/><text:span text:style-name="T2">2044 XOXOXOOO <text:s text:c="5"/>│</text:span></text:p>
      <text:p text:style-name="P7"><text:s text:c="6"/><text:span text:style-name="T2">2045 OXOXOXOO <text:s text:c="5"/>│</text:span></text:p>
      <text:p text:style-name="P7"><text:s text:c="6"/><text:span text:style-name="T2">2046 XOXOXOOO <text:s text:c="5"/>│</text:span></text:p>
      <text:p text:style-name="P8"><text:s text:c="6"/><text:span text:style-name="T2">2047 OXOXOXOO ─────┘</text:span></text:p>
      <text:h text:style-name="P4" text:outline-level="3"><text:bookmark text:name="pt1-3-2-3"/><text:soft-page-break/>3. Pattern name table settings</text:h>
      <text:list xml:id="list2696096541" text:style-name="L8">
        <text:list-item>
          <text:p text:style-name="P43">The pattern name table is composed of one byte for each screen pattern. Each byte specifies a unique pattern.</text:p>
        </text:list-item>
        <text:list-item>
          <text:p text:style-name="P44">Set the beginning (head) address of the pattern name table in register R#2.</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2 <text:s text:c="4"/>│ 0 │A16│A15│A14│A13│A12│A11│A10│ Pattern name table</text:span></text:p>
      <text:p text:style-name="P8"><text:s text:c="11"/>└───┴───┴───┴───┴───┴───┴───┴───┘ <text:span text:style-name="T2">base address register</text:span></text:p>
      <text:h text:style-name="P5" text:outline-level="4"><text:bookmark text:name="pt1-3-2-3-1"/>Pattern name table</text:h>
      <text:p text:style-name="P7"><text:s text:c="5"/>│ <text:s text:c="8"/>│</text:p>
      <text:p text:style-name="P7"><text:s text:c="5"/>├─────────┤ <text:span text:style-name="T2">Base address</text:span></text:p>
      <text:p text:style-name="P7"><text:s text:c="5"/>│ <text:span text:style-name="T2">( 0, 0) │ <text:s text:c="2"/>0 <text:s text:c="13"/>0 <text:s text:c="3"/>1 <text:s text:c="3"/>2 <text:s text:c="3"/>3 <text:s text:c="2"/>. <text:s/>. <text:s text:c="2"/>39 <text:s/>X</text:span></text:p>
      <text:p text:style-name="P7"><text:s text:c="5"/>├─────────┤ <text:s text:c="14"/>┌────┬────┬────┬────┬ <text:s text:c="5"/>┬────┐</text:p>
      <text:p text:style-name="P7"><text:s text:c="5"/>│ <text:span text:style-name="T2">( 1, 0) │ <text:s text:c="2"/>1 <text:s text:c="8"/>0 │ <text:s text:c="2"/>0│ <text:s text:c="2"/>1│ <text:s text:c="2"/>2│ <text:s text:c="2"/>3│ . <text:s/>. │ <text:s/>39│</text:span></text:p>
      <text:p text:style-name="P7"><text:s text:c="5"/>├─────────┤ <text:s text:c="14"/>├────┼────┼────┼────┼ <text:s text:c="5"/>┼────┤</text:p>
      <text:p text:style-name="P7"><text:s text:c="5"/>│ <text:span text:style-name="T2">( 2, 0) │ <text:s text:c="2"/>2 <text:s text:c="8"/>1 │ <text:s/>40│ <text:s/>41│ <text:s/>42│ <text:s/>43│ . <text:s/>. │ <text:s/>79│</text:span></text:p>
      <text:p text:style-name="P7"><text:s text:c="5"/>├─────────┤ <text:s text:c="14"/>├────┼────┼────┼────┼ <text:s text:c="5"/>┼────┤</text:p>
      <text:p text:style-name="P7"><text:s text:c="5"/><text:span text:style-name="T2">¦ <text:s text:c="8"/>¦ <text:s text:c="2"/>. <text:s text:c="8"/>. <text:s text:c="3"/>. <text:s text:c="3"/>. <text:s text:c="3"/>. <text:s text:c="3"/>. <text:s text:c="2"/>. <text:s/>. <text:s text:c="3"/>.</text:span></text:p>
      <text:p text:style-name="P7"><text:s text:c="5"/><text:span text:style-name="T2">¦ <text:s text:c="8"/>¦ <text:s text:c="2"/>. <text:s text:c="8"/>. <text:s text:c="3"/>. <text:s text:c="3"/>. <text:s text:c="3"/>. <text:s text:c="3"/>. <text:s text:c="2"/>. <text:s/>. <text:s text:c="3"/>.</text:span></text:p>
      <text:p text:style-name="P7"><text:s text:c="5"/><text:span text:style-name="T2">¦ <text:s text:c="8"/>¦ <text:s text:c="2"/>. <text:s text:c="10"/>├────┼────┼ <text:s text:c="13"/>──┼────┤</text:span></text:p>
      <text:p text:style-name="P7"><text:s text:c="5"/>├─────────┤ <text:s text:c="11"/><text:span text:style-name="T2">22 │ 880│ 881│ <text:s/>. <text:s text:c="3"/>. <text:s text:c="2"/>. <text:s/>. │ 919│</text:span></text:p>
      <text:p text:style-name="P7"><text:s text:c="5"/>│ <text:span text:style-name="T2">(39, 0) │ <text:s/>39 <text:s text:c="10"/>├────┼────┼ <text:s text:c="13"/>──┼────┤</text:span></text:p>
      <text:p text:style-name="P7"><text:s text:c="5"/>├─────────┤ <text:s text:c="11"/><text:span text:style-name="T2">23 │ 920│ 921│ <text:s/>. <text:s text:c="3"/>. <text:s text:c="2"/>. <text:s/>. │ 959│</text:span></text:p>
      <text:p text:style-name="P7"><text:s text:c="5"/>│ <text:span text:style-name="T2">( 0, 1) │ <text:s/>40 <text:s text:c="10"/>└────┴────┴ <text:s text:c="13"/>──┴────┘</text:span></text:p>
      <text:p text:style-name="P7"><text:s text:c="5"/>├─────────┤ <text:s text:c="12"/><text:span text:style-name="T2">Y</text:span></text:p>
      <text:p text:style-name="P7"><text:s text:c="5"/><text:span text:style-name="T2">¦ <text:s text:c="8"/>¦ <text:s text:c="2"/>.</text:span></text:p>
      <text:p text:style-name="P7"><text:s text:c="5"/><text:span text:style-name="T2">¦ <text:s text:c="8"/>¦ <text:s text:c="2"/>. <text:s text:c="7"/>Screen display correspondence</text:span></text:p>
      <text:p text:style-name="P7"><text:s text:c="5"/><text:span text:style-name="T2">¦ <text:s text:c="8"/>¦ <text:s text:c="2"/>.</text:span></text:p>
      <text:p text:style-name="P7"><text:s text:c="5"/>├─────────┤</text:p>
      <text:p text:style-name="P7"><text:s text:c="5"/>│ <text:span text:style-name="T2">(39,23) │ 959</text:span></text:p>
      <text:p text:style-name="P8"><text:s text:c="5"/>├─────────┤</text:p>
      <text:h text:style-name="P4" text:outline-level="3"><text:bookmark text:name="pt1-3-2-4"/>4. Color register settings</text:h>
      <text:p text:style-name="P7"><text:s text:c="7"/><text:span text:style-name="T2">MSB <text:s/>7 <text:s text:c="2"/>6 <text:s text:c="2"/>5 <text:s text:c="2"/>4 <text:s text:c="2"/>3 <text:s text:c="2"/>2 <text:s text:c="2"/>1 <text:s text:c="2"/>0 <text:s/>LSB</text:span></text:p>
      <text:p text:style-name="P7"><text:s text:c="10"/>┌───┬───┬───┬───┬───┬───┬───┬───┐</text:p>
      <text:p text:style-name="P7"><text:s text:c="2"/><text:span text:style-name="T2">R#7 <text:s text:c="4"/>│TC3│TC2│TC1│TC0│BD3│BD2│BD1│BD0│ Text color/Back drop color</text:span></text:p>
      <text:p text:style-name="P7"><text:s text:c="10"/>└──┬┴──┬┴──┬┴──┬┴──┬┴──┬┴──┬┴──┬┘ <text:span text:style-name="T2">register</text:span></text:p>
      <text:p text:style-name="P7"><text:s text:c="13"/>│ <text:s text:c="2"/>│ <text:s text:c="2"/>│ <text:s text:c="2"/>│ <text:s text:c="2"/>└───┴───┴───┴── <text:span text:style-name="T2">Specifies pattern color</text:span></text:p>
      <text:p text:style-name="P7"><text:s text:c="13"/>│ <text:s text:c="2"/>│ <text:s text:c="2"/>│ <text:s text:c="2"/>│ <text:s text:c="18"/><text:span text:style-name="T2">code 0 or back drop color</text:span></text:p>
      <text:p text:style-name="P7"><text:s text:c="13"/>└───┴───┴───┴────────────────── <text:span text:style-name="T2">Specifies pattern color</text:span></text:p>
      <text:p text:style-name="P8"><text:s text:c="45"/><text:span text:style-name="T2">code 1</text:span></text:p>
      <text:h text:style-name="P3" text:outline-level="2"><text:bookmark text:name="pt1-3-3"/>Example of VRAM allocation in TEXT 1 mode</text:h>
      <text:p text:style-name="P13">00000H <text:s/>┌──────────┐ <text:s text:c="8"/>MSB <text:s text:c="2"/>7 <text:s text:c="2"/>6 <text:s text:c="2"/>5 <text:s text:c="2"/>4 <text:s text:c="2"/>3 <text:s text:c="2"/>2 <text:s text:c="2"/>1 <text:s text:c="2"/>0 <text:s text:c="2"/>LSB</text:p>
      <text:p text:style-name="P7"><text:s text:c="8"/>│ <text:span text:style-name="T2">Pattern <text:s/>│ <text:s text:c="12"/>┌───┬───┬───┬───┬───┬───┬───┬───┐</text:span></text:p>
      <text:p text:style-name="P7"><text:s text:c="8"/>│ <text:span text:style-name="T2">Name <text:s text:c="4"/>│ <text:s text:c="7"/>R#2 <text:s/>│ 0 │ 0 │ 0 │ 0 │ 0 │ 0 │ 0 │ 0 │</text:span></text:p>
      <text:p text:style-name="P7"><text:s text:c="8"/>│ <text:span text:style-name="T2">Table 0 <text:s/>│ <text:s text:c="12"/>└───┴───┴───┴───┴───┴───┴───┴───┘</text:span></text:p>
      <text:p text:style-name="P7"><text:s text:c="8"/>│ <text:s text:c="9"/>│ <text:s text:c="17"/><text:span text:style-name="T2">A16 A15 A14 A13 A12 A11 A10</text:span></text:p>
      <text:p text:style-name="P13"><text:soft-page-break/>003C0H <text:s/>├──────────┤</text:p>
      <text:p text:style-name="P7"><text:s text:c="8"/>│ <text:s text:c="9"/>│</text:p>
      <text:p text:style-name="P13">00800H <text:s/>├──────────┤ <text:s text:c="8"/>MSB <text:s text:c="2"/>7 <text:s text:c="2"/>6 <text:s text:c="2"/>5 <text:s text:c="2"/>4 <text:s text:c="2"/>3 <text:s text:c="2"/>2 <text:s text:c="2"/>1 <text:s text:c="2"/>0 <text:s text:c="2"/>LSB</text:p>
      <text:p text:style-name="P7"><text:s text:c="8"/>│ <text:span text:style-name="T2">Pattern <text:s/>│ <text:s text:c="12"/>┌───┬───┬───┬───┬───┬───┬───┬───┐</text:span></text:p>
      <text:p text:style-name="P7"><text:s text:c="8"/>│ <text:span text:style-name="T2">Generator│ <text:s text:c="7"/>R#4 <text:s/>│ 0 │ 0 │ 0 │ 0 │ 0 │ 0 │ 0 │ 1 │</text:span></text:p>
      <text:p text:style-name="P7"><text:s text:c="8"/>│ <text:span text:style-name="T2">Table 0 <text:s/>│ <text:s text:c="12"/>└───┴───┴───┴───┴───┴───┴───┴───┘</text:span></text:p>
      <text:p text:style-name="P7"><text:s text:c="8"/>│ <text:s text:c="9"/>│ <text:s text:c="21"/><text:span text:style-name="T2">A16 A15 A14 A13 A12 A11</text:span></text:p>
      <text:p text:style-name="P7"><text:s text:c="8"/>│ <text:s text:c="9"/>│</text:p>
      <text:p text:style-name="P13">01000H <text:s/>├──────────┤ <text:s text:c="8"/>MSB <text:s text:c="2"/>7 <text:s text:c="2"/>6 <text:s text:c="2"/>5 <text:s text:c="2"/>4 <text:s text:c="2"/>3 <text:s text:c="2"/>2 <text:s text:c="2"/>1 <text:s text:c="2"/>0 <text:s text:c="2"/>LSB</text:p>
      <text:p text:style-name="P7"><text:s text:c="8"/>│ <text:span text:style-name="T2">Pattern <text:s/>│ <text:s text:c="12"/>┌───┬───┬───┬───┬───┬───┬───┬───┐</text:span></text:p>
      <text:p text:style-name="P7"><text:s text:c="8"/>│ <text:span text:style-name="T2">Name <text:s text:c="4"/>│ <text:s text:c="7"/>R#2 <text:s/>│ 0 │ 0 │ 0 │ 0 │ 0 │ 1 │ 0 │ 0 │</text:span></text:p>
      <text:p text:style-name="P7"><text:s text:c="8"/>│ <text:span text:style-name="T2">Table 1 <text:s/>│ <text:s text:c="12"/>└───┴───┴───┴───┴───┴───┴───┴───┘</text:span></text:p>
      <text:p text:style-name="P7"><text:s text:c="8"/>│ <text:s text:c="9"/>│ <text:s text:c="17"/><text:span text:style-name="T2">A16 A15 A14 A13 A12 A11 A10</text:span></text:p>
      <text:p text:style-name="P7"><text:s text:c="8"/>│ <text:s text:c="9"/>│</text:p>
      <text:p text:style-name="P13">013C0H <text:s/>├──────────┤</text:p>
      <text:p text:style-name="P7"><text:s text:c="8"/>│ <text:s text:c="9"/>│</text:p>
      <text:p text:style-name="P7"><text:s text:c="8"/>│ <text:s text:c="9"/>│</text:p>
      <text:p text:style-name="P13">01800H <text:s/>├──────────┤ <text:s text:c="8"/>MSB <text:s text:c="2"/>7 <text:s text:c="2"/>6 <text:s text:c="2"/>5 <text:s text:c="2"/>4 <text:s text:c="2"/>3 <text:s text:c="2"/>2 <text:s text:c="2"/>1 <text:s text:c="2"/>0 <text:s text:c="2"/>LSB</text:p>
      <text:p text:style-name="P7"><text:s text:c="8"/>│ <text:span text:style-name="T2">Pattern <text:s/>│ <text:s text:c="12"/>┌───┬───┬───┬───┬───┬───┬───┬───┐</text:span></text:p>
      <text:p text:style-name="P7"><text:s text:c="8"/>│ <text:span text:style-name="T2">Generator│ <text:s text:c="7"/>R#4 <text:s/>│ 0 │ 0 │ 0 │ 0 │ 0 │ 0 │ 1 │ 1 │</text:span></text:p>
      <text:p text:style-name="P7"><text:s text:c="8"/>│ <text:span text:style-name="T2">Table 1 <text:s/>│ <text:s text:c="12"/>└───┴───┴───┴───┴───┴───┴───┴───┘</text:span></text:p>
      <text:p text:style-name="P7"><text:s text:c="8"/>│ <text:s text:c="9"/>│ <text:s text:c="21"/><text:span text:style-name="T2">A16 A15 A14 A13 A12 A11</text:span></text:p>
      <text:p text:style-name="P13">02000H <text:s/>├──────────┤</text:p>
      <text:p text:style-name="P7"><text:s text:c="8"/><text:span text:style-name="T2">. <text:s text:c="9"/>.</text:span></text:p>
      <text:p text:style-name="P7"><text:s text:c="8"/><text:span text:style-name="T2">. <text:s text:c="9"/>. <text:s text:c="7"/>A maximum of 32 pages may be allocated in</text:span></text:p>
      <text:p text:style-name="P7"><text:s text:c="8"/><text:span text:style-name="T2">. <text:s text:c="9"/>. <text:s text:c="7"/>the same manner (using a 128K-byte VRAM).</text:span></text:p>
      <text:p text:style-name="P7"><text:s text:c="8"/><text:span text:style-name="T2">. <text:s text:c="9"/>.</text:span></text:p>
      <text:p text:style-name="P7"><text:s text:c="8"/>│ <text:s text:c="9"/>│</text:p>
      <text:p text:style-name="P7"><text:s text:c="8"/>│ <text:s text:c="9"/>│</text:p>
      <text:p text:style-name="P14">1FFFFH <text:s/>└──────────┘</text:p>
      <text:h text:style-name="P2" text:outline-level="1"><text:bookmark text:name="pt1-4"/>TEXT 2 MODE</text:h>
      <text:h text:style-name="P3" text:outline-level="2"><text:bookmark text:name="pt1-4-1"/>Characteristics</text:h>
      <text:p text:style-name="P13">- Pattern size <text:s text:c="12"/>: 6 dots (w) x 8 dots (h)</text:p>
      <text:p text:style-name="P13">- Patterns <text:s text:c="16"/>: 256 types</text:p>
      <text:p text:style-name="P13">- Screen pattern count <text:s text:c="4"/>: 80 (w) x 24 (h) patterns</text:p>
      <text:p text:style-name="P7"><text:s text:c="29"/><text:span text:style-name="T2">80 (w) x 26.5 (h) patterns</text:span></text:p>
      <text:p text:style-name="P13">- Pattern blinking <text:s text:c="8"/>: Possible for each character</text:p>
      <text:p text:style-name="P13">- Pattern colors <text:s text:c="10"/>: Two colors out of 512 colors (per screen),</text:p>
      <text:p text:style-name="P7"><text:s text:c="29"/><text:span text:style-name="T2">four if using blinking</text:span></text:p>
      <text:p text:style-name="P14">- VRAM area per screen <text:s text:c="4"/>: 8K bytes</text:p>
      <text:h text:style-name="P3" text:outline-level="2"><text:bookmark text:name="pt1-4-2"/>Controls</text:h>
      <text:p text:style-name="P13">- Pattern font <text:s text:c="12"/>: VRAM pattern generator table</text:p>
      <text:p text:style-name="P13">- Screen pattern location <text:s/>: VRAM pattern name table</text:p>
      <text:p text:style-name="P13">- Blink attributes <text:s text:c="8"/>: VRAM color table</text:p>
      <text:p text:style-name="P13">- Pattern color code 1 <text:s text:c="4"/>: High-order four bits of R#7</text:p>
      <text:p text:style-name="P13">- Pattern color code 0 <text:s text:c="4"/>: Low-order four bits of R#7</text:p>
      <text:p text:style-name="P13">- Background color code <text:s text:c="3"/>: Low-order four bits of R#7</text:p>
      <text:p text:style-name="P13">- Pattern color code 1 <text:s text:c="4"/>: High-order four bits of R#12</text:p>
      <text:p text:style-name="P7"><text:s text:c="29"/><text:span text:style-name="T2">(used for blinking)</text:span></text:p>
      <text:p text:style-name="P13">- Pattern color code 0 <text:s text:c="4"/>: Low-order four bits of R#12</text:p>
      <text:p text:style-name="P8"><text:soft-page-break/><text:s text:c="29"/><text:span text:style-name="T2">(used for blinking)</text:span></text:p>
      <text:h text:style-name="P3" text:outline-level="2"><text:bookmark text:name="pt1-4-3"/>Initial Settings</text:h>
      <text:h text:style-name="P4" text:outline-level="3"><text:bookmark text:name="pt1-4-3-1"/>1. Mode and Register Settings</text:h>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0 <text:s text:c="4"/>│ 0 │DG │IE2│IE1│ 0*│ 1*│ 0*│ 0 │ Mode register 0</text:span></text:p>
      <text:p text:style-name="P7"><text:s text:c="11"/>╞═══╪═══╪═══╪═══╪═══╪═══╪═══╪═══╡</text:p>
      <text:p text:style-name="P7"><text:s text:c="3"/><text:span text:style-name="T2">R#1 <text:s text:c="4"/>│ 0 │BL │IE0│ 1*│ 0*│ 0 │SI │MAG│ Mode register 1</text:span></text:p>
      <text:p text:style-name="P7"><text:s text:c="11"/>╞═══╪═══╪═══╪═══╪═══╪═══╪═══╪═══╡</text:p>
      <text:p text:style-name="P7"><text:s text:c="3"/><text:span text:style-name="T2">R#8 <text:s text:c="4"/>│MS │LP │TP │CB │VR │ 0 │SPD│BW │ Mode register 2</text:span></text:p>
      <text:p text:style-name="P7"><text:s text:c="11"/>╞═══╪═══╪═══╪═══╪═══╪═══╪═══╪═══╡</text:p>
      <text:p text:style-name="P7"><text:s text:c="3"/><text:span text:style-name="T2">R#9 <text:s text:c="4"/>│LN │ 0 │S1 │S0 │IL │EO **NT│DC │ Mode register 3</text:span></text:p>
      <text:p text:style-name="P7"><text:s text:c="11"/>└───┴───┴───┴───┴───┴───┴───┴───┘</text:p>
      <text:p text:style-name="P13">* <text:s/>Examples of settings in TEXT 2 mode</text:p>
      <text:p text:style-name="P14">** Indicates negative logic</text:p>
      <text:p text:style-name="P32">In this display mode, if LN is set to 1, 26.5 lines are selected, and if LN is set to 0, 24 lines are selected.<text:line-break/>All other bits are set accordingly.</text:p>
      <text:h text:style-name="P4" text:outline-level="3"><text:bookmark text:name="pt1-4-3-2"/>2. Pattern Generator Table Settings</text:h>
      <text:list xml:id="list4165730766" text:style-name="L9">
        <text:list-item>
          <text:p text:style-name="P45">The pattern generator table is an area that stores the pattern fonts.</text:p>
        </text:list-item>
        <text:list-item>
          <text:p text:style-name="P45">Each pattern has a number from PN0 to PN255.</text:p>
        </text:list-item>
        <text:list-item>
          <text:p text:style-name="P46">Set the beginning (head) address of the pattern generator table in register R#4</text:p>
        </text:list-item>
      </text:list>
      <text:p text:style-name="P7"><text:s text:c="8"/><text:span text:style-name="T2">MSB <text:s/>7 <text:s text:c="2"/>6 <text:s text:c="2"/>5 <text:s text:c="2"/>4 <text:s text:c="2"/>3 <text:s text:c="2"/>2 <text:s text:c="2"/>1 <text:s text:c="2"/>0 <text:s text:c="2"/>LSB</text:span></text:p>
      <text:p text:style-name="P7"><text:s text:c="11"/>┌───┬───┬───┬───┬───┬───┬───┬───┐</text:p>
      <text:p text:style-name="P7"><text:s text:c="3"/><text:span text:style-name="T2">R#4 <text:s text:c="4"/>│ 0 │ 0 │A16│A15│A14│A13│A12│A11│ Pattern generator table</text:span></text:p>
      <text:p text:style-name="P8"><text:s text:c="11"/>└───┴───┴───┴───┴───┴───┴───┴───┘ <text:span text:style-name="T2">base address register</text:span></text:p>
      <text:list xml:id="list1447242094" text:style-name="L10">
        <text:list-item>
          <text:p text:style-name="P47">The font for each pattern is constructed from 8 bytes, and the lower two bits of each of the eight bytes is not displayed.</text:p>
        </text:list-item>
      </text:list>
      <text:h text:style-name="P5" text:outline-level="4"><text:bookmark text:name="pt1-4-3-2-1"/>Pattern generator table</text:h>
      <text:p text:style-name="P13">(X=1, O=0)</text:p>
      <text:p text:style-name="P15"/>
      <text:p text:style-name="P7"><text:s text:c="17"/>┌┬──────── <text:s/><text:span text:style-name="T2">These bits are not displayed.</text:span></text:p>
      <text:p text:style-name="P7"><text:s text:c="17"/>││</text:p>
      <text:p text:style-name="P7"><text:s text:c="7"/><text:span text:style-name="T2">MSB 76543210 LSB</text:span></text:p>
      <text:p text:style-name="P7"><text:s text:c="9"/><text:span text:style-name="T2">0 OOXOOOOO ─────┐</text:span></text:p>
      <text:p text:style-name="P7"><text:s text:c="9"/><text:span text:style-name="T2">1 OXOXOOOO <text:s text:c="5"/>│</text:span></text:p>
      <text:p text:style-name="P7"><text:s text:c="9"/><text:span text:style-name="T2">2 XOOOXOOO <text:s text:c="5"/>│</text:span></text:p>
      <text:p text:style-name="P7"><text:s text:c="9"/><text:span text:style-name="T2">3 XOOOXOOO <text:s text:c="5"/>├─── Pattern number 0</text:span></text:p>
      <text:p text:style-name="P7"><text:s text:c="9"/><text:span text:style-name="T2">4 XXXXXOOO <text:s text:c="5"/>│</text:span></text:p>
      <text:p text:style-name="P7"><text:s text:c="9"/><text:span text:style-name="T2">5 XOOOXOOO <text:s text:c="5"/>│</text:span></text:p>
      <text:p text:style-name="P7"><text:s text:c="9"/><text:span text:style-name="T2">6 XOOOXOOO <text:s text:c="5"/>│</text:span></text:p>
      <text:p text:style-name="P7"><text:s text:c="9"/><text:span text:style-name="T2">7 OOOOOOOO ─────┘</text:span></text:p>
      <text:p text:style-name="P7"><text:s text:c="9"/><text:span text:style-name="T2">8 XXXXOOOO ─────┐</text:span></text:p>
      <text:p text:style-name="P7"><text:soft-page-break/><text:s text:c="9"/><text:span text:style-name="T2">9 XOOOXOOO <text:s text:c="5"/>│</text:span></text:p>
      <text:p text:style-name="P7"><text:s text:c="8"/><text:span text:style-name="T2">10 XOOOXOOO <text:s text:c="5"/>│</text:span></text:p>
      <text:p text:style-name="P7"><text:s text:c="8"/><text:span text:style-name="T2">11 XXXXOOOO <text:s text:c="5"/>├─── Pattern number 1</text:span></text:p>
      <text:p text:style-name="P7"><text:s text:c="8"/><text:span text:style-name="T2">12 XOOOXOOO <text:s text:c="5"/>│</text:span></text:p>
      <text:p text:style-name="P7"><text:s text:c="8"/><text:span text:style-name="T2">13 XOOOXOOO <text:s text:c="5"/>│</text:span></text:p>
      <text:p text:style-name="P7"><text:s text:c="8"/><text:span text:style-name="T2">14 XXXXOOOO <text:s text:c="5"/>│</text:span></text:p>
      <text:p text:style-name="P7"><text:s text:c="8"/><text:span text:style-name="T2">15 OOOOOOOO ─────┘</text:span></text:p>
      <text:p text:style-name="P7"><text:s text:c="9"/><text:span text:style-name="T2">. <text:s text:c="5"/>. <text:s text:c="5"/>.</text:span></text:p>
      <text:p text:style-name="P7"><text:s text:c="9"/><text:span text:style-name="T2">. <text:s text:c="5"/>. <text:s text:c="5"/>.</text:span></text:p>
      <text:p text:style-name="P7"><text:s text:c="9"/><text:span text:style-name="T2">. <text:s text:c="5"/>. <text:s text:c="5"/>.</text:span></text:p>
      <text:p text:style-name="P7"><text:s text:c="6"/><text:span text:style-name="T2">2040 XOXOXOOO ─────┐</text:span></text:p>
      <text:p text:style-name="P7"><text:s text:c="6"/><text:span text:style-name="T2">2041 OXOXOXOO <text:s text:c="5"/>│</text:span></text:p>
      <text:p text:style-name="P7"><text:s text:c="6"/><text:span text:style-name="T2">2042 XOXOXOOO <text:s text:c="5"/>│</text:span></text:p>
      <text:p text:style-name="P7"><text:s text:c="6"/><text:span text:style-name="T2">2043 OXOXOXOO <text:s text:c="5"/>├─── Pattern number 255</text:span></text:p>
      <text:p text:style-name="P7"><text:s text:c="6"/><text:span text:style-name="T2">2044 XOXOXOOO <text:s text:c="5"/>│</text:span></text:p>
      <text:p text:style-name="P7"><text:s text:c="6"/><text:span text:style-name="T2">2045 OXOXOXOO <text:s text:c="5"/>│</text:span></text:p>
      <text:p text:style-name="P7"><text:s text:c="6"/><text:span text:style-name="T2">2046 XOXOXOOO <text:s text:c="5"/>│</text:span></text:p>
      <text:p text:style-name="P8"><text:s text:c="6"/><text:span text:style-name="T2">2047 OXOXOXOO ─────┘</text:span></text:p>
      <text:h text:style-name="P4" text:outline-level="3"><text:bookmark text:name="pt1-4-3-3"/>3. Pattern name table settings</text:h>
      <text:list xml:id="list1436283932" text:style-name="L11">
        <text:list-item>
          <text:p text:style-name="P48">The pattern name table is composed of one byte for each screen pattern. Each byte specifies a unique pattern.</text:p>
        </text:list-item>
        <text:list-item>
          <text:p text:style-name="P48">If LN is set to 0, the screen display pattern is 80 (W) x 24 (H); and if LN is set to 1, the screen display pattern is 80 (W) x 26.5 (H). The upper half of the 27th pattern is displayed.</text:p>
        </text:list-item>
        <text:list-item>
          <text:p text:style-name="P49">Set the beginning (head) address of the pattern name table in register R#2.</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2 <text:s text:c="4"/>│ 0 │A16│A15│A14│A13│A12│ 1 │ 1 │ Pattern name table</text:span></text:p>
      <text:p text:style-name="P8"><text:s text:c="11"/>└───┴───┴───┴───┴───┴───┴───┴───┘ <text:s/><text:span text:style-name="T2">base address register</text:span></text:p>
      <text:h text:style-name="P5" text:outline-level="4"><text:bookmark text:name="pt1-4-3-3-1"/>Pattern name table</text:h>
      <text:p text:style-name="P7"><text:s text:c="5"/>│ <text:s text:c="8"/>│</text:p>
      <text:p text:style-name="P7"><text:s text:c="5"/>├─────────┤ <text:span text:style-name="T2">Base address</text:span></text:p>
      <text:p text:style-name="P7"><text:s text:c="5"/>│ <text:span text:style-name="T2">( 0, 0) │ <text:s text:c="2"/>0 <text:s text:c="13"/>0 <text:s text:c="3"/>1 <text:s text:c="3"/>2 <text:s text:c="3"/>3 <text:s text:c="2"/>. <text:s/>. <text:s text:c="2"/>79 <text:s/>X</text:span></text:p>
      <text:p text:style-name="P7"><text:s text:c="5"/>├─────────┤ <text:s text:c="14"/>┌────┬────┬────┬────┬ <text:s text:c="5"/>┬────┐</text:p>
      <text:p text:style-name="P7"><text:s text:c="5"/>│ <text:span text:style-name="T2">( 1, 0) │ <text:s text:c="2"/>1 <text:s text:c="8"/>0 │ <text:s text:c="2"/>0│ <text:s text:c="2"/>1│ <text:s text:c="2"/>2│ <text:s text:c="2"/>3│ . <text:s/>. │ <text:s/>79│</text:span></text:p>
      <text:p text:style-name="P7"><text:s text:c="5"/>├─────────┤ <text:s text:c="14"/>├────┼────┼────┼────┼ <text:s text:c="5"/>┼────┤</text:p>
      <text:p text:style-name="P7"><text:s text:c="5"/>│ <text:span text:style-name="T2">( 2, 0) │ <text:s text:c="2"/>2 <text:s text:c="8"/>1 │ <text:s/>80│ <text:s/>81│ <text:s/>82│ <text:s/>83│ . <text:s/>. │ 159│</text:span></text:p>
      <text:p text:style-name="P7"><text:s text:c="5"/>├─────────┤ <text:s text:c="14"/>├────┼────┼────┼────┼ <text:s text:c="5"/>┼────┤</text:p>
      <text:p text:style-name="P7"><text:s text:c="5"/><text:span text:style-name="T2">¦ <text:s text:c="8"/>¦ <text:s text:c="2"/>. <text:s text:c="8"/>. <text:s text:c="3"/>. <text:s text:c="3"/>. <text:s text:c="3"/>. <text:s text:c="3"/>. <text:s text:c="2"/>. <text:s/>. <text:s text:c="3"/>.</text:span></text:p>
      <text:p text:style-name="P7"><text:s text:c="5"/><text:span text:style-name="T2">¦ <text:s text:c="8"/>¦ <text:s text:c="2"/>. <text:s text:c="8"/>. <text:s text:c="3"/>. <text:s text:c="3"/>. <text:s text:c="3"/>. <text:s text:c="3"/>. <text:s text:c="2"/>. <text:s/>. <text:s text:c="3"/>.</text:span></text:p>
      <text:p text:style-name="P7"><text:s text:c="5"/><text:span text:style-name="T2">¦ <text:s text:c="8"/>¦ <text:s text:c="2"/>. <text:s text:c="10"/>├────┼────┼ <text:s text:c="13"/>──┼────┤</text:span></text:p>
      <text:p text:style-name="P7"><text:s text:c="5"/>├─────────┤ <text:s text:c="11"/><text:span text:style-name="T2">25 │2000│2001│ <text:s/>. <text:s text:c="3"/>. <text:s text:c="2"/>. <text:s/>. │2079│</text:span></text:p>
      <text:p text:style-name="P7"><text:s text:c="5"/>│ <text:span text:style-name="T2">(79, 0) │ <text:s/>79 <text:s text:c="10"/>├────┼────┼ <text:s text:c="13"/>──┼────┤</text:span></text:p>
      <text:p text:style-name="P7"><text:s text:c="5"/>├─────────┤ <text:s text:c="11"/><text:span text:style-name="T2">26 │2080│2081│ <text:s/>. <text:s text:c="3"/>. <text:s text:c="2"/>. <text:s/>. │2159│</text:span></text:p>
      <text:p text:style-name="P7"><text:s text:c="5"/>│ <text:span text:style-name="T2">( 0, 1) │ <text:s/>80 <text:s text:c="10"/>└────┴────┴ <text:s text:c="13"/>──┴────┘</text:span></text:p>
      <text:p text:style-name="P7"><text:s text:c="5"/>├─────────┤ <text:s text:c="12"/><text:span text:style-name="T2">Y</text:span></text:p>
      <text:p text:style-name="P7"><text:s text:c="5"/><text:span text:style-name="T2">¦ <text:s text:c="8"/>¦ <text:s text:c="2"/>.</text:span></text:p>
      <text:p text:style-name="P7"><text:s text:c="5"/><text:span text:style-name="T2">¦ <text:s text:c="8"/>¦ <text:s text:c="2"/>. <text:s text:c="7"/>Screen display correspondence</text:span></text:p>
      <text:p text:style-name="P7"><text:soft-page-break/><text:s text:c="5"/><text:span text:style-name="T2">¦ <text:s text:c="8"/>¦ <text:s text:c="2"/>.</text:span></text:p>
      <text:p text:style-name="P7"><text:s text:c="5"/>├─────────┤</text:p>
      <text:p text:style-name="P7"><text:s text:c="5"/>│ <text:span text:style-name="T2">(79,26) │ 2159</text:span></text:p>
      <text:p text:style-name="P8"><text:s text:c="5"/>├─────────┤</text:p>
      <text:h text:style-name="P4" text:outline-level="3"><text:bookmark text:name="pt1-4-3-4"/>4. Color table settings</text:h>
      <text:list xml:id="list249103300" text:style-name="L12">
        <text:list-item>
          <text:p text:style-name="P50">In TEXT 2 mode, each pattern has a separate bit for the attribute area, and if this bit is set to 1, the pattern blink attribute will be set.</text:p>
        </text:list-item>
        <text:list-item>
          <text:p text:style-name="P51">Set the beginning (head) address of the color table in registers R#3 and R#10.</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3 <text:s text:c="4"/>│A13│A12│A11│A10│A9 │ 1 │ 1 │ 1 │ Color table</text:span></text:p>
      <text:p text:style-name="P7"><text:s text:c="11"/>╞═══╪═══╪═══╪═══╪═══╪═══╪═══╪═══╡</text:p>
      <text:p text:style-name="P7"><text:s text:c="3"/><text:span text:style-name="T2">R#10 <text:s text:c="3"/>│ 0 │ 0 │ 0 │ 0 │ 0 │A16│A15│A14│ base address registers</text:span></text:p>
      <text:p text:style-name="P8"><text:s text:c="11"/>└───┴───┴───┴───┴───┴───┴───┴───┘</text:p>
      <text:h text:style-name="P5" text:outline-level="4"><text:bookmark text:name="pt1-4-3-4-1"/>Color table</text:h>
      <text:p text:style-name="P7"><text:s/><text:span text:style-name="T2">MSB <text:s text:c="2"/>7 <text:s text:c="6"/>6 <text:s text:c="6"/>5 <text:s text:c="6"/>4 <text:s text:c="6"/>3 <text:s text:c="6"/>2 <text:s text:c="6"/>1 <text:s text:c="6"/>0 <text:s text:c="2"/>LSB</text:span></text:p>
      <text:p text:style-name="P7"><text:s text:c="3"/>┌───────┬───────┬───────┬───────┬───────┬───────┬───────┬───────┐</text:p>
      <text:p text:style-name="P7"><text:s text:c="2"/><text:span text:style-name="T2">0│( 0, 0)│( 1, 0)│( 2, 0)│( 3, 0)│( 4, 0)│( 5, 0)│( 6, 0)│( 7, 0)│ Base</text:span></text:p>
      <text:p text:style-name="P7"><text:s text:c="3"/>├───────┼───────┼───────┼───────┼───────┼───────┼───────┼───────┤ <text:span text:style-name="T2">address</text:span></text:p>
      <text:p text:style-name="P7"><text:s text:c="2"/><text:span text:style-name="T2">1│( 8, 0)│( 9, 0)│(10, 0)│(11, 0)│(12, 0)│(13, 0)│(14, 0)│(15, 0)│</text:span></text:p>
      <text:p text:style-name="P7"><text:s text:c="3"/>├───────┼───────┼───────┼───────┼───────┼───────┼───────┼───────┤</text:p>
      <text:p text:style-name="P7"><text:s text:c="2"/><text:span text:style-name="T2">. <text:s text:c="3"/>. <text:s text:c="6"/>. <text:s text:c="6"/>. <text:s text:c="6"/>. <text:s text:c="6"/>. <text:s text:c="6"/>. <text:s text:c="6"/>. <text:s text:c="6"/>.</text:span></text:p>
      <text:p text:style-name="P7"><text:s text:c="2"/><text:span text:style-name="T2">. <text:s text:c="3"/>. <text:s text:c="6"/>. <text:s text:c="6"/>. <text:s text:c="6"/>. <text:s text:c="6"/>. <text:s text:c="6"/>. <text:s text:c="6"/>. <text:s text:c="6"/>.</text:span></text:p>
      <text:p text:style-name="P7"><text:s text:c="2"/><text:span text:style-name="T2">. <text:s text:c="3"/>. <text:s text:c="6"/>. <text:s text:c="6"/>. <text:s text:c="6"/>. <text:s text:c="6"/>. <text:s text:c="6"/>. <text:s text:c="6"/>. <text:s text:c="6"/>.</text:span></text:p>
      <text:p text:style-name="P7"><text:s text:c="2"/><text:span text:style-name="T2">. <text:s text:c="3"/>. <text:s text:c="6"/>. <text:s text:c="6"/>. <text:s text:c="6"/>. <text:s text:c="6"/>. <text:s text:c="6"/>. <text:s text:c="6"/>. <text:s text:c="6"/>.</text:span></text:p>
      <text:p text:style-name="P7"><text:s text:c="3"/>├───────┼───────┼───────┼───────┼───────┼───────┼───────┼───────┤</text:p>
      <text:p text:style-name="P13">269│(72,26)│ <text:s text:c="2"/>. <text:s text:c="2"/>│ <text:s text:c="2"/>. <text:s text:c="2"/>│ <text:s text:c="2"/>. <text:s text:c="2"/>│ <text:s text:c="2"/>. <text:s text:c="2"/>│ <text:s text:c="2"/>. <text:s text:c="2"/>│ <text:s text:c="2"/>. <text:s text:c="2"/>│(79,26)│</text:p>
      <text:p text:style-name="P8"><text:s text:c="3"/>└───────┴───────┴───────┴───────┴───────┴───────┴───────┴───────┘</text:p>
      <text:h text:style-name="P4" text:outline-level="3"><text:bookmark text:name="pt1-4-3-5"/>5. Color register settings</text:h>
      <text:list xml:id="list181432935" text:style-name="L13">
        <text:list-item>
          <text:p text:style-name="P52">Set the color for pattern 1 in the high-order bits of register R#7.</text:p>
        </text:list-item>
        <text:list-item>
          <text:p text:style-name="P53">Set the color for pattern 0 in the low-order bits of register R#7.</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7 <text:s text:c="4"/>│TC3│TC2│TC1│TC0│BD3│BD2│BD1│BD0│ Text color/Back drop</text:span></text:p>
      <text:p text:style-name="P8"><text:s text:c="11"/>└───┴───┴───┴───┴───┴───┴───┴───┘ <text:span text:style-name="T2">color register</text:span></text:p>
      <text:list xml:id="list3060036824" text:style-name="L14">
        <text:list-item>
          <text:p text:style-name="P54">Set the blink attribute for the corresponding pattern by setting an alternate color code in register R#12. The pattern will be blinked by using the color codes set in register R#7 and R#12.</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12 <text:s text:c="3"/>│T23│T22│T21│T20│BC3│BC2│BC1│BC0│ Text color/Back color</text:span></text:p>
      <text:p text:style-name="P8"><text:s text:c="11"/>└───┴───┴───┴───┴───┴───┴───┴───┘ <text:span text:style-name="T2">register</text:span></text:p>
      <text:h text:style-name="P4" text:outline-level="3"><text:bookmark text:name="pt1-4-3-6"/><text:soft-page-break/>6. Blink register settings</text:h>
      <text:list xml:id="list3774100601" text:style-name="L15">
        <text:list-item>
          <text:p text:style-name="P55">The color codes set in registers R#7 and R#12 will be alternately displayed for blinking; however, the blinking period attribute (time on and time off) can also be set in register R#13.</text:p>
        </text:list-item>
      </text:list>
      <text:p text:style-name="P7"><text:s text:c="17"/>┌────────────────┐ <text:s text:c="15"/>┌─────────────</text:p>
      <text:p text:style-name="P7"><text:s text:c="17"/>│ <text:s text:c="15"/>│ <text:s text:c="15"/>│</text:p>
      <text:p text:style-name="P7"><text:s text:c="17"/>│ <text:s text:c="5"/><text:span text:style-name="T2">R#12 <text:s text:c="5"/>│ <text:s text:c="5"/>R#7 <text:s text:c="6"/>│ <text:s text:c="5"/>R#12</text:span></text:p>
      <text:p text:style-name="P7"><text:s text:c="17"/>│ <text:s text:c="15"/>│ <text:s text:c="15"/>│</text:p>
      <text:p text:style-name="P7"><text:s text:c="8"/>─────────┘ <text:s text:c="15"/>└────────────────┘</text:p>
      <text:p text:style-name="P15"/>
      <text:p text:style-name="P8"><text:s text:c="17"/>│◄── <text:span text:style-name="T2">On time ───►│◄── Off time ──►│</text:span></text:p>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13 <text:s text:c="3"/>│ON3│ON2│ON1│ON0│OF3│OF2│OF1│OF0│ Blinking period register</text:span></text:p>
      <text:p text:style-name="P7"><text:s text:c="11"/>└──┬┴───┴───┴──┬┴──┬┴───┴───┴──┬┘</text:p>
      <text:p text:style-name="P7"><text:s text:c="14"/>└───────────┘ <text:s text:c="2"/>└───────────┘</text:p>
      <text:p text:style-name="P8"><text:s text:c="17"/><text:span text:style-name="T2">ON time <text:s text:c="8"/>OFF time</text:span></text:p>
      <text:list xml:id="list1092781125" text:style-name="L16">
        <text:list-item>
          <text:p text:style-name="P56">The data for the ON and OFF times are shown below. (NTSC)</text:p>
        </text:list-item>
      </text:list>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30">DATA (binary)</text:p>
            </table:table-cell>
            <table:table-cell table:style-name="Table25.A1" office:value-type="string">
              <text:p text:style-name="P30">TIME (ms)</text:p>
            </table:table-cell>
            <table:table-cell table:style-name="Table25.A1" office:value-type="string">
              <text:p text:style-name="P30">VBlanks</text:p>
            </table:table-cell>
          </table:table-row>
        </table:table-header-rows>
        <table:table-row>
          <table:table-cell table:style-name="Table25.A2" office:value-type="string">
            <text:p text:style-name="P25">0 0 0 0</text:p>
          </table:table-cell>
          <table:table-cell table:style-name="Table25.B2" office:value-type="string">
            <text:p text:style-name="P25">0</text:p>
          </table:table-cell>
          <table:table-cell table:style-name="Table25.C2" office:value-type="string">
            <text:p text:style-name="P25">0</text:p>
          </table:table-cell>
        </table:table-row>
        <table:table-row table:style-name="Table25.3">
          <table:table-cell table:style-name="Table25.A3" office:value-type="string">
            <text:p text:style-name="P25">0 0 0 1</text:p>
          </table:table-cell>
          <table:table-cell table:style-name="Table25.B3" office:value-type="string">
            <text:p text:style-name="P25">166.9</text:p>
          </table:table-cell>
          <table:table-cell table:style-name="Table25.C3" office:value-type="string">
            <text:p text:style-name="P25">10</text:p>
          </table:table-cell>
        </table:table-row>
        <table:table-row>
          <table:table-cell table:style-name="Table25.A4" office:value-type="string">
            <text:p text:style-name="P25">0 0 1 0</text:p>
          </table:table-cell>
          <table:table-cell table:style-name="Table25.B4" office:value-type="string">
            <text:p text:style-name="P25">333.8</text:p>
          </table:table-cell>
          <table:table-cell table:style-name="Table25.C4" office:value-type="string">
            <text:p text:style-name="P25">20</text:p>
          </table:table-cell>
        </table:table-row>
        <table:table-row table:style-name="Table25.3">
          <table:table-cell table:style-name="Table25.A5" office:value-type="string">
            <text:p text:style-name="P25">0 0 1 1</text:p>
          </table:table-cell>
          <table:table-cell table:style-name="Table25.B5" office:value-type="string">
            <text:p text:style-name="P25">500.5</text:p>
          </table:table-cell>
          <table:table-cell table:style-name="Table25.C5" office:value-type="string">
            <text:p text:style-name="P25">30</text:p>
          </table:table-cell>
        </table:table-row>
        <table:table-row>
          <table:table-cell table:style-name="Table25.A6" office:value-type="string">
            <text:p text:style-name="P25">0 1 0 0</text:p>
          </table:table-cell>
          <table:table-cell table:style-name="Table25.B6" office:value-type="string">
            <text:p text:style-name="P25">667.5</text:p>
          </table:table-cell>
          <table:table-cell table:style-name="Table25.C6" office:value-type="string">
            <text:p text:style-name="P25">40</text:p>
          </table:table-cell>
        </table:table-row>
        <table:table-row table:style-name="Table25.3">
          <table:table-cell table:style-name="Table25.A7" office:value-type="string">
            <text:p text:style-name="P25">0 1 0 1</text:p>
          </table:table-cell>
          <table:table-cell table:style-name="Table25.B7" office:value-type="string">
            <text:p text:style-name="P25">843.4</text:p>
          </table:table-cell>
          <table:table-cell table:style-name="Table25.C7" office:value-type="string">
            <text:p text:style-name="P25">50</text:p>
          </table:table-cell>
        </table:table-row>
        <table:table-row>
          <table:table-cell table:style-name="Table25.A8" office:value-type="string">
            <text:p text:style-name="P25">0 1 1 0</text:p>
          </table:table-cell>
          <table:table-cell table:style-name="Table25.B8" office:value-type="string">
            <text:p text:style-name="P25">1001.3</text:p>
          </table:table-cell>
          <table:table-cell table:style-name="Table25.C8" office:value-type="string">
            <text:p text:style-name="P25">60</text:p>
          </table:table-cell>
        </table:table-row>
        <table:table-row table:style-name="Table25.3">
          <table:table-cell table:style-name="Table25.A9" office:value-type="string">
            <text:p text:style-name="P25">0 1 1 1</text:p>
          </table:table-cell>
          <table:table-cell table:style-name="Table25.B9" office:value-type="string">
            <text:p text:style-name="P25">1168.2</text:p>
          </table:table-cell>
          <table:table-cell table:style-name="Table25.C9" office:value-type="string">
            <text:p text:style-name="P25">70</text:p>
          </table:table-cell>
        </table:table-row>
        <table:table-row>
          <table:table-cell table:style-name="Table25.A10" office:value-type="string">
            <text:p text:style-name="P25">1 0 0 0</text:p>
          </table:table-cell>
          <table:table-cell table:style-name="Table25.B10" office:value-type="string">
            <text:p text:style-name="P25">1335.1</text:p>
          </table:table-cell>
          <table:table-cell table:style-name="Table25.C10" office:value-type="string">
            <text:p text:style-name="P25">80</text:p>
          </table:table-cell>
        </table:table-row>
        <table:table-row table:style-name="Table25.3">
          <table:table-cell table:style-name="Table25.A11" office:value-type="string">
            <text:p text:style-name="P25">1 0 0 1</text:p>
          </table:table-cell>
          <table:table-cell table:style-name="Table25.B11" office:value-type="string">
            <text:p text:style-name="P25">1501.9</text:p>
          </table:table-cell>
          <table:table-cell table:style-name="Table25.C11" office:value-type="string">
            <text:p text:style-name="P25">90</text:p>
          </table:table-cell>
        </table:table-row>
        <table:table-row>
          <table:table-cell table:style-name="Table25.A12" office:value-type="string">
            <text:p text:style-name="P25">1 0 1 0</text:p>
          </table:table-cell>
          <table:table-cell table:style-name="Table25.B12" office:value-type="string">
            <text:p text:style-name="P25">1668.8</text:p>
          </table:table-cell>
          <table:table-cell table:style-name="Table25.C12" office:value-type="string">
            <text:p text:style-name="P25">100</text:p>
          </table:table-cell>
        </table:table-row>
        <table:table-row table:style-name="Table25.3">
          <table:table-cell table:style-name="Table25.A13" office:value-type="string">
            <text:p text:style-name="P25">1 0 1 1</text:p>
          </table:table-cell>
          <table:table-cell table:style-name="Table25.B13" office:value-type="string">
            <text:p text:style-name="P25">1835.7</text:p>
          </table:table-cell>
          <table:table-cell table:style-name="Table25.C13" office:value-type="string">
            <text:p text:style-name="P25">110</text:p>
          </table:table-cell>
        </table:table-row>
        <table:table-row>
          <table:table-cell table:style-name="Table25.A14" office:value-type="string">
            <text:p text:style-name="P25">1 1 0 0</text:p>
          </table:table-cell>
          <table:table-cell table:style-name="Table25.B14" office:value-type="string">
            <text:p text:style-name="P25">2002.6</text:p>
          </table:table-cell>
          <table:table-cell table:style-name="Table25.C14" office:value-type="string">
            <text:p text:style-name="P25">120</text:p>
          </table:table-cell>
        </table:table-row>
        <table:table-row table:style-name="Table25.3">
          <table:table-cell table:style-name="Table25.A15" office:value-type="string">
            <text:p text:style-name="P25">1 1 0 1</text:p>
          </table:table-cell>
          <table:table-cell table:style-name="Table25.B15" office:value-type="string">
            <text:p text:style-name="P25">2169.5</text:p>
          </table:table-cell>
          <table:table-cell table:style-name="Table25.C15" office:value-type="string">
            <text:p text:style-name="P25">130</text:p>
          </table:table-cell>
        </table:table-row>
        <table:table-row>
          <table:table-cell table:style-name="Table25.A16" office:value-type="string">
            <text:p text:style-name="P25">1 1 1 0</text:p>
          </table:table-cell>
          <table:table-cell table:style-name="Table25.B16" office:value-type="string">
            <text:p text:style-name="P25">2336.3</text:p>
          </table:table-cell>
          <table:table-cell table:style-name="Table25.C16" office:value-type="string">
            <text:p text:style-name="P25">140</text:p>
          </table:table-cell>
        </table:table-row>
        <table:table-row table:style-name="Table25.3">
          <table:table-cell table:style-name="Table25.A17" office:value-type="string">
            <text:p text:style-name="P25">1 1 1 1</text:p>
          </table:table-cell>
          <table:table-cell table:style-name="Table25.B17" office:value-type="string">
            <text:p text:style-name="P25">2503.2</text:p>
          </table:table-cell>
          <table:table-cell table:style-name="Table25.C17" office:value-type="string">
            <text:p text:style-name="P25">150</text:p>
          </table:table-cell>
        </table:table-row>
      </table:table>
      <text:h text:style-name="P3" text:outline-level="2"><text:bookmark text:name="pt1-4-4"/>Example of VRAM allocation in TEXT 2 mode</text:h>
      <text:p text:style-name="P7"><text:s text:c="28"/><text:span text:style-name="T2">Pattern name table base address</text:span></text:p>
      <text:p text:style-name="P15"/>
      <text:p text:style-name="P13">00000H <text:s/>┌──────────┐ <text:s text:c="8"/>MSB <text:s text:c="2"/>7 <text:s text:c="2"/>6 <text:s text:c="2"/>5 <text:s text:c="2"/>4 <text:s text:c="2"/>3 <text:s text:c="2"/>2 <text:s text:c="2"/>1 <text:s text:c="2"/>0 <text:s text:c="2"/>LSB</text:p>
      <text:p text:style-name="P7"><text:s text:c="8"/>│ <text:span text:style-name="T2">Pattern <text:s/>│ <text:s text:c="12"/>┌───┬───┬───┬───┬───┬───┬───┬───┐</text:span></text:p>
      <text:p text:style-name="P7"><text:s text:c="8"/>│ <text:span text:style-name="T2">Name <text:s text:c="4"/>│ <text:s text:c="7"/>R#2 <text:s/>│ 0 │ 0 │ 0 │ 0 │ 0 │ 0 │ 1 │ 1 │</text:span></text:p>
      <text:p text:style-name="P7"><text:s text:c="8"/>│ <text:span text:style-name="T2">Table 0 <text:s/>│ <text:s text:c="12"/>└───┴───┴───┴───┴───┴───┴───┴───┘</text:span></text:p>
      <text:p text:style-name="P13">00870H <text:s/>├──────────┤ <text:s text:c="17"/>A16 A15 A14 A13 A12</text:p>
      <text:p text:style-name="P7"><text:s text:c="8"/>│ <text:s text:c="9"/>│</text:p>
      <text:p text:style-name="P13">00A00H <text:s/>├ Color <text:s text:c="2"/>─┤</text:p>
      <text:p text:style-name="P7"><text:s text:c="8"/>│ <text:span text:style-name="T2">Table 0 <text:s/>│ <text:s text:c="7"/>Color table base address</text:span></text:p>
      <text:p text:style-name="P13">00B0EH <text:s/>├──────────┤</text:p>
      <text:p text:style-name="P13">00800H <text:s/>├──────────┤ <text:s text:c="8"/>MSB <text:s text:c="2"/>7 <text:s text:c="2"/>6 <text:s text:c="2"/>5 <text:s text:c="2"/>4 <text:s text:c="2"/>3 <text:s text:c="2"/>2 <text:s text:c="2"/>1 <text:s text:c="2"/>0 <text:s text:c="2"/>LSB</text:p>
      <text:p text:style-name="P7"><text:soft-page-break/><text:s text:c="8"/>│ <text:span text:style-name="T2">Pattern <text:s/>│ <text:s text:c="12"/>┌───┬───┬───┬───┬───┬───┬───┬───┐</text:span></text:p>
      <text:p text:style-name="P7"><text:s text:c="8"/>│ <text:span text:style-name="T2">Generator│ <text:s text:c="7"/>R#3 <text:s/>│ 0 │ 0 │ 1 │ 0 │ 1 │ 1 │ 1 │ 1 │</text:span></text:p>
      <text:p text:style-name="P7"><text:s text:c="8"/>│ <text:span text:style-name="T2">Table 0 <text:s/>│ <text:s text:c="12"/>└───┴───┴───┴───┴───┴───┴───┴───┘</text:span></text:p>
      <text:p text:style-name="P13">01800H <text:s/>├──────────┤ <text:s text:c="13"/>A13 A12 A11 A10 A9</text:p>
      <text:p text:style-name="P7"><text:s text:c="8"/>│ <text:span text:style-name="T2">Pattern <text:s/>│ <text:s text:c="12"/>┌───┬───┬───┬───┬───┬───┬───┬───┐</text:span></text:p>
      <text:p text:style-name="P7"><text:s text:c="8"/>│ <text:span text:style-name="T2">Generator│ <text:s text:c="7"/>R#10 │ 0 │ 0 │ 0 │ 0 │ 0 │ 0 │ 0 │ 0 │</text:span></text:p>
      <text:p text:style-name="P7"><text:s text:c="8"/>│ <text:span text:style-name="T2">Table 0 <text:s/>│ <text:s text:c="12"/>└───┴───┴───┴───┴───┴───┴───┴───┘</text:span></text:p>
      <text:p text:style-name="P13">02000H <text:s/>├──────────┤ <text:s text:c="33"/>A16 A15 A14</text:p>
      <text:p text:style-name="P7"><text:s text:c="8"/>│ <text:span text:style-name="T2">Pattern <text:s/>│</text:span></text:p>
      <text:p text:style-name="P7"><text:s text:c="8"/>│ <text:span text:style-name="T2">Name <text:s text:c="4"/>│</text:span></text:p>
      <text:p text:style-name="P7"><text:s text:c="8"/>│ <text:span text:style-name="T2">Table 1 <text:s/>│ <text:s text:c="7"/>Pattern generator table base address</text:span></text:p>
      <text:p text:style-name="P13">02870H <text:s/>├──────────┤</text:p>
      <text:p text:style-name="P13">02A00H <text:s/>├ Color <text:s text:c="2"/>─┤ <text:s text:c="8"/>MSB <text:s text:c="2"/>7 <text:s text:c="2"/>6 <text:s text:c="2"/>5 <text:s text:c="2"/>4 <text:s text:c="2"/>3 <text:s text:c="2"/>2 <text:s text:c="2"/>1 <text:s text:c="2"/>0 <text:s text:c="2"/>LSB</text:p>
      <text:p text:style-name="P7"><text:s text:c="8"/>│ <text:span text:style-name="T2">Table 1 <text:s/>│ <text:s text:c="12"/>┌───┬───┬───┬───┬───┬───┬───┬───┐</text:span></text:p>
      <text:p text:style-name="P13">02B0EH <text:s/>├──────────┤ <text:s text:c="7"/>R#4 <text:s/>│ 0 │ 0 │ 0 │ 0 │ 0 │ 0 │ 1 │ 0 │</text:p>
      <text:p text:style-name="P13">03000H <text:s/>├──────────┤ <text:s text:c="12"/>└───┴───┴───┴───┴───┴───┴───┴───┘</text:p>
      <text:p text:style-name="P7"><text:s text:c="8"/>│ <text:span text:style-name="T2">Pattern <text:s/>│ <text:s text:c="21"/>A16 A15 A14 A13 A12 A11</text:span></text:p>
      <text:p text:style-name="P7"><text:s text:c="8"/>│ <text:span text:style-name="T2">Generator│</text:span></text:p>
      <text:p text:style-name="P7"><text:s text:c="8"/>│ <text:span text:style-name="T2">Table 0 <text:s/>│</text:span></text:p>
      <text:p text:style-name="P7"><text:s text:c="8"/>│ <text:s text:c="9"/>│</text:p>
      <text:p text:style-name="P13">03800H <text:s/>├──────────┤</text:p>
      <text:p text:style-name="P7"><text:s text:c="8"/>│ <text:s text:c="9"/>│</text:p>
      <text:p text:style-name="P13">04000H <text:s/>├──────────┤</text:p>
      <text:p text:style-name="P7"><text:s text:c="8"/><text:span text:style-name="T2">. <text:s text:c="9"/>.</text:span></text:p>
      <text:p text:style-name="P7"><text:s text:c="8"/><text:span text:style-name="T2">. <text:s text:c="9"/>. <text:s text:c="7"/>A maximum of 16 pages may be allocated in</text:span></text:p>
      <text:p text:style-name="P7"><text:s text:c="8"/><text:span text:style-name="T2">. <text:s text:c="9"/>. <text:s text:c="7"/>the same manner (using a 128K-byte VRAM).</text:span></text:p>
      <text:p text:style-name="P7"><text:s text:c="8"/><text:span text:style-name="T2">. <text:s text:c="9"/>.</text:span></text:p>
      <text:p text:style-name="P7"><text:s text:c="8"/>│ <text:s text:c="9"/>│</text:p>
      <text:p text:style-name="P7"><text:s text:c="8"/>│ <text:s text:c="9"/>│</text:p>
      <text:p text:style-name="P14">1FFFFH <text:s/>└──────────┘</text:p>
      <text:h text:style-name="P2" text:outline-level="1"><text:bookmark text:name="pt1-5"/>MULTICOLOR MODE</text:h>
      <text:h text:style-name="P3" text:outline-level="2"><text:bookmark text:name="pt1-5-1"/>Characteristics</text:h>
      <text:p text:style-name="P13">- Screen composition <text:s text:c="6"/>: 64 (w) x 48 (h) color blocks</text:p>
      <text:p text:style-name="P13">- Color blocks <text:s text:c="12"/>: Sixteen colors out of 512 colors</text:p>
      <text:p text:style-name="P13">- Sprite mode <text:s text:c="13"/>: Sprite mode 1</text:p>
      <text:p text:style-name="P14">- VRAM area per screen <text:s text:c="4"/>: 4K bytes</text:p>
      <text:h text:style-name="P3" text:outline-level="2">Controls</text:h>
      <text:p text:style-name="P13">- Color block color code <text:s text:c="2"/>: VRAM pattern generator table</text:p>
      <text:p text:style-name="P13">- Color block location <text:s text:c="4"/>: VRAM pattern name table</text:p>
      <text:p text:style-name="P13">- Background color code <text:s text:c="3"/>: Low-order four bits of R#7</text:p>
      <text:p text:style-name="P13">- Sprites <text:s text:c="17"/>: VRAM sprite attribute table</text:p>
      <text:p text:style-name="P8"><text:s text:c="29"/><text:span text:style-name="T2">VRAM sprite pattern table</text:span></text:p>
      <text:h text:style-name="P3" text:outline-level="2"><text:bookmark text:name="pt1-5-2"/>Initial Settings</text:h>
      <text:h text:style-name="P4" text:outline-level="3"><text:bookmark text:name="pt1-5-2-1"/>1. Mode and Register Settings</text:h>
      <text:p text:style-name="P7"><text:s text:c="8"/><text:span text:style-name="T2">MSB <text:s/>7 <text:s text:c="2"/>6 <text:s text:c="2"/>5 <text:s text:c="2"/>4 <text:s text:c="2"/>3 <text:s text:c="2"/>2 <text:s text:c="2"/>1 <text:s text:c="2"/>0 <text:s/>LSB</text:span></text:p>
      <text:p text:style-name="P7"><text:soft-page-break/><text:s text:c="11"/>┌───┬───┬───┬───┬───┬───┬───┬───┐</text:p>
      <text:p text:style-name="P7"><text:s text:c="3"/><text:span text:style-name="T2">R#0 <text:s text:c="4"/>│ 0 │DG │IE2│IE1│ 0*│ 0*│ 0*│ 0 │ Mode register 0</text:span></text:p>
      <text:p text:style-name="P7"><text:s text:c="11"/>╞═══╪═══╪═══╪═══╪═══╪═══╪═══╪═══╡</text:p>
      <text:p text:style-name="P7"><text:s text:c="3"/><text:span text:style-name="T2">R#1 <text:s text:c="4"/>│ 0 │BL │IE0│ 0*│ 1*│ 0 │SI │MAG│ Mode register 1</text:span></text:p>
      <text:p text:style-name="P7"><text:s text:c="11"/>╞═══╪═══╪═══╪═══╪═══╪═══╪═══╪═══╡</text:p>
      <text:p text:style-name="P7"><text:s text:c="3"/><text:span text:style-name="T2">R#8 <text:s text:c="4"/>│MS │LP │TP │CB │VR │ 0 │SPD│BW │ Mode register 2</text:span></text:p>
      <text:p text:style-name="P7"><text:s text:c="11"/>╞═══╪═══╪═══╪═══╪═══╪═══╪═══╪═══╡</text:p>
      <text:p text:style-name="P7"><text:s text:c="3"/><text:span text:style-name="T2">R#9 <text:s text:c="4"/>│LN │ 0 │S1 │S0 │IL │EO **NT│DC │ Mode register 3</text:span></text:p>
      <text:p text:style-name="P7"><text:s text:c="11"/>└───┴───┴───┴───┴───┴───┴───┴───┘</text:p>
      <text:p text:style-name="P13">* <text:s/>Examples of settings in MULTICOLOR mode</text:p>
      <text:p text:style-name="P14">** Indicates negative logic</text:p>
      <text:h text:style-name="P4" text:outline-level="3"><text:bookmark text:name="pt1-5-2-2"/>2. Pattern Generator Table Settings</text:h>
      <text:list xml:id="list1771488354" text:style-name="L17">
        <text:list-item>
          <text:p text:style-name="P57">The pattern generator table is an area that stores the colors of the color blocks.</text:p>
        </text:list-item>
        <text:list-item>
          <text:p text:style-name="P58">Each pattern is made up of four color blocks. These patterns are approximately 8 x 8 when the dots available for the screen display area is 256 x 192 dots.</text:p>
        </text:list-item>
      </text:list>
      <text:p text:style-name="P7"><text:s text:c="10"/>◄──── <text:s/><text:span text:style-name="T2">8 dots <text:s/>───►</text:span></text:p>
      <text:p text:style-name="P15"/>
      <text:p text:style-name="P7"><text:s text:c="10"/>┌────────┬────────┐ <text:s text:c="3"/>▲</text:p>
      <text:p text:style-name="P7"><text:s text:c="10"/>│ <text:s text:c="7"/>│ <text:s text:c="7"/>│ <text:s text:c="3"/>│</text:p>
      <text:p text:style-name="P7"><text:s text:c="10"/>│ <text:s text:c="2"/><text:span text:style-name="T2">A <text:s text:c="3"/>│ <text:s text:c="2"/>B <text:s text:c="3"/>│ <text:s text:c="3"/>│</text:span></text:p>
      <text:p text:style-name="P7"><text:s text:c="10"/>│ <text:s text:c="7"/>│ <text:s text:c="7"/>│ <text:s text:c="3"/>│ <text:s text:c="8"/><text:span text:style-name="T2">For each block A, B, C,</text:span></text:p>
      <text:p text:style-name="P7"><text:s text:c="10"/>├────────┼────────┤ <text:span text:style-name="T2">8 dots <text:s text:c="6"/>and D, sixteen colors may</text:span></text:p>
      <text:p text:style-name="P7"><text:s text:c="10"/>│ <text:s text:c="7"/>│ <text:s text:c="7"/>│ <text:s text:c="3"/>│ <text:s text:c="8"/><text:span text:style-name="T2">be specified.</text:span></text:p>
      <text:p text:style-name="P7"><text:s text:c="10"/>│ <text:s text:c="2"/><text:span text:style-name="T2">C <text:s text:c="3"/>│ <text:s text:c="2"/>D <text:s text:c="3"/>│ <text:s text:c="3"/>│</text:span></text:p>
      <text:p text:style-name="P7"><text:s text:c="10"/>│ <text:s text:c="7"/>│ <text:s text:c="7"/>│ <text:s text:c="3"/>│</text:p>
      <text:p text:style-name="P8"><text:s text:c="10"/>└────────┴────────┘ <text:s text:c="3"/>▼</text:p>
      <text:list xml:id="list2496957662" text:style-name="L18">
        <text:list-item>
          <text:p text:style-name="P59">In the MULTICOLOR mode, two bytes are used for each pattern, and each pattern includes four color blocks.</text:p>
        </text:list-item>
      </text:list>
      <text:p text:style-name="P7"><text:s text:c="8"/><text:span text:style-name="T2">MSB <text:s/>7 <text:s text:c="2"/>6 <text:s text:c="2"/>5 <text:s text:c="2"/>4 <text:s text:c="2"/>3 <text:s text:c="2"/>2 <text:s text:c="2"/>1 <text:s text:c="2"/>0 <text:s text:c="2"/>LSB</text:span></text:p>
      <text:p text:style-name="P7"><text:s text:c="11"/>┌───┬───┬───┬───┬───┬───┬───┬───┐</text:p>
      <text:p text:style-name="P7"><text:s text:c="11"/>│ <text:s/><text:span text:style-name="T2">Color code A │ <text:s/>Color code B │</text:span></text:p>
      <text:p text:style-name="P7"><text:s text:c="11"/>╞═══╪═══╪═══╪═══╪═══╪═══╪═══╪═══╡</text:p>
      <text:p text:style-name="P7"><text:s text:c="11"/>│ <text:s/><text:span text:style-name="T2">Color code C │ <text:s/>Color code D │</text:span></text:p>
      <text:p text:style-name="P8"><text:s text:c="11"/>└───┴───┴───┴───┴───┴───┴───┴───┘</text:p>
      <text:list xml:id="list238045711" text:style-name="L19">
        <text:list-item>
          <text:p text:style-name="P60">In the MULTICOLOR mode, for each pattern name, there are four corresponding color blocks, and according to the y-coordinate, the pattern names are automatically set.</text:p>
        </text:list-item>
      </text:list>
      <text:p text:style-name="P7"><text:s text:c="15"/><text:span text:style-name="T2">MSB <text:s/>7 <text:s text:c="2"/>6 <text:s text:c="2"/>5 <text:s text:c="2"/>4 <text:s text:c="2"/>3 <text:s text:c="2"/>2 <text:s text:c="2"/>1 <text:s text:c="2"/>0 <text:s/>LSB</text:span></text:p>
      <text:p text:style-name="P7"><text:s text:c="8"/>┌───┬───┐ ┌───┬───┬───┬───┬───┬───┬───┬───┐</text:p>
      <text:p text:style-name="P7"><text:s text:c="3"/>┌─ <text:s text:c="2"/>│ <text:span text:style-name="T2">A │ B │ │ <text:s/>Color code A │ <text:s/>Color code B │ Pattern when</text:span></text:p>
      <text:p text:style-name="P7"><text:s text:c="3"/>│ <text:s text:c="3"/>├───┼───┤ ├───┼───┼───┼───┼───┼───┼───┼───┤ <text:span text:style-name="T2">Y=0, 4, 8, 12, 16</text:span></text:p>
      <text:p text:style-name="P7"><text:s text:c="3"/>│ <text:s text:c="3"/>│ <text:span text:style-name="T2">C │ D │ │ <text:s/>Color code C │ <text:s/>Color code D │ or 20 is selected</text:span></text:p>
      <text:p text:style-name="P7"><text:s text:c="3"/>│ <text:s text:c="3"/>└───┴───┘ └───┴───┴───┴───┴───┴───┴───┴───┘</text:p>
      <text:p text:style-name="P7"><text:s text:c="3"/>│ <text:s text:c="3"/>┌───┬───┐ ┌───┬───┬───┬───┬───┬───┬───┬───┐</text:p>
      <text:p text:style-name="P7"><text:s text:c="3"/>│ <text:s text:c="3"/>│ <text:span text:style-name="T2">E │ F │ │ <text:s/>Color code E │ <text:s/>Color code F │ Pattern when</text:span></text:p>
      <text:p text:style-name="P7"><text:s text:c="3"/>│ <text:s text:c="3"/>├───┼───┤ ├───┼───┼───┼───┼───┼───┼───┼───┤ <text:span text:style-name="T2">Y=1, 5, 9, 13, 17</text:span></text:p>
      <text:p text:style-name="P13">Pattern │ G │ H │ │ <text:s/>Color code G │ <text:s/>Color code H │ or 21 is selected</text:p>
      <text:p text:style-name="P7"><text:s/><text:span text:style-name="T2">name <text:s text:c="2"/>└───┴───┘ └───┴───┴───┴───┴───┴───┴───┴───┘</text:span></text:p>
      <text:p text:style-name="P7"><text:soft-page-break/><text:s text:c="2"/><text:span text:style-name="T2">#N <text:s text:c="3"/>┌───┬───┐ ┌───┬───┬───┬───┬───┬───┬───┬───┐</text:span></text:p>
      <text:p text:style-name="P7"><text:s text:c="3"/>│ <text:s text:c="3"/>│ <text:span text:style-name="T2">I │ J │ │ <text:s/>Color code I │ <text:s/>Color code J │ Pattern when</text:span></text:p>
      <text:p text:style-name="P7"><text:s text:c="3"/>│ <text:s text:c="3"/>├───┼───┤ ├───┼───┼───┼───┼───┼───┼───┼───┤ <text:span text:style-name="T2">Y=2, 6, 10, 14, 18</text:span></text:p>
      <text:p text:style-name="P7"><text:s text:c="3"/>│ <text:s text:c="3"/>│ <text:span text:style-name="T2">K │ L │ │ <text:s/>Color code K │ <text:s/>Color code L │ or 22 is selected</text:span></text:p>
      <text:p text:style-name="P7"><text:s text:c="3"/>│ <text:s text:c="3"/>└───┴───┘ └───┴───┴───┴───┴───┴───┴───┴───┘</text:p>
      <text:p text:style-name="P7"><text:s text:c="3"/>│ <text:s text:c="3"/>┌───┬───┐ ┌───┬───┬───┬───┬───┬───┬───┬───┐</text:p>
      <text:p text:style-name="P7"><text:s text:c="3"/>│ <text:s text:c="3"/>│ <text:span text:style-name="T2">M │ N │ │ <text:s/>Color code M │ <text:s/>Color code N │ Pattern when</text:span></text:p>
      <text:p text:style-name="P7"><text:s text:c="3"/>│ <text:s text:c="3"/>├───┼───┤ ├───┼───┼───┼───┼───┼───┼───┼───┤ <text:span text:style-name="T2">Y=3, 7, 11, 15, 19</text:span></text:p>
      <text:p text:style-name="P7"><text:s text:c="3"/>└─ <text:s text:c="2"/>│ <text:span text:style-name="T2">O │ P │ │ <text:s/>Color code O │ <text:s/>Color code P │ or 23 is selected</text:span></text:p>
      <text:p text:style-name="P8"><text:s text:c="8"/>└───┴───┘ └───┴───┴───┴───┴───┴───┴───┴───┘</text:p>
      <text:list xml:id="list1895009230" text:style-name="L20">
        <text:list-item>
          <text:p text:style-name="P61">Set the beginning (head) address of the pattern generator table in register R#4.</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4 <text:s text:c="4"/>│ 0 │ 0 │A16│A15│A14│A13│A12│A11│ Pattern generator table</text:span></text:p>
      <text:p text:style-name="P8"><text:s text:c="11"/>└───┴───┴───┴───┴───┴───┴───┴───┘ <text:s/><text:span text:style-name="T2">base address register</text:span></text:p>
      <text:h text:style-name="P5" text:outline-level="4"><text:bookmark text:name="pt1-5-2-2-1"/>Pattern generator table</text:h>
      <text:p text:style-name="P7"><text:s text:c="10"/>│ <text:s text:c="18"/>│</text:p>
      <text:p text:style-name="P7"><text:s text:c="10"/>├───────────────────┤ <text:s text:c="4"/><text:span text:style-name="T2">0 <text:s/>Base address</text:span></text:p>
      <text:p text:style-name="P7"><text:s text:c="10"/>│ <text:span text:style-name="T2">Pattern name #0 <text:s text:c="2"/>│</text:span></text:p>
      <text:p text:style-name="P7"><text:s text:c="10"/>│ <text:s text:c="2"/><text:span text:style-name="T2">(Eight bytes) <text:s text:c="2"/>│</text:span></text:p>
      <text:p text:style-name="P7"><text:s text:c="10"/>├───────────────────┤ <text:s text:c="4"/><text:span text:style-name="T2">8</text:span></text:p>
      <text:p text:style-name="P7"><text:s text:c="10"/>│ <text:span text:style-name="T2">Pattern name #1 <text:s text:c="2"/>│</text:span></text:p>
      <text:p text:style-name="P7"><text:s text:c="10"/>│ <text:s text:c="2"/><text:span text:style-name="T2">(Eight bytes) <text:s text:c="2"/>│</text:span></text:p>
      <text:p text:style-name="P7"><text:s text:c="10"/>├───────────────────┤ <text:s text:c="3"/><text:span text:style-name="T2">16</text:span></text:p>
      <text:p text:style-name="P7"><text:s text:c="10"/><text:span text:style-name="T2">. <text:s text:c="18"/>.</text:span></text:p>
      <text:p text:style-name="P7"><text:s text:c="10"/><text:span text:style-name="T2">. <text:s text:c="18"/>.</text:span></text:p>
      <text:p text:style-name="P7"><text:s text:c="10"/><text:span text:style-name="T2">. <text:s text:c="18"/>.</text:span></text:p>
      <text:p text:style-name="P7"><text:s text:c="10"/>├───────────────────┤ <text:s/><text:span text:style-name="T2">2040</text:span></text:p>
      <text:p text:style-name="P7"><text:s text:c="10"/>│ <text:span text:style-name="T2">Pattern name #255 │</text:span></text:p>
      <text:p text:style-name="P7"><text:s text:c="10"/>│ <text:s text:c="2"/><text:span text:style-name="T2">(Eight bytes) <text:s text:c="2"/>│</text:span></text:p>
      <text:p text:style-name="P8"><text:s text:c="10"/>├───────────────────┤ <text:s/><text:span text:style-name="T2">2048</text:span></text:p>
      <text:h text:style-name="P4" text:outline-level="3"><text:bookmark text:name="pt1-5-2-3"/>3. Pattern name table settings</text:h>
      <text:list xml:id="list27266810" text:style-name="L21">
        <text:list-item>
          <text:p text:style-name="P62">The pattern name table is composed of one byte for each screen pattern. Each byte specifies a unique pattern number.</text:p>
        </text:list-item>
      </text:list>
      <text:h text:style-name="P5" text:outline-level="4"><text:bookmark text:name="pt1-5-2-3-1"/>Pattern name table</text:h>
      <table:table table:name="Table26" table:style-name="Table26">
        <table:table-column table:style-name="Table26.A"/>
        <table:table-column table:style-name="Table26.B" table:number-columns-repeated="2"/>
        <table:table-column table:style-name="Table26.D" table:number-columns-repeated="2"/>
        <table:table-column table:style-name="Table26.F"/>
        <table:table-column table:style-name="Table26.G"/>
        <table:table-row>
          <table:table-cell table:style-name="Table26.A1" office:value-type="string">
            <text:p text:style-name="P31"/>
          </table:table-cell>
          <table:table-cell table:style-name="Table26.A1" office:value-type="string">
            <text:p text:style-name="Table_20_Heading">0</text:p>
          </table:table-cell>
          <table:table-cell table:style-name="Table26.A1" office:value-type="string">
            <text:p text:style-name="Table_20_Heading">1</text:p>
          </table:table-cell>
          <table:table-cell table:style-name="Table26.A1" office:value-type="string">
            <text:p text:style-name="Table_20_Heading">2</text:p>
          </table:table-cell>
          <table:table-cell table:style-name="Table26.A1" office:value-type="string">
            <text:p text:style-name="Table_20_Heading">3</text:p>
          </table:table-cell>
          <table:table-cell table:style-name="Table26.A1" office:value-type="string">
            <text:p text:style-name="Table_20_Heading">...</text:p>
          </table:table-cell>
          <table:table-cell table:style-name="Table26.A1" office:value-type="string">
            <text:p text:style-name="Table_20_Heading">31</text:p>
          </table:table-cell>
        </table:table-row>
        <table:table-row>
          <table:table-cell table:style-name="Table26.A1" office:value-type="string">
            <text:p text:style-name="Table_20_Heading">0</text:p>
          </table:table-cell>
          <table:table-cell table:style-name="Table26.B2" office:value-type="string">
            <text:p text:style-name="P26">0</text:p>
          </table:table-cell>
          <table:table-cell table:style-name="Table26.B2" office:value-type="string">
            <text:p text:style-name="P26">1</text:p>
          </table:table-cell>
          <table:table-cell table:style-name="Table26.B2" office:value-type="string">
            <text:p text:style-name="P26">2</text:p>
          </table:table-cell>
          <table:table-cell table:style-name="Table26.B2" office:value-type="string">
            <text:p text:style-name="P26">3</text:p>
          </table:table-cell>
          <table:table-cell table:style-name="Table26.F2" office:value-type="string">
            <text:p text:style-name="P23"/>
          </table:table-cell>
          <table:table-cell table:style-name="Table26.B2" office:value-type="string">
            <text:p text:style-name="P26">31</text:p>
          </table:table-cell>
        </table:table-row>
        <table:table-row>
          <table:table-cell table:style-name="Table26.A1" office:value-type="string">
            <text:p text:style-name="Table_20_Heading">1</text:p>
          </table:table-cell>
          <table:table-cell table:style-name="Table26.B2" office:value-type="string">
            <text:p text:style-name="P26">32</text:p>
          </table:table-cell>
          <table:table-cell table:style-name="Table26.B2" office:value-type="string">
            <text:p text:style-name="P26">33</text:p>
          </table:table-cell>
          <table:table-cell table:style-name="Table26.B2" office:value-type="string">
            <text:p text:style-name="P26">34</text:p>
          </table:table-cell>
          <table:table-cell table:style-name="Table26.B2" office:value-type="string">
            <text:p text:style-name="P26">35</text:p>
          </table:table-cell>
          <table:table-cell table:style-name="Table26.F2" office:value-type="string">
            <text:p text:style-name="P23"/>
          </table:table-cell>
          <table:table-cell table:style-name="Table26.B2" office:value-type="string">
            <text:p text:style-name="P26">63</text:p>
          </table:table-cell>
        </table:table-row>
        <table:table-row>
          <table:table-cell table:style-name="Table26.A1" office:value-type="string">
            <text:p text:style-name="P31"/>
          </table:table-cell>
          <table:table-cell table:style-name="Table26.F2" office:value-type="string">
            <text:p text:style-name="P23"/>
          </table:table-cell>
          <table:table-cell table:style-name="Table26.F2" office:value-type="string">
            <text:p text:style-name="P23"/>
          </table:table-cell>
          <table:table-cell table:style-name="Table26.F2" office:value-type="string">
            <text:p text:style-name="P23"/>
          </table:table-cell>
          <table:table-cell table:style-name="Table26.F2" office:value-type="string">
            <text:p text:style-name="P23"/>
          </table:table-cell>
          <table:table-cell table:style-name="Table26.F2" office:value-type="string">
            <text:p text:style-name="P23"/>
          </table:table-cell>
          <table:table-cell table:style-name="Table26.F2" office:value-type="string">
            <text:p text:style-name="P23"/>
          </table:table-cell>
        </table:table-row>
        <table:table-row>
          <table:table-cell table:style-name="Table26.A1" office:value-type="string">
            <text:p text:style-name="P31"/>
          </table:table-cell>
          <table:table-cell table:style-name="Table26.F2" office:value-type="string">
            <text:p text:style-name="P23"/>
          </table:table-cell>
          <table:table-cell table:style-name="Table26.F2" office:value-type="string">
            <text:p text:style-name="P23"/>
          </table:table-cell>
          <table:table-cell table:style-name="Table26.F2" office:value-type="string">
            <text:p text:style-name="P23"/>
          </table:table-cell>
          <table:table-cell table:style-name="Table26.F2" office:value-type="string">
            <text:p text:style-name="P23"/>
          </table:table-cell>
          <table:table-cell table:style-name="Table26.F2" office:value-type="string">
            <text:p text:style-name="P23"/>
          </table:table-cell>
          <table:table-cell table:style-name="Table26.F2" office:value-type="string">
            <text:p text:style-name="P23"/>
          </table:table-cell>
        </table:table-row>
        <table:table-row>
          <table:table-cell table:style-name="Table26.A1" office:value-type="string">
            <text:p text:style-name="Table_20_Heading">22</text:p>
          </table:table-cell>
          <table:table-cell table:style-name="Table26.B2" office:value-type="string">
            <text:p text:style-name="P26">704</text:p>
          </table:table-cell>
          <table:table-cell table:style-name="Table26.B2" office:value-type="string">
            <text:p text:style-name="P26">705</text:p>
          </table:table-cell>
          <table:table-cell table:style-name="Table26.F2" office:value-type="string">
            <text:p text:style-name="P23"/>
          </table:table-cell>
          <table:table-cell table:style-name="Table26.F2" office:value-type="string">
            <text:p text:style-name="P23"/>
          </table:table-cell>
          <table:table-cell table:style-name="Table26.F2" office:value-type="string">
            <text:p text:style-name="P23"/>
          </table:table-cell>
          <table:table-cell table:style-name="Table26.B2" office:value-type="string">
            <text:p text:style-name="P26">735</text:p>
          </table:table-cell>
        </table:table-row>
        <table:table-row>
          <table:table-cell table:style-name="Table26.A1" office:value-type="string">
            <text:p text:style-name="Table_20_Heading">23</text:p>
          </table:table-cell>
          <table:table-cell table:style-name="Table26.B2" office:value-type="string">
            <text:p text:style-name="P26">736</text:p>
          </table:table-cell>
          <table:table-cell table:style-name="Table26.B2" office:value-type="string">
            <text:p text:style-name="P26">737</text:p>
          </table:table-cell>
          <table:table-cell table:style-name="Table26.F2" office:value-type="string">
            <text:p text:style-name="P23"/>
          </table:table-cell>
          <table:table-cell table:style-name="Table26.F2" office:value-type="string">
            <text:p text:style-name="P23"/>
          </table:table-cell>
          <table:table-cell table:style-name="Table26.F2" office:value-type="string">
            <text:p text:style-name="P23"/>
          </table:table-cell>
          <table:table-cell table:style-name="Table26.B2" office:value-type="string">
            <text:p text:style-name="P26">767</text:p>
          </table:table-cell>
        </table:table-row>
      </table:table>
      <text:list xml:id="list1794929148" text:style-name="L22">
        <text:list-item>
          <text:p text:style-name="P63">Set the beginning (head) address of the pattern name table in register R#2.</text:p>
        </text:list-item>
      </text:list>
      <table:table table:name="Table27" table:style-name="Table27">
        <table:table-column table:style-name="Table27.A"/>
        <table:table-column table:style-name="Table27.B"/>
        <table:table-column table:style-name="Table27.C" table:number-columns-repeated="5"/>
        <table:table-column table:style-name="Table27.H"/>
        <table:table-column table:style-name="Table27.C"/>
        <table:table-column table:style-name="Table27.J"/>
        <table:table-row>
          <table:table-cell table:style-name="Table27.A1" office:value-type="string">
            <text:p text:style-name="P27">MSB</text:p>
          </table:table-cell>
          <table:table-cell table:style-name="Table27.A1" office:value-type="string">
            <text:p text:style-name="P28">7</text:p>
          </table:table-cell>
          <table:table-cell table:style-name="Table27.A1" office:value-type="string">
            <text:p text:style-name="P28">6</text:p>
          </table:table-cell>
          <table:table-cell table:style-name="Table27.A1" office:value-type="string">
            <text:p text:style-name="P28">5</text:p>
          </table:table-cell>
          <table:table-cell table:style-name="Table27.A1" office:value-type="string">
            <text:p text:style-name="P28">4</text:p>
          </table:table-cell>
          <table:table-cell table:style-name="Table27.A1" office:value-type="string">
            <text:p text:style-name="P28">3</text:p>
          </table:table-cell>
          <table:table-cell table:style-name="Table27.A1" office:value-type="string">
            <text:p text:style-name="P28">2</text:p>
          </table:table-cell>
          <table:table-cell table:style-name="Table27.A1" office:value-type="string">
            <text:p text:style-name="P28">1</text:p>
          </table:table-cell>
          <table:table-cell table:style-name="Table27.A1" office:value-type="string">
            <text:p text:style-name="P28">0</text:p>
          </table:table-cell>
          <table:table-cell table:style-name="Table27.A1" office:value-type="string">
            <text:p text:style-name="P29">LSB</text:p>
          </table:table-cell>
        </table:table-row>
        <table:table-row>
          <table:table-cell table:style-name="Table27.A1" office:value-type="string">
            <text:p text:style-name="P21">R#2</text:p>
          </table:table-cell>
          <table:table-cell table:style-name="Table27.B2" office:value-type="string">
            <text:p text:style-name="P22">0</text:p>
          </table:table-cell>
          <table:table-cell table:style-name="Table27.B2" office:value-type="string">
            <text:p text:style-name="P22">A16</text:p>
          </table:table-cell>
          <table:table-cell table:style-name="Table27.B2" office:value-type="string">
            <text:p text:style-name="P22">A15</text:p>
          </table:table-cell>
          <table:table-cell table:style-name="Table27.B2" office:value-type="string">
            <text:p text:style-name="P22">A14</text:p>
          </table:table-cell>
          <table:table-cell table:style-name="Table27.B2" office:value-type="string">
            <text:p text:style-name="P22">A13</text:p>
          </table:table-cell>
          <table:table-cell table:style-name="Table27.B2" office:value-type="string">
            <text:p text:style-name="P22">A12</text:p>
          </table:table-cell>
          <table:table-cell table:style-name="Table27.B2" office:value-type="string">
            <text:p text:style-name="P22">A11</text:p>
          </table:table-cell>
          <table:table-cell table:style-name="Table27.B2" office:value-type="string">
            <text:p text:style-name="P22">A10</text:p>
          </table:table-cell>
          <table:table-cell table:style-name="Table27.A1" office:value-type="string">
            <text:p text:style-name="P21">Pattern name table base address register</text:p>
          </table:table-cell>
        </table:table-row>
      </table:table>
      <text:h text:style-name="P5" text:outline-level="4"><text:bookmark text:name="pt1-5-2-3-2"/><text:soft-page-break/>Pattern name table</text:h>
      <text:p text:style-name="P7"><text:s text:c="5"/>│ <text:s text:c="8"/>│</text:p>
      <text:p text:style-name="P7"><text:s text:c="5"/>├─────────┤ <text:span text:style-name="T2">Base address</text:span></text:p>
      <text:p text:style-name="P7"><text:s text:c="5"/>│ <text:span text:style-name="T2">( 0, 0) │ <text:s text:c="2"/>0</text:span></text:p>
      <text:p text:style-name="P7"><text:s text:c="5"/>├─────────┤</text:p>
      <text:p text:style-name="P7"><text:s text:c="5"/>│ <text:span text:style-name="T2">( 1, 0) │ <text:s text:c="2"/>1</text:span></text:p>
      <text:p text:style-name="P7"><text:s text:c="5"/>├─────────┤</text:p>
      <text:p text:style-name="P7"><text:s text:c="5"/>│ <text:span text:style-name="T2">( 2, 0) │ <text:s text:c="2"/>2</text:span></text:p>
      <text:p text:style-name="P7"><text:s text:c="5"/>├─────────┤</text:p>
      <text:p text:style-name="P7"><text:s text:c="5"/><text:span text:style-name="T2">¦ <text:s text:c="8"/>¦ <text:s text:c="2"/>.</text:span></text:p>
      <text:p text:style-name="P7"><text:s text:c="5"/><text:span text:style-name="T2">¦ <text:s text:c="8"/>¦ <text:s text:c="2"/>.</text:span></text:p>
      <text:p text:style-name="P7"><text:s text:c="5"/><text:span text:style-name="T2">¦ <text:s text:c="8"/>¦ <text:s text:c="2"/>.</text:span></text:p>
      <text:p text:style-name="P7"><text:s text:c="5"/>├─────────┤</text:p>
      <text:p text:style-name="P7"><text:s text:c="5"/>│ <text:span text:style-name="T2">(31, 0) │ <text:s/>31</text:span></text:p>
      <text:p text:style-name="P7"><text:s text:c="5"/>├─────────┤</text:p>
      <text:p text:style-name="P7"><text:s text:c="5"/>│ <text:span text:style-name="T2">( 0, 1) │ <text:s/>32</text:span></text:p>
      <text:p text:style-name="P7"><text:s text:c="5"/>├─────────┤</text:p>
      <text:p text:style-name="P7"><text:s text:c="5"/><text:span text:style-name="T2">¦ <text:s text:c="8"/>¦ <text:s text:c="2"/>.</text:span></text:p>
      <text:p text:style-name="P7"><text:s text:c="5"/><text:span text:style-name="T2">¦ <text:s text:c="8"/>¦ <text:s text:c="2"/>.</text:span></text:p>
      <text:p text:style-name="P7"><text:s text:c="5"/><text:span text:style-name="T2">¦ <text:s text:c="8"/>¦ <text:s text:c="2"/>.</text:span></text:p>
      <text:p text:style-name="P7"><text:s text:c="5"/>├─────────┤</text:p>
      <text:p text:style-name="P7"><text:s text:c="5"/>│ <text:span text:style-name="T2">(31,23) │ 767</text:span></text:p>
      <text:p text:style-name="P8"><text:s text:c="5"/>├─────────┤</text:p>
      <text:h text:style-name="P4" text:outline-level="3"><text:bookmark text:name="pt1-5-2-4"/>4. Color register settings</text:h>
      <text:p text:style-name="P7"><text:s text:c="8"/><text:span text:style-name="T2">MSB <text:s/>7 <text:s text:c="2"/>6 <text:s text:c="2"/>5 <text:s text:c="2"/>4 <text:s text:c="2"/>3 <text:s text:c="2"/>2 <text:s text:c="2"/>1 <text:s text:c="2"/>0 <text:s text:c="2"/>LSB</text:span></text:p>
      <text:p text:style-name="P7"><text:s text:c="11"/>┌───┬───┬───┬───┬───┬───┬───┬───┐</text:p>
      <text:p text:style-name="P7"><text:s text:c="3"/><text:span text:style-name="T2">R#7 <text:s text:c="4"/>│TC3│TC2│TC1│TC0│BD3│BD2│BD1│BD0│ Text color/Back drop color</text:span></text:p>
      <text:p text:style-name="P7"><text:s text:c="11"/>└─┬─┴─┬─┴─┬─┴─┬─┴─┬─┴─┬─┴─┬─┴─┬─┘ <text:span text:style-name="T2">register</text:span></text:p>
      <text:p text:style-name="P7"><text:s text:c="13"/>│ <text:s text:c="2"/>│ <text:s text:c="2"/>│ <text:s text:c="2"/>│ <text:s text:c="2"/>│ <text:s text:c="2"/>│ <text:s text:c="2"/>│ <text:s text:c="2"/>│</text:p>
      <text:p text:style-name="P7"><text:s text:c="13"/>│ <text:s text:c="2"/>│ <text:s text:c="2"/>│ <text:s text:c="2"/>│ <text:s text:c="2"/>└───┴───┴───┴── <text:span text:style-name="T2">Specifies backdrop color</text:span></text:p>
      <text:p text:style-name="P8"><text:s text:c="13"/>└───┴───┴───┴────────────────── <text:span text:style-name="T2">Ignored</text:span></text:p>
      <text:h text:style-name="P4" text:outline-level="3"><text:bookmark text:name="pt1-5-2-5"/>5. Sprite settings</text:h>
      <text:list xml:id="list1584675551" text:style-name="L23">
        <text:list-item>
          <text:p text:style-name="P64">Set the beginning (head) address of the sprite attribute table in registers R#5 and R#11; and set the beginning (head) address of the sprite pattern generator table in register R#6. For details about sprites, see the section on SPRITE MODE 1.</text:p>
        </text:list-item>
      </text:list>
      <text:p text:style-name="P7"><text:s text:c="8"/><text:span text:style-name="T2">MSB <text:s/>7 <text:s text:c="2"/>6 <text:s text:c="2"/>5 <text:s text:c="2"/>4 <text:s text:c="2"/>3 <text:s text:c="2"/>2 <text:s text:c="2"/>1 <text:s text:c="2"/>0 <text:s text:c="2"/>LSB</text:span></text:p>
      <text:p text:style-name="P7"><text:s text:c="11"/>┌───┬───┬───┬───┬───┬───┬───┬───┐</text:p>
      <text:p text:style-name="P7"><text:s text:c="3"/><text:span text:style-name="T2">R#5 <text:s text:c="4"/>│A14│A13│A12│A11│A10│A9 │A8 │A7 │ Sprite attribute table</text:span></text:p>
      <text:p text:style-name="P7"><text:s text:c="11"/>╞═══╪═══╪═══╪═══╪═══╪═══╪═══╪═══╡ <text:span text:style-name="T2">base address register</text:span></text:p>
      <text:p text:style-name="P7"><text:s text:c="3"/><text:span text:style-name="T2">R#11 <text:s text:c="3"/>│ 0 │ 0 │ 0 │ 0 │ 0 │ 0 │A16│A15│</text:span></text:p>
      <text:p text:style-name="P7"><text:s text:c="11"/>└───┴───┴───┴───┴───┴───┴───┴───┘</text:p>
      <text:p text:style-name="P7"><text:s text:c="11"/>┌───┬───┬───┬───┬───┬───┬───┬───┐</text:p>
      <text:p text:style-name="P7"><text:s text:c="3"/><text:span text:style-name="T2">R#6 <text:s text:c="4"/>│ 0 │ 0 │A16│A15│A14│A13│A12│A11│ Sprite pattern generator</text:span></text:p>
      <text:p text:style-name="P7"><text:s text:c="11"/>└───┴───┴───┴───┴───┴───┴───┴───┘ <text:s/><text:span text:style-name="T2">table base address</text:span></text:p>
      <text:p text:style-name="P8"><text:s text:c="46"/><text:span text:style-name="T2">register</text:span></text:p>
      <text:h text:style-name="P3" text:outline-level="2"><text:bookmark text:name="pt1-5-3"/><text:soft-page-break/>Example of VRAM allocation in MULTICOLOR mode</text:h>
      <text:p text:style-name="P13">00000H <text:s/>┌──────────┐</text:p>
      <text:p text:style-name="P7"><text:s text:c="8"/>│ <text:span text:style-name="T2">Sprite <text:s text:c="2"/>│</text:span></text:p>
      <text:p text:style-name="P7"><text:s text:c="8"/>│ <text:span text:style-name="T2">Generator│</text:span></text:p>
      <text:p text:style-name="P7"><text:s text:c="8"/>│ <text:span text:style-name="T2">Table <text:s text:c="3"/>│</text:span></text:p>
      <text:p text:style-name="P7"><text:s text:c="8"/>│ <text:s/><text:span text:style-name="T2">(1024 <text:s text:c="2"/>│</text:span></text:p>
      <text:p text:style-name="P7"><text:s text:c="8"/>│ <text:s text:c="2"/><text:span text:style-name="T2">bytes) │</text:span></text:p>
      <text:p text:style-name="P13">00400H <text:s/>├──────────┤</text:p>
      <text:p text:style-name="P7"><text:s text:c="8"/>│ <text:span text:style-name="T2">Pattern <text:s/>│</text:span></text:p>
      <text:p text:style-name="P7"><text:s text:c="8"/>│ <text:span text:style-name="T2">Name <text:s text:c="4"/>│ <text:s text:c="3"/>.┌──────────┐ 00700H</text:span></text:p>
      <text:p text:style-name="P7"><text:s text:c="8"/>│ <text:span text:style-name="T2">Table <text:s text:c="3"/>│ <text:s text:c="2"/>. │ Sprite <text:s text:c="2"/>│</text:span></text:p>
      <text:p text:style-name="P7"><text:s text:c="8"/>│ <text:s/><text:span text:style-name="T2">(768 <text:s text:c="3"/>│ <text:s/>. <text:s/>│ attribute│</text:span></text:p>
      <text:p text:style-name="P7"><text:s text:c="8"/>│ <text:s text:c="2"/><text:span text:style-name="T2">bytes) │ . <text:s text:c="2"/>│ table <text:s text:c="3"/>│</text:span></text:p>
      <text:p text:style-name="P13">00700H <text:s/>├──────────┤. <text:s text:c="3"/>│ <text:s/>(128 <text:s text:c="3"/>│</text:p>
      <text:p text:style-name="P7"><text:s text:c="8"/>│ <text:s text:c="9"/>│ <text:s text:c="4"/>│ <text:s text:c="2"/><text:span text:style-name="T2">bytes) │</text:span></text:p>
      <text:p text:style-name="P7"><text:s text:c="8"/>│ <text:s text:c="9"/>│ <text:s text:c="4"/>├──────────┤ <text:span text:style-name="T2">00780H</text:span></text:p>
      <text:p text:style-name="P13">00800H <text:s/>├──────────┤ <text:s text:c="4"/>│ <text:s text:c="9"/>│</text:p>
      <text:p text:style-name="P7"><text:s text:c="8"/>│ <text:s text:c="9"/>│<text:span text:style-name="T2">. <text:s text:c="3"/>│ <text:s text:c="9"/>│</text:span></text:p>
      <text:p text:style-name="P7"><text:s text:c="8"/>│ <text:s text:c="9"/>│ <text:span text:style-name="T2">. <text:s text:c="2"/>│ <text:s text:c="9"/>│</text:span></text:p>
      <text:p text:style-name="P7"><text:s text:c="8"/>│ <text:s text:c="9"/>│ <text:s/><text:span text:style-name="T2">. <text:s/>│ <text:s text:c="9"/>│</text:span></text:p>
      <text:p text:style-name="P7"><text:s text:c="8"/>│ <text:s text:c="9"/>│ <text:s text:c="2"/><text:span text:style-name="T2">. │ <text:s text:c="9"/>│</text:span></text:p>
      <text:p text:style-name="P7"><text:s text:c="8"/>│ <text:s text:c="9"/>│ <text:s text:c="3"/><text:span text:style-name="T2">.└──────────┘ 00800H</text:span></text:p>
      <text:p text:style-name="P7"><text:s text:c="8"/>│ <text:s text:c="9"/>│</text:p>
      <text:p text:style-name="P7"><text:s text:c="8"/>│ <text:span text:style-name="T2">Pattern <text:s/>│</text:span></text:p>
      <text:p text:style-name="P13">00C00H <text:s/>│ Generator│</text:p>
      <text:p text:style-name="P7"><text:s text:c="8"/>│ <text:span text:style-name="T2">Table <text:s text:c="3"/>│</text:span></text:p>
      <text:p text:style-name="P7"><text:s text:c="8"/>│ <text:s/><text:span text:style-name="T2">(2048 <text:s text:c="2"/>│</text:span></text:p>
      <text:p text:style-name="P7"><text:s text:c="8"/>│ <text:s text:c="2"/><text:span text:style-name="T2">bytes) │</text:span></text:p>
      <text:p text:style-name="P7"><text:s text:c="8"/>│ <text:s text:c="9"/>│</text:p>
      <text:p text:style-name="P7"><text:s text:c="8"/>│ <text:s text:c="9"/>│</text:p>
      <text:p text:style-name="P7"><text:s text:c="8"/>│ <text:s text:c="9"/>│</text:p>
      <text:p text:style-name="P13">01000H <text:s/>├──────────┤</text:p>
      <text:p text:style-name="P7"><text:s text:c="8"/><text:span text:style-name="T2">. <text:s text:c="9"/>.</text:span></text:p>
      <text:p text:style-name="P7"><text:s text:c="8"/><text:span text:style-name="T2">. <text:s text:c="9"/>. <text:s text:c="7"/>A maximum of 32 pages may be allocated in</text:span></text:p>
      <text:p text:style-name="P7"><text:s text:c="8"/><text:span text:style-name="T2">. <text:s text:c="9"/>. <text:s text:c="7"/>the same manner (using a 128K-byte VRAM).</text:span></text:p>
      <text:p text:style-name="P7"><text:s text:c="8"/><text:span text:style-name="T2">. <text:s text:c="9"/>.</text:span></text:p>
      <text:p text:style-name="P7"><text:s text:c="8"/>│ <text:s text:c="9"/>│</text:p>
      <text:p text:style-name="P7"><text:s text:c="8"/>│ <text:s text:c="9"/>│</text:p>
      <text:p text:style-name="P14">1FFFFH <text:s/>└──────────┘</text:p>
      <text:h text:style-name="P2" text:outline-level="1"><text:bookmark text:name="pt1-6"/>GRAPHIC 1 MODE</text:h>
      <text:h text:style-name="P3" text:outline-level="2"><text:bookmark text:name="pt1-6-1"/>Characteristics</text:h>
      <text:p text:style-name="P13">- Pattern size <text:s text:c="12"/>: 8 dots (w) x 8 dots (h)</text:p>
      <text:p text:style-name="P13">- Patterns <text:s text:c="16"/>: 256 types</text:p>
      <text:p text:style-name="P13">- Screen pattern count <text:s text:c="4"/>: 32 (w) x 24 (h) patterns</text:p>
      <text:p text:style-name="P13">- Pattern colors <text:s text:c="10"/>: 16 colors out of 512 colors (per screen)</text:p>
      <text:p text:style-name="P13">- Sprite mode <text:s text:c="13"/>: Sprite mode 1</text:p>
      <text:p text:style-name="P14">- VRAM area per screen <text:s text:c="4"/>: 4K bytes</text:p>
      <text:h text:style-name="P3" text:outline-level="2"><text:bookmark text:name="pt1-6-2"/>Controls</text:h>
      <text:p text:style-name="P13">- Pattern font <text:s text:c="12"/>: VRAM pattern generator table</text:p>
      <text:p text:style-name="P13"><text:soft-page-break/>- Screen pattern location <text:s/>: VRAM pattern name table</text:p>
      <text:p text:style-name="P13">- Pattern color codes 1 &amp; 0: Can be specified as a group for each</text:p>
      <text:p text:style-name="P7"><text:s text:c="29"/><text:span text:style-name="T2">8-pattern set, in the VRAM color table</text:span></text:p>
      <text:p text:style-name="P13">- Background color code <text:s text:c="3"/>: Low-order four bits of R#7</text:p>
      <text:p text:style-name="P13">- Sprites <text:s text:c="17"/>: VRAM sprite attribute table, VRAM sprite</text:p>
      <text:p text:style-name="P8"><text:s text:c="29"/><text:span text:style-name="T2">pattern table</text:span></text:p>
      <text:h text:style-name="P3" text:outline-level="2"><text:bookmark text:name="pt1-6-3"/>Initial Settings</text:h>
      <text:h text:style-name="P4" text:outline-level="3"><text:bookmark text:name="pt1-6-3-1"/>1. Mode and Register Settings</text:h>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0 <text:s text:c="4"/>│ 0 │DG │IE2│IE1│ 0*│ 0*│ 0*│ 0 │ Mode register 0</text:span></text:p>
      <text:p text:style-name="P7"><text:s text:c="11"/>╞═══╪═══╪═══╪═══╪═══╪═══╪═══╪═══╡</text:p>
      <text:p text:style-name="P7"><text:s text:c="3"/><text:span text:style-name="T2">R#1 <text:s text:c="4"/>│ 0 │BL │IE0│ 0*│ 0*│ 0 │SI │MAG│ Mode register 1</text:span></text:p>
      <text:p text:style-name="P7"><text:s text:c="11"/>╞═══╪═══╪═══╪═══╪═══╪═══╪═══╪═══╡</text:p>
      <text:p text:style-name="P7"><text:s text:c="3"/><text:span text:style-name="T2">R#8 <text:s text:c="4"/>│MS │LP │TP │CB │VR │ 0 │SPD│BW │ Mode register 2</text:span></text:p>
      <text:p text:style-name="P7"><text:s text:c="11"/>╞═══╪═══╪═══╪═══╪═══╪═══╪═══╪═══╡</text:p>
      <text:p text:style-name="P7"><text:s text:c="3"/><text:span text:style-name="T2">R#9 <text:s text:c="4"/>│LN │ 0 │S1 │S0 │IL │EO **NT│DC │ Mode register 3</text:span></text:p>
      <text:p text:style-name="P7"><text:s text:c="11"/>└───┴───┴───┴───┴───┴───┴───┴───┘</text:p>
      <text:p text:style-name="P13">* <text:s/>Examples of settings in GRAPHIC 1 mode</text:p>
      <text:p text:style-name="P14">** Indicates negative logic</text:p>
      <text:h text:style-name="P4" text:outline-level="3"><text:bookmark text:name="pt1-6-3-2"/>2. Pattern Generator Table Settings</text:h>
      <text:list xml:id="list4061408506" text:style-name="L24">
        <text:list-item>
          <text:p text:style-name="P65">The pattern generator table is an area that stores the pattern fonts.</text:p>
        </text:list-item>
        <text:list-item>
          <text:p text:style-name="P65">Each pattern has a number from PN0 to PN255.</text:p>
        </text:list-item>
        <text:list-item>
          <text:p text:style-name="P65">The font for each pattern is constructed from 8 bytes.</text:p>
        </text:list-item>
        <text:list-item>
          <text:p text:style-name="P66">Set the beginning (head) address of the pattern generator table in register R#4.</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4 <text:s text:c="4"/>│ 0 │ 0 │A16│A15│A14│A13│A12│A11│ Pattern generator table</text:span></text:p>
      <text:p text:style-name="P8"><text:s text:c="11"/>└───┴───┴───┴───┴───┴───┴───┴───┘ <text:span text:style-name="T2">base address register</text:span></text:p>
      <text:h text:style-name="P5" text:outline-level="4"><text:bookmark text:name="pt1-6-3-2-1"/>Pattern generator table</text:h>
      <text:p text:style-name="P13">(X=1, O=0)</text:p>
      <text:p text:style-name="P15"/>
      <text:p text:style-name="P7"><text:s text:c="7"/><text:span text:style-name="T2">MSB 76543210 LSB</text:span></text:p>
      <text:p text:style-name="P7"><text:s text:c="9"/><text:span text:style-name="T2">0 OOXXXOOO ─────┐</text:span></text:p>
      <text:p text:style-name="P7"><text:s text:c="9"/><text:span text:style-name="T2">1 OXOOOXOO <text:s text:c="5"/>│</text:span></text:p>
      <text:p text:style-name="P7"><text:s text:c="9"/><text:span text:style-name="T2">2 XOOOOOXO <text:s text:c="5"/>│</text:span></text:p>
      <text:p text:style-name="P7"><text:s text:c="9"/><text:span text:style-name="T2">3 XOOOOOXO <text:s text:c="5"/>├─── Pattern number 0</text:span></text:p>
      <text:p text:style-name="P7"><text:s text:c="9"/><text:span text:style-name="T2">4 XXXXXXXO <text:s text:c="5"/>│</text:span></text:p>
      <text:p text:style-name="P7"><text:s text:c="9"/><text:span text:style-name="T2">5 XOOOOOXO <text:s text:c="5"/>│</text:span></text:p>
      <text:p text:style-name="P7"><text:s text:c="9"/><text:span text:style-name="T2">6 XOOOOOXO <text:s text:c="5"/>│</text:span></text:p>
      <text:p text:style-name="P7"><text:s text:c="9"/><text:span text:style-name="T2">7 OOOOOOOO ─────┘</text:span></text:p>
      <text:p text:style-name="P7"><text:s text:c="9"/><text:span text:style-name="T2">8 XXXXXXOO ─────┐</text:span></text:p>
      <text:p text:style-name="P7"><text:s text:c="9"/><text:span text:style-name="T2">9 XOOOOOXO <text:s text:c="5"/>│</text:span></text:p>
      <text:p text:style-name="P7"><text:s text:c="8"/><text:span text:style-name="T2">10 XOOOOOXO <text:s text:c="5"/>│</text:span></text:p>
      <text:p text:style-name="P7"><text:s text:c="8"/><text:span text:style-name="T2">11 XXXXXXOO <text:s text:c="5"/>├─── Pattern number 1</text:span></text:p>
      <text:p text:style-name="P7"><text:soft-page-break/><text:s text:c="8"/><text:span text:style-name="T2">12 XOOOOOXO <text:s text:c="5"/>│</text:span></text:p>
      <text:p text:style-name="P7"><text:s text:c="8"/><text:span text:style-name="T2">13 XOOOOOXO <text:s text:c="5"/>│</text:span></text:p>
      <text:p text:style-name="P7"><text:s text:c="8"/><text:span text:style-name="T2">14 XXXXXXOO <text:s text:c="5"/>│</text:span></text:p>
      <text:p text:style-name="P7"><text:s text:c="8"/><text:span text:style-name="T2">15 OOOOOOOO ─────┘</text:span></text:p>
      <text:p text:style-name="P7"><text:s text:c="9"/><text:span text:style-name="T2">. <text:s text:c="5"/>. <text:s text:c="5"/>.</text:span></text:p>
      <text:p text:style-name="P7"><text:s text:c="9"/><text:span text:style-name="T2">. <text:s text:c="5"/>. <text:s text:c="5"/>.</text:span></text:p>
      <text:p text:style-name="P7"><text:s text:c="9"/><text:span text:style-name="T2">. <text:s text:c="5"/>. <text:s text:c="5"/>.</text:span></text:p>
      <text:p text:style-name="P7"><text:s text:c="6"/><text:span text:style-name="T2">2040 XOXOXOXO ─────┐</text:span></text:p>
      <text:p text:style-name="P7"><text:s text:c="6"/><text:span text:style-name="T2">2041 OXOXOXOX <text:s text:c="5"/>│</text:span></text:p>
      <text:p text:style-name="P7"><text:s text:c="6"/><text:span text:style-name="T2">2042 XOXOXOXO <text:s text:c="5"/>│</text:span></text:p>
      <text:p text:style-name="P7"><text:s text:c="6"/><text:span text:style-name="T2">2043 OXOXOXOX <text:s text:c="5"/>├─── Pattern number 255</text:span></text:p>
      <text:p text:style-name="P7"><text:s text:c="6"/><text:span text:style-name="T2">2044 XOXOXOXO <text:s text:c="5"/>│</text:span></text:p>
      <text:p text:style-name="P7"><text:s text:c="6"/><text:span text:style-name="T2">2045 OXOXOXOX <text:s text:c="5"/>│</text:span></text:p>
      <text:p text:style-name="P7"><text:s text:c="6"/><text:span text:style-name="T2">2046 XOXOXOXO <text:s text:c="5"/>│</text:span></text:p>
      <text:p text:style-name="P8"><text:s text:c="6"/><text:span text:style-name="T2">2047 OXOXOXOX ─────┘</text:span></text:p>
      <text:h text:style-name="P4" text:outline-level="3"><text:bookmark text:name="pt1-6-3-3"/>3. Pattern name table settings</text:h>
      <text:list xml:id="list263159712" text:style-name="L25">
        <text:list-item>
          <text:p text:style-name="P67">The pattern name table is composed of one byte for each screen pattern. Each byte specifies a unique pattern.</text:p>
        </text:list-item>
        <text:list-item>
          <text:p text:style-name="P68">Set the beginning (head) address of the pattern name table in register R#2.</text:p>
        </text:list-item>
      </text:list>
      <text:p text:style-name="P7"><text:s text:c="8"/><text:span text:style-name="T2">MSB <text:s/>7 <text:s text:c="2"/>6 <text:s text:c="2"/>5 <text:s text:c="2"/>4 <text:s text:c="2"/>3 <text:s text:c="2"/>2 <text:s text:c="2"/>1 <text:s text:c="2"/>0 <text:s text:c="2"/>LSB</text:span></text:p>
      <text:p text:style-name="P7"><text:s text:c="11"/>┌───┬───┬───┬───┬───┬───┬───┬───┐</text:p>
      <text:p text:style-name="P7"><text:s text:c="3"/><text:span text:style-name="T2">R#2 <text:s text:c="4"/>│ 0 │A16│A15│A14│A13│A12│A11│A10│ Pattern name table</text:span></text:p>
      <text:p text:style-name="P8"><text:s text:c="11"/>└───┴───┴───┴───┴───┴───┴───┴───┘ <text:span text:style-name="T2">base address register</text:span></text:p>
      <text:h text:style-name="P5" text:outline-level="4"><text:bookmark text:name="pt1-6-3-3-1"/>Pattern name table</text:h>
      <text:p text:style-name="P7"><text:s text:c="5"/>│ <text:s text:c="8"/>│</text:p>
      <text:p text:style-name="P7"><text:s text:c="5"/>├─────────┤ <text:span text:style-name="T2">Base address</text:span></text:p>
      <text:p text:style-name="P7"><text:s text:c="5"/>│ <text:span text:style-name="T2">( 0, 0) │ <text:s text:c="2"/>0 <text:s text:c="13"/>0 <text:s text:c="3"/>1 <text:s text:c="3"/>2 <text:s text:c="3"/>3 <text:s text:c="2"/>. <text:s/>. <text:s text:c="2"/>31 X</text:span></text:p>
      <text:p text:style-name="P7"><text:s text:c="5"/>├─────────┤ <text:s text:c="14"/>┌────┬────┬────┬────┬ <text:s text:c="5"/>┬────┐</text:p>
      <text:p text:style-name="P7"><text:s text:c="5"/>│ <text:span text:style-name="T2">( 1, 0) │ <text:s text:c="2"/>1 <text:s text:c="8"/>0 │ <text:s text:c="2"/>0│ <text:s text:c="2"/>1│ <text:s text:c="2"/>2│ <text:s text:c="2"/>3│ . <text:s/>. │ <text:s/>31│</text:span></text:p>
      <text:p text:style-name="P7"><text:s text:c="5"/>├─────────┤ <text:s text:c="14"/>├────┼────┼────┼────┼ <text:s text:c="5"/>┼────┤</text:p>
      <text:p text:style-name="P7"><text:s text:c="5"/>│ <text:span text:style-name="T2">( 2, 0) │ <text:s text:c="2"/>2 <text:s text:c="8"/>1 │ <text:s/>32│ <text:s/>33│ <text:s/>34│ <text:s/>35│ . <text:s/>. │ <text:s/>63│</text:span></text:p>
      <text:p text:style-name="P7"><text:s text:c="5"/>├─────────┤ <text:s text:c="14"/>├────┼────┼────┼────┼ <text:s text:c="5"/>┼────┤</text:p>
      <text:p text:style-name="P7"><text:s text:c="5"/><text:span text:style-name="T2">. <text:s text:c="8"/>. <text:s text:c="2"/>. <text:s text:c="8"/>. <text:s text:c="3"/>. <text:s text:c="3"/>. <text:s text:c="3"/>. <text:s text:c="3"/>. <text:s text:c="2"/>. <text:s/>. <text:s text:c="3"/>.</text:span></text:p>
      <text:p text:style-name="P7"><text:s text:c="5"/><text:span text:style-name="T2">. <text:s text:c="8"/>. <text:s text:c="2"/>. <text:s text:c="8"/>. <text:s text:c="3"/>. <text:s text:c="3"/>. <text:s text:c="3"/>. <text:s text:c="3"/>. <text:s text:c="2"/>. <text:s/>. <text:s text:c="3"/>.</text:span></text:p>
      <text:p text:style-name="P7"><text:s text:c="5"/><text:span text:style-name="T2">. <text:s text:c="8"/>. <text:s text:c="2"/>. <text:s text:c="10"/>├────┼────┼ <text:s text:c="13"/>──┼────┤</text:span></text:p>
      <text:p text:style-name="P7"><text:s text:c="5"/>├─────────┤ <text:s text:c="11"/><text:span text:style-name="T2">22 │ 704│ 705│ <text:s/>. <text:s text:c="3"/>. <text:s text:c="2"/>. <text:s/>. │ 735│</text:span></text:p>
      <text:p text:style-name="P7"><text:s text:c="5"/>│ <text:span text:style-name="T2">(31, 0) │ <text:s/>31 <text:s text:c="10"/>├────┼────┼ <text:s text:c="13"/>──┼────┤</text:span></text:p>
      <text:p text:style-name="P7"><text:s text:c="5"/>├─────────┤ <text:s text:c="11"/><text:span text:style-name="T2">23 │ 736│ 737│ <text:s/>. <text:s text:c="3"/>. <text:s text:c="2"/>. <text:s/>. │ 767│</text:span></text:p>
      <text:p text:style-name="P7"><text:s text:c="5"/>│ <text:span text:style-name="T2">( 0, 1) │ <text:s/>32 <text:s text:c="10"/>└────┴────┴ <text:s text:c="13"/>──┴────┘</text:span></text:p>
      <text:p text:style-name="P7"><text:s text:c="5"/>├─────────┤ <text:s text:c="12"/><text:span text:style-name="T2">Y</text:span></text:p>
      <text:p text:style-name="P7"><text:s text:c="5"/><text:span text:style-name="T2">. <text:s text:c="8"/>. <text:s text:c="2"/>.</text:span></text:p>
      <text:p text:style-name="P7"><text:s text:c="5"/><text:span text:style-name="T2">. <text:s text:c="8"/>. <text:s text:c="2"/>. <text:s text:c="7"/>Screen display correspondence</text:span></text:p>
      <text:p text:style-name="P7"><text:s text:c="5"/><text:span text:style-name="T2">. <text:s text:c="8"/>. <text:s text:c="2"/>.</text:span></text:p>
      <text:p text:style-name="P7"><text:s text:c="5"/>├─────────┤</text:p>
      <text:p text:style-name="P7"><text:s text:c="5"/>│ <text:span text:style-name="T2">(31,21) │ 767 (byte)</text:span></text:p>
      <text:p text:style-name="P8"><text:s text:c="5"/>├─────────┤</text:p>
      <text:h text:style-name="P4" text:outline-level="3"><text:bookmark text:name="pt1-6-3-4"/><text:soft-page-break/>4. Color register settings</text:h>
      <text:p text:style-name="P7"><text:s text:c="8"/><text:span text:style-name="T2">MSB <text:s/>7 <text:s text:c="2"/>6 <text:s text:c="2"/>5 <text:s text:c="2"/>4 <text:s text:c="2"/>3 <text:s text:c="2"/>2 <text:s text:c="2"/>1 <text:s text:c="2"/>0 <text:s text:c="2"/>LSB</text:span></text:p>
      <text:p text:style-name="P7"><text:s text:c="11"/>┌───┬───┬───┬───┬───┬───┬───┬───┐</text:p>
      <text:p text:style-name="P7"><text:s text:c="3"/><text:span text:style-name="T2">R#7 <text:s text:c="4"/>│TC3│TC2│TC1│TC0│BD3│BD2│BD1│BD0│ Text color/Back drop color</text:span></text:p>
      <text:p text:style-name="P7"><text:s text:c="11"/>└─┬─┴─┬─┴─┬─┴─┬─┴─┬─┴─┬─┴─┬─┴─┬─┘ <text:span text:style-name="T2">register</text:span></text:p>
      <text:p text:style-name="P7"><text:s text:c="13"/>│ <text:s text:c="2"/>│ <text:s text:c="2"/>│ <text:s text:c="2"/>│ <text:s text:c="2"/>│ <text:s text:c="2"/>│ <text:s text:c="2"/>│ <text:s text:c="2"/>│</text:p>
      <text:p text:style-name="P7"><text:s text:c="13"/>│ <text:s text:c="2"/>│ <text:s text:c="2"/>│ <text:s text:c="2"/>│ <text:s text:c="2"/>└───┴───┴───┴── <text:span text:style-name="T2">Specifies backdrop color</text:span></text:p>
      <text:p text:style-name="P8"><text:s text:c="13"/>└───┴───┴───┴────────────────── <text:span text:style-name="T2">Ignored</text:span></text:p>
      <text:h text:style-name="P4" text:outline-level="3"><text:bookmark text:name="pt1-6-3-5"/>5. Color table settings</text:h>
      <text:list xml:id="list1679000798" text:style-name="L26">
        <text:list-item>
          <text:p text:style-name="P69">The colors for pattern color 1 and pattern color 0 are set in groups of eight patterns.</text:p>
        </text:list-item>
        <text:list-item>
          <text:p text:style-name="P70">Set the beginning (head) address of the color table in registers R#3 and R#10.</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3 <text:s text:c="4"/>│A13│A12│A11│A10│A9 │A8 │A7 │A6 │ Color table</text:span></text:p>
      <text:p text:style-name="P7"><text:s text:c="11"/>╞═══╪═══╪═══╪═══╪═══╪═══╪═══╪═══╡</text:p>
      <text:p text:style-name="P7"><text:s text:c="3"/><text:span text:style-name="T2">R#10 <text:s text:c="3"/>│ 0 │ 0 │ 0 │ 0 │ 0 │A16│A15│A14│ base address register</text:span></text:p>
      <text:p text:style-name="P8"><text:s text:c="11"/>└───┴───┴───┴───┴───┴───┴───┴───┘</text:p>
      <text:h text:style-name="P5" text:outline-level="4"><text:bookmark text:name="pt1-6-3-5-1"/>Color table</text:h>
      <text:p text:style-name="P7"><text:s text:c="13"/>┌───┬───┬───┬────────────────── <text:span text:style-name="T2">Color code for part 1</text:span></text:p>
      <text:p text:style-name="P7"><text:s text:c="13"/>│ <text:s text:c="2"/>│ <text:s text:c="2"/>│ <text:s text:c="2"/>│ <text:s text:c="2"/>┌───┬───┬───┬── <text:span text:style-name="T2">Color code for part 0</text:span></text:p>
      <text:p text:style-name="P7"><text:s text:c="13"/>│ <text:s text:c="2"/>│ <text:s text:c="2"/>│ <text:s text:c="2"/>│ <text:s text:c="2"/>│ <text:s text:c="2"/>│ <text:s text:c="2"/>│ <text:s text:c="2"/>│</text:p>
      <text:p text:style-name="P7"><text:s text:c="8"/><text:span text:style-name="T2">MSB <text:s/>7 <text:s text:c="2"/>6 <text:s text:c="2"/>5 <text:s text:c="2"/>4 <text:s text:c="2"/>3 <text:s text:c="2"/>2 <text:s text:c="2"/>1 <text:s text:c="2"/>0 <text:s/>LSB</text:span></text:p>
      <text:p text:style-name="P7"><text:s text:c="11"/>┌───┬───┬───┬───┬───┬───┬───┬───┐ <text:span text:style-name="T2">Base address</text:span></text:p>
      <text:p text:style-name="P7"><text:s text:c="5"/><text:span text:style-name="T2">0 <text:s text:c="4"/>│FC3│FC2│FC1│FC0│BC3│BC2│BC1│BC0│ Pattern Nos. 0 to 7</text:span></text:p>
      <text:p text:style-name="P7"><text:s text:c="11"/>├───┼───┼───┼───┼───┼───┼───┼───┤</text:p>
      <text:p text:style-name="P7"><text:s text:c="5"/><text:span text:style-name="T2">1 <text:s text:c="4"/>│FC3│FC2│FC1│FC0│BC3│BC2│BC1│BC0│ Pattern Nos. 8 to 15</text:span></text:p>
      <text:p text:style-name="P7"><text:s text:c="11"/>├───┼───┼───┼───┼───┼───┼───┼───┤</text:p>
      <text:p text:style-name="P7"><text:s text:c="5"/><text:span text:style-name="T2">. <text:s text:c="4"/>. . . . . . . . . . . . . . . . . <text:s text:c="3"/>. <text:s text:c="4"/>. <text:s text:c="2"/>. <text:s/>. .</text:span></text:p>
      <text:p text:style-name="P7"><text:s text:c="5"/><text:span text:style-name="T2">. <text:s text:c="4"/>. . . . . . . . . . . . . . . . . <text:s text:c="3"/>. <text:s text:c="4"/>. <text:s text:c="2"/>. <text:s/>. .</text:span></text:p>
      <text:p text:style-name="P7"><text:s text:c="11"/>├───┼───┼───┼───┼───┼───┼───┼───┤</text:p>
      <text:p text:style-name="P7"><text:s text:c="4"/><text:span text:style-name="T2">31 <text:s text:c="4"/>│FC3│FC2│FC1│FC0│BC3│BC2│BC1│BC0│ Pattern Nos. 248 to 255</text:span></text:p>
      <text:p text:style-name="P8"><text:s text:c="11"/>└───┴───┴───┴───┴───┴───┴───┴───┘</text:p>
      <text:h text:style-name="P4" text:outline-level="3"><text:bookmark text:name="pt1-6-3-6"/>6. Sprite settings</text:h>
      <text:list xml:id="list1684295084" text:style-name="L27">
        <text:list-item>
          <text:p text:style-name="P71">Set the beginning (head) address of the sprite attribute table in registers R#5 and R#11; and set the beginning (head) address of the sprite pattern generator table in register R#6. For details about sprites, see the section on SPRITE MODE 1.</text:p>
        </text:list-item>
      </text:list>
      <text:p text:style-name="P7"><text:s text:c="8"/><text:span text:style-name="T2">MSB <text:s/>7 <text:s text:c="2"/>6 <text:s text:c="2"/>5 <text:s text:c="2"/>4 <text:s text:c="2"/>3 <text:s text:c="2"/>2 <text:s text:c="2"/>1 <text:s text:c="2"/>0 <text:s text:c="2"/>LSB</text:span></text:p>
      <text:p text:style-name="P7"><text:s text:c="11"/>┌───┬───┬───┬───┬───┬───┬───┬───┐</text:p>
      <text:p text:style-name="P7"><text:s text:c="3"/><text:span text:style-name="T2">R#5 <text:s text:c="4"/>│A14│A13│A12│A11│A10│A9 │A8 │A7 │ Sprite attribute table</text:span></text:p>
      <text:p text:style-name="P7"><text:s text:c="11"/>╞═══╪═══╪═══╪═══╪═══╪═══╪═══╪═══╡ <text:span text:style-name="T2">base address register</text:span></text:p>
      <text:p text:style-name="P7"><text:s text:c="3"/><text:span text:style-name="T2">R#11 <text:s text:c="3"/>│ 0 │ 0 │ 0 │ 0 │ 0 │ 0 │A16│A15│</text:span></text:p>
      <text:p text:style-name="P7"><text:s text:c="11"/>└───┴───┴───┴───┴───┴───┴───┴───┘</text:p>
      <text:p text:style-name="P7"><text:s text:c="11"/>┌───┬───┬───┬───┬───┬───┬───┬───┐</text:p>
      <text:p text:style-name="P7"><text:soft-page-break/><text:s text:c="3"/><text:span text:style-name="T2">R#6 <text:s text:c="4"/>│ 0 │ 0 │A16│A15│A14│A13│A12│A11│ Sprite pattern generator</text:span></text:p>
      <text:p text:style-name="P7"><text:s text:c="11"/>└───┴───┴───┴───┴───┴───┴───┴───┘ <text:s/><text:span text:style-name="T2">table base address</text:span></text:p>
      <text:p text:style-name="P8"><text:s text:c="46"/><text:span text:style-name="T2">register</text:span></text:p>
      <text:h text:style-name="P3" text:outline-level="2"><text:bookmark text:name="pt1-6-4"/>Example of VRAM allocation in GRAPHIC 1 mode</text:h>
      <text:p text:style-name="P13">00000H <text:s/>┌──────────┐</text:p>
      <text:p text:style-name="P7"><text:s text:c="8"/>│ <text:span text:style-name="T2">Sprite <text:s text:c="2"/>│</text:span></text:p>
      <text:p text:style-name="P7"><text:s text:c="8"/>│ <text:span text:style-name="T2">Generator│</text:span></text:p>
      <text:p text:style-name="P7"><text:s text:c="8"/>│ <text:span text:style-name="T2">Table <text:s text:c="3"/>│</text:span></text:p>
      <text:p text:style-name="P7"><text:s text:c="8"/>│ <text:s/><text:span text:style-name="T2">(1024 <text:s text:c="2"/>│</text:span></text:p>
      <text:p text:style-name="P7"><text:s text:c="8"/>│ <text:s text:c="2"/><text:span text:style-name="T2">bytes) │</text:span></text:p>
      <text:p text:style-name="P13">00400H <text:s/>├──────────┤</text:p>
      <text:p text:style-name="P7"><text:s text:c="8"/>│ <text:span text:style-name="T2">Pattern <text:s/>│</text:span></text:p>
      <text:p text:style-name="P7"><text:s text:c="8"/>│ <text:span text:style-name="T2">Name <text:s text:c="4"/>│ <text:s text:c="3"/>.┌──────────┐ 00700H</text:span></text:p>
      <text:p text:style-name="P7"><text:s text:c="8"/>│ <text:span text:style-name="T2">Table <text:s text:c="3"/>│ <text:s text:c="2"/>. │ Sprite <text:s text:c="2"/>│</text:span></text:p>
      <text:p text:style-name="P7"><text:s text:c="8"/>│ <text:s/><text:span text:style-name="T2">(768 <text:s text:c="3"/>│ <text:s/>. <text:s/>│ attribute│</text:span></text:p>
      <text:p text:style-name="P7"><text:s text:c="8"/>│ <text:s text:c="2"/><text:span text:style-name="T2">bytes) │ . <text:s text:c="2"/>│ table <text:s text:c="3"/>│</text:span></text:p>
      <text:p text:style-name="P13">00700H <text:s/>├──────────┤. <text:s text:c="3"/>│ <text:s/>(128 <text:s text:c="3"/>│</text:p>
      <text:p text:style-name="P7"><text:s text:c="8"/>│ <text:s text:c="9"/>│ <text:s text:c="4"/>│ <text:s text:c="2"/><text:span text:style-name="T2">bytes) │</text:span></text:p>
      <text:p text:style-name="P7"><text:s text:c="8"/>│ <text:s text:c="9"/>│ <text:s text:c="4"/>├──────────┤ <text:span text:style-name="T2">00780H</text:span></text:p>
      <text:p text:style-name="P13">00800H <text:s/>├──────────┤ <text:s text:c="4"/>│ Color <text:s text:c="3"/>│</text:p>
      <text:p text:style-name="P7"><text:s text:c="8"/>│ <text:s text:c="9"/>│<text:span text:style-name="T2">. <text:s text:c="3"/>│ table <text:s text:c="3"/>│</text:span></text:p>
      <text:p text:style-name="P7"><text:s text:c="8"/>│ <text:s text:c="9"/>│ <text:span text:style-name="T2">. <text:s text:c="2"/>├(32 bytes)┤ 007A0H</text:span></text:p>
      <text:p text:style-name="P7"><text:s text:c="8"/>│ <text:s text:c="9"/>│ <text:s/><text:span text:style-name="T2">. <text:s/>│ <text:s text:c="9"/>│</text:span></text:p>
      <text:p text:style-name="P7"><text:s text:c="8"/>│ <text:s text:c="9"/>│ <text:s text:c="2"/><text:span text:style-name="T2">. │ <text:s text:c="9"/>│</text:span></text:p>
      <text:p text:style-name="P7"><text:s text:c="8"/>│ <text:s text:c="9"/>│ <text:s text:c="3"/><text:span text:style-name="T2">.└──────────┘ 00800H</text:span></text:p>
      <text:p text:style-name="P7"><text:s text:c="8"/>│ <text:s text:c="9"/>│</text:p>
      <text:p text:style-name="P7"><text:s text:c="8"/>│ <text:span text:style-name="T2">Pattern <text:s/>│</text:span></text:p>
      <text:p text:style-name="P13">00C00H <text:s/>│ Generator│</text:p>
      <text:p text:style-name="P7"><text:s text:c="8"/>│ <text:span text:style-name="T2">Table <text:s text:c="3"/>│</text:span></text:p>
      <text:p text:style-name="P7"><text:s text:c="8"/>│ <text:s/><text:span text:style-name="T2">(2048 <text:s text:c="2"/>│</text:span></text:p>
      <text:p text:style-name="P7"><text:s text:c="8"/>│ <text:s text:c="2"/><text:span text:style-name="T2">bytes) │</text:span></text:p>
      <text:p text:style-name="P7"><text:s text:c="8"/>│ <text:s text:c="9"/>│</text:p>
      <text:p text:style-name="P7"><text:s text:c="8"/>│ <text:s text:c="9"/>│</text:p>
      <text:p text:style-name="P7"><text:s text:c="8"/>│ <text:s text:c="9"/>│</text:p>
      <text:p text:style-name="P13">01000H <text:s/>├──────────┤</text:p>
      <text:p text:style-name="P7"><text:s text:c="8"/><text:span text:style-name="T2">. <text:s text:c="9"/>.</text:span></text:p>
      <text:p text:style-name="P7"><text:s text:c="8"/><text:span text:style-name="T2">. <text:s text:c="9"/>. <text:s text:c="7"/>A maximum of 32 pages may be allocated in</text:span></text:p>
      <text:p text:style-name="P7"><text:s text:c="8"/><text:span text:style-name="T2">. <text:s text:c="9"/>. <text:s text:c="7"/>the same manner (using a 128K─byte VRAM).</text:span></text:p>
      <text:p text:style-name="P7"><text:s text:c="8"/><text:span text:style-name="T2">. <text:s text:c="9"/>.</text:span></text:p>
      <text:p text:style-name="P7"><text:s text:c="8"/>│ <text:s text:c="9"/>│</text:p>
      <text:p text:style-name="P7"><text:s text:c="8"/>│ <text:s text:c="9"/>│</text:p>
      <text:p text:style-name="P14">1FFFFH <text:s/>└──────────┘</text:p>
      <text:h text:style-name="P2" text:outline-level="1"><text:bookmark text:name="pt1-7"/>GRAPHIC 2 AND GRAPHIC 3 MODES</text:h>
      <text:h text:style-name="P3" text:outline-level="2"><text:bookmark text:name="pt1-7-1"/>Characteristics</text:h>
      <text:p text:style-name="P13">- Pattern size <text:s text:c="12"/>: 8 dots (w) x 8 dots (h)</text:p>
      <text:p text:style-name="P13">- Patterns <text:s text:c="16"/>: 768 types</text:p>
      <text:p text:style-name="P13">- Screen pattern count <text:s text:c="4"/>: 32 (w) x 24 (h) patterns</text:p>
      <text:p text:style-name="P13">- Pattern colors <text:s text:c="10"/>: 16 colors out of 512 colors (per screen)</text:p>
      <text:p text:style-name="P13">- Sprite modes <text:s text:c="12"/>: Sprite mode 1 (GRAPHIC 2)</text:p>
      <text:p text:style-name="P7"><text:soft-page-break/><text:s text:c="27"/><text:span text:style-name="T2">: Sprite mode 2 (GRAPHIC 3)</text:span></text:p>
      <text:p text:style-name="P13">- Vram area per screen <text:s text:c="4"/>: 16K bytes</text:p>
      <text:p text:style-name="P15"/>
      <text:p text:style-name="P13">* The GRAPHIC 2 and GRAPHIC 3 modes are identical except for the</text:p>
      <text:p text:style-name="P8"><text:s text:c="2"/><text:span text:style-name="T2">sprite modes.</text:span></text:p>
      <text:h text:style-name="P3" text:outline-level="2"><text:bookmark text:name="pt1-7-2"/>Controls</text:h>
      <text:p text:style-name="P13">- Pattern font <text:s text:c="12"/>: VRAM pattern generator table</text:p>
      <text:p text:style-name="P13">- Screen pattern location <text:s/>: VRAM pattern name table</text:p>
      <text:p text:style-name="P13">- Pattern color codes 1 &amp; 0: Can be specified as a group for each</text:p>
      <text:p text:style-name="P7"><text:s text:c="27"/><text:span text:style-name="T2">: raster, in the VRAM color table</text:span></text:p>
      <text:p text:style-name="P13">- Background color code <text:s text:c="3"/>: Low-order four bits of R#7</text:p>
      <text:p text:style-name="P13">- Sprites <text:s text:c="17"/>: VRAM sprite attribute table, VRAM sprite</text:p>
      <text:p text:style-name="P8"><text:s text:c="29"/><text:span text:style-name="T2">pattern table.</text:span></text:p>
      <text:h text:style-name="P3" text:outline-level="2"><text:bookmark text:name="pt1-7-3"/>Initial Settings</text:h>
      <text:h text:style-name="P4" text:outline-level="3"><text:bookmark text:name="pt1-7-3-1"/>1. Mode and Register Settings</text:h>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0 <text:s text:c="4"/>│ 0 │DG │IE2│IE1│ 0*│ 0*│ 0*│ 0 │ Mode register 0</text:span></text:p>
      <text:p text:style-name="P7"><text:s text:c="11"/>└───┴───┴───┴───┴───┴─┬─┴─┬─┴───┘</text:p>
      <text:p text:style-name="P7"><text:s text:c="33"/>│ <text:s text:c="2"/>└────── <text:span text:style-name="T2">0, 1 for GRAPHIC 2 mode</text:span></text:p>
      <text:p text:style-name="P7"><text:s text:c="33"/>└────────── <text:span text:style-name="T2">1, 0 for GRAPHIC 3 mode</text:span></text:p>
      <text:p text:style-name="P7"><text:s text:c="11"/>┌───┬───┬───┬───┬───┬───┬───┬───┐</text:p>
      <text:p text:style-name="P7"><text:s text:c="3"/><text:span text:style-name="T2">R#1 <text:s text:c="4"/>│ 0 │BL │IE0│ 0*│ 0*│ 0 │SI │MAG│ Mode register 1</text:span></text:p>
      <text:p text:style-name="P7"><text:s text:c="11"/>╞═══╪═══╪═══╪═══╪═══╪═══╪═══╪═══╡</text:p>
      <text:p text:style-name="P7"><text:s text:c="3"/><text:span text:style-name="T2">R#8 <text:s text:c="4"/>│MS │LP │TP │CB │VR │ 0 │SPD│BW │ Mode register 2</text:span></text:p>
      <text:p text:style-name="P7"><text:s text:c="11"/>╞═══╪═══╪═══╪═══╪═══╪═══╪═══╪═══╡</text:p>
      <text:p text:style-name="P7"><text:s text:c="3"/><text:span text:style-name="T2">R#9 <text:s text:c="4"/>│LN │ 0 │S1 │S0 │IL │EO **NT│DC │ Mode register 3</text:span></text:p>
      <text:p text:style-name="P7"><text:s text:c="11"/>└───┴───┴───┴───┴───┴───┴───┴───┘</text:p>
      <text:p text:style-name="P13">* <text:s/>Examples of settings in GRAPHIC 2 mode or GRAPHIC 3 mode</text:p>
      <text:p text:style-name="P14">** Indicates negative logic</text:p>
      <text:p text:style-name="P32">All other bits are set accordingly.</text:p>
      <text:h text:style-name="P4" text:outline-level="3"><text:bookmark text:name="pt1-7-3-2"/>2. Pattern Generator Table Settings</text:h>
      <text:list xml:id="list564963137" text:style-name="L28">
        <text:list-item>
          <text:p text:style-name="P72">The pattern generator table is an area that stores the pattern fonts.</text:p>
        </text:list-item>
        <text:list-item>
          <text:p text:style-name="P72">Each pattern has a number from PN0 to PN255; and since each group may have three members, 768 patterns may be specified.</text:p>
        </text:list-item>
        <text:list-item>
          <text:p text:style-name="P72">The font for each pattern is constructed from 8 bytes.</text:p>
        </text:list-item>
        <text:list-item>
          <text:p text:style-name="P73">Set the beginning (head) address of the pattern generator table in register R#4.</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4 <text:s text:c="4"/>│ 0 │ 0 │A16│A15│A14│A13│ 1 │ 1 │ Pattern generator table</text:span></text:p>
      <text:p text:style-name="P8"><text:s text:c="11"/>└───┴───┴───┴───┴───┴───┴───┴───┘ <text:span text:style-name="T2">base address register</text:span></text:p>
      <text:h text:style-name="P4" text:outline-level="3"><text:bookmark text:name="pt1-7-3-3"/><text:soft-page-break/>3. Color table settins</text:h>
      <text:list xml:id="list44098767" text:style-name="L29">
        <text:list-item>
          <text:p text:style-name="P74">The colors for pattern color 1 and pattern color 0 are set as a group of one raster.</text:p>
        </text:list-item>
        <text:list-item>
          <text:p text:style-name="P74">The color table corresponds to the pattern generator table on a one- to-one basis.</text:p>
        </text:list-item>
        <text:list-item>
          <text:p text:style-name="P75">Set the beginning (head) address of the color table in registers R#3 and R#10.</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3 <text:s text:c="4"/>│A13│ 1 │ 1 │ 1 │ 1 │ 1 │ 1 │ 1 │ Color table address</text:span></text:p>
      <text:p text:style-name="P7"><text:s text:c="11"/>╞═══╪═══╪═══╪═══╪═══╪═══╪═══╪═══╡</text:p>
      <text:p text:style-name="P7"><text:s text:c="3"/><text:span text:style-name="T2">R#10 <text:s text:c="3"/>│ 0 │ 0 │ 0 │ 0 │ 0 │A16│A15│A14│ register</text:span></text:p>
      <text:p text:style-name="P8"><text:s text:c="11"/>└───┴───┴───┴───┴───┴───┴───┴───┘</text:p>
      <text:h text:style-name="P4" text:outline-level="3"><text:bookmark text:name="pt1-7-3-4"/>4. Color register settings</text:h>
      <text:p text:style-name="P7"><text:s text:c="8"/><text:span text:style-name="T2">MSB <text:s/>7 <text:s text:c="2"/>6 <text:s text:c="2"/>5 <text:s text:c="2"/>4 <text:s text:c="2"/>3 <text:s text:c="2"/>2 <text:s text:c="2"/>1 <text:s text:c="2"/>0 <text:s text:c="2"/>LSB</text:span></text:p>
      <text:p text:style-name="P7"><text:s text:c="11"/>┌───┬───┬───┬───┬───┬───┬───┬───┐</text:p>
      <text:p text:style-name="P7"><text:s text:c="3"/><text:span text:style-name="T2">R#7 <text:s text:c="4"/>│TC3│TC2│TC1│TC0│BD3│BD2│BD1│BD0│ Text color/Back drop color</text:span></text:p>
      <text:p text:style-name="P7"><text:s text:c="11"/>└─┬─┴─┬─┴─┬─┴─┬─┴─┬─┴─┬─┴─┬─┴─┬─┘ <text:span text:style-name="T2">register</text:span></text:p>
      <text:p text:style-name="P7"><text:s text:c="13"/>│ <text:s text:c="2"/>│ <text:s text:c="2"/>│ <text:s text:c="2"/>│ <text:s text:c="2"/>│ <text:s text:c="2"/>│ <text:s text:c="2"/>│ <text:s text:c="2"/>│</text:p>
      <text:p text:style-name="P7"><text:s text:c="13"/>│ <text:s text:c="2"/>│ <text:s text:c="2"/>│ <text:s text:c="2"/>│ <text:s text:c="2"/>└───┴───┴───┴── <text:span text:style-name="T2">Specifies backdrop color</text:span></text:p>
      <text:p text:style-name="P8"><text:s text:c="13"/>└───┴───┴───┴────────────────── <text:span text:style-name="T2">Ignored</text:span></text:p>
      <text:h text:style-name="P5" text:outline-level="4"><text:bookmark text:name="pt1-7-3-4-1"/>Pattern generator table</text:h>
      <text:p text:style-name="P13">(X=1, O=0)</text:p>
      <text:p text:style-name="P7"><text:s text:c="28"/><text:span text:style-name="T2">MSB 76543210 LSB <text:s text:c="5"/>MSB 76543210 LSB</text:span></text:p>
      <text:p text:style-name="P7"><text:s text:c="22"/>┌───── <text:s text:c="2"/><text:span text:style-name="T2">0 OOXXXOOO <text:s text:c="13"/>OOOOOOOO</text:span></text:p>
      <text:p text:style-name="P7"><text:s text:c="22"/>│ <text:s text:c="7"/><text:span text:style-name="T2">1 OXOOOXOO <text:s text:c="13"/>OOOOOOOO</text:span></text:p>
      <text:p text:style-name="P7"><text:s text:c="22"/>│ <text:s text:c="7"/><text:span text:style-name="T2">2 XOOOOOXO <text:s text:c="13"/>OOOOOOOO</text:span></text:p>
      <text:p text:style-name="P13">Pattern number 0 <text:s text:c="2"/>───┤ <text:s text:c="7"/>3 XOOOOOXO <text:s text:c="13"/>OOOOOOOO</text:p>
      <text:p text:style-name="P7"><text:s text:c="22"/>│ <text:s text:c="7"/><text:span text:style-name="T2">4 XXXXXXXO <text:s text:c="13"/>OOOOOOOO</text:span></text:p>
      <text:p text:style-name="P7"><text:s text:c="22"/>│ <text:s text:c="7"/><text:span text:style-name="T2">5 XOOOOOXO <text:s text:c="13"/>OOOOOOOO</text:span></text:p>
      <text:p text:style-name="P7"><text:s text:c="22"/>│ <text:s text:c="7"/><text:span text:style-name="T2">6 XOOOOOXO <text:s text:c="13"/>OOOOOOOO</text:span></text:p>
      <text:p text:style-name="P7"><text:s text:c="22"/>└───── <text:s text:c="2"/><text:span text:style-name="T2">7 OOOOOOOO <text:s text:c="13"/>OOOOOOOO</text:span></text:p>
      <text:p text:style-name="P7"><text:s text:c="22"/>┌───── <text:s text:c="2"/><text:span text:style-name="T2">8 XXXXXXOO <text:s text:c="13"/>OOOOOOOO</text:span></text:p>
      <text:p text:style-name="P7"><text:s text:c="22"/>│ <text:s text:c="7"/><text:span text:style-name="T2">9 XOOOOOXO <text:s text:c="13"/>OOOOOOOO</text:span></text:p>
      <text:p text:style-name="P7"><text:s text:c="22"/>│ <text:s text:c="6"/><text:span text:style-name="T2">10 XOOOOOXO <text:s text:c="13"/>OOOOOOOO</text:span></text:p>
      <text:p text:style-name="P13">Pattern number 0 <text:s text:c="2"/>───┤ <text:s text:c="6"/>11 XXXXXXOO <text:s text:c="13"/>OOOOOOOO</text:p>
      <text:p text:style-name="P7"><text:s text:c="22"/>│ <text:s text:c="6"/><text:span text:style-name="T2">12 XOOOOOXO <text:s text:c="13"/>OOOOOOOO</text:span></text:p>
      <text:p text:style-name="P7"><text:s text:c="22"/>│ <text:s text:c="6"/><text:span text:style-name="T2">13 XOOOOOXO <text:s text:c="13"/>OOOOOOOO</text:span></text:p>
      <text:p text:style-name="P7"><text:s text:c="22"/>│ <text:s text:c="6"/><text:span text:style-name="T2">14 XXXXXXOO <text:s text:c="13"/>OOOOOOOO</text:span></text:p>
      <text:p text:style-name="P7"><text:s text:c="22"/>└───── <text:s/><text:span text:style-name="T2">15 OOOOOOOO <text:s text:c="13"/>OOOOOOOO</text:span></text:p>
      <text:p text:style-name="P7"><text:s text:c="25"/><text:span text:style-name="T2">. <text:s text:c="4"/>. <text:s text:c="5"/>. <text:s text:c="19"/>.</text:span></text:p>
      <text:p text:style-name="P7"><text:s text:c="25"/><text:span text:style-name="T2">. <text:s text:c="4"/>. <text:s text:c="5"/>. <text:s text:c="19"/>.</text:span></text:p>
      <text:p text:style-name="P7"><text:s text:c="25"/><text:span text:style-name="T2">. <text:s text:c="4"/>. <text:s text:c="5"/>. <text:s text:c="19"/>.</text:span></text:p>
      <text:p text:style-name="P7"><text:s text:c="22"/>┌─────<text:span text:style-name="T2">2040 XOXOXOXO <text:s text:c="13"/>OOOOOOOO</text:span></text:p>
      <text:p text:style-name="P7"><text:s text:c="22"/>│ <text:s text:c="4"/><text:span text:style-name="T2">2041 OXOXOXOX <text:s text:c="13"/>OOOOOOOO</text:span></text:p>
      <text:p text:style-name="P7"><text:s text:c="22"/>│ <text:s text:c="4"/><text:span text:style-name="T2">2042 XOXOXOXO <text:s text:c="13"/>OOOOOOOO</text:span></text:p>
      <text:p text:style-name="P13">Pattern number 255 ───┤ <text:s text:c="4"/>2043 OXOXOXOX <text:s text:c="13"/>OOOOOOOO</text:p>
      <text:p text:style-name="P7"><text:s text:c="22"/>│ <text:s text:c="4"/><text:span text:style-name="T2">2044 XOXOXOXO <text:s text:c="13"/>OOOOOOOO</text:span></text:p>
      <text:p text:style-name="P7"><text:s text:c="22"/>│ <text:s text:c="4"/><text:span text:style-name="T2">2045 OXOXOXOX <text:s text:c="13"/>OOOOOOOO</text:span></text:p>
      <text:p text:style-name="P7"><text:soft-page-break/><text:s text:c="22"/>│ <text:s text:c="4"/><text:span text:style-name="T2">2046 XOXOXOXO <text:s text:c="13"/>OOOOOOOO</text:span></text:p>
      <text:p text:style-name="P7"><text:s text:c="22"/>└─────<text:span text:style-name="T2">2047 OXOXOXOX <text:s text:c="13"/>OOOOOOOO</text:span></text:p>
      <text:p text:style-name="P7"><text:s text:c="55"/>│ <text:s/>││ <text:s/>│</text:p>
      <text:p text:style-name="P7"><text:s text:c="28"/><text:span text:style-name="T2">Color pattern 1 ───────────┴──┘│ <text:s/>│</text:span></text:p>
      <text:p text:style-name="P7"><text:s text:c="28"/><text:span text:style-name="T2">Color pattern 0 ───────────────┴──┘</text:span></text:p>
      <text:p text:style-name="P15"/>
      <text:p text:style-name="P15"/>
      <text:p text:style-name="P7"><text:s text:c="5"/><text:span text:style-name="T2">Pattern generator <text:s text:c="6"/>Color table</text:span></text:p>
      <text:p text:style-name="P7"><text:s text:c="11"/><text:span text:style-name="T2">table</text:span></text:p>
      <text:p text:style-name="P15"/>
      <text:p text:style-name="P7"><text:s text:c="3"/><text:span text:style-name="T2">0 │ <text:s text:c="12"/>│ <text:s text:c="6"/>│ <text:s text:c="12"/>│</text:span></text:p>
      <text:p text:style-name="P7"><text:s text:c="5"/>├─────────────┤ <text:s text:c="6"/>├─────────────┤ ─┐</text:p>
      <text:p text:style-name="P7"><text:s text:c="5"/>│ <text:span text:style-name="T2">256 patterns│ <text:s text:c="6"/>│ 256 colors <text:s/>│ <text:s/>│</text:span></text:p>
      <text:p text:style-name="P7"><text:s text:c="5"/>│ <text:span text:style-name="T2">for upper <text:s text:c="2"/>│ <text:s text:c="6"/>│ for upper <text:s text:c="2"/>│ <text:s/>│</text:span></text:p>
      <text:p text:style-name="P7"><text:s text:c="5"/>│ <text:span text:style-name="T2">third of <text:s text:c="3"/>│ <text:s text:c="6"/>│ third of <text:s text:c="3"/>│ <text:s/>│. </text:span></text:p>
      <text:p text:style-name="P7"><text:s text:c="5"/>│ <text:span text:style-name="T2">screen <text:s text:c="5"/>│ <text:s text:c="6"/>│ screen <text:s text:c="5"/>│ <text:s/>│ .. <text:s/>┌─────────────────┐</text:span></text:p>
      <text:p text:style-name="P7"><text:s text:c="5"/>│ <text:span text:style-name="T2">(2048 bytes)│ <text:s text:c="6"/>│ (2048 bytes)│ <text:s/>│ <text:s text:c="2"/>..│ <text:s text:c="4"/>Upper <text:s text:c="6"/>│</text:span></text:p>
      <text:p text:style-name="P13">2048 ├─────────────┤ <text:s text:c="6"/>├─────────────┤ ─┤ <text:s text:c="4"/>│ <text:s text:c="4"/>Third <text:s text:c="6"/>│</text:p>
      <text:p text:style-name="P7"><text:s text:c="5"/>│ <text:span text:style-name="T2">256 patterns│ <text:s text:c="6"/>│ 256 colors <text:s/>│ <text:s/>│ <text:s text:c="4"/>├─────────────────┤</text:span></text:p>
      <text:p text:style-name="P7"><text:s text:c="5"/>│ <text:span text:style-name="T2">for middle <text:s/>│ <text:s text:c="6"/>│ for middle <text:s/>│ <text:s/>│.....│ <text:s text:c="4"/>Middle <text:s text:c="5"/>│</text:span></text:p>
      <text:p text:style-name="P7"><text:s text:c="5"/>│ <text:span text:style-name="T2">third of <text:s text:c="3"/>│ <text:s text:c="6"/>│ third of <text:s text:c="3"/>│ <text:s/>│ <text:s text:c="4"/>│ <text:s text:c="4"/>Third <text:s text:c="6"/>│</text:span></text:p>
      <text:p text:style-name="P7"><text:s text:c="5"/>│ <text:span text:style-name="T2">screen <text:s text:c="5"/>│ <text:s text:c="6"/>│ screen <text:s text:c="5"/>│ <text:s/>│ <text:s text:c="4"/>├─────────────────┤</text:span></text:p>
      <text:p text:style-name="P7"><text:s text:c="5"/>│ <text:span text:style-name="T2">(2048 bytes)│ <text:s text:c="6"/>│ (2048 bytes)│ <text:s/>│ <text:s text:c="4"/>│ <text:s text:c="4"/>Lower <text:s text:c="6"/>│</text:span></text:p>
      <text:p text:style-name="P13">4096 ├─────────────┤ <text:s text:c="6"/>├─────────────┤ ─┤ <text:s text:c="3"/>.│ <text:s text:c="4"/>Third <text:s text:c="6"/>│</text:p>
      <text:p text:style-name="P7"><text:s text:c="5"/>│ <text:span text:style-name="T2">256 patterns│ <text:s text:c="6"/>│ 256 colors <text:s/>│ <text:s/>│ <text:s text:c="2"/>. └─────────────────┘</text:span></text:p>
      <text:p text:style-name="P7"><text:s text:c="5"/>│ <text:span text:style-name="T2">for lower <text:s text:c="2"/>│ <text:s text:c="6"/>│ for lower <text:s text:c="2"/>│ <text:s/>│ .. <text:s text:c="4"/>Display screen</text:span></text:p>
      <text:p text:style-name="P7"><text:s text:c="5"/>│ <text:span text:style-name="T2">third of <text:s text:c="3"/>│ <text:s text:c="6"/>│ third of <text:s text:c="3"/>│ <text:s/>│.</text:span></text:p>
      <text:p text:style-name="P7"><text:s text:c="5"/>│ <text:span text:style-name="T2">screen <text:s text:c="5"/>│ <text:s text:c="6"/>│ screen <text:s text:c="5"/>│ <text:s/>│</text:span></text:p>
      <text:p text:style-name="P7"><text:s text:c="5"/>│ <text:span text:style-name="T2">(2048 bytes)│ <text:s text:c="6"/>│ (2048 bytes)│ <text:s/>│</text:span></text:p>
      <text:p text:style-name="P13">6144 ├─────────────┤ <text:s text:c="6"/>├─────────────┤ ─┘</text:p>
      <text:p text:style-name="P8"><text:s text:c="5"/>│ <text:s text:c="12"/>│ <text:s text:c="6"/>│ <text:s text:c="12"/>│</text:p>
      <text:h text:style-name="P4" text:outline-level="3"><text:bookmark text:name="pt1-7-3-5"/>5. Pattern name table settings</text:h>
      <text:list xml:id="list103118183" text:style-name="L30">
        <text:list-item>
          <text:p text:style-name="P76">The pattern name table is composed of one byte for each screen pattern. Each byte specifies a unique pattern.</text:p>
        </text:list-item>
        <text:list-item>
          <text:p text:style-name="P77">The upper, middle, and lower parts of the screen can be used as three different parts, for a total of 768 patterns.</text:p>
        </text:list-item>
      </text:list>
      <text:h text:style-name="P5" text:outline-level="4"><text:bookmark text:name="pt1-7-3-5-1"/>Pattern name table</text:h>
      <text:p text:style-name="P7"><text:s text:c="5"/>┌──────────────────────────────────────────────────────┐</text:p>
      <text:p text:style-name="P7"><text:s text:c="5"/>│ <text:span text:style-name="T2">( 0, 0) <text:s text:c="3"/>Pattern display area for upper <text:s text:c="3"/>(31, 0) │</text:span></text:p>
      <text:p text:style-name="P7"><text:s text:c="5"/>│ <text:s text:c="13"/><text:span text:style-name="T2">third of screen (256 bytes) <text:s text:c="12"/>│</text:span></text:p>
      <text:p text:style-name="P7"><text:s text:c="5"/>│ <text:span text:style-name="T2">( 0, 7) <text:s text:c="37"/>(31, 7) │</text:span></text:p>
      <text:p text:style-name="P7"><text:s text:c="5"/>├──────────────────────────────────────────────────────┤</text:p>
      <text:p text:style-name="P7"><text:s text:c="5"/>│ <text:span text:style-name="T2">( 0, 8) <text:s text:c="3"/>Pattern display area for middle <text:s text:c="2"/>(31, 8) │</text:span></text:p>
      <text:p text:style-name="P7"><text:s text:c="5"/>│ <text:s text:c="13"/><text:span text:style-name="T2">third of screen (256 bytes) <text:s text:c="12"/>│</text:span></text:p>
      <text:p text:style-name="P7"><text:s text:c="5"/>│ <text:span text:style-name="T2">( 0,15) <text:s text:c="37"/>(31,15) │</text:span></text:p>
      <text:p text:style-name="P7"><text:s text:c="5"/>├──────────────────────────────────────────────────────┤</text:p>
      <text:p text:style-name="P7"><text:s text:c="5"/>│ <text:span text:style-name="T2">( 0,16) <text:s text:c="3"/>Pattern display area for lower <text:s text:c="3"/>(31,16) │</text:span></text:p>
      <text:p text:style-name="P7"><text:s text:c="5"/>│ <text:s text:c="13"/><text:span text:style-name="T2">third of screen (256 bytes) <text:s text:c="12"/>│</text:span></text:p>
      <text:p text:style-name="P7"><text:s text:c="5"/>│ <text:span text:style-name="T2">( 0,23) <text:s text:c="37"/>(31,23) │</text:span></text:p>
      <text:p text:style-name="P8"><text:s text:c="5"/>└──────────────────────────────────────────────────────┘</text:p>
      <text:list xml:id="list2092692568" text:style-name="L31">
        <text:list-item>
          <text:p text:style-name="P78"><text:soft-page-break/>Set the beginning (head) address of the pattern name table in register R#2.</text:p>
        </text:list-item>
      </text:list>
      <text:p text:style-name="P7"><text:s text:c="8"/><text:span text:style-name="T2">MSB <text:s/>7 <text:s text:c="2"/>6 <text:s text:c="2"/>5 <text:s text:c="2"/>4 <text:s text:c="2"/>3 <text:s text:c="2"/>2 <text:s text:c="2"/>1 <text:s text:c="2"/>0 <text:s text:c="2"/>LSB</text:span></text:p>
      <text:p text:style-name="P7"><text:s text:c="11"/>┌───┬───┬───┬───┬───┬───┬───┬───┐</text:p>
      <text:p text:style-name="P7"><text:s text:c="3"/><text:span text:style-name="T2">R#2 <text:s text:c="4"/>│ 0 │A16│A15│A14│A13│A12│A11│A10│ Pattern name table</text:span></text:p>
      <text:p text:style-name="P8"><text:s text:c="11"/>└───┴───┴───┴───┴───┴───┴───┴───┘ <text:span text:style-name="T2">base address register</text:span></text:p>
      <text:h text:style-name="P5" text:outline-level="4"><text:bookmark text:name="pt1-7-3-5-2"/>Pattern name table</text:h>
      <text:p text:style-name="P7"><text:s text:c="5"/>│ <text:s text:c="8"/>│</text:p>
      <text:p text:style-name="P7"><text:s text:c="5"/>├─────────┤ <text:span text:style-name="T2">Base address <text:s/>──────────────┐</text:span></text:p>
      <text:p text:style-name="P7"><text:s text:c="5"/>│ <text:span text:style-name="T2">( 0, 0) │ <text:s text:c="2"/>0 <text:s text:c="24"/>│</text:span></text:p>
      <text:p text:style-name="P7"><text:s text:c="5"/>├─────────┤ <text:s text:c="28"/>│</text:p>
      <text:p text:style-name="P7"><text:s text:c="5"/>│ <text:span text:style-name="T2">( 1, 0) │ <text:s text:c="2"/>1 <text:s text:c="24"/>├── For upper third</text:span></text:p>
      <text:p text:style-name="P7"><text:s text:c="5"/>├─────────┤ <text:s text:c="28"/>│ <text:s text:c="3"/><text:span text:style-name="T2">of screen</text:span></text:p>
      <text:p text:style-name="P7"><text:s text:c="5"/><text:span text:style-name="T2">. <text:s text:c="8"/>. <text:s text:c="2"/>. <text:s text:c="24"/>│</text:span></text:p>
      <text:p text:style-name="P7"><text:s text:c="5"/>├─────────┤ <text:s text:c="28"/>│</text:p>
      <text:p text:style-name="P7"><text:s text:c="5"/>│ <text:span text:style-name="T2">(31, 7) │ <text:s/>255 <text:s text:c="23"/>│</text:span></text:p>
      <text:p text:style-name="P7"><text:s text:c="5"/>├─────────┤ <text:s text:c="8"/>────────────────────┤</text:p>
      <text:p text:style-name="P7"><text:s text:c="5"/>│ <text:span text:style-name="T2">( 0, 8) │ <text:s/>256 <text:s text:c="23"/>│</text:span></text:p>
      <text:p text:style-name="P7"><text:s text:c="5"/>├─────────┤ <text:s text:c="28"/>├── <text:span text:style-name="T2">For middle third</text:span></text:p>
      <text:p text:style-name="P7"><text:s text:c="5"/><text:span text:style-name="T2">. <text:s text:c="8"/>. <text:s text:c="2"/>. <text:s text:c="24"/>│ <text:s text:c="3"/>of screen</text:span></text:p>
      <text:p text:style-name="P7"><text:s text:c="5"/>├─────────┤ <text:s text:c="28"/>│</text:p>
      <text:p text:style-name="P7"><text:s text:c="5"/>│ <text:span text:style-name="T2">(31,15) │ <text:s/>511 <text:s text:c="23"/>│</text:span></text:p>
      <text:p text:style-name="P7"><text:s text:c="5"/>├─────────┤ <text:s text:c="8"/>────────────────────┤</text:p>
      <text:p text:style-name="P7"><text:s text:c="5"/>│ <text:span text:style-name="T2">( 0,16) │ <text:s/>512 <text:s text:c="23"/>│</text:span></text:p>
      <text:p text:style-name="P7"><text:s text:c="5"/>├─────────┤ <text:s text:c="28"/>├── <text:span text:style-name="T2">For lower third</text:span></text:p>
      <text:p text:style-name="P7"><text:s text:c="5"/><text:span text:style-name="T2">. <text:s text:c="8"/>. <text:s text:c="2"/>. <text:s text:c="24"/>│ <text:s text:c="3"/>of screen</text:span></text:p>
      <text:p text:style-name="P7"><text:s text:c="5"/>├─────────┤ <text:s text:c="28"/>│</text:p>
      <text:p text:style-name="P7"><text:s text:c="5"/>│ <text:span text:style-name="T2">(31,23) │ 767 (byte) <text:s text:c="17"/>│</text:span></text:p>
      <text:p text:style-name="P8"><text:s text:c="5"/>├─────────┤ <text:s text:c="8"/>────────────────────┘</text:p>
      <text:h text:style-name="P4" text:outline-level="3"><text:bookmark text:name="pt1-7-3-6"/>6. Sprite settings</text:h>
      <text:list xml:id="list2769553924" text:style-name="L32">
        <text:list-item>
          <text:p text:style-name="P79">Set the beginning (head) address of the sprite attribute table in registers R#5 and R#11; and set the beginning (head) address of the sprite pattern generator table in register R#6. For details about sprites pertaining to GRAPHIC 2 MODE, see the section on SPRITE MODE 1, and for details about sprites pertaining to GRAPHIC 3 mode, see the section on SPRITE MODE 2.</text:p>
        </text:list-item>
      </text:list>
      <text:p text:style-name="P7"><text:s text:c="8"/><text:span text:style-name="T2">MSB <text:s/>7 <text:s text:c="2"/>6 <text:s text:c="2"/>5 <text:s text:c="2"/>4 <text:s text:c="2"/>3 <text:s text:c="2"/>2 <text:s text:c="2"/>1 <text:s text:c="2"/>0 <text:s text:c="2"/>LSB</text:span></text:p>
      <text:p text:style-name="P7"><text:s text:c="11"/>┌───┬───┬───┬───┬───┬───┬───┬───┐</text:p>
      <text:p text:style-name="P7"><text:s text:c="3"/><text:span text:style-name="T2">R#5 <text:s text:c="4"/>│A14│A13│A12│A11│A10│A9 │A8 │A7 │ Sprite attribute table</text:span></text:p>
      <text:p text:style-name="P7"><text:s text:c="11"/>╞═══╪═══╪═══╪═══╪═══╪═══╪═══╪═══╡ <text:span text:style-name="T2">base address register</text:span></text:p>
      <text:p text:style-name="P7"><text:s text:c="3"/><text:span text:style-name="T2">R#11 <text:s text:c="3"/>│ 0 │ 0 │ 0 │ 0 │ 0 │ 0 │A16│A15│</text:span></text:p>
      <text:p text:style-name="P7"><text:s text:c="11"/>└───┴───┴───┴───┴───┴───┴───┴───┘</text:p>
      <text:p text:style-name="P7"><text:s text:c="11"/>┌───┬───┬───┬───┬───┬───┬───┬───┐</text:p>
      <text:p text:style-name="P7"><text:s text:c="3"/><text:span text:style-name="T2">R#6 <text:s text:c="4"/>│ 0 │ 0 │A16│A15│A14│A13│A12│A11│ Sprite pattern generator</text:span></text:p>
      <text:p text:style-name="P7"><text:s text:c="11"/>└───┴───┴───┴───┴───┴───┴───┴───┘ <text:s/><text:span text:style-name="T2">table base address</text:span></text:p>
      <text:p text:style-name="P8"><text:s text:c="46"/><text:span text:style-name="T2">register</text:span></text:p>
      <text:h text:style-name="P3" text:outline-level="2"><text:bookmark text:name="pt1-7-4"/>Example of VRAM allocation in GRAPHIC 2 mode</text:h>
      <text:p text:style-name="P13">00000H <text:s/>┌──────────┐</text:p>
      <text:p text:style-name="P7"><text:soft-page-break/><text:s text:c="8"/>│ <text:span text:style-name="T2">Pattern <text:s/>│</text:span></text:p>
      <text:p text:style-name="P7"><text:s text:c="8"/>│ <text:span text:style-name="T2">Generator│</text:span></text:p>
      <text:p text:style-name="P7"><text:s text:c="8"/>│ <text:span text:style-name="T2">Table <text:s text:c="3"/>│</text:span></text:p>
      <text:p text:style-name="P7"><text:s text:c="8"/>│ <text:span text:style-name="T2">Upper <text:s text:c="3"/>│</text:span></text:p>
      <text:p text:style-name="P13">00800H <text:s/>├──────────┤</text:p>
      <text:p text:style-name="P7"><text:s text:c="8"/>│ <text:span text:style-name="T2">Pattern <text:s/>│</text:span></text:p>
      <text:p text:style-name="P7"><text:s text:c="8"/>│ <text:span text:style-name="T2">Generator│</text:span></text:p>
      <text:p text:style-name="P7"><text:s text:c="8"/>│ <text:span text:style-name="T2">Table <text:s text:c="3"/>│</text:span></text:p>
      <text:p text:style-name="P7"><text:s text:c="8"/>│ <text:span text:style-name="T2">Middle <text:s text:c="2"/>│</text:span></text:p>
      <text:p text:style-name="P13">01000H <text:s/>├──────────┤</text:p>
      <text:p text:style-name="P7"><text:s text:c="8"/>│ <text:span text:style-name="T2">Pattern <text:s/>│ <text:s text:c="3"/>.┌──────────┐ 01C00H</text:span></text:p>
      <text:p text:style-name="P7"><text:s text:c="8"/>│ <text:span text:style-name="T2">Generator│ <text:s text:c="2"/>. │ Sprite <text:s text:c="2"/>│</text:span></text:p>
      <text:p text:style-name="P7"><text:s text:c="8"/>│ <text:span text:style-name="T2">Table <text:s text:c="3"/>│ <text:s/>. <text:s/>│ generator│</text:span></text:p>
      <text:p text:style-name="P7"><text:s text:c="8"/>│ <text:span text:style-name="T2">Lower <text:s text:c="3"/>│ . <text:s text:c="2"/>│ table <text:s text:c="3"/>│</text:span></text:p>
      <text:p text:style-name="P13">01800H <text:s/>├──────────┤. <text:s text:c="3"/>│ <text:s text:c="9"/>│</text:p>
      <text:p text:style-name="P7"><text:s text:c="8"/>│ <text:s text:c="9"/>│ <text:s text:c="4"/>│ <text:s text:c="9"/>│</text:p>
      <text:p text:style-name="P7"><text:s text:c="8"/>│ <text:s text:c="9"/>│ <text:s text:c="4"/>├──────────┤ <text:span text:style-name="T2">01C00H</text:span></text:p>
      <text:p text:style-name="P13">02000H <text:s/>├──────────┤ <text:s text:c="4"/>│ Sprite <text:s text:c="2"/>│</text:p>
      <text:p text:style-name="P7"><text:s text:c="8"/>│ <text:span text:style-name="T2">Color <text:s text:c="3"/>│. <text:s text:c="3"/>│ attribute│</text:span></text:p>
      <text:p text:style-name="P7"><text:s text:c="8"/>│ <text:span text:style-name="T2">Table <text:s text:c="3"/>│ . <text:s text:c="2"/>│ table <text:s text:c="3"/>│</text:span></text:p>
      <text:p text:style-name="P7"><text:s text:c="8"/>│ <text:span text:style-name="T2">Upper <text:s text:c="3"/>│ <text:s/>. <text:s/>├──────────┤ 01C80H</text:span></text:p>
      <text:p text:style-name="P13">02800H <text:s/>├──────────┤ <text:s/>. <text:s/>│ <text:s text:c="9"/>│</text:p>
      <text:p text:style-name="P7"><text:s text:c="8"/>│ <text:span text:style-name="T2">Color <text:s text:c="3"/>│ <text:s text:c="2"/>. │ <text:s text:c="9"/>│</text:span></text:p>
      <text:p text:style-name="P7"><text:s text:c="8"/>│ <text:span text:style-name="T2">Table <text:s text:c="3"/>│ <text:s text:c="3"/>.│ <text:s text:c="9"/>│</text:span></text:p>
      <text:p text:style-name="P7"><text:s text:c="8"/>│ <text:span text:style-name="T2">Middle <text:s text:c="2"/>│ <text:s text:c="4"/>└──────────┘ 02000H</text:span></text:p>
      <text:p text:style-name="P7"><text:s text:c="8"/>├──────────┤</text:p>
      <text:p text:style-name="P13">03000H <text:s/>│ Color <text:s text:c="3"/>│</text:p>
      <text:p text:style-name="P7"><text:s text:c="8"/>│ <text:span text:style-name="T2">Table <text:s text:c="3"/>│</text:span></text:p>
      <text:p text:style-name="P7"><text:s text:c="8"/>│ <text:span text:style-name="T2">Lower <text:s text:c="3"/>│</text:span></text:p>
      <text:p text:style-name="P13">03800H <text:s/>├──────────┤</text:p>
      <text:p text:style-name="P7"><text:s text:c="8"/>│ <text:span text:style-name="T2">Pattern <text:s/>│</text:span></text:p>
      <text:p text:style-name="P7"><text:s text:c="8"/>│ <text:span text:style-name="T2">Name <text:s text:c="4"/>│</text:span></text:p>
      <text:p text:style-name="P7"><text:s text:c="8"/>│ <text:span text:style-name="T2">Table <text:s text:c="3"/>│</text:span></text:p>
      <text:p text:style-name="P13">03B00H <text:s/>├──────────┤</text:p>
      <text:p text:style-name="P7"><text:s text:c="8"/>│ <text:span text:style-name="T2">Table <text:s text:c="3"/>│</text:span></text:p>
      <text:p text:style-name="P13">04000H <text:s/>├──────────┤</text:p>
      <text:p text:style-name="P7"><text:s text:c="8"/>│ <text:s text:c="9"/>│</text:p>
      <text:p text:style-name="P7"><text:s text:c="8"/>│ <text:s text:c="9"/>│</text:p>
      <text:p text:style-name="P7"><text:s text:c="8"/>│ <text:s text:c="9"/>│</text:p>
      <text:p text:style-name="P7"><text:s text:c="8"/><text:span text:style-name="T2">. <text:s text:c="9"/>.</text:span></text:p>
      <text:p text:style-name="P7"><text:s text:c="8"/><text:span text:style-name="T2">. <text:s text:c="9"/>. <text:s text:c="7"/>A maximum of 8 pages may be allocated in</text:span></text:p>
      <text:p text:style-name="P7"><text:s text:c="8"/><text:span text:style-name="T2">. <text:s text:c="9"/>. <text:s text:c="7"/>the same manner (using a 128K-byte VRAM).</text:span></text:p>
      <text:p text:style-name="P7"><text:s text:c="8"/><text:span text:style-name="T2">. <text:s text:c="9"/>.</text:span></text:p>
      <text:p text:style-name="P7"><text:s text:c="8"/>│ <text:s text:c="9"/>│</text:p>
      <text:p text:style-name="P7"><text:s text:c="8"/>│ <text:s text:c="9"/>│</text:p>
      <text:p text:style-name="P14">1FFFFH <text:s/>└──────────┘</text:p>
      <text:h text:style-name="P3" text:outline-level="2"><text:bookmark text:name="pt1-7-5"/>Example of VRAM allocation in GRAPHIC 3 mode</text:h>
      <text:p text:style-name="P13">00000H <text:s/>┌──────────┐</text:p>
      <text:p text:style-name="P7"><text:s text:c="8"/>│ <text:span text:style-name="T2">Pattern <text:s/>│</text:span></text:p>
      <text:p text:style-name="P7"><text:s text:c="8"/>│ <text:span text:style-name="T2">Generator│</text:span></text:p>
      <text:p text:style-name="P7"><text:s text:c="8"/>│ <text:span text:style-name="T2">Table <text:s text:c="3"/>│</text:span></text:p>
      <text:p text:style-name="P7"><text:s text:c="8"/>│ <text:span text:style-name="T2">Upper <text:s text:c="3"/>│</text:span></text:p>
      <text:p text:style-name="P13">00800H <text:s/>├──────────┤</text:p>
      <text:p text:style-name="P7"><text:soft-page-break/><text:s text:c="8"/>│ <text:span text:style-name="T2">Pattern <text:s/>│</text:span></text:p>
      <text:p text:style-name="P7"><text:s text:c="8"/>│ <text:span text:style-name="T2">Generator│</text:span></text:p>
      <text:p text:style-name="P7"><text:s text:c="8"/>│ <text:span text:style-name="T2">Table <text:s text:c="3"/>│</text:span></text:p>
      <text:p text:style-name="P7"><text:s text:c="8"/>│ <text:span text:style-name="T2">Middle <text:s text:c="2"/>│</text:span></text:p>
      <text:p text:style-name="P13">01000H <text:s/>├──────────┤</text:p>
      <text:p text:style-name="P7"><text:s text:c="8"/>│ <text:span text:style-name="T2">Pattern <text:s/>│ <text:s text:c="3"/>.┌──────────┐ 01C00H</text:span></text:p>
      <text:p text:style-name="P7"><text:s text:c="8"/>│ <text:span text:style-name="T2">Generator│ <text:s text:c="2"/>. │ Sprite <text:s text:c="2"/>│</text:span></text:p>
      <text:p text:style-name="P7"><text:s text:c="8"/>│ <text:span text:style-name="T2">Table <text:s text:c="3"/>│ <text:s/>. <text:s/>│ generator│</text:span></text:p>
      <text:p text:style-name="P7"><text:s text:c="8"/>│ <text:span text:style-name="T2">Lower <text:s text:c="3"/>│ . <text:s text:c="2"/>│ table <text:s text:c="3"/>│</text:span></text:p>
      <text:p text:style-name="P13">01800H <text:s/>├──────────┤. <text:s text:c="3"/>│ <text:s text:c="9"/>│</text:p>
      <text:p text:style-name="P7"><text:s text:c="8"/>│ <text:s text:c="9"/>│ <text:s text:c="4"/>│ <text:s text:c="9"/>│</text:p>
      <text:p text:style-name="P7"><text:s text:c="8"/>│ <text:s text:c="9"/>│ <text:s text:c="4"/>├──────────┤ <text:span text:style-name="T2">01C00H</text:span></text:p>
      <text:p text:style-name="P13">02000H <text:s/>├──────────┤ <text:s text:c="4"/>│ Sprite <text:s text:c="2"/>│</text:p>
      <text:p text:style-name="P7"><text:s text:c="8"/>│ <text:span text:style-name="T2">Color <text:s text:c="3"/>│. <text:s text:c="3"/>│ color <text:s text:c="3"/>│</text:span></text:p>
      <text:p text:style-name="P7"><text:s text:c="8"/>│ <text:span text:style-name="T2">Table <text:s text:c="3"/>│. <text:s text:c="3"/>│ table <text:s text:c="3"/>│</text:span></text:p>
      <text:p text:style-name="P7"><text:s text:c="8"/>│ <text:span text:style-name="T2">Upper <text:s text:c="3"/>│ . <text:s text:c="2"/>├──────────┤ 01E00H</text:span></text:p>
      <text:p text:style-name="P13">02800H <text:s/>├──────────┤ . <text:s text:c="2"/>│ Sprite <text:s text:c="2"/>│</text:p>
      <text:p text:style-name="P7"><text:s text:c="8"/>│ <text:span text:style-name="T2">Color <text:s text:c="3"/>│ <text:s/>. <text:s/>│ attribute│</text:span></text:p>
      <text:p text:style-name="P7"><text:s text:c="8"/>│ <text:span text:style-name="T2">Table <text:s text:c="3"/>│ <text:s/>. <text:s/>│ table <text:s text:c="3"/>│</text:span></text:p>
      <text:p text:style-name="P7"><text:s text:c="8"/>│ <text:span text:style-name="T2">Middle <text:s text:c="2"/>│ <text:s text:c="2"/>. ├──────────┤ 01E80H</text:span></text:p>
      <text:p text:style-name="P7"><text:s text:c="8"/>├──────────┤ <text:s text:c="2"/><text:span text:style-name="T2">. │ <text:s text:c="9"/>│</text:span></text:p>
      <text:p text:style-name="P13">03000H <text:s/>│ Color <text:s text:c="3"/>│ <text:s text:c="3"/>.│ <text:s text:c="9"/>│</text:p>
      <text:p text:style-name="P7"><text:s text:c="8"/>│ <text:span text:style-name="T2">Table <text:s text:c="3"/>│ <text:s text:c="3"/>.└──────────┘ 02000H</text:span></text:p>
      <text:p text:style-name="P7"><text:s text:c="8"/>│ <text:span text:style-name="T2">Lower <text:s text:c="3"/>│</text:span></text:p>
      <text:p text:style-name="P13">03800H <text:s/>├──────────┤</text:p>
      <text:p text:style-name="P7"><text:s text:c="8"/>│ <text:span text:style-name="T2">Pattern <text:s/>│</text:span></text:p>
      <text:p text:style-name="P7"><text:s text:c="8"/>│ <text:span text:style-name="T2">Name <text:s text:c="4"/>│</text:span></text:p>
      <text:p text:style-name="P7"><text:s text:c="8"/>│ <text:span text:style-name="T2">Table <text:s text:c="3"/>│</text:span></text:p>
      <text:p text:style-name="P13">03B00H <text:s/>├──────────┤</text:p>
      <text:p text:style-name="P7"><text:s text:c="8"/>│ <text:span text:style-name="T2">Table <text:s text:c="3"/>│</text:span></text:p>
      <text:p text:style-name="P13">04000H <text:s/>├──────────┤</text:p>
      <text:p text:style-name="P7"><text:s text:c="8"/>│ <text:s text:c="9"/>│</text:p>
      <text:p text:style-name="P7"><text:s text:c="8"/>│ <text:s text:c="9"/>│</text:p>
      <text:p text:style-name="P7"><text:s text:c="8"/>│ <text:s text:c="9"/>│</text:p>
      <text:p text:style-name="P7"><text:s text:c="8"/><text:span text:style-name="T2">. <text:s text:c="9"/>.</text:span></text:p>
      <text:p text:style-name="P7"><text:s text:c="8"/><text:span text:style-name="T2">. <text:s text:c="9"/>. <text:s text:c="7"/>A maximum of 8 pages may be allocated in</text:span></text:p>
      <text:p text:style-name="P7"><text:s text:c="8"/><text:span text:style-name="T2">. <text:s text:c="9"/>. <text:s text:c="7"/>the same manner (using a 128K-byte VRAM).</text:span></text:p>
      <text:p text:style-name="P7"><text:s text:c="8"/><text:span text:style-name="T2">. <text:s text:c="9"/>.</text:span></text:p>
      <text:p text:style-name="P7"><text:s text:c="8"/>│ <text:s text:c="9"/>│</text:p>
      <text:p text:style-name="P7"><text:s text:c="8"/>│ <text:s text:c="9"/>│</text:p>
      <text:p text:style-name="P14">1FFFFH <text:s/>└──────────┘</text:p>
      <text:h text:style-name="P2" text:outline-level="1"><text:bookmark text:name="pt1-8"/>GRAPHIC 4 MODE</text:h>
      <text:h text:style-name="P3" text:outline-level="2"><text:bookmark text:name="pt1-8-1"/>Characteristics</text:h>
      <text:p text:style-name="P13">- Bit-mapped Graphics Mode</text:p>
      <text:p text:style-name="P13">- Screen size <text:s text:c="13"/>: 256 (w) x 212 (h) dots</text:p>
      <text:p text:style-name="P7"><text:s text:c="27"/><text:span text:style-name="T2">: 256 (w) x 192 (h) dots</text:span></text:p>
      <text:p text:style-name="P13">- Screen colors <text:s text:c="11"/>: 16 colors out of 512 colors (per screen)</text:p>
      <text:p text:style-name="P13">- Sprite mode <text:s text:c="13"/>: Sprite mode 2</text:p>
      <text:p text:style-name="P14">- VRAM area per screen <text:s text:c="4"/>: 32K bytes</text:p>
      <text:h text:style-name="P3" text:outline-level="2"><text:bookmark text:name="pt1-8-2"/><text:soft-page-break/>Controls</text:h>
      <text:p text:style-name="P13">- Graphics <text:s text:c="16"/>: VRAM pattern name table</text:p>
      <text:p text:style-name="P13">- Background color code <text:s text:c="3"/>: Low-order four bits of R#7</text:p>
      <text:p text:style-name="P13">- Sprites <text:s text:c="17"/>: VRAM sprite attribute table, VRAM sprite</text:p>
      <text:p text:style-name="P8"><text:s text:c="29"/><text:span text:style-name="T2">pattern table</text:span></text:p>
      <text:h text:style-name="P3" text:outline-level="2"><text:bookmark text:name="pt1-8-3"/>Initial Settings</text:h>
      <text:h text:style-name="P4" text:outline-level="3"><text:bookmark text:name="pt1-8-3-1"/>1. Mode and Register Settings</text:h>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0 <text:s text:c="4"/>│ 0 │DG │IE2│IE1│ 0*│ 1*│ 1*│ 0 │ Mode register 0</text:span></text:p>
      <text:p text:style-name="P7"><text:s text:c="11"/>╞═══╪═══╪═══╪═══╪═══╪═══╪═══╪═══╡</text:p>
      <text:p text:style-name="P7"><text:s text:c="3"/><text:span text:style-name="T2">R#1 <text:s text:c="4"/>│ 0 │BL │IE0│ 0*│ 0*│ 0 │SI │MAG│ Mode register 1</text:span></text:p>
      <text:p text:style-name="P7"><text:s text:c="11"/>╞═══╪═══╪═══╪═══╪═══╪═══╪═══╪═══╡</text:p>
      <text:p text:style-name="P7"><text:s text:c="3"/><text:span text:style-name="T2">R#8 <text:s text:c="4"/>│MS │LP │TP │CB │VR │ 0 │SPD│BW │ Mode register 2</text:span></text:p>
      <text:p text:style-name="P7"><text:s text:c="11"/>╞═══╪═══╪═══╪═══╪═══╪═══╪═══╪═══╡</text:p>
      <text:p text:style-name="P7"><text:s text:c="3"/><text:span text:style-name="T2">R#9 <text:s text:c="4"/>│LN │ 0 │S1 │S0 │IL │EO **NT│DC │ Mode register 3</text:span></text:p>
      <text:p text:style-name="P7"><text:s text:c="11"/>└───┴───┴───┴───┴───┴───┴───┴───┘</text:p>
      <text:p text:style-name="P13">* <text:s/>Examples of settings in GRAPHIC 4 mode</text:p>
      <text:p text:style-name="P14">** Indicates negative logic</text:p>
      <text:p text:style-name="P32">In GRAPHIC 4 mode, if LN is set to 1, the screen height is 212 dots, and if LN is set to 0, the screen height is 192 dots.<text:line-break/>All other bits are set accordingly.</text:p>
      <text:h text:style-name="P4" text:outline-level="3"><text:bookmark text:name="pt1-8-3-2"/>2. Pattern name table settings</text:h>
      <text:list xml:id="list1976913478" text:style-name="L33">
        <text:list-item>
          <text:p text:style-name="P80">The pattern name table is composed of one byte for every two dots on the screen. A color can be assigned for each dot from a collection of 16 colors out of 512 colors.</text:p>
        </text:list-item>
      </text:list>
      <text:p text:style-name="P7"><text:s text:c="2"/>┌────► <text:span text:style-name="T2">X</text:span></text:p>
      <text:p text:style-name="P7"><text:s text:c="2"/>│ <text:s/>┌───────┬───────┬<text:span text:style-name="T2">..................┬─────────┬─────────┐</text:span></text:p>
      <text:p text:style-name="P7"><text:s text:c="2"/>│ <text:s/>│<text:span text:style-name="T2">(0, <text:s/>0)│(1, <text:s/>0)│ <text:s text:c="17"/>│(254, <text:s/>0)│(255, <text:s/>0)│</text:span></text:p>
      <text:p text:style-name="P7"><text:s text:c="2"/>▼ <text:s/>├───────┼───────┘ <text:s text:c="17"/>└─────────┼─────────┤</text:p>
      <text:p text:style-name="P7"><text:s text:c="2"/><text:span text:style-name="T2">Y <text:s/>│(0, <text:s/>1)│ <text:s text:c="35"/>│(255, <text:s/>1)│</text:span></text:p>
      <text:p text:style-name="P7"><text:s text:c="5"/>├───────┘ <text:s text:c="11"/>┌─────────┐ <text:s text:c="12"/>└─────────┤</text:p>
      <text:p text:style-name="P7"><text:s text:c="5"/>│ <text:s text:c="19"/>│ <text:s/><text:span text:style-name="T2">(X,Y) <text:s/>│ <text:s text:c="22"/>│</text:span></text:p>
      <text:p text:style-name="P7"><text:s text:c="5"/><text:span text:style-name="T2">. <text:s text:c="19"/>└─────────┘ <text:s text:c="22"/>.</text:span></text:p>
      <text:p text:style-name="P7"><text:s text:c="5"/><text:span text:style-name="T2">. <text:s text:c="53"/>.</text:span></text:p>
      <text:p text:style-name="P7"><text:s text:c="5"/><text:span text:style-name="T2">. <text:s text:c="53"/>.</text:span></text:p>
      <text:p text:style-name="P7"><text:s text:c="5"/>│ <text:s text:c="53"/>│</text:p>
      <text:p text:style-name="P7"><text:s text:c="5"/>│ <text:s text:c="53"/>│</text:p>
      <text:p text:style-name="P7"><text:s text:c="5"/>│ <text:s text:c="53"/>│</text:p>
      <text:p text:style-name="P7"><text:s text:c="5"/>│ <text:s text:c="53"/>│</text:p>
      <text:p text:style-name="P7"><text:s text:c="5"/>├───────┐ <text:s text:c="35"/>┌─────────┤</text:p>
      <text:p text:style-name="P7"><text:s text:c="5"/>│<text:span text:style-name="T2">(0,191)│ <text:s text:c="35"/>│(255,191)│</text:span></text:p>
      <text:p text:style-name="P7"><text:s text:c="5"/>└───────┴────────────────────────────────────┴─────────┘ <text:s text:c="2"/><text:span text:style-name="T2">LN = 0</text:span></text:p>
      <text:p text:style-name="P15"/>
      <text:p text:style-name="P7"><text:s text:c="5"/>│ <text:s text:c="53"/>│</text:p>
      <text:p text:style-name="P7"><text:s text:c="5"/>├───────┐ <text:s text:c="35"/>┌─────────┤</text:p>
      <text:p text:style-name="P7"><text:s text:c="5"/>│<text:span text:style-name="T2">(0,211)│ <text:s text:c="35"/>│(255,211)│</text:span></text:p>
      <text:p text:style-name="P8"><text:soft-page-break/><text:s text:c="5"/>└───────┴────────────────────────────────────┴─────────┘ <text:s text:c="2"/><text:span text:style-name="T2">LN = 1</text:span></text:p>
      <text:list xml:id="list2834426647" text:style-name="L34">
        <text:list-item>
          <text:p text:style-name="P81">Set the beginning (head) address of the pattern name table in register R#2.</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2 <text:s text:c="4"/>│ 0 │A16│A15│ 1 │ 1 │ 1 │ 1 │ 1 │ Pattern name table</text:span></text:p>
      <text:p text:style-name="P7"><text:s text:c="11"/>└───┴─┬─┴─┬─┴───┴───┴───┴───┴───┘ <text:span text:style-name="T2">base address register</text:span></text:p>
      <text:p text:style-name="P7"><text:s text:c="17"/>│ <text:s text:c="2"/>│</text:p>
      <text:p text:style-name="P7"><text:s text:c="17"/>└───┴────────────────────── <text:span text:style-name="T2">These two bits specify</text:span></text:p>
      <text:p text:style-name="P8"><text:s text:c="45"/><text:span text:style-name="T2">the page to display</text:span></text:p>
      <text:h text:style-name="P5" text:outline-level="4"><text:bookmark text:name="pt1-8-3-2-1"/>Pattern name table</text:h>
      <text:p text:style-name="P7"><text:s text:c="2"/><text:span text:style-name="T2">MSB <text:s text:c="4"/>7 <text:s text:c="2"/>6 <text:s text:c="2"/>5 <text:s text:c="2"/>4 <text:s text:c="2"/>3 <text:s text:c="2"/>2 <text:s text:c="2"/>1 <text:s text:c="2"/>0 <text:s text:c="3"/>LSB</text:span></text:p>
      <text:p text:style-name="P7"><text:s text:c="7"/>┌────┬───┬───┬───┬───┬───┬───┬───┐</text:p>
      <text:p text:style-name="P7"><text:s text:c="4"/><text:span text:style-name="T2">1 <text:s/>│ <text:s text:c="3"/>( <text:s/>0, <text:s/>0) <text:s text:c="2"/>│ <text:s text:c="2"/>( <text:s/>1, <text:s/>0) <text:s text:c="2"/>│ <text:s/>Base address</text:span></text:p>
      <text:p text:style-name="P7"><text:s text:c="7"/>├────┼───┼───┼───┼───┼───┼───┼───┤</text:p>
      <text:p text:style-name="P7"><text:s text:c="4"/><text:span text:style-name="T2">2 <text:s/>│ <text:s text:c="3"/>( <text:s/>2, <text:s/>0) <text:s text:c="2"/>│ <text:s text:c="2"/>( <text:s/>3, <text:s/>0) <text:s text:c="2"/>│ <text:s/>Set the color code for each</text:span></text:p>
      <text:p text:style-name="P7"><text:s text:c="7"/>├────┴───┴───┴───┴───┴───┴───┴───┤ <text:s/><text:span text:style-name="T2">dot in this table</text:span></text:p>
      <text:p text:style-name="P7"><text:s text:c="7"/><text:span text:style-name="T2">. <text:s text:c="31"/>.</text:span></text:p>
      <text:p text:style-name="P7"><text:s text:c="7"/><text:span text:style-name="T2">. <text:s text:c="31"/>.</text:span></text:p>
      <text:p text:style-name="P7"><text:s text:c="7"/><text:span text:style-name="T2">. <text:s text:c="31"/>.</text:span></text:p>
      <text:p text:style-name="P7"><text:s text:c="7"/>├────┬───┬───┬───┬───┬───┬───┬───┤</text:p>
      <text:p text:style-name="P7"><text:s text:c="2"/><text:span text:style-name="T2">127 <text:s/>│ <text:s text:c="3"/>(254, <text:s/>0) <text:s text:c="2"/>│ <text:s text:c="2"/>(255, <text:s/>0) <text:s text:c="2"/>│</text:span></text:p>
      <text:p text:style-name="P7"><text:s text:c="7"/>├────┼───┼───┼───┼───┼───┼───┼───┤</text:p>
      <text:p text:style-name="P7"><text:s text:c="2"/><text:span text:style-name="T2">128 <text:s/>│ <text:s text:c="3"/>( <text:s/>0, <text:s/>1) <text:s text:c="2"/>│ <text:s text:c="2"/>( <text:s/>1, <text:s/>1) <text:s text:c="2"/>│</text:span></text:p>
      <text:p text:style-name="P7"><text:s text:c="7"/>├────┴───┴───┴───┴───┴───┴───┴───┤</text:p>
      <text:p text:style-name="P7"><text:s text:c="7"/><text:span text:style-name="T2">. <text:s text:c="31"/>.</text:span></text:p>
      <text:p text:style-name="P7"><text:s text:c="7"/><text:span text:style-name="T2">. <text:s text:c="31"/>.</text:span></text:p>
      <text:p text:style-name="P7"><text:s text:c="7"/><text:span text:style-name="T2">. <text:s text:c="31"/>.</text:span></text:p>
      <text:p text:style-name="P7"><text:s text:c="7"/>├────┬───┬───┬───┬───┬───┬───┬───┤</text:p>
      <text:p text:style-name="P13">27134 <text:s/>│ <text:s text:c="3"/>(252,211) <text:s text:c="2"/>│ <text:s text:c="2"/>(253,211) <text:s text:c="2"/>│</text:p>
      <text:p text:style-name="P7"><text:s text:c="7"/>├────┼───┼───┼───┼───┼───┼───┼───┤</text:p>
      <text:p text:style-name="P13">27135 <text:s/>│ <text:s text:c="3"/>(254,211) <text:s text:c="2"/>│ <text:s text:c="2"/>(255,211) <text:s text:c="2"/>│</text:p>
      <text:p text:style-name="P8"><text:s text:c="7"/>└────┴───┴───┴───┴───┴───┴───┴───┘</text:p>
      <text:h text:style-name="P4" text:outline-level="3"><text:bookmark text:name="pt1-8-3-3"/>3. Color register settings</text:h>
      <text:p text:style-name="P7"><text:s text:c="8"/><text:span text:style-name="T2">MSB <text:s/>7 <text:s text:c="2"/>6 <text:s text:c="2"/>5 <text:s text:c="2"/>4 <text:s text:c="2"/>3 <text:s text:c="2"/>2 <text:s text:c="2"/>1 <text:s text:c="2"/>0 <text:s text:c="2"/>LSB</text:span></text:p>
      <text:p text:style-name="P7"><text:s text:c="11"/>┌───┬───┬───┬───┬───┬───┬───┬───┐</text:p>
      <text:p text:style-name="P7"><text:s text:c="3"/><text:span text:style-name="T2">R#7 <text:s text:c="4"/>│TC3│TC2│TC1│TC0│BD3│BD2│BD1│BD0│ Text color/Back drop</text:span></text:p>
      <text:p text:style-name="P7"><text:s text:c="11"/>└─┬─┴─┬─┴─┬─┴─┬─┴─┬─┴─┬─┴─┬─┴─┬─┘ <text:span text:style-name="T2">color register</text:span></text:p>
      <text:p text:style-name="P7"><text:s text:c="13"/>│ <text:s text:c="2"/>│ <text:s text:c="2"/>│ <text:s text:c="2"/>│ <text:s text:c="2"/>│ <text:s text:c="2"/>│ <text:s text:c="2"/>│ <text:s text:c="2"/>│</text:p>
      <text:p text:style-name="P7"><text:s text:c="13"/>│ <text:s text:c="2"/>│ <text:s text:c="2"/>│ <text:s text:c="2"/>│ <text:s text:c="2"/>└───┴───┴───┴── <text:span text:style-name="T2">Specifies backdrop color</text:span></text:p>
      <text:p text:style-name="P7"><text:s text:c="13"/>│ <text:s text:c="2"/>│ <text:s text:c="2"/>│ <text:s text:c="2"/>│ <text:s text:c="18"/><text:span text:style-name="T2">code</text:span></text:p>
      <text:p text:style-name="P8"><text:s text:c="13"/>└───┴───┴───┴────────────────── <text:span text:style-name="T2">Ignored</text:span></text:p>
      <text:h text:style-name="P4" text:outline-level="3"><text:bookmark text:name="pt1-8-3-4"/>4. Sprite settings</text:h>
      <text:list xml:id="list2550926062" text:style-name="L35">
        <text:list-item>
          <text:p text:style-name="P82">Set the beginning (head) address of the sprite attribute table in registers R#5 and R#11; and set the beginning (head) address of the sprite pattern generator table in register R#6. For details about sprites, see the section on SPRITE MODE 2.</text:p>
        </text:list-item>
      </text:list>
      <text:p text:style-name="P7"><text:soft-page-break/><text:s text:c="8"/><text:span text:style-name="T2">MSB <text:s/>7 <text:s text:c="2"/>6 <text:s text:c="2"/>5 <text:s text:c="2"/>4 <text:s text:c="2"/>3 <text:s text:c="2"/>2 <text:s text:c="2"/>1 <text:s text:c="2"/>0 <text:s/>LSB</text:span></text:p>
      <text:p text:style-name="P7"><text:s text:c="11"/>┌───┬───┬───┬───┬───┬───┬───┬───┐</text:p>
      <text:p text:style-name="P7"><text:s text:c="3"/><text:span text:style-name="T2">R#5 <text:s text:c="4"/>│A14│A13│A12│A11│A10│ 1 │ 1 │ 1 │ Sprite attribute table</text:span></text:p>
      <text:p text:style-name="P7"><text:s text:c="11"/>╞═══╪═══╪═══╪═══╪═══╪═══╪═══╪═══╡</text:p>
      <text:p text:style-name="P7"><text:s text:c="3"/><text:span text:style-name="T2">R#11 <text:s text:c="3"/>│ 0 │ 0 │ 0 │ 0 │ 0 │ 0 │A16│A15│ base address register</text:span></text:p>
      <text:p text:style-name="P7"><text:s text:c="11"/>└───┴───┴───┴───┴───┴───┴───┴───┘</text:p>
      <text:p text:style-name="P7"><text:s text:c="11"/>┌───┬───┬───┬───┬───┬───┬───┬───┐</text:p>
      <text:p text:style-name="P7"><text:s text:c="3"/><text:span text:style-name="T2">R#6 <text:s text:c="4"/>│ 0 │ 0 │A16│A15│A14│A13│A12│A11│ Sprite pattern generator</text:span></text:p>
      <text:p text:style-name="P7"><text:s text:c="11"/>└───┴───┴───┴───┴───┴───┴───┴───┘ <text:span text:style-name="T2">table base address</text:span></text:p>
      <text:p text:style-name="P8"><text:s text:c="45"/><text:span text:style-name="T2">register</text:span></text:p>
      <text:h text:style-name="P3" text:outline-level="2"><text:bookmark text:name="pt1-8-4"/>Example of VRAM allocation in GRAPHIC 4 mode</text:h>
      <text:p text:style-name="P13">00000H <text:s/>┌──────────┐</text:p>
      <text:p text:style-name="P7"><text:s text:c="8"/>│ <text:s text:c="9"/>│</text:p>
      <text:p text:style-name="P7"><text:s text:c="8"/>│ <text:s text:c="9"/>│</text:p>
      <text:p text:style-name="P7"><text:s text:c="8"/>│ <text:s text:c="9"/>│</text:p>
      <text:p text:style-name="P13">02000H <text:s/>│ Pattern <text:s/>│</text:p>
      <text:p text:style-name="P7"><text:s text:c="8"/>│ <text:s/><text:span text:style-name="T2">name <text:s text:c="3"/>│</text:span></text:p>
      <text:p text:style-name="P7"><text:s text:c="8"/>│ <text:s/><text:span text:style-name="T2">table <text:s text:c="2"/>│</text:span></text:p>
      <text:p text:style-name="P7"><text:s text:c="8"/>│ <text:s text:c="9"/>│</text:p>
      <text:p text:style-name="P13">04000H <text:s/>│ <text:s text:c="9"/>│</text:p>
      <text:p text:style-name="P7"><text:s text:c="8"/>│ <text:s text:c="9"/>│</text:p>
      <text:p text:style-name="P7"><text:s text:c="8"/>│ <text:s text:c="9"/>│</text:p>
      <text:p text:style-name="P7"><text:s text:c="8"/>│ <text:span text:style-name="T2">192 lines│</text:span></text:p>
      <text:p text:style-name="P13">06000H <text:s/>├──────────┤</text:p>
      <text:p text:style-name="P7"><text:s text:c="8"/>│ <text:s text:c="9"/>│ <text:s text:c="3"/><text:span text:style-name="T2">.┌──────────┐ 07000H</text:span></text:p>
      <text:p text:style-name="P7"><text:s text:c="8"/>│ <text:s text:c="9"/>│ <text:s text:c="2"/><text:span text:style-name="T2">. │ Sprite <text:s text:c="2"/>│</text:span></text:p>
      <text:p text:style-name="P7"><text:s text:c="8"/>│ <text:span text:style-name="T2">212 lines│ .. <text:s/>│ generator│</text:span></text:p>
      <text:p text:style-name="P13">06A00H <text:s/>├──────────┤. <text:s text:c="3"/>│ table <text:s text:c="3"/>│</text:p>
      <text:p text:style-name="P7"><text:s text:c="8"/>│ <text:s text:c="9"/>│ <text:s text:c="4"/>│ <text:s/><text:span text:style-name="T2">(2048 <text:s text:c="2"/>│</text:span></text:p>
      <text:p text:style-name="P13">07000H <text:s/>├──────────┤ <text:s text:c="4"/>│ <text:s text:c="2"/>bytes) │</text:p>
      <text:p text:style-name="P7"><text:s text:c="8"/>│ <text:s text:c="9"/>│ <text:s text:c="4"/>├──────────┤ <text:span text:style-name="T2">07800H</text:span></text:p>
      <text:p text:style-name="P7"><text:s text:c="8"/>│ <text:s text:c="9"/>│ <text:s text:c="4"/>│ <text:span text:style-name="T2">Sprite <text:s text:c="2"/>│</text:span></text:p>
      <text:p text:style-name="P7"><text:s text:c="8"/>│ <text:s text:c="9"/>│ <text:s text:c="4"/>│ <text:span text:style-name="T2">color <text:s text:c="3"/>│</text:span></text:p>
      <text:p text:style-name="P7"><text:s text:c="8"/>│ <text:s text:c="9"/>│ <text:s text:c="4"/>│ <text:span text:style-name="T2">table <text:s text:c="3"/>│</text:span></text:p>
      <text:p text:style-name="P7"><text:s text:c="8"/>│ <text:s text:c="9"/>│ <text:s text:c="4"/>│ <text:s/><text:span text:style-name="T2">(512 <text:s text:c="3"/>│</text:span></text:p>
      <text:p text:style-name="P7"><text:s text:c="8"/>│ <text:s text:c="9"/>│ <text:s text:c="4"/>│ <text:s text:c="2"/><text:span text:style-name="T2">bytes) │</text:span></text:p>
      <text:p text:style-name="P7"><text:s text:c="8"/>│ <text:s text:c="9"/>│ <text:s text:c="4"/>├──────────┤ <text:span text:style-name="T2">07A00H</text:span></text:p>
      <text:p text:style-name="P7"><text:s text:c="8"/>│ <text:s text:c="9"/>│ <text:s text:c="4"/>│ <text:span text:style-name="T2">Sprite <text:s text:c="2"/>│</text:span></text:p>
      <text:p text:style-name="P7"><text:s text:c="8"/>│ <text:s text:c="9"/>│ <text:s text:c="4"/>│ <text:span text:style-name="T2">attribute│</text:span></text:p>
      <text:p text:style-name="P7"><text:s text:c="8"/>│ <text:s text:c="9"/>│ <text:s text:c="4"/>│ <text:span text:style-name="T2">table <text:s text:c="3"/>│</text:span></text:p>
      <text:p text:style-name="P13">08000H <text:s/>├──────────┤. <text:s text:c="3"/>│ <text:s/>(128 <text:s text:c="3"/>│</text:p>
      <text:p text:style-name="P7"><text:s text:c="8"/><text:span text:style-name="T2">. <text:s text:c="9"/>. . <text:s text:c="2"/>│ <text:s text:c="2"/>bytes <text:s/>│</text:span></text:p>
      <text:p text:style-name="P7"><text:s text:c="8"/><text:span text:style-name="T2">. <text:s text:c="9"/>. <text:s/>. <text:s/>├──────────┤ 07A80H</text:span></text:p>
      <text:p text:style-name="P7"><text:s text:c="8"/><text:span text:style-name="T2">. <text:s text:c="9"/>. <text:s text:c="2"/>. │ <text:s text:c="9"/>│</text:span></text:p>
      <text:p text:style-name="P7"><text:s text:c="8"/><text:span text:style-name="T2">. <text:s text:c="9"/>. <text:s text:c="3"/>.└──────────┘ 08000H</text:span></text:p>
      <text:p text:style-name="P7"><text:s text:c="8"/><text:span text:style-name="T2">. <text:s text:c="9"/>.</text:span></text:p>
      <text:p text:style-name="P7"><text:s text:c="8"/>│ <text:s text:c="9"/>│</text:p>
      <text:p text:style-name="P7"><text:s text:c="8"/>│ <text:s text:c="9"/>│ <text:s text:c="7"/><text:span text:style-name="T2">A maximum of 4 pages may be allocated in</text:span></text:p>
      <text:p text:style-name="P14">1FFFFH <text:s/>└──────────┘ <text:s text:c="7"/>the same manner (using a 128K-byte VRAM).</text:p>
      <text:h text:style-name="P2" text:outline-level="1"><text:bookmark text:name="pt1-9"/><text:soft-page-break/>GRAPHIC 5 MODE</text:h>
      <text:h text:style-name="P3" text:outline-level="2"><text:bookmark text:name="pt1-9-1"/>Characteristics</text:h>
      <text:p text:style-name="P13">- Bit-mapped Graphics Mode</text:p>
      <text:p text:style-name="P13">- Screen size <text:s text:c="13"/>: 512 (w) x 212 (h) dots</text:p>
      <text:p text:style-name="P7"><text:s text:c="27"/><text:span text:style-name="T2">: 512 (w) x 192 (h) dots</text:span></text:p>
      <text:p text:style-name="P13">- Screen colors <text:s text:c="11"/>: 4 colors out of 512 colors (per screen)</text:p>
      <text:p text:style-name="P13">- Sprite mode <text:s text:c="13"/>: Sprite mode 2</text:p>
      <text:p text:style-name="P14">- VRAM area per screen <text:s text:c="4"/>: 32K bytes</text:p>
      <text:h text:style-name="P3" text:outline-level="2"><text:bookmark text:name="pt1-9-2"/>Controls</text:h>
      <text:p text:style-name="P13">- Graphics <text:s text:c="16"/>: VRAM pattern name table</text:p>
      <text:p text:style-name="P13">- Background color code <text:s text:c="3"/>: Low-order four bits of R#7</text:p>
      <text:p text:style-name="P13">- Sprites <text:s text:c="17"/>: VRAM sprite attribute table, VRAM sprite</text:p>
      <text:p text:style-name="P8"><text:s text:c="29"/><text:span text:style-name="T2">pattern table</text:span></text:p>
      <text:h text:style-name="P3" text:outline-level="2"><text:bookmark text:name="pt1-9-3"/>Initial Settings</text:h>
      <text:h text:style-name="P4" text:outline-level="3"><text:bookmark text:name="pt1-9-3-1"/>1. Mode and Register Settings</text:h>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0 <text:s text:c="4"/>│ 0 │DG │IE2│IE1│ 1*│ 0*│ 0*│ 0 │ Mode register 0</text:span></text:p>
      <text:p text:style-name="P7"><text:s text:c="11"/>╞═══╪═══╪═══╪═══╪═══╪═══╪═══╪═══╡</text:p>
      <text:p text:style-name="P7"><text:s text:c="3"/><text:span text:style-name="T2">R#1 <text:s text:c="4"/>│ 0 │BL │IE0│ 0*│ 0*│ 0 │SI │MAG│ Mode register 1</text:span></text:p>
      <text:p text:style-name="P7"><text:s text:c="11"/>╞═══╪═══╪═══╪═══╪═══╪═══╪═══╪═══╡</text:p>
      <text:p text:style-name="P7"><text:s text:c="3"/><text:span text:style-name="T2">R#8 <text:s text:c="4"/>│MS │LP │TP │CB │VR │ 0 │SPD│BW │ Mode register 2</text:span></text:p>
      <text:p text:style-name="P7"><text:s text:c="11"/>╞═══╪═══╪═══╪═══╪═══╪═══╪═══╪═══╡</text:p>
      <text:p text:style-name="P7"><text:s text:c="3"/><text:span text:style-name="T2">R#9 <text:s text:c="4"/>│LN │ 0 │S1 │S0 │IL │EO **NT│DC │ Mode register 3</text:span></text:p>
      <text:p text:style-name="P7"><text:s text:c="11"/>└───┴───┴───┴───┴───┴───┴───┴───┘</text:p>
      <text:p text:style-name="P13">* <text:s/>Examples of settings in GRAPHIC 4 mode</text:p>
      <text:p text:style-name="P14">** Indicates negative logic</text:p>
      <text:p text:style-name="P32">In GRAPHIC 5 mode, if LN is set to 1, the screen height is 212 dots, and if LN is set to 0, the screen height is 192 dots.<text:line-break/>All other bits are set accordingly.</text:p>
      <text:h text:style-name="P4" text:outline-level="3"><text:bookmark text:name="pt1-9-3-2"/>2. Pattern name table settings</text:h>
      <text:list xml:id="list937277679" text:style-name="L36">
        <text:list-item>
          <text:p text:style-name="P83">The pattern name table is composed of one byte for every four dots on the screen. A color can be assigned for each dot from a selection of 4 colors out of 512 colors.</text:p>
        </text:list-item>
      </text:list>
      <text:p text:style-name="P7"><text:s text:c="2"/>┌────► <text:span text:style-name="T2">X</text:span></text:p>
      <text:p text:style-name="P7"><text:s text:c="2"/>│ <text:s/>┌───────┬───────┬<text:span text:style-name="T2">..................┬─────────┬─────────┐</text:span></text:p>
      <text:p text:style-name="P7"><text:s text:c="2"/>│ <text:s/>│<text:span text:style-name="T2">(0, <text:s/>0)│(1, <text:s/>0)│ <text:s text:c="17"/>│(510, <text:s/>0)│(511, <text:s/>0)│</text:span></text:p>
      <text:p text:style-name="P7"><text:s text:c="2"/>▼ <text:s/>├───────┼───────┘ <text:s text:c="17"/>└─────────┼─────────┤</text:p>
      <text:p text:style-name="P7"><text:s text:c="2"/><text:span text:style-name="T2">Y <text:s/>│(0, <text:s/>1)│ <text:s text:c="35"/>│(511, <text:s/>1)│</text:span></text:p>
      <text:p text:style-name="P7"><text:s text:c="5"/>├───────┘ <text:s text:c="11"/>┌─────────┐ <text:s text:c="12"/>└─────────┤</text:p>
      <text:p text:style-name="P7"><text:s text:c="5"/>│ <text:s text:c="19"/>│ <text:s/><text:span text:style-name="T2">(X,Y) <text:s/>│ <text:s text:c="22"/>│</text:span></text:p>
      <text:p text:style-name="P7"><text:s text:c="5"/><text:span text:style-name="T2">. <text:s text:c="19"/>└─────────┘ <text:s text:c="22"/>.</text:span></text:p>
      <text:p text:style-name="P7"><text:soft-page-break/><text:s text:c="5"/><text:span text:style-name="T2">. <text:s text:c="53"/>.</text:span></text:p>
      <text:p text:style-name="P7"><text:s text:c="5"/><text:span text:style-name="T2">. <text:s text:c="53"/>.</text:span></text:p>
      <text:p text:style-name="P7"><text:s text:c="5"/>│ <text:s text:c="53"/>│</text:p>
      <text:p text:style-name="P7"><text:s text:c="5"/>│ <text:s text:c="53"/>│</text:p>
      <text:p text:style-name="P7"><text:s text:c="5"/>│ <text:s text:c="53"/>│</text:p>
      <text:p text:style-name="P7"><text:s text:c="5"/>│ <text:s text:c="53"/>│</text:p>
      <text:p text:style-name="P7"><text:s text:c="5"/>├───────┐ <text:s text:c="35"/>┌─────────┤</text:p>
      <text:p text:style-name="P7"><text:s text:c="5"/>│<text:span text:style-name="T2">(0,191)│ <text:s text:c="35"/>│(511,191)│</text:span></text:p>
      <text:p text:style-name="P7"><text:s text:c="5"/>└───────┴────────────────────────────────────┴─────────┘ <text:s text:c="2"/><text:span text:style-name="T2">LN = 0</text:span></text:p>
      <text:p text:style-name="P15"/>
      <text:p text:style-name="P7"><text:s text:c="5"/>│ <text:s text:c="53"/>│</text:p>
      <text:p text:style-name="P7"><text:s text:c="5"/>├───────┐ <text:s text:c="35"/>┌─────────┤</text:p>
      <text:p text:style-name="P7"><text:s text:c="5"/>│<text:span text:style-name="T2">(0,211)│ <text:s text:c="35"/>│(511,211)│</text:span></text:p>
      <text:p text:style-name="P8"><text:s text:c="5"/>└───────┴────────────────────────────────────┴─────────┘ <text:s text:c="2"/><text:span text:style-name="T2">LN = 1</text:span></text:p>
      <text:list xml:id="list14849589" text:style-name="L37">
        <text:list-item>
          <text:p text:style-name="P84">Set the beginning (head) address of the pattern name table in register R#2.</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2 <text:s text:c="4"/>│ 0 │A16│A15│ 1 │ 1 │ 1 │ 1 │ 1 │ Pattern name table</text:span></text:p>
      <text:p text:style-name="P7"><text:s text:c="11"/>└───┴─┬─┴─┬─┴───┴───┴───┴───┴───┘ <text:span text:style-name="T2">base address register</text:span></text:p>
      <text:p text:style-name="P7"><text:s text:c="17"/>│ <text:s text:c="2"/>│</text:p>
      <text:p text:style-name="P7"><text:s text:c="17"/>└───┴────────────────────── <text:span text:style-name="T2">These two bits specify</text:span></text:p>
      <text:p text:style-name="P8"><text:s text:c="45"/><text:span text:style-name="T2">the page to display</text:span></text:p>
      <text:h text:style-name="P5" text:outline-level="4"><text:bookmark text:name="pt1-9-3-2-1"/>Pattern name table</text:h>
      <text:p text:style-name="P7"><text:s text:c="2"/><text:span text:style-name="T2">MSB <text:s text:c="4"/>7 <text:s text:c="2"/>6 <text:s text:c="2"/>5 <text:s text:c="2"/>4 <text:s text:c="2"/>3 <text:s text:c="2"/>2 <text:s text:c="2"/>1 <text:s text:c="2"/>0 <text:s text:c="3"/>LSB</text:span></text:p>
      <text:p text:style-name="P7"><text:s text:c="7"/>┌────┬───┬───┬───┬───┬───┬───┬───┐</text:p>
      <text:p text:style-name="P7"><text:s text:c="4"/><text:span text:style-name="T2">1 <text:s/>│ ( 0, 0)│( 1, 0)│( 2, 0)│( 3, 0)│ <text:s/>Base address</text:span></text:p>
      <text:p text:style-name="P7"><text:s text:c="7"/>├────┼───┼───┼───┼───┼───┼───┼───┤</text:p>
      <text:p text:style-name="P7"><text:s text:c="4"/><text:span text:style-name="T2">2 <text:s/>│ ( 4, 0)│( 5, 0)│( 6, 0)│( 7, 0)│ <text:s/>Set the color code for each</text:span></text:p>
      <text:p text:style-name="P7"><text:s text:c="7"/>├────┴───┴───┴───┴───┴───┴───┴───┤ <text:s/><text:span text:style-name="T2">dot in this table</text:span></text:p>
      <text:p text:style-name="P7"><text:s text:c="7"/><text:span text:style-name="T2">. <text:s text:c="31"/>.</text:span></text:p>
      <text:p text:style-name="P7"><text:s text:c="7"/><text:span text:style-name="T2">. <text:s text:c="31"/>.</text:span></text:p>
      <text:p text:style-name="P7"><text:s text:c="7"/><text:span text:style-name="T2">. <text:s text:c="31"/>.</text:span></text:p>
      <text:p text:style-name="P7"><text:s text:c="7"/>├────┬───┬───┬───┬───┬───┬───┬───┤</text:p>
      <text:p text:style-name="P7"><text:s text:c="2"/><text:span text:style-name="T2">127 <text:s/>│ (508,0)│(509,0)│(510,0)│(511,0)│</text:span></text:p>
      <text:p text:style-name="P7"><text:s text:c="7"/>├────┼───┼───┼───┼───┼───┼───┼───┤</text:p>
      <text:p text:style-name="P7"><text:s text:c="2"/><text:span text:style-name="T2">128 <text:s/>│ ( 0, 1)│( 1, 1)│( 2, 1)│( 3, 1)│</text:span></text:p>
      <text:p text:style-name="P7"><text:s text:c="7"/>├────┴───┴───┴───┴───┴───┴───┴───┤</text:p>
      <text:p text:style-name="P7"><text:s text:c="7"/><text:span text:style-name="T2">. <text:s text:c="31"/>.</text:span></text:p>
      <text:p text:style-name="P7"><text:s text:c="7"/><text:span text:style-name="T2">. <text:s text:c="31"/>.</text:span></text:p>
      <text:p text:style-name="P7"><text:s text:c="7"/><text:span text:style-name="T2">. <text:s text:c="31"/>.</text:span></text:p>
      <text:p text:style-name="P7"><text:s text:c="7"/>├────┬───┬───┬───┬───┬───┬───┬───┤</text:p>
      <text:p text:style-name="P13">27135 <text:s/>│ <text:s text:c="3"/>│ <text:s text:c="2"/>│ <text:s text:c="2"/>│ <text:s text:c="2"/>│ <text:s text:c="2"/>│ <text:s/>(511,211)│</text:p>
      <text:p text:style-name="P8"><text:s text:c="7"/>└────┴───┴───┴───┴───┴───┴───┴───┘</text:p>
      <text:h text:style-name="P4" text:outline-level="3"><text:bookmark text:name="pt1-9-3-3"/>3. Color register settings</text:h>
      <text:p text:style-name="P7"><text:s text:c="8"/><text:span text:style-name="T2">MSB <text:s/>7 <text:s text:c="2"/>6 <text:s text:c="2"/>5 <text:s text:c="2"/>4 <text:s text:c="2"/>3 <text:s text:c="2"/>2 <text:s text:c="2"/>1 <text:s text:c="2"/>0 <text:s text:c="2"/>LSB</text:span></text:p>
      <text:p text:style-name="P7"><text:s text:c="11"/>┌───┬───┬───┬───┬───┬───┬───┬───┐</text:p>
      <text:p text:style-name="P7"><text:s text:c="3"/><text:span text:style-name="T2">R#7 <text:s text:c="4"/>│TC3│TC2│TC1│TC0│BD3│BD2│BD1│BD0│ Text color/Back drop</text:span></text:p>
      <text:p text:style-name="P7"><text:s text:c="11"/>└─┬─┴─┬─┴─┬─┴─┬─┴─┬─┴─┬─┴─┬─┴─┬─┘ <text:span text:style-name="T2">color register</text:span></text:p>
      <text:p text:style-name="P7"><text:s text:c="13"/>│ <text:s text:c="2"/>│ <text:s text:c="2"/>│ <text:s text:c="2"/>│ <text:s text:c="2"/>│ <text:s text:c="2"/>│ <text:s text:c="2"/>│ <text:s text:c="2"/>│</text:p>
      <text:p text:style-name="P7"><text:s text:c="13"/>│ <text:s text:c="2"/>│ <text:s text:c="2"/>│ <text:s text:c="2"/>│ <text:s text:c="2"/>└───┴───┴───┴── <text:span text:style-name="T2">Specifies backdrop color</text:span></text:p>
      <text:p text:style-name="P7"><text:s text:c="13"/>│ <text:s text:c="2"/>│ <text:s text:c="2"/>│ <text:s text:c="2"/>│ <text:s text:c="18"/><text:span text:style-name="T2">code</text:span></text:p>
      <text:p text:style-name="P8"><text:soft-page-break/><text:s text:c="13"/>└───┴───┴───┴────────────────── <text:span text:style-name="T2">Ignored</text:span></text:p>
      <text:h text:style-name="P4" text:outline-level="3"><text:bookmark text:name="pt1-9-3-4"/>4. Sprite settings</text:h>
      <text:list xml:id="list603313172" text:style-name="L38">
        <text:list-item>
          <text:p text:style-name="P85">Set the beginning (head) address of the sprite attribute table in registers R#5 and R#11; and set the beginning (head) address of the sprite pattern generator table in register R#6. For details about sprites, see the section on SPRITE MODE 2.</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5 <text:s text:c="4"/>│A14│A13│A12│A11│A10│ 1 │ 1 │ 1 │ Sprite attribute table</text:span></text:p>
      <text:p text:style-name="P7"><text:s text:c="11"/>╞═══╪═══╪═══╪═══╪═══╪═══╪═══╪═══╡</text:p>
      <text:p text:style-name="P7"><text:s text:c="3"/><text:span text:style-name="T2">R#11 <text:s text:c="3"/>│ 0 │ 0 │ 0 │ 0 │ 0 │ 0 │A16│A15│ base address register</text:span></text:p>
      <text:p text:style-name="P7"><text:s text:c="11"/>└───┴───┴───┴───┴───┴───┴───┴───┘</text:p>
      <text:p text:style-name="P7"><text:s text:c="11"/>┌───┬───┬───┬───┬───┬───┬───┬───┐</text:p>
      <text:p text:style-name="P7"><text:s text:c="3"/><text:span text:style-name="T2">R#6 <text:s text:c="4"/>│ 0 │ 0 │A16│A15│A14│A13│A12│A11│ Sprite pattern generator</text:span></text:p>
      <text:p text:style-name="P7"><text:s text:c="11"/>└───┴───┴───┴───┴───┴───┴───┴───┘ <text:span text:style-name="T2">table base address</text:span></text:p>
      <text:p text:style-name="P8"><text:s text:c="45"/><text:span text:style-name="T2">register</text:span></text:p>
      <text:h text:style-name="P4" text:outline-level="3"><text:bookmark text:name="pt1-9-3-5"/>5. Hardware tiling function</text:h>
      <text:list xml:id="list2005153007" text:style-name="L39">
        <text:list-item>
          <text:p text:style-name="P86">In GRAPHIC 5 mode, a hardware tiling function processes the sprite and background colors. For these colors, you can specify four bits; however, of these four bits, the higher-order two bits specify the color code of the even dots, and the lower-order two bits specify the color code of the odd dots of the x-coordinage (0 to 511).</text:p>
        </text:list-item>
        <text:list-item>
          <text:p text:style-name="P86">In GRAPHIC 5 mode, the size of one dot of a sprite is approximately twice that of a graphics dot; however, when this tiling function is used, one dot of a sprite may be displayed in two colors.</text:p>
        </text:list-item>
        <text:list-item>
          <text:p text:style-name="P87">The even and odd dots of the background colors may also be specified in the same manner.</text:p>
        </text:list-item>
      </text:list>
      <text:p text:style-name="P7"><text:s text:c="11"/>┌──────── <text:span text:style-name="T2">Even dots (0, 2, . . . 510)</text:span></text:p>
      <text:p text:style-name="P7"><text:s text:c="11"/>│ <text:s text:c="3"/>┌─── <text:span text:style-name="T2">Odd dots <text:s/>(1, 3, . . . 511)</text:span></text:p>
      <text:p text:style-name="P7"><text:s text:c="11"/>│ <text:s text:c="3"/>│</text:p>
      <text:p text:style-name="P7"><text:s text:c="10"/>┌┴──┬─┴─┐</text:p>
      <text:p text:style-name="P7"><text:s text:c="10"/>│ <text:s text:c="2"/>│ <text:s text:c="2"/>│ <text:s/><text:span text:style-name="T2">Two graphics dots</text:span></text:p>
      <text:p text:style-name="P7"><text:s text:c="10"/>└───┴───┘</text:p>
      <text:p text:style-name="P15"/>
      <text:p text:style-name="P7"><text:s text:c="10"/>┌───────┐</text:p>
      <text:p text:style-name="P7"><text:s text:c="10"/>│ <text:s text:c="6"/>│ <text:s/><text:span text:style-name="T2">A sprite dot</text:span></text:p>
      <text:p text:style-name="P7"><text:s text:c="10"/>└───────┘</text:p>
      <text:p text:style-name="P15"/>
      <text:p text:style-name="P7"><text:s text:c="10"/>┌───┬───┐</text:p>
      <text:p text:style-name="P7"><text:s text:c="10"/>│ <text:s text:c="2"/>│<text:span text:style-name="T2">XXX│</text:span></text:p>
      <text:p text:style-name="P7"><text:s text:c="10"/>└┬──┴┬──┘</text:p>
      <text:p text:style-name="P7"><text:s text:c="11"/>│ <text:s text:c="2"/>│</text:p>
      <text:p text:style-name="P7"><text:s text:c="11"/>├─┐ ├─┐</text:p>
      <text:p text:style-name="P7"><text:s text:c="11"/>│ │ │ │</text:p>
      <text:p text:style-name="P7"><text:s text:c="10"/>┌┴┬┴┬┴┬┴┐</text:p>
      <text:p text:style-name="P7"><text:s text:c="5"/><text:span text:style-name="T2">MSB <text:s/>│/│/│/│/│ <text:s/>LSB <text:s text:c="2"/>Bit specifying sprite colors (4 bits)</text:span></text:p>
      <text:p text:style-name="P8"><text:soft-page-break/><text:s text:c="10"/>└─┴─┴─┴─┘</text:p>
      <text:h text:style-name="P3" text:outline-level="2"><text:bookmark text:name="pt1-9-4"/>Example of VRAM allocation in GRAPHIC 5 mode</text:h>
      <text:p text:style-name="P13">00000H <text:s/>┌──────────┐</text:p>
      <text:p text:style-name="P7"><text:s text:c="8"/>│ <text:s text:c="9"/>│</text:p>
      <text:p text:style-name="P7"><text:s text:c="8"/>│ <text:span text:style-name="T2">Pattern <text:s/>│</text:span></text:p>
      <text:p text:style-name="P7"><text:s text:c="8"/>│ <text:s/><text:span text:style-name="T2">name <text:s text:c="3"/>│</text:span></text:p>
      <text:p text:style-name="P13">02000H <text:s/>│ table <text:s text:c="3"/>│</text:p>
      <text:p text:style-name="P7"><text:s text:c="8"/>│ <text:s text:c="9"/>│</text:p>
      <text:p text:style-name="P7"><text:s text:c="8"/>│ <text:s text:c="9"/>│</text:p>
      <text:p text:style-name="P7"><text:s text:c="8"/>│ <text:s text:c="9"/>│</text:p>
      <text:p text:style-name="P13">04000H <text:s/>│ <text:s text:c="9"/>│</text:p>
      <text:p text:style-name="P7"><text:s text:c="8"/>│ <text:s text:c="9"/>│</text:p>
      <text:p text:style-name="P7"><text:s text:c="8"/>│ <text:s text:c="9"/>│</text:p>
      <text:p text:style-name="P7"><text:s text:c="8"/>│ <text:span text:style-name="T2">192 lines│</text:span></text:p>
      <text:p text:style-name="P13">06000H <text:s/>├──────────┤</text:p>
      <text:p text:style-name="P7"><text:s text:c="8"/>│ <text:s text:c="9"/>│ <text:s text:c="3"/><text:span text:style-name="T2">.┌──────────┐ 07000H</text:span></text:p>
      <text:p text:style-name="P7"><text:s text:c="8"/>│ <text:s text:c="9"/>│ <text:s text:c="2"/><text:span text:style-name="T2">. │ Sprite <text:s text:c="2"/>│</text:span></text:p>
      <text:p text:style-name="P7"><text:s text:c="8"/>│ <text:span text:style-name="T2">212 lines│ .. <text:s/>│ generator│</text:span></text:p>
      <text:p text:style-name="P13">06A00H <text:s/>├──────────┤. <text:s text:c="3"/>│ table <text:s text:c="3"/>│</text:p>
      <text:p text:style-name="P7"><text:s text:c="8"/>│ <text:s text:c="9"/>│ <text:s text:c="4"/>│ <text:s/><text:span text:style-name="T2">(2048 <text:s text:c="2"/>│</text:span></text:p>
      <text:p text:style-name="P13">07000H <text:s/>├──────────┤ <text:s text:c="4"/>│ <text:s text:c="2"/>bytes) │</text:p>
      <text:p text:style-name="P7"><text:s text:c="8"/>│ <text:s text:c="9"/>│ <text:s text:c="4"/>├──────────┤ <text:span text:style-name="T2">07800H</text:span></text:p>
      <text:p text:style-name="P7"><text:s text:c="8"/>│ <text:s text:c="9"/>│ <text:s text:c="4"/>│ <text:span text:style-name="T2">Sprite <text:s text:c="2"/>│</text:span></text:p>
      <text:p text:style-name="P7"><text:s text:c="8"/>│ <text:s text:c="9"/>│ <text:s text:c="4"/>│ <text:span text:style-name="T2">color <text:s text:c="3"/>│</text:span></text:p>
      <text:p text:style-name="P7"><text:s text:c="8"/>│ <text:s text:c="9"/>│ <text:s text:c="4"/>│ <text:span text:style-name="T2">table <text:s text:c="3"/>│</text:span></text:p>
      <text:p text:style-name="P7"><text:s text:c="8"/>│ <text:s text:c="9"/>│ <text:s text:c="4"/>│ <text:s/><text:span text:style-name="T2">(512 <text:s text:c="3"/>│</text:span></text:p>
      <text:p text:style-name="P7"><text:s text:c="8"/>│ <text:s text:c="9"/>│ <text:s text:c="4"/>│ <text:s text:c="2"/><text:span text:style-name="T2">bytes) │</text:span></text:p>
      <text:p text:style-name="P7"><text:s text:c="8"/>│ <text:s text:c="9"/>│ <text:s text:c="4"/>├──────────┤ <text:span text:style-name="T2">07A00H</text:span></text:p>
      <text:p text:style-name="P7"><text:s text:c="8"/>│ <text:s text:c="9"/>│ <text:s text:c="4"/>│ <text:span text:style-name="T2">Sprite <text:s text:c="2"/>│</text:span></text:p>
      <text:p text:style-name="P7"><text:s text:c="8"/>│ <text:s text:c="9"/>│ <text:s text:c="4"/>│ <text:span text:style-name="T2">attribute│</text:span></text:p>
      <text:p text:style-name="P7"><text:s text:c="8"/>│ <text:s text:c="9"/>│ <text:s text:c="4"/>│ <text:span text:style-name="T2">table <text:s text:c="3"/>│</text:span></text:p>
      <text:p text:style-name="P7"><text:s text:c="8"/>│ <text:s text:c="9"/>│ <text:s text:c="4"/>│ <text:s/><text:span text:style-name="T2">(128 <text:s text:c="3"/>│</text:span></text:p>
      <text:p text:style-name="P7"><text:s text:c="8"/>│ <text:s text:c="9"/>│ <text:s text:c="4"/>│ <text:s text:c="2"/><text:span text:style-name="T2">bytes <text:s/>│</text:span></text:p>
      <text:p text:style-name="P7"><text:s text:c="8"/>│ <text:s text:c="9"/>│ <text:s text:c="4"/>├──────────┤ <text:span text:style-name="T2">07A80H</text:span></text:p>
      <text:p text:style-name="P7"><text:s text:c="8"/>│ <text:s text:c="9"/>│ <text:s text:c="4"/>│ <text:s text:c="9"/>│</text:p>
      <text:p text:style-name="P13">08000H <text:s/>├──────────┤.....└──────────┘ 08000H</text:p>
      <text:p text:style-name="P7"><text:s text:c="8"/><text:span text:style-name="T2">. <text:s text:c="9"/>.</text:span></text:p>
      <text:p text:style-name="P7"><text:s text:c="8"/><text:span text:style-name="T2">. <text:s text:c="9"/>.</text:span></text:p>
      <text:p text:style-name="P7"><text:s text:c="8"/><text:span text:style-name="T2">. <text:s text:c="9"/>. <text:s text:c="7"/>A maximum of 4 pages may be allocated in</text:span></text:p>
      <text:p text:style-name="P7"><text:s text:c="8"/><text:span text:style-name="T2">. <text:s text:c="9"/>. <text:s text:c="7"/>the same manner (using a 128K-byte VRAM).</text:span></text:p>
      <text:p text:style-name="P7"><text:s text:c="8"/><text:span text:style-name="T2">. <text:s text:c="9"/>.</text:span></text:p>
      <text:p text:style-name="P7"><text:s text:c="8"/>│ <text:s text:c="9"/>│</text:p>
      <text:p text:style-name="P7"><text:s text:c="8"/>│ <text:s text:c="9"/>│</text:p>
      <text:p text:style-name="P14">1FFFFH <text:s/>└──────────┘ </text:p>
      <text:h text:style-name="P2" text:outline-level="1"><text:bookmark text:name="pt1-10"/>GRAPHIC 6 MODE</text:h>
      <text:h text:style-name="P3" text:outline-level="2"><text:bookmark text:name="pt1-10-1"/>Characteristics</text:h>
      <text:p text:style-name="P13">- Bit-mapped Graphics Mode</text:p>
      <text:p text:style-name="P13">- Screen size <text:s text:c="13"/>: 512 (w) x 212 (h) dots</text:p>
      <text:p text:style-name="P7"><text:s text:c="27"/><text:span text:style-name="T2">: 512 (w) x 192 (h) dots</text:span></text:p>
      <text:p text:style-name="P13">- Screen colors <text:s text:c="11"/>: 16 colors out of 512 colors (per screen)</text:p>
      <text:p text:style-name="P13"><text:soft-page-break/>- Sprite mode <text:s text:c="13"/>: Sprite mode 2</text:p>
      <text:p text:style-name="P13">- VRAM area per screen <text:s text:c="4"/>: 128K bytes (Two screens)</text:p>
      <text:p text:style-name="P15"/>
      <text:p text:style-name="P14">* To use this mode, the VRAM must have 128K bytes.</text:p>
      <text:h text:style-name="P3" text:outline-level="2"><text:bookmark text:name="pt1-10-2"/>Controls</text:h>
      <text:p text:style-name="P13">- Graphics <text:s text:c="16"/>: VRAM pattern name table</text:p>
      <text:p text:style-name="P13">- Background color code <text:s text:c="3"/>: Low-order four bits of R#7</text:p>
      <text:p text:style-name="P13">- Sprites <text:s text:c="17"/>: VRAM sprite attribute table, VRAM sprite</text:p>
      <text:p text:style-name="P8"><text:s text:c="29"/><text:span text:style-name="T2">pattern table</text:span></text:p>
      <text:h text:style-name="P3" text:outline-level="2"><text:bookmark text:name="pt1-10-3"/>Initial Settings</text:h>
      <text:h text:style-name="P4" text:outline-level="3"><text:bookmark text:name="pt1-10-3-1"/>1. Mode and Register Settings</text:h>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0 <text:s text:c="4"/>│ 0 │DG │IE2│IE1│ 1*│ 0*│ 1*│ 0 │ Mode register 0</text:span></text:p>
      <text:p text:style-name="P7"><text:s text:c="11"/>╞═══╪═══╪═══╪═══╪═══╪═══╪═══╪═══╡</text:p>
      <text:p text:style-name="P7"><text:s text:c="3"/><text:span text:style-name="T2">R#1 <text:s text:c="4"/>│ 0 │BL │IE0│ 0*│ 0*│ 0 │SI │MAG│ Mode register 1</text:span></text:p>
      <text:p text:style-name="P7"><text:s text:c="11"/>╞═══╪═══╪═══╪═══╪═══╪═══╪═══╪═══╡</text:p>
      <text:p text:style-name="P7"><text:s text:c="3"/><text:span text:style-name="T2">R#8 <text:s text:c="4"/>│MS │LP │TP │CB │VR │ 0 │SPD│BW │ Mode register 2</text:span></text:p>
      <text:p text:style-name="P7"><text:s text:c="11"/>╞═══╪═══╪═══╪═══╪═══╪═══╪═══╪═══╡</text:p>
      <text:p text:style-name="P7"><text:s text:c="3"/><text:span text:style-name="T2">R#9 <text:s text:c="4"/>│LN │ 0 │S1 │S0 │IL │EO **NT│DC │ Mode register 3</text:span></text:p>
      <text:p text:style-name="P7"><text:s text:c="11"/>└───┴───┴───┴───┴───┴───┴───┴───┘</text:p>
      <text:p text:style-name="P13">* <text:s/>Examples of settings in GRAPHIC 4 mode</text:p>
      <text:p text:style-name="P14">** Indicates negative logic</text:p>
      <text:p text:style-name="P32">In GRAPHIC 6 mode, if LN is set to 1, the screen height is 212 dots, and if LN is set to 0, the screen height is 192 dots.<text:line-break/>All other bits are set accordingly.</text:p>
      <text:h text:style-name="P4" text:outline-level="3"><text:bookmark text:name="pt1-10-3-2"/>2. Pattern name table settings</text:h>
      <text:list xml:id="list2640578922" text:style-name="L40">
        <text:list-item>
          <text:p text:style-name="P88">The pattern name table is composed of one byte for every two dots on the screen. A color can be assigned for each dot from a selection of 16 colors out of 512 colors.</text:p>
        </text:list-item>
      </text:list>
      <text:p text:style-name="P7"><text:s text:c="2"/>┌────► <text:span text:style-name="T2">X</text:span></text:p>
      <text:p text:style-name="P7"><text:s text:c="2"/>│ <text:s/>┌───────┬───────┬<text:span text:style-name="T2">..................┬─────────┬─────────┐</text:span></text:p>
      <text:p text:style-name="P7"><text:s text:c="2"/>│ <text:s/>│<text:span text:style-name="T2">(0, <text:s/>0)│(1, <text:s/>0)│ <text:s text:c="17"/>│(510, <text:s/>0)│(511, <text:s/>0)│</text:span></text:p>
      <text:p text:style-name="P7"><text:s text:c="2"/>▼ <text:s/>├───────┼───────┘ <text:s text:c="17"/>└─────────┼─────────┤</text:p>
      <text:p text:style-name="P7"><text:s text:c="2"/><text:span text:style-name="T2">Y <text:s/>│(0, <text:s/>1)│ <text:s text:c="35"/>│(511, <text:s/>1)│</text:span></text:p>
      <text:p text:style-name="P7"><text:s text:c="5"/>├───────┘ <text:s text:c="11"/>┌─────────┐ <text:s text:c="12"/>└─────────┤</text:p>
      <text:p text:style-name="P7"><text:s text:c="5"/>│ <text:s text:c="19"/>│ <text:s/><text:span text:style-name="T2">(X,Y) <text:s/>│ <text:s text:c="22"/>│</text:span></text:p>
      <text:p text:style-name="P7"><text:s text:c="5"/><text:span text:style-name="T2">. <text:s text:c="19"/>└─────────┘ <text:s text:c="22"/>.</text:span></text:p>
      <text:p text:style-name="P7"><text:s text:c="5"/><text:span text:style-name="T2">. <text:s text:c="53"/>.</text:span></text:p>
      <text:p text:style-name="P7"><text:s text:c="5"/><text:span text:style-name="T2">. <text:s text:c="53"/>.</text:span></text:p>
      <text:p text:style-name="P7"><text:s text:c="5"/>│ <text:s text:c="53"/>│</text:p>
      <text:p text:style-name="P7"><text:s text:c="5"/>│ <text:s text:c="53"/>│</text:p>
      <text:p text:style-name="P7"><text:s text:c="5"/>│ <text:s text:c="53"/>│</text:p>
      <text:p text:style-name="P7"><text:s text:c="5"/>│ <text:s text:c="53"/>│</text:p>
      <text:p text:style-name="P7"><text:s text:c="5"/>├───────┐ <text:s text:c="35"/>┌─────────┤</text:p>
      <text:p text:style-name="P7"><text:soft-page-break/><text:s text:c="5"/>│<text:span text:style-name="T2">(0,191)│ <text:s text:c="35"/>│(511,191)│</text:span></text:p>
      <text:p text:style-name="P7"><text:s text:c="5"/>└───────┴────────────────────────────────────┴─────────┘ <text:s text:c="2"/><text:span text:style-name="T2">LN = 0</text:span></text:p>
      <text:p text:style-name="P15"/>
      <text:p text:style-name="P7"><text:s text:c="5"/>│ <text:s text:c="53"/>│</text:p>
      <text:p text:style-name="P7"><text:s text:c="5"/>├───────┐ <text:s text:c="35"/>┌─────────┤</text:p>
      <text:p text:style-name="P7"><text:s text:c="5"/>│<text:span text:style-name="T2">(0,211)│ <text:s text:c="35"/>│(511,211)│</text:span></text:p>
      <text:p text:style-name="P8"><text:s text:c="5"/>└───────┴────────────────────────────────────┴─────────┘ <text:s text:c="2"/><text:span text:style-name="T2">LN = 1</text:span></text:p>
      <text:list xml:id="list2335962160" text:style-name="L41">
        <text:list-item>
          <text:p text:style-name="P89">Set the beginning (head) address of the pattern name table in register R#2.</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2 <text:s text:c="4"/>│ 0 │ 0 │A16│ 1 │ 1 │ 1 │ 1 │ 1 │ Pattern name table</text:span></text:p>
      <text:p text:style-name="P7"><text:s text:c="11"/>└───┴───┴─┬─┴───┴───┴───┴───┴───┘ <text:span text:style-name="T2">base address register</text:span></text:p>
      <text:p text:style-name="P7"><text:s text:c="21"/>│</text:p>
      <text:p text:style-name="P7"><text:s text:c="21"/>└─────── <text:span text:style-name="T2">Specifies the page to display (In G6 and</text:span></text:p>
      <text:p text:style-name="P8"><text:s text:c="30"/><text:span text:style-name="T2">G7 modes, the position of A16 differs).</text:span></text:p>
      <text:h text:style-name="P5" text:outline-level="4"><text:bookmark text:name="pt1-10-3-2-1"/>Pattern name table</text:h>
      <text:p text:style-name="P7"><text:s text:c="2"/><text:span text:style-name="T2">MSB <text:s text:c="4"/>7 <text:s text:c="2"/>6 <text:s text:c="2"/>5 <text:s text:c="2"/>4 <text:s text:c="2"/>3 <text:s text:c="2"/>2 <text:s text:c="2"/>1 <text:s text:c="2"/>0 <text:s text:c="3"/>LSB</text:span></text:p>
      <text:p text:style-name="P7"><text:s text:c="7"/>┌────┬───┬───┬───┬───┬───┬───┬───┐</text:p>
      <text:p text:style-name="P7"><text:s text:c="4"/><text:span text:style-name="T2">1 <text:s/>│ <text:s text:c="3"/>( <text:s/>0, <text:s/>0) <text:s text:c="2"/>│ <text:s text:c="2"/>( <text:s/>1, <text:s/>0) <text:s text:c="2"/>│ <text:s/>Base address</text:span></text:p>
      <text:p text:style-name="P7"><text:s text:c="7"/>├────┼───┼───┼───┼───┼───┼───┼───┤</text:p>
      <text:p text:style-name="P7"><text:s text:c="4"/><text:span text:style-name="T2">2 <text:s/>│ <text:s text:c="3"/>( <text:s/>2, <text:s/>0) <text:s text:c="2"/>│ <text:s text:c="2"/>( <text:s/>3, <text:s/>0) <text:s text:c="2"/>│ <text:s/>Set the color code for each</text:span></text:p>
      <text:p text:style-name="P7"><text:s text:c="7"/>├────┴───┴───┴───┴───┴───┴───┴───┤ <text:s/><text:span text:style-name="T2">dot in this table</text:span></text:p>
      <text:p text:style-name="P7"><text:s text:c="7"/><text:span text:style-name="T2">. <text:s text:c="31"/>.</text:span></text:p>
      <text:p text:style-name="P7"><text:s text:c="7"/><text:span text:style-name="T2">. <text:s text:c="31"/>.</text:span></text:p>
      <text:p text:style-name="P7"><text:s text:c="7"/><text:span text:style-name="T2">. <text:s text:c="31"/>.</text:span></text:p>
      <text:p text:style-name="P7"><text:s text:c="7"/>├────┬───┬───┬───┬───┬───┬───┬───┤</text:p>
      <text:p text:style-name="P7"><text:s text:c="2"/><text:span text:style-name="T2">255 <text:s/>│ <text:s text:c="3"/>(510, <text:s/>0) <text:s text:c="2"/>│ <text:s text:c="2"/>(511, <text:s/>0) <text:s text:c="2"/>│</text:span></text:p>
      <text:p text:style-name="P7"><text:s text:c="7"/>├────┼───┼───┼───┼───┼───┼───┼───┤</text:p>
      <text:p text:style-name="P7"><text:s text:c="2"/><text:span text:style-name="T2">256 <text:s/>│ <text:s text:c="3"/>( <text:s/>0, <text:s/>1) <text:s text:c="2"/>│ <text:s text:c="2"/>( <text:s/>1, <text:s/>1) <text:s text:c="2"/>│</text:span></text:p>
      <text:p text:style-name="P7"><text:s text:c="7"/>├────┴───┴───┴───┴───┴───┴───┴───┤</text:p>
      <text:p text:style-name="P7"><text:s text:c="7"/><text:span text:style-name="T2">. <text:s text:c="31"/>.</text:span></text:p>
      <text:p text:style-name="P7"><text:s text:c="7"/><text:span text:style-name="T2">. <text:s text:c="31"/>.</text:span></text:p>
      <text:p text:style-name="P7"><text:s text:c="7"/><text:span text:style-name="T2">. <text:s text:c="31"/>.</text:span></text:p>
      <text:p text:style-name="P7"><text:s text:c="7"/>├────┬───┬───┬───┬───┬───┬───┬───┤</text:p>
      <text:p text:style-name="P13">54270 <text:s/>│ <text:s text:c="3"/>(508,211) <text:s text:c="2"/>│ <text:s text:c="2"/>(509,211) <text:s text:c="2"/>│</text:p>
      <text:p text:style-name="P7"><text:s text:c="7"/>├────┼───┼───┼───┼───┼───┼───┼───┤</text:p>
      <text:p text:style-name="P13">54271 <text:s/>│ <text:s text:c="3"/>(510,211) <text:s text:c="2"/>│ <text:s text:c="2"/>(511,211) <text:s text:c="2"/>│</text:p>
      <text:p text:style-name="P8"><text:s text:c="7"/>└────┴───┴───┴───┴───┴───┴───┴───┘</text:p>
      <text:h text:style-name="P4" text:outline-level="3"><text:bookmark text:name="pt1-10-3-3"/>3. Color register settings</text:h>
      <text:p text:style-name="P7"><text:s text:c="8"/><text:span text:style-name="T2">MSB <text:s/>7 <text:s text:c="2"/>6 <text:s text:c="2"/>5 <text:s text:c="2"/>4 <text:s text:c="2"/>3 <text:s text:c="2"/>2 <text:s text:c="2"/>1 <text:s text:c="2"/>0 <text:s text:c="2"/>LSB</text:span></text:p>
      <text:p text:style-name="P7"><text:s text:c="11"/>┌───┬───┬───┬───┬───┬───┬───┬───┐</text:p>
      <text:p text:style-name="P7"><text:s text:c="3"/><text:span text:style-name="T2">R#7 <text:s text:c="4"/>│TC3│TC2│TC1│TC0│BD3│BD2│BD1│BD0│ Text color/Back drop</text:span></text:p>
      <text:p text:style-name="P7"><text:s text:c="11"/>└─┬─┴─┬─┴─┬─┴─┬─┴─┬─┴─┬─┴─┬─┴─┬─┘ <text:span text:style-name="T2">color register</text:span></text:p>
      <text:p text:style-name="P7"><text:s text:c="13"/>│ <text:s text:c="2"/>│ <text:s text:c="2"/>│ <text:s text:c="2"/>│ <text:s text:c="2"/>│ <text:s text:c="2"/>│ <text:s text:c="2"/>│ <text:s text:c="2"/>│</text:p>
      <text:p text:style-name="P7"><text:s text:c="13"/>│ <text:s text:c="2"/>│ <text:s text:c="2"/>│ <text:s text:c="2"/>│ <text:s text:c="2"/>└───┴───┴───┴── <text:span text:style-name="T2">Specifies backdrop color</text:span></text:p>
      <text:p text:style-name="P7"><text:s text:c="13"/>│ <text:s text:c="2"/>│ <text:s text:c="2"/>│ <text:s text:c="2"/>│ <text:s text:c="18"/><text:span text:style-name="T2">code</text:span></text:p>
      <text:p text:style-name="P8"><text:s text:c="13"/>└───┴───┴───┴────────────────── <text:span text:style-name="T2">Ignored</text:span></text:p>
      <text:h text:style-name="P4" text:outline-level="3"><text:bookmark text:name="pt1-10-3-4"/><text:soft-page-break/>4. Sprite settings</text:h>
      <text:list xml:id="list3998733800" text:style-name="L42">
        <text:list-item>
          <text:p text:style-name="P90">Set the beginning (head) address of the sprite attribute table in registers R#5 and R#11; and set the beginning (head) address of the sprite pattern generator table in register R#6. For details about sprites, see the section on SPRITE MODE 2.</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5 <text:s text:c="4"/>│A14│A13│A12│A11│A10│ 1 │ 1 │ 1 │ Sprite attribute table</text:span></text:p>
      <text:p text:style-name="P7"><text:s text:c="11"/>╞═══╪═══╪═══╪═══╪═══╪═══╪═══╪═══╡</text:p>
      <text:p text:style-name="P7"><text:s text:c="3"/><text:span text:style-name="T2">R#11 <text:s text:c="3"/>│ 0 │ 0 │ 0 │ 0 │ 0 │ 0 │A16│A15│ base address register</text:span></text:p>
      <text:p text:style-name="P7"><text:s text:c="11"/>└───┴───┴───┴───┴───┴───┴───┴───┘</text:p>
      <text:p text:style-name="P15"/>
      <text:p text:style-name="P7"><text:s text:c="11"/>┌───┬───┬───┬───┬───┬───┬───┬───┐</text:p>
      <text:p text:style-name="P7"><text:s text:c="3"/><text:span text:style-name="T2">R#6 <text:s text:c="4"/>│ 0 │ 0 │A16│A15│A14│A13│A12│A11│ Sprite pattern generator</text:span></text:p>
      <text:p text:style-name="P7"><text:s text:c="11"/>└───┴───┴───┴───┴───┴───┴───┴───┘ <text:span text:style-name="T2">table base address</text:span></text:p>
      <text:p text:style-name="P8"><text:s text:c="45"/><text:span text:style-name="T2">register</text:span></text:p>
      <text:h text:style-name="P3" text:outline-level="2"><text:bookmark text:name="pt1-10-4"/>Example of VRAM allocation in GRAPHIC 6 mode</text:h>
      <text:p text:style-name="P13">00000H <text:s/>┌──────────┐</text:p>
      <text:p text:style-name="P7"><text:s text:c="8"/>│ <text:s text:c="9"/>│</text:p>
      <text:p text:style-name="P7"><text:s text:c="8"/>│ <text:span text:style-name="T2">Pattern <text:s/>│</text:span></text:p>
      <text:p text:style-name="P7"><text:s text:c="8"/>│ <text:span text:style-name="T2">Name <text:s text:c="4"/>│</text:span></text:p>
      <text:p text:style-name="P7"><text:s text:c="8"/>│ <text:span text:style-name="T2">table <text:s text:c="3"/>│</text:span></text:p>
      <text:p text:style-name="P7"><text:s text:c="8"/>│ <text:s text:c="9"/>│</text:p>
      <text:p text:style-name="P7"><text:s text:c="8"/>│ <text:s text:c="9"/>│</text:p>
      <text:p text:style-name="P7"><text:s text:c="8"/>│ <text:s text:c="9"/>│</text:p>
      <text:p text:style-name="P13">04000H <text:s/>│ <text:s text:c="9"/>│</text:p>
      <text:p text:style-name="P7"><text:s text:c="8"/>│ <text:s text:c="9"/>│</text:p>
      <text:p text:style-name="P7"><text:s text:c="8"/>│ <text:s text:c="9"/>│</text:p>
      <text:p text:style-name="P7"><text:s text:c="8"/>│ <text:s text:c="9"/>│</text:p>
      <text:p text:style-name="P7"><text:s text:c="8"/>│ <text:s text:c="9"/>│</text:p>
      <text:p text:style-name="P7"><text:s text:c="8"/>│ <text:s text:c="9"/>│</text:p>
      <text:p text:style-name="P13">08000H <text:s/>│ <text:s text:c="9"/>│</text:p>
      <text:p text:style-name="P7"><text:s text:c="8"/>│ <text:s text:c="9"/>│</text:p>
      <text:p text:style-name="P7"><text:s text:c="8"/>│ <text:s text:c="9"/>│ <text:s text:c="4"/>┌──────────┐ <text:span text:style-name="T2">0F000H</text:span></text:p>
      <text:p text:style-name="P7"><text:s text:c="8"/>│ <text:s text:c="9"/>│ <text:s text:c="3"/><text:span text:style-name="T2">.│ Sprite <text:s text:c="2"/>│</text:span></text:p>
      <text:p text:style-name="P7"><text:s text:c="8"/>│ <text:span text:style-name="T2">192 line │ <text:s text:c="3"/>.│ generator│</text:span></text:p>
      <text:p text:style-name="P13">0C000H <text:s/>├──────────┤ <text:s text:c="3"/>.│ table <text:s text:c="3"/>│</text:p>
      <text:p text:style-name="P7"><text:s text:c="8"/>│ <text:span text:style-name="T2">212 line │ <text:s text:c="2"/>. │ <text:s/>(2048 <text:s text:c="2"/>│</text:span></text:p>
      <text:p text:style-name="P13">0D400H <text:s/>├──────────┤ <text:s text:c="2"/>. │ <text:s text:c="2"/>bytes) │</text:p>
      <text:p text:style-name="P7"><text:s text:c="8"/>│ <text:s text:c="9"/>│ <text:s text:c="2"/><text:span text:style-name="T2">. ├──────────┤ 0F800H</text:span></text:p>
      <text:p text:style-name="P7"><text:s text:c="8"/>│ <text:s text:c="9"/>│ <text:s text:c="2"/><text:span text:style-name="T2">. │ Sprite <text:s text:c="2"/>│</text:span></text:p>
      <text:p text:style-name="P7"><text:s text:c="8"/>│ <text:s text:c="9"/>│ <text:s/><text:span text:style-name="T2">. <text:s/>│ color <text:s text:c="3"/>│</text:span></text:p>
      <text:p text:style-name="P7"><text:s text:c="8"/>│ <text:s text:c="9"/>│ <text:s/><text:span text:style-name="T2">. <text:s/>│ table <text:s text:c="3"/>│</text:span></text:p>
      <text:p text:style-name="P7"><text:s text:c="8"/>│ <text:s text:c="9"/>│ <text:s/><text:span text:style-name="T2">. <text:s/>│ <text:s/>(512 <text:s text:c="3"/>│</text:span></text:p>
      <text:p text:style-name="P7"><text:s text:c="8"/>│ <text:s text:c="9"/>│ <text:span text:style-name="T2">. <text:s text:c="2"/>│ <text:s text:c="2"/>bytes) │</text:span></text:p>
      <text:p text:style-name="P7"><text:s text:c="8"/>│ <text:s text:c="9"/>│ <text:span text:style-name="T2">. <text:s text:c="2"/>├──────────┤ 0FA00H</text:span></text:p>
      <text:p text:style-name="P7"><text:s text:c="8"/>│ <text:s text:c="9"/>│ <text:span text:style-name="T2">. <text:s text:c="2"/>│ Sprite <text:s text:c="2"/>│</text:span></text:p>
      <text:p text:style-name="P7"><text:s text:c="8"/>│ <text:s text:c="9"/>│ <text:span text:style-name="T2">. <text:s text:c="2"/>│ attribute│</text:span></text:p>
      <text:p text:style-name="P7"><text:s text:c="8"/>│ <text:s text:c="9"/>│<text:span text:style-name="T2">. <text:s text:c="3"/>│ table <text:s text:c="3"/>│</text:span></text:p>
      <text:p text:style-name="P7"><text:s text:c="8"/>│ <text:s text:c="9"/>│<text:span text:style-name="T2">. <text:s text:c="3"/>│ <text:s/>(128 <text:s text:c="3"/>│</text:span></text:p>
      <text:p text:style-name="P7"><text:s text:c="8"/>│ <text:s text:c="9"/>│<text:span text:style-name="T2">. <text:s text:c="3"/>│ <text:s text:c="2"/>bytes <text:s/>│</text:span></text:p>
      <text:p text:style-name="P13">0F000H <text:s/>├──────────┤ <text:s text:c="4"/>├──────────┤ 0FA80H</text:p>
      <text:p text:style-name="P7"><text:soft-page-break/><text:s text:c="8"/>│ <text:s text:c="9"/>│ <text:s text:c="4"/>│ <text:s text:c="9"/>│</text:p>
      <text:p text:style-name="P13">08000H <text:s/>├──────────┤.....└──────────┘ 10000H</text:p>
      <text:p text:style-name="P7"><text:s text:c="8"/><text:span text:style-name="T2">. <text:s text:c="9"/>.</text:span></text:p>
      <text:p text:style-name="P7"><text:s text:c="8"/><text:span text:style-name="T2">. <text:s text:c="9"/>.</text:span></text:p>
      <text:p text:style-name="P7"><text:s text:c="8"/><text:span text:style-name="T2">. <text:s text:c="9"/>. <text:s text:c="7"/>A maximum of 2 pages may be allocated in</text:span></text:p>
      <text:p text:style-name="P7"><text:s text:c="8"/><text:span text:style-name="T2">. <text:s text:c="9"/>. <text:s text:c="7"/>the same manner (using a 128K-byte VRAM).</text:span></text:p>
      <text:p text:style-name="P7"><text:s text:c="8"/><text:span text:style-name="T2">. <text:s text:c="9"/>.</text:span></text:p>
      <text:p text:style-name="P7"><text:s text:c="8"/>│ <text:s text:c="9"/>│</text:p>
      <text:p text:style-name="P7"><text:s text:c="8"/>│ <text:s text:c="9"/>│</text:p>
      <text:p text:style-name="P14">1FFFFH <text:s/>└──────────┘</text:p>
      <text:h text:style-name="P2" text:outline-level="1"><text:bookmark text:name="pt1-11"/>GRAPHIC 7 MODE</text:h>
      <text:h text:style-name="P3" text:outline-level="2"><text:bookmark text:name="pt1-11-1"/>Characteristics</text:h>
      <text:p text:style-name="P13">- Bit-mapped Graphics Mode</text:p>
      <text:p text:style-name="P13">- Screen size <text:s text:c="13"/>: 256 (w) x 212 (h) dots</text:p>
      <text:p text:style-name="P7"><text:s text:c="27"/><text:span text:style-name="T2">: 256 (w) x 192 (h) dots</text:span></text:p>
      <text:p text:style-name="P13">- Screen colors <text:s text:c="11"/>: 256 colors (per screen)</text:p>
      <text:p text:style-name="P13">- Sprite mode <text:s text:c="13"/>: Sprite mode 2</text:p>
      <text:p text:style-name="P13">- VRAM area per screen <text:s text:c="4"/>: 128K bytes (Two screens)</text:p>
      <text:p text:style-name="P15"/>
      <text:p text:style-name="P14">* To use this mode, the VRAM must have 128K bytes.</text:p>
      <text:h text:style-name="P3" text:outline-level="2"><text:bookmark text:name="pt1-11-2"/>Controls</text:h>
      <text:p text:style-name="P13">- Graphics <text:s text:c="16"/>: VRAM pattern name table</text:p>
      <text:p text:style-name="P13">- Background color code <text:s text:c="3"/>: Low-order four bits of R#7</text:p>
      <text:p text:style-name="P13">- Sprites <text:s text:c="17"/>: VRAM sprite attribute table, VRAM sprite</text:p>
      <text:p text:style-name="P8"><text:s text:c="29"/><text:span text:style-name="T2">pattern table</text:span></text:p>
      <text:h text:style-name="P3" text:outline-level="2"><text:bookmark text:name="pt1-11-3"/>Initial Settings</text:h>
      <text:h text:style-name="P4" text:outline-level="3"><text:bookmark text:name="pt1-11-3-1"/>1. Mode and Register Settings</text:h>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0 <text:s text:c="4"/>│ 0 │DG │IE2│IE1│ 1*│ 1*│ 1*│ 0 │ Mode register 0</text:span></text:p>
      <text:p text:style-name="P7"><text:s text:c="11"/>╞═══╪═══╪═══╪═══╪═══╪═══╪═══╪═══╡</text:p>
      <text:p text:style-name="P7"><text:s text:c="3"/><text:span text:style-name="T2">R#1 <text:s text:c="4"/>│ 0 │BL │IE0│ 0*│ 0*│ 0 │SI │MAG│ Mode register 1</text:span></text:p>
      <text:p text:style-name="P7"><text:s text:c="11"/>╞═══╪═══╪═══╪═══╪═══╪═══╪═══╪═══╡</text:p>
      <text:p text:style-name="P7"><text:s text:c="3"/><text:span text:style-name="T2">R#8 <text:s text:c="4"/>│MS │LP │TP │CB │VR │ 0 │SPD│BW │ Mode register 2</text:span></text:p>
      <text:p text:style-name="P7"><text:s text:c="11"/>╞═══╪═══╪═══╪═══╪═══╪═══╪═══╪═══╡</text:p>
      <text:p text:style-name="P7"><text:s text:c="3"/><text:span text:style-name="T2">R#9 <text:s text:c="4"/>│LN │ 0 │S1 │S0 │IL │EO **NT│DC │ Mode register 3</text:span></text:p>
      <text:p text:style-name="P7"><text:s text:c="11"/>└───┴───┴───┴───┴───┴───┴───┴───┘</text:p>
      <text:p text:style-name="P13">* <text:s/>Examples of settings in GRAPHIC 4 mode</text:p>
      <text:p text:style-name="P14">** Indicates negative logic</text:p>
      <text:p text:style-name="P32">In GRAPHIC 7 mode, if LN is set to 1, the screen height is 212 dots, and if LN is set to 0, the screen height is 192 dots.<text:line-break/>All other bits are set accordingly.</text:p>
      <text:h text:style-name="P4" text:outline-level="3"><text:bookmark text:name="pt1-11-3-2"/><text:soft-page-break/>2. Pattern name table settings</text:h>
      <text:list xml:id="list3767222132" text:style-name="L43">
        <text:list-item>
          <text:p text:style-name="P91">The pattern name table is composed of one byte for every dot on the screen. A color can be assigned for each dot from a selection of 256 colors.</text:p>
        </text:list-item>
      </text:list>
      <text:p text:style-name="P7"><text:s text:c="2"/>┌────► <text:span text:style-name="T2">X</text:span></text:p>
      <text:p text:style-name="P7"><text:s text:c="2"/>│ <text:s/>┌───────┬───────┬<text:span text:style-name="T2">..................┬─────────┬─────────┐</text:span></text:p>
      <text:p text:style-name="P7"><text:s text:c="2"/>│ <text:s/>│<text:span text:style-name="T2">(0, <text:s/>0)│(1, <text:s/>0)│ <text:s text:c="17"/>│(254, <text:s/>0)│(255, <text:s/>0)│</text:span></text:p>
      <text:p text:style-name="P7"><text:s text:c="2"/>▼ <text:s/>├───────┼───────┘ <text:s text:c="17"/>└─────────┼─────────┤</text:p>
      <text:p text:style-name="P7"><text:s text:c="2"/><text:span text:style-name="T2">Y <text:s/>│(0, <text:s/>1)│ <text:s text:c="35"/>│(255, <text:s/>1)│</text:span></text:p>
      <text:p text:style-name="P7"><text:s text:c="5"/>├───────┘ <text:s text:c="11"/>┌─────────┐ <text:s text:c="12"/>└─────────┤</text:p>
      <text:p text:style-name="P7"><text:s text:c="5"/>│ <text:s text:c="19"/>│ <text:s/><text:span text:style-name="T2">(X,Y) <text:s/>│ <text:s text:c="22"/>│</text:span></text:p>
      <text:p text:style-name="P7"><text:s text:c="5"/><text:span text:style-name="T2">. <text:s text:c="19"/>└─────────┘ <text:s text:c="22"/>.</text:span></text:p>
      <text:p text:style-name="P7"><text:s text:c="5"/><text:span text:style-name="T2">. <text:s text:c="53"/>.</text:span></text:p>
      <text:p text:style-name="P7"><text:s text:c="5"/><text:span text:style-name="T2">. <text:s text:c="53"/>.</text:span></text:p>
      <text:p text:style-name="P7"><text:s text:c="5"/>│ <text:s text:c="53"/>│</text:p>
      <text:p text:style-name="P7"><text:s text:c="5"/>│ <text:s text:c="53"/>│</text:p>
      <text:p text:style-name="P7"><text:s text:c="5"/>│ <text:s text:c="53"/>│</text:p>
      <text:p text:style-name="P7"><text:s text:c="5"/>│ <text:s text:c="53"/>│</text:p>
      <text:p text:style-name="P7"><text:s text:c="5"/>├───────┐ <text:s text:c="35"/>┌─────────┤</text:p>
      <text:p text:style-name="P7"><text:s text:c="5"/>│<text:span text:style-name="T2">(0,191)│ <text:s text:c="35"/>│(255,191)│</text:span></text:p>
      <text:p text:style-name="P7"><text:s text:c="5"/>└───────┴────────────────────────────────────┴─────────┘ <text:s text:c="2"/><text:span text:style-name="T2">LN = 0</text:span></text:p>
      <text:p text:style-name="P15"/>
      <text:p text:style-name="P7"><text:s text:c="5"/>│ <text:s text:c="53"/>│</text:p>
      <text:p text:style-name="P7"><text:s text:c="5"/>├───────┐ <text:s text:c="35"/>┌─────────┤</text:p>
      <text:p text:style-name="P7"><text:s text:c="5"/>│<text:span text:style-name="T2">(0,211)│ <text:s text:c="35"/>│(255,211)│</text:span></text:p>
      <text:p text:style-name="P8"><text:s text:c="5"/>└───────┴────────────────────────────────────┴─────────┘ <text:s text:c="2"/><text:span text:style-name="T2">LN = 1</text:span></text:p>
      <text:list xml:id="list2282477561" text:style-name="L44">
        <text:list-item>
          <text:p text:style-name="P92">Set the beginning (head) address of the pattern name table in register R#2.</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2 <text:s text:c="4"/>│ 0 │ 0 │A16│ 1 │ 1 │ 1 │ 1 │ 1 │ Pattern name table</text:span></text:p>
      <text:p text:style-name="P7"><text:s text:c="11"/>└───┴───┴─┬─┴───┴───┴───┴───┴───┘ <text:span text:style-name="T2">base address register</text:span></text:p>
      <text:p text:style-name="P7"><text:s text:c="21"/>│</text:p>
      <text:p text:style-name="P7"><text:s text:c="21"/>└──── <text:span text:style-name="T2">Specifies the page to display; in the G6</text:span></text:p>
      <text:p text:style-name="P7"><text:s text:c="27"/><text:span text:style-name="T2">and G7 modes only, the location of the A16</text:span></text:p>
      <text:p text:style-name="P8"><text:s text:c="27"/><text:span text:style-name="T2">bit differs.</text:span></text:p>
      <text:h text:style-name="P5" text:outline-level="4"><text:bookmark text:name="pt1-11-3-2-1"/>Pattern name table</text:h>
      <text:p text:style-name="P7"><text:s text:c="2"/><text:span text:style-name="T2">MSB <text:s text:c="4"/>7 <text:s text:c="2"/>6 <text:s text:c="2"/>5 <text:s text:c="2"/>4 <text:s text:c="2"/>3 <text:s text:c="2"/>2 <text:s text:c="2"/>1 <text:s text:c="2"/>0 <text:s text:c="3"/>LSB</text:span></text:p>
      <text:p text:style-name="P7"><text:s text:c="7"/>┌────┬───┬───┬───┬───┬───┬───┬───┐</text:p>
      <text:p text:style-name="P7"><text:s text:c="4"/><text:span text:style-name="T2">1 <text:s/>│ <text:s text:c="3"/>│ <text:s text:c="2"/>│ ( <text:s text:c="2"/>0, <text:s text:c="2"/>0) <text:s text:c="2"/>│ <text:s text:c="2"/>│ <text:s text:c="2"/>│ <text:s/>Base address</text:span></text:p>
      <text:p text:style-name="P7"><text:s text:c="7"/>├────┼───┼───┼───┼───┼───┼───┼───┤</text:p>
      <text:p text:style-name="P7"><text:s text:c="4"/><text:span text:style-name="T2">2 <text:s/>│ <text:s text:c="3"/>│ <text:s text:c="2"/>│ ( <text:s text:c="2"/>1, <text:s text:c="2"/>0) <text:s text:c="2"/>│ <text:s text:c="2"/>│ <text:s text:c="2"/>│ <text:s/>Set the color code for each</text:span></text:p>
      <text:p text:style-name="P7"><text:s text:c="7"/>├────┴───┴───┴───┴───┴───┴───┴───┤ <text:s/><text:span text:style-name="T2">dot in this table</text:span></text:p>
      <text:p text:style-name="P7"><text:s text:c="7"/><text:span text:style-name="T2">. <text:s text:c="31"/>.</text:span></text:p>
      <text:p text:style-name="P7"><text:s text:c="7"/>├────┬───┬───┬───┬───┬───┬───┬───┤</text:p>
      <text:p text:style-name="P7"><text:s text:c="7"/>│ <text:s text:c="2"/><text:span text:style-name="T2">GREEN <text:s text:c="3"/>│ <text:s text:c="3"/>RED <text:s text:c="3"/>│ BLUE <text:s/>│</text:span></text:p>
      <text:p text:style-name="P7"><text:s text:c="7"/>├────┴───┴───┴───┴───┴───┴───┴───┤</text:p>
      <text:p text:style-name="P7"><text:s text:c="7"/><text:span text:style-name="T2">. <text:s text:c="31"/>.</text:span></text:p>
      <text:p text:style-name="P7"><text:s text:c="7"/>├────┬───┬───┬───┬───┬───┬───┬───┤</text:p>
      <text:p text:style-name="P7"><text:s text:c="2"/><text:span text:style-name="T2">255 <text:s/>│ <text:s text:c="3"/>│ <text:s text:c="2"/>│ ( 255, <text:s text:c="2"/>0) <text:s text:c="2"/>│ <text:s text:c="2"/>│ <text:s text:c="2"/>│</text:span></text:p>
      <text:p text:style-name="P7"><text:s text:c="7"/>├────┼───┼───┼───┼───┼───┼───┼───┤</text:p>
      <text:p text:style-name="P7"><text:s text:c="2"/><text:span text:style-name="T2">256 <text:s/>│ <text:s text:c="3"/>│ <text:s text:c="2"/>│ ( <text:s text:c="2"/>0, <text:s text:c="2"/>1) <text:s text:c="2"/>│ <text:s text:c="2"/>│ <text:s text:c="2"/>│</text:span></text:p>
      <text:p text:style-name="P7"><text:s text:c="7"/>├────┴───┴───┴───┴───┴───┴───┴───┤</text:p>
      <text:p text:style-name="P7"><text:soft-page-break/><text:s text:c="7"/><text:span text:style-name="T2">. <text:s text:c="31"/>.</text:span></text:p>
      <text:p text:style-name="P7"><text:s text:c="7"/><text:span text:style-name="T2">. <text:s text:c="31"/>.</text:span></text:p>
      <text:p text:style-name="P7"><text:s text:c="7"/><text:span text:style-name="T2">. <text:s text:c="31"/>.</text:span></text:p>
      <text:p text:style-name="P7"><text:s text:c="7"/>├────┬───┬───┬───┬───┬───┬───┬───┤</text:p>
      <text:p text:style-name="P13">54270 <text:s/>│ <text:s text:c="3"/>│ <text:s text:c="2"/>│ ( 254, 211) <text:s text:c="2"/>│ <text:s text:c="2"/>│ <text:s text:c="2"/>│</text:p>
      <text:p text:style-name="P7"><text:s text:c="7"/>├────┼───┼───┼───┼───┼───┼───┼───┤</text:p>
      <text:p text:style-name="P13">54271 <text:s/>│ <text:s text:c="3"/>│ <text:s text:c="2"/>│ ( 255, 211) <text:s text:c="2"/>│ <text:s text:c="2"/>│ <text:s text:c="2"/>│</text:p>
      <text:p text:style-name="P8"><text:s text:c="7"/>└────┴───┴───┴───┴───┴───┴───┴───┘</text:p>
      <text:h text:style-name="P4" text:outline-level="3"><text:bookmark text:name="pt1-11-3-3"/>3. Color register settings</text:h>
      <text:p text:style-name="P7"><text:s text:c="8"/><text:span text:style-name="T2">MSB <text:s/>7 <text:s text:c="2"/>6 <text:s text:c="2"/>5 <text:s text:c="2"/>4 <text:s text:c="2"/>3 <text:s text:c="2"/>2 <text:s text:c="2"/>1 <text:s text:c="2"/>0 <text:s text:c="2"/>LSB</text:span></text:p>
      <text:p text:style-name="P7"><text:s text:c="11"/>┌───┬───┬───┬───┬───┬───┬───┬───┐</text:p>
      <text:p text:style-name="P7"><text:s text:c="3"/><text:span text:style-name="T2">R#7 <text:s text:c="4"/>│TC3│TC2│TC1│TC0│BD3│BD2│BD1│BD0│ Text color/Back drop</text:span></text:p>
      <text:p text:style-name="P7"><text:s text:c="11"/>└─┬─┴─┬─┴─┬─┴─┬─┴─┬─┴─┬─┴─┬─┴─┬─┘ <text:span text:style-name="T2">color register</text:span></text:p>
      <text:p text:style-name="P7"><text:s text:c="13"/>│ <text:s text:c="2"/>│ <text:s text:c="2"/>│ <text:s text:c="2"/>│ <text:s text:c="2"/>│ <text:s text:c="2"/>│ <text:s text:c="2"/>│ <text:s text:c="2"/>│</text:p>
      <text:p text:style-name="P7"><text:s text:c="13"/>└───┴───┴───┴───┴───┴───┴───┴── <text:span text:style-name="T2">Specifies backdrop color</text:span></text:p>
      <text:p text:style-name="P8"><text:s text:c="45"/><text:span text:style-name="T2">code</text:span></text:p>
      <text:h text:style-name="P4" text:outline-level="3"><text:bookmark text:name="pt1-11-3-4"/>4. Sprite settings</text:h>
      <text:list xml:id="list583066768" text:style-name="L45">
        <text:list-item>
          <text:p text:style-name="P93">Set the beginning (head) address of the sprite attribute table in registers R#5 and R#11; and set the beginning (head) address of the sprite pattern generator table in register R#6. For details about sprites, see the section on SPRITE MODE 2.</text:p>
        </text:list-item>
      </text:list>
      <text:p text:style-name="P7"><text:s text:c="8"/><text:span text:style-name="T2">MSB <text:s/>7 <text:s text:c="2"/>6 <text:s text:c="2"/>5 <text:s text:c="2"/>4 <text:s text:c="2"/>3 <text:s text:c="2"/>2 <text:s text:c="2"/>1 <text:s text:c="2"/>0 <text:s/>LSB</text:span></text:p>
      <text:p text:style-name="P7"><text:s text:c="11"/>┌───┬───┬───┬───┬───┬───┬───┬───┐</text:p>
      <text:p text:style-name="P7"><text:s text:c="3"/><text:span text:style-name="T2">R#5 <text:s text:c="4"/>│A14│A13│A12│A11│A10│ 1 │ 1 │ 1 │ Sprite attribute table</text:span></text:p>
      <text:p text:style-name="P7"><text:s text:c="11"/>╞═══╪═══╪═══╪═══╪═══╪═══╪═══╪═══╡</text:p>
      <text:p text:style-name="P7"><text:s text:c="3"/><text:span text:style-name="T2">R#11 <text:s text:c="3"/>│ 0 │ 0 │ 0 │ 0 │ 0 │ 0 │A16│A15│ base address register</text:span></text:p>
      <text:p text:style-name="P7"><text:s text:c="11"/>└───┴───┴───┴───┴───┴───┴───┴───┘</text:p>
      <text:p text:style-name="P7"><text:s text:c="11"/>┌───┬───┬───┬───┬───┬───┬───┬───┐</text:p>
      <text:p text:style-name="P7"><text:s text:c="3"/><text:span text:style-name="T2">R#6 <text:s text:c="4"/>│ 0 │ 0 │A16│A15│A14│A13│A12│A11│ Sprite pattern generator</text:span></text:p>
      <text:p text:style-name="P7"><text:s text:c="11"/>└───┴───┴───┴───┴───┴───┴───┴───┘ <text:span text:style-name="T2">table base address</text:span></text:p>
      <text:p text:style-name="P8"><text:s text:c="45"/><text:span text:style-name="T2">register</text:span></text:p>
      <text:h text:style-name="P3" text:outline-level="2"><text:bookmark text:name="pt1-11-4"/>Example of VRAM allocation in GRAPHIC 7 mode</text:h>
      <text:p text:style-name="P13">00000H <text:s/>┌──────────┐</text:p>
      <text:p text:style-name="P7"><text:s text:c="8"/>│ <text:s text:c="9"/>│</text:p>
      <text:p text:style-name="P7"><text:s text:c="8"/>│ <text:span text:style-name="T2">Pattern <text:s/>│</text:span></text:p>
      <text:p text:style-name="P7"><text:s text:c="8"/>│ <text:span text:style-name="T2">Name <text:s text:c="4"/>│</text:span></text:p>
      <text:p text:style-name="P7"><text:s text:c="8"/>│ <text:span text:style-name="T2">table <text:s text:c="3"/>│</text:span></text:p>
      <text:p text:style-name="P7"><text:s text:c="8"/>│ <text:s text:c="9"/>│</text:p>
      <text:p text:style-name="P7"><text:s text:c="8"/>│ <text:s text:c="9"/>│</text:p>
      <text:p text:style-name="P7"><text:s text:c="8"/>│ <text:s text:c="9"/>│</text:p>
      <text:p text:style-name="P13">04000H <text:s/>│ <text:s text:c="9"/>│</text:p>
      <text:p text:style-name="P7"><text:s text:c="8"/>│ <text:s text:c="9"/>│</text:p>
      <text:p text:style-name="P7"><text:s text:c="8"/>│ <text:s text:c="9"/>│</text:p>
      <text:p text:style-name="P7"><text:s text:c="8"/>│ <text:s text:c="9"/>│</text:p>
      <text:p text:style-name="P7"><text:s text:c="8"/>│ <text:s text:c="9"/>│</text:p>
      <text:p text:style-name="P7"><text:s text:c="8"/>│ <text:s text:c="9"/>│</text:p>
      <text:p text:style-name="P13">08000H <text:s/>│ <text:s text:c="9"/>│</text:p>
      <text:p text:style-name="P7"><text:s text:c="8"/>│ <text:s text:c="9"/>│</text:p>
      <text:p text:style-name="P7"><text:soft-page-break/><text:s text:c="8"/>│ <text:s text:c="9"/>│ <text:s text:c="4"/>┌──────────┐ <text:span text:style-name="T2">0F000H</text:span></text:p>
      <text:p text:style-name="P7"><text:s text:c="8"/>│ <text:s text:c="9"/>│ <text:s text:c="3"/><text:span text:style-name="T2">.│ Sprite <text:s text:c="2"/>│</text:span></text:p>
      <text:p text:style-name="P7"><text:s text:c="8"/>│ <text:span text:style-name="T2">192 line │ <text:s text:c="3"/>.│ generator│</text:span></text:p>
      <text:p text:style-name="P13">0C000H <text:s/>├──────────┤ <text:s text:c="3"/>.│ table <text:s text:c="3"/>│</text:p>
      <text:p text:style-name="P7"><text:s text:c="8"/>│ <text:span text:style-name="T2">212 line │ <text:s text:c="2"/>. │ <text:s/>(2048 <text:s text:c="2"/>│</text:span></text:p>
      <text:p text:style-name="P13">0D400H <text:s/>├──────────┤ <text:s text:c="2"/>. │ <text:s text:c="2"/>bytes) │</text:p>
      <text:p text:style-name="P7"><text:s text:c="8"/>│ <text:s text:c="9"/>│ <text:s text:c="2"/><text:span text:style-name="T2">. ├──────────┤ 0F800H</text:span></text:p>
      <text:p text:style-name="P7"><text:s text:c="8"/>│ <text:s text:c="9"/>│ <text:s text:c="2"/><text:span text:style-name="T2">. │ Sprite <text:s text:c="2"/>│</text:span></text:p>
      <text:p text:style-name="P7"><text:s text:c="8"/>│ <text:s text:c="9"/>│ <text:s/><text:span text:style-name="T2">. <text:s/>│ color <text:s text:c="3"/>│</text:span></text:p>
      <text:p text:style-name="P7"><text:s text:c="8"/>│ <text:s text:c="9"/>│ <text:s/><text:span text:style-name="T2">. <text:s/>│ table <text:s text:c="3"/>│</text:span></text:p>
      <text:p text:style-name="P7"><text:s text:c="8"/>│ <text:s text:c="9"/>│ <text:s/><text:span text:style-name="T2">. <text:s/>│ <text:s/>(512 <text:s text:c="3"/>│</text:span></text:p>
      <text:p text:style-name="P7"><text:s text:c="8"/>│ <text:s text:c="9"/>│ <text:span text:style-name="T2">. <text:s text:c="2"/>│ <text:s text:c="2"/>bytes) │</text:span></text:p>
      <text:p text:style-name="P7"><text:s text:c="8"/>│ <text:s text:c="9"/>│ <text:span text:style-name="T2">. <text:s text:c="2"/>├──────────┤ 0FA00H</text:span></text:p>
      <text:p text:style-name="P7"><text:s text:c="8"/>│ <text:s text:c="9"/>│ <text:span text:style-name="T2">. <text:s text:c="2"/>│ Sprite <text:s text:c="2"/>│</text:span></text:p>
      <text:p text:style-name="P7"><text:s text:c="8"/>│ <text:s text:c="9"/>│ <text:span text:style-name="T2">. <text:s text:c="2"/>│ attribute│</text:span></text:p>
      <text:p text:style-name="P7"><text:s text:c="8"/>│ <text:s text:c="9"/>│<text:span text:style-name="T2">. <text:s text:c="3"/>│ table <text:s text:c="3"/>│</text:span></text:p>
      <text:p text:style-name="P7"><text:s text:c="8"/>│ <text:s text:c="9"/>│<text:span text:style-name="T2">. <text:s text:c="3"/>│ <text:s/>(128 <text:s text:c="3"/>│</text:span></text:p>
      <text:p text:style-name="P7"><text:s text:c="8"/>│ <text:s text:c="9"/>│<text:span text:style-name="T2">. <text:s text:c="3"/>│ <text:s text:c="2"/>bytes <text:s/>│</text:span></text:p>
      <text:p text:style-name="P13">0F000H <text:s/>├──────────┤ <text:s text:c="4"/>├──────────┤ 0FA80H</text:p>
      <text:p text:style-name="P7"><text:s text:c="8"/>│ <text:s text:c="9"/>│ <text:s text:c="4"/>│ <text:s text:c="9"/>│</text:p>
      <text:p text:style-name="P13">08000H <text:s/>├──────────┤.....└──────────┘ 10000H</text:p>
      <text:p text:style-name="P7"><text:s text:c="8"/><text:span text:style-name="T2">. <text:s text:c="9"/>.</text:span></text:p>
      <text:p text:style-name="P7"><text:s text:c="8"/><text:span text:style-name="T2">. <text:s text:c="9"/>.</text:span></text:p>
      <text:p text:style-name="P7"><text:s text:c="8"/><text:span text:style-name="T2">. <text:s text:c="9"/>. <text:s text:c="7"/>A maximum of 2 pages may be allocated in</text:span></text:p>
      <text:p text:style-name="P7"><text:s text:c="8"/><text:span text:style-name="T2">. <text:s text:c="9"/>. <text:s text:c="7"/>the same manner (using a 128K-byte VRAM).</text:span></text:p>
      <text:p text:style-name="P7"><text:s text:c="8"/><text:span text:style-name="T2">. <text:s text:c="9"/>.</text:span></text:p>
      <text:p text:style-name="P7"><text:s text:c="8"/>│ <text:s text:c="9"/>│</text:p>
      <text:p text:style-name="P7"><text:s text:c="8"/>│ <text:s text:c="9"/>│</text:p>
      <text:p text:style-name="P14">1FFFFH <text:s/>└──────────┘ </text:p>
      <text:h text:style-name="P2" text:outline-level="1"><text:bookmark text:name="pt1-12"/>COMMANDS</text:h>
      <text:h text:style-name="P3" text:outline-level="2"><text:bookmark text:name="pt1-12-1"/>1. Types of Commands</text:h>
      <text:p text:style-name="P32">It is very easy to use MSX-VIDEO commands to perform functions such as LINE and PSET for use with graphics, and for transferring parts of the screen.</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number-columns-repeated="3"/>
        <table:table-column table:style-name="Table28.I"/>
        <table:table-header-rows>
          <table:table-row>
            <table:table-cell table:style-name="Table28.A1" office:value-type="string">
              <text:p text:style-name="P30">Command Name</text:p>
            </table:table-cell>
            <table:table-cell table:style-name="Table28.A1" office:value-type="string">
              <text:p text:style-name="P30">Destination</text:p>
            </table:table-cell>
            <table:table-cell table:style-name="Table28.A1" office:value-type="string">
              <text:p text:style-name="P30">Source</text:p>
            </table:table-cell>
            <table:table-cell table:style-name="Table28.A1" office:value-type="string">
              <text:p text:style-name="P30">Late</text:p>
            </table:table-cell>
            <table:table-cell table:style-name="Table28.A1" office:value-type="string">
              <text:p text:style-name="P30">Mnemonic</text:p>
            </table:table-cell>
            <table:table-cell table:style-name="Table28.A1" office:value-type="string">
              <text:p text:style-name="P30">CM3</text:p>
            </table:table-cell>
            <table:table-cell table:style-name="Table28.A1" office:value-type="string">
              <text:p text:style-name="P30">CM2</text:p>
            </table:table-cell>
            <table:table-cell table:style-name="Table28.A1" office:value-type="string">
              <text:p text:style-name="P30">CM3</text:p>
            </table:table-cell>
            <table:table-cell table:style-name="Table28.A1" office:value-type="string">
              <text:p text:style-name="P30">CM0</text:p>
            </table:table-cell>
          </table:table-row>
        </table:table-header-rows>
        <table:table-row>
          <table:table-cell table:style-name="Table28.A2" office:value-type="string">
            <text:p text:style-name="Table_20_Contents">High-speed move</text:p>
          </table:table-cell>
          <table:table-cell table:style-name="Table28.B2" office:value-type="string">
            <text:p text:style-name="P25">VRAM</text:p>
          </table:table-cell>
          <table:table-cell table:style-name="Table28.C2" office:value-type="string">
            <text:p text:style-name="P25">CPU</text:p>
          </table:table-cell>
          <table:table-cell table:style-name="Table28.D2" office:value-type="string">
            <text:p text:style-name="P25">Byte</text:p>
          </table:table-cell>
          <table:table-cell table:style-name="Table28.E2" office:value-type="string">
            <text:p text:style-name="P25">HMMC</text:p>
          </table:table-cell>
          <table:table-cell table:style-name="Table28.F2" office:value-type="string">
            <text:p text:style-name="P25">1</text:p>
          </table:table-cell>
          <table:table-cell table:style-name="Table28.G2" office:value-type="string">
            <text:p text:style-name="P25">1</text:p>
          </table:table-cell>
          <table:table-cell table:style-name="Table28.H2" office:value-type="string">
            <text:p text:style-name="P25">1</text:p>
          </table:table-cell>
          <table:table-cell table:style-name="Table28.I2" office:value-type="string">
            <text:p text:style-name="P25">1</text:p>
          </table:table-cell>
        </table:table-row>
        <table:table-row table:style-name="Table28.3">
          <table:table-cell table:style-name="Table28.A3" office:value-type="string">
            <text:p text:style-name="P23"/>
          </table:table-cell>
          <table:table-cell table:style-name="Table28.B3" office:value-type="string">
            <text:p text:style-name="P25">VRAM</text:p>
          </table:table-cell>
          <table:table-cell table:style-name="Table28.C3" office:value-type="string">
            <text:p text:style-name="P25">VRAM</text:p>
          </table:table-cell>
          <table:table-cell table:style-name="Table28.D3" office:value-type="string">
            <text:p text:style-name="P25">Byte</text:p>
          </table:table-cell>
          <table:table-cell table:style-name="Table28.E3" office:value-type="string">
            <text:p text:style-name="P25">YMMM</text:p>
          </table:table-cell>
          <table:table-cell table:style-name="Table28.F3" office:value-type="string">
            <text:p text:style-name="P25">1</text:p>
          </table:table-cell>
          <table:table-cell table:style-name="Table28.G3" office:value-type="string">
            <text:p text:style-name="P25">1</text:p>
          </table:table-cell>
          <table:table-cell table:style-name="Table28.H3" office:value-type="string">
            <text:p text:style-name="P25">1</text:p>
          </table:table-cell>
          <table:table-cell table:style-name="Table28.I3" office:value-type="string">
            <text:p text:style-name="P25">0</text:p>
          </table:table-cell>
        </table:table-row>
        <table:table-row>
          <table:table-cell table:style-name="Table28.A4" office:value-type="string">
            <text:p text:style-name="P23"/>
          </table:table-cell>
          <table:table-cell table:style-name="Table28.B4" office:value-type="string">
            <text:p text:style-name="P25">VRAM</text:p>
          </table:table-cell>
          <table:table-cell table:style-name="Table28.C4" office:value-type="string">
            <text:p text:style-name="P25">VRAM</text:p>
          </table:table-cell>
          <table:table-cell table:style-name="Table28.D4" office:value-type="string">
            <text:p text:style-name="P25">Byte</text:p>
          </table:table-cell>
          <table:table-cell table:style-name="Table28.E4" office:value-type="string">
            <text:p text:style-name="P25">HMMM</text:p>
          </table:table-cell>
          <table:table-cell table:style-name="Table28.F4" office:value-type="string">
            <text:p text:style-name="P25">1</text:p>
          </table:table-cell>
          <table:table-cell table:style-name="Table28.G4" office:value-type="string">
            <text:p text:style-name="P25">1</text:p>
          </table:table-cell>
          <table:table-cell table:style-name="Table28.H4" office:value-type="string">
            <text:p text:style-name="P25">0</text:p>
          </table:table-cell>
          <table:table-cell table:style-name="Table28.I4" office:value-type="string">
            <text:p text:style-name="P25">1</text:p>
          </table:table-cell>
        </table:table-row>
        <table:table-row table:style-name="Table28.3">
          <table:table-cell table:style-name="Table28.A5" office:value-type="string">
            <text:p text:style-name="P23"/>
          </table:table-cell>
          <table:table-cell table:style-name="Table28.B5" office:value-type="string">
            <text:p text:style-name="P25">VRAM</text:p>
          </table:table-cell>
          <table:table-cell table:style-name="Table28.C5" office:value-type="string">
            <text:p text:style-name="P25">VDP</text:p>
          </table:table-cell>
          <table:table-cell table:style-name="Table28.D5" office:value-type="string">
            <text:p text:style-name="P25">Byte</text:p>
          </table:table-cell>
          <table:table-cell table:style-name="Table28.E5" office:value-type="string">
            <text:p text:style-name="P25">HMMV</text:p>
          </table:table-cell>
          <table:table-cell table:style-name="Table28.F5" office:value-type="string">
            <text:p text:style-name="P25">1</text:p>
          </table:table-cell>
          <table:table-cell table:style-name="Table28.G5" office:value-type="string">
            <text:p text:style-name="P25">1</text:p>
          </table:table-cell>
          <table:table-cell table:style-name="Table28.H5" office:value-type="string">
            <text:p text:style-name="P25">0</text:p>
          </table:table-cell>
          <table:table-cell table:style-name="Table28.I5" office:value-type="string">
            <text:p text:style-name="P25">0</text:p>
          </table:table-cell>
        </table:table-row>
        <table:table-row>
          <table:table-cell table:style-name="Table28.A6" office:value-type="string">
            <text:p text:style-name="Table_20_Contents">Logical move</text:p>
          </table:table-cell>
          <table:table-cell table:style-name="Table28.B6" office:value-type="string">
            <text:p text:style-name="P25">VRAM</text:p>
          </table:table-cell>
          <table:table-cell table:style-name="Table28.C6" office:value-type="string">
            <text:p text:style-name="P25">CPU</text:p>
          </table:table-cell>
          <table:table-cell table:style-name="Table28.D6" office:value-type="string">
            <text:p text:style-name="P25">Dot</text:p>
          </table:table-cell>
          <table:table-cell table:style-name="Table28.E6" office:value-type="string">
            <text:p text:style-name="P25">LMMC</text:p>
          </table:table-cell>
          <table:table-cell table:style-name="Table28.F6" office:value-type="string">
            <text:p text:style-name="P25">1</text:p>
          </table:table-cell>
          <table:table-cell table:style-name="Table28.G6" office:value-type="string">
            <text:p text:style-name="P25">0</text:p>
          </table:table-cell>
          <table:table-cell table:style-name="Table28.H6" office:value-type="string">
            <text:p text:style-name="P25">1</text:p>
          </table:table-cell>
          <table:table-cell table:style-name="Table28.I6" office:value-type="string">
            <text:p text:style-name="P25">1</text:p>
          </table:table-cell>
        </table:table-row>
        <table:table-row table:style-name="Table28.3">
          <table:table-cell table:style-name="Table28.A7" office:value-type="string">
            <text:p text:style-name="P23"/>
          </table:table-cell>
          <table:table-cell table:style-name="Table28.B7" office:value-type="string">
            <text:p text:style-name="P25">CPU</text:p>
          </table:table-cell>
          <table:table-cell table:style-name="Table28.C7" office:value-type="string">
            <text:p text:style-name="P25">VRAM</text:p>
          </table:table-cell>
          <table:table-cell table:style-name="Table28.D7" office:value-type="string">
            <text:p text:style-name="P25">Dot</text:p>
          </table:table-cell>
          <table:table-cell table:style-name="Table28.E7" office:value-type="string">
            <text:p text:style-name="P25">LMCM</text:p>
          </table:table-cell>
          <table:table-cell table:style-name="Table28.F7" office:value-type="string">
            <text:p text:style-name="P25">1</text:p>
          </table:table-cell>
          <table:table-cell table:style-name="Table28.G7" office:value-type="string">
            <text:p text:style-name="P25">0</text:p>
          </table:table-cell>
          <table:table-cell table:style-name="Table28.H7" office:value-type="string">
            <text:p text:style-name="P25">1</text:p>
          </table:table-cell>
          <table:table-cell table:style-name="Table28.I7" office:value-type="string">
            <text:p text:style-name="P25">0</text:p>
          </table:table-cell>
        </table:table-row>
        <table:table-row>
          <table:table-cell table:style-name="Table28.A8" office:value-type="string">
            <text:p text:style-name="P23"/>
          </table:table-cell>
          <table:table-cell table:style-name="Table28.B8" office:value-type="string">
            <text:p text:style-name="P25">VRAM</text:p>
          </table:table-cell>
          <table:table-cell table:style-name="Table28.C8" office:value-type="string">
            <text:p text:style-name="P25">VRAM</text:p>
          </table:table-cell>
          <table:table-cell table:style-name="Table28.D8" office:value-type="string">
            <text:p text:style-name="P25">Dot</text:p>
          </table:table-cell>
          <table:table-cell table:style-name="Table28.E8" office:value-type="string">
            <text:p text:style-name="P25">LMMM</text:p>
          </table:table-cell>
          <table:table-cell table:style-name="Table28.F8" office:value-type="string">
            <text:p text:style-name="P25">1</text:p>
          </table:table-cell>
          <table:table-cell table:style-name="Table28.G8" office:value-type="string">
            <text:p text:style-name="P25">0</text:p>
          </table:table-cell>
          <table:table-cell table:style-name="Table28.H8" office:value-type="string">
            <text:p text:style-name="P25">0</text:p>
          </table:table-cell>
          <table:table-cell table:style-name="Table28.I8" office:value-type="string">
            <text:p text:style-name="P25">1</text:p>
          </table:table-cell>
        </table:table-row>
        <table:table-row table:style-name="Table28.3">
          <table:table-cell table:style-name="Table28.A9" office:value-type="string">
            <text:p text:style-name="P23"/>
          </table:table-cell>
          <table:table-cell table:style-name="Table28.B9" office:value-type="string">
            <text:p text:style-name="P25">VRAM</text:p>
          </table:table-cell>
          <table:table-cell table:style-name="Table28.C9" office:value-type="string">
            <text:p text:style-name="P25">VDP</text:p>
          </table:table-cell>
          <table:table-cell table:style-name="Table28.D9" office:value-type="string">
            <text:p text:style-name="P25">Dot</text:p>
          </table:table-cell>
          <table:table-cell table:style-name="Table28.E9" office:value-type="string">
            <text:p text:style-name="P25">LMMV</text:p>
          </table:table-cell>
          <table:table-cell table:style-name="Table28.F9" office:value-type="string">
            <text:p text:style-name="P25">1</text:p>
          </table:table-cell>
          <table:table-cell table:style-name="Table28.G9" office:value-type="string">
            <text:p text:style-name="P25">0</text:p>
          </table:table-cell>
          <table:table-cell table:style-name="Table28.H9" office:value-type="string">
            <text:p text:style-name="P25">0</text:p>
          </table:table-cell>
          <table:table-cell table:style-name="Table28.I9" office:value-type="string">
            <text:p text:style-name="P25">0</text:p>
          </table:table-cell>
        </table:table-row>
        <table:table-row>
          <table:table-cell table:style-name="Table28.A10" office:value-type="string">
            <text:p text:style-name="Table_20_Contents">Line</text:p>
          </table:table-cell>
          <table:table-cell table:style-name="Table28.B10" office:value-type="string">
            <text:p text:style-name="P25">VRAM</text:p>
          </table:table-cell>
          <table:table-cell table:style-name="Table28.C10" office:value-type="string">
            <text:p text:style-name="P25">VDP</text:p>
          </table:table-cell>
          <table:table-cell table:style-name="Table28.D10" office:value-type="string">
            <text:p text:style-name="P25">Dot</text:p>
          </table:table-cell>
          <table:table-cell table:style-name="Table28.E10" office:value-type="string">
            <text:p text:style-name="P25">LINE</text:p>
          </table:table-cell>
          <table:table-cell table:style-name="Table28.F10" office:value-type="string">
            <text:p text:style-name="P25">0</text:p>
          </table:table-cell>
          <table:table-cell table:style-name="Table28.G10" office:value-type="string">
            <text:p text:style-name="P25">1</text:p>
          </table:table-cell>
          <table:table-cell table:style-name="Table28.H10" office:value-type="string">
            <text:p text:style-name="P25">1</text:p>
          </table:table-cell>
          <table:table-cell table:style-name="Table28.I10" office:value-type="string">
            <text:p text:style-name="P25">1</text:p>
          </table:table-cell>
        </table:table-row>
        <table:table-row table:style-name="Table28.3">
          <table:table-cell table:style-name="Table28.A11" office:value-type="string">
            <text:p text:style-name="Table_20_Contents">Search</text:p>
          </table:table-cell>
          <table:table-cell table:style-name="Table28.B11" office:value-type="string">
            <text:p text:style-name="P25">VRAM</text:p>
          </table:table-cell>
          <table:table-cell table:style-name="Table28.C11" office:value-type="string">
            <text:p text:style-name="P25">VDP</text:p>
          </table:table-cell>
          <table:table-cell table:style-name="Table28.D11" office:value-type="string">
            <text:p text:style-name="P25">Dot</text:p>
          </table:table-cell>
          <table:table-cell table:style-name="Table28.E11" office:value-type="string">
            <text:p text:style-name="P25">SRCH</text:p>
          </table:table-cell>
          <table:table-cell table:style-name="Table28.F11" office:value-type="string">
            <text:p text:style-name="P25">0</text:p>
          </table:table-cell>
          <table:table-cell table:style-name="Table28.G11" office:value-type="string">
            <text:p text:style-name="P25">1</text:p>
          </table:table-cell>
          <table:table-cell table:style-name="Table28.H11" office:value-type="string">
            <text:p text:style-name="P25">1</text:p>
          </table:table-cell>
          <table:table-cell table:style-name="Table28.I11" office:value-type="string">
            <text:p text:style-name="P25">0</text:p>
          </table:table-cell>
        </table:table-row>
        <table:table-row>
          <table:table-cell table:style-name="Table28.A12" office:value-type="string">
            <text:p text:style-name="Table_20_Contents">Pset</text:p>
          </table:table-cell>
          <table:table-cell table:style-name="Table28.B12" office:value-type="string">
            <text:p text:style-name="P25">VRAM</text:p>
          </table:table-cell>
          <table:table-cell table:style-name="Table28.C12" office:value-type="string">
            <text:p text:style-name="P25">VDP</text:p>
          </table:table-cell>
          <table:table-cell table:style-name="Table28.D12" office:value-type="string">
            <text:p text:style-name="P25">Dot</text:p>
          </table:table-cell>
          <table:table-cell table:style-name="Table28.E12" office:value-type="string">
            <text:p text:style-name="P25">PSET</text:p>
          </table:table-cell>
          <table:table-cell table:style-name="Table28.F12" office:value-type="string">
            <text:p text:style-name="P25">0</text:p>
          </table:table-cell>
          <table:table-cell table:style-name="Table28.G12" office:value-type="string">
            <text:p text:style-name="P25">1</text:p>
          </table:table-cell>
          <table:table-cell table:style-name="Table28.H12" office:value-type="string">
            <text:p text:style-name="P25">0</text:p>
          </table:table-cell>
          <table:table-cell table:style-name="Table28.I12" office:value-type="string">
            <text:p text:style-name="P25">1</text:p>
          </table:table-cell>
        </table:table-row>
        <table:table-row table:style-name="Table28.3">
          <table:table-cell table:style-name="Table28.A13" office:value-type="string">
            <text:p text:style-name="Table_20_Contents">Point</text:p>
          </table:table-cell>
          <table:table-cell table:style-name="Table28.B13" office:value-type="string">
            <text:p text:style-name="P25">VDP</text:p>
          </table:table-cell>
          <table:table-cell table:style-name="Table28.C13" office:value-type="string">
            <text:p text:style-name="P25">VRAM</text:p>
          </table:table-cell>
          <table:table-cell table:style-name="Table28.D13" office:value-type="string">
            <text:p text:style-name="P25">Dot</text:p>
          </table:table-cell>
          <table:table-cell table:style-name="Table28.E13" office:value-type="string">
            <text:p text:style-name="P25">POINT</text:p>
          </table:table-cell>
          <table:table-cell table:style-name="Table28.F13" office:value-type="string">
            <text:p text:style-name="P25">0</text:p>
          </table:table-cell>
          <table:table-cell table:style-name="Table28.G13" office:value-type="string">
            <text:p text:style-name="P25">1</text:p>
          </table:table-cell>
          <table:table-cell table:style-name="Table28.H13" office:value-type="string">
            <text:p text:style-name="P25">0</text:p>
          </table:table-cell>
          <table:table-cell table:style-name="Table28.I13" office:value-type="string">
            <text:p text:style-name="P25">0</text:p>
          </table:table-cell>
        </table:table-row>
        <table:table-row>
          <table:table-cell table:style-name="Table28.A14" office:value-type="string">
            <text:p text:style-name="Table_20_Contents">Invalid</text:p>
          </table:table-cell>
          <table:table-cell table:style-name="Table28.B14" office:value-type="string">
            <text:p text:style-name="P23"/>
          </table:table-cell>
          <table:table-cell table:style-name="Table28.C14" office:value-type="string">
            <text:p text:style-name="P23"/>
          </table:table-cell>
          <table:table-cell table:style-name="Table28.D14" office:value-type="string">
            <text:p text:style-name="P23"/>
          </table:table-cell>
          <table:table-cell table:style-name="Table28.E14" office:value-type="string">
            <text:p text:style-name="P23"/>
          </table:table-cell>
          <table:table-cell table:style-name="Table28.F14" office:value-type="string">
            <text:p text:style-name="P25">0</text:p>
          </table:table-cell>
          <table:table-cell table:style-name="Table28.G14" office:value-type="string">
            <text:p text:style-name="P25">0</text:p>
          </table:table-cell>
          <table:table-cell table:style-name="Table28.H14" office:value-type="string">
            <text:p text:style-name="P25">1</text:p>
          </table:table-cell>
          <table:table-cell table:style-name="Table28.I14" office:value-type="string">
            <text:p text:style-name="P25">1</text:p>
          </table:table-cell>
        </table:table-row>
        <table:table-row table:style-name="Table28.3">
          <table:table-cell table:style-name="Table28.A15" office:value-type="string">
            <text:p text:style-name="Table_20_Contents">Invalid</text:p>
          </table:table-cell>
          <table:table-cell table:style-name="Table28.B15" office:value-type="string">
            <text:p text:style-name="P23"/>
          </table:table-cell>
          <table:table-cell table:style-name="Table28.C15" office:value-type="string">
            <text:p text:style-name="P23"/>
          </table:table-cell>
          <table:table-cell table:style-name="Table28.D15" office:value-type="string">
            <text:p text:style-name="P23"/>
          </table:table-cell>
          <table:table-cell table:style-name="Table28.E15" office:value-type="string">
            <text:p text:style-name="P23"/>
          </table:table-cell>
          <table:table-cell table:style-name="Table28.F15" office:value-type="string">
            <text:p text:style-name="P25">0</text:p>
          </table:table-cell>
          <table:table-cell table:style-name="Table28.G15" office:value-type="string">
            <text:p text:style-name="P25">0</text:p>
          </table:table-cell>
          <table:table-cell table:style-name="Table28.H15" office:value-type="string">
            <text:p text:style-name="P25">1</text:p>
          </table:table-cell>
          <table:table-cell table:style-name="Table28.I15" office:value-type="string">
            <text:p text:style-name="P25">0</text:p>
          </table:table-cell>
        </table:table-row>
        <table:table-row>
          <table:table-cell table:style-name="Table28.A16" office:value-type="string">
            <text:p text:style-name="Table_20_Contents">Invalid</text:p>
          </table:table-cell>
          <table:table-cell table:style-name="Table28.B16" office:value-type="string">
            <text:p text:style-name="P23"/>
          </table:table-cell>
          <table:table-cell table:style-name="Table28.C16" office:value-type="string">
            <text:p text:style-name="P23"/>
          </table:table-cell>
          <table:table-cell table:style-name="Table28.D16" office:value-type="string">
            <text:p text:style-name="P23"/>
          </table:table-cell>
          <table:table-cell table:style-name="Table28.E16" office:value-type="string">
            <text:p text:style-name="P23"/>
          </table:table-cell>
          <table:table-cell table:style-name="Table28.F16" office:value-type="string">
            <text:p text:style-name="P25">0</text:p>
          </table:table-cell>
          <table:table-cell table:style-name="Table28.G16" office:value-type="string">
            <text:p text:style-name="P25">0</text:p>
          </table:table-cell>
          <table:table-cell table:style-name="Table28.H16" office:value-type="string">
            <text:p text:style-name="P25">0</text:p>
          </table:table-cell>
          <table:table-cell table:style-name="Table28.I16" office:value-type="string">
            <text:p text:style-name="P25">1</text:p>
          </table:table-cell>
        </table:table-row>
        <text:soft-page-break/>
        <table:table-row table:style-name="Table28.3">
          <table:table-cell table:style-name="Table28.A17" office:value-type="string">
            <text:p text:style-name="Table_20_Contents">Stop</text:p>
          </table:table-cell>
          <table:table-cell table:style-name="Table28.B17" office:value-type="string">
            <text:p text:style-name="P23"/>
          </table:table-cell>
          <table:table-cell table:style-name="Table28.C17" office:value-type="string">
            <text:p text:style-name="P23"/>
          </table:table-cell>
          <table:table-cell table:style-name="Table28.D17" office:value-type="string">
            <text:p text:style-name="P23"/>
          </table:table-cell>
          <table:table-cell table:style-name="Table28.E17" office:value-type="string">
            <text:p text:style-name="P23"/>
          </table:table-cell>
          <table:table-cell table:style-name="Table28.F17" office:value-type="string">
            <text:p text:style-name="P25">0</text:p>
          </table:table-cell>
          <table:table-cell table:style-name="Table28.G17" office:value-type="string">
            <text:p text:style-name="P25">0</text:p>
          </table:table-cell>
          <table:table-cell table:style-name="Table28.H17" office:value-type="string">
            <text:p text:style-name="P25">0</text:p>
          </table:table-cell>
          <table:table-cell table:style-name="Table28.I17" office:value-type="string">
            <text:p text:style-name="P25">0</text:p>
          </table:table-cell>
        </table:table-row>
      </table:table>
      <text:list xml:id="list1680739381" text:style-name="L46">
        <text:list-item>
          <text:p text:style-name="P94">Commands are executed in the MSX-VIDEO by writing the data into R#46 (the Command Register, hereafter abbreviated CMR), and setting bit 0 of status register S#2 (CE/Command Execute) to 1. Before this can be done, the necessary parameters must first have been set in registers R#32 to R#45.</text:p>
        </text:list-item>
        <text:list-item>
          <text:p text:style-name="P94">When the command execution is complete, CE is set to 0.</text:p>
        </text:list-item>
        <text:list-item>
          <text:p text:style-name="P94">To abort a command while it is being executed, execute a STOP.</text:p>
        </text:list-item>
        <text:list-item>
          <text:p text:style-name="P95">The results of command execution are only guaranteed during bit map mode (Graph4 to Graph7).</text:p>
        </text:list-item>
      </text:list>
      <text:h text:style-name="P3" text:outline-level="2"><text:bookmark text:name="pt1-12-2"/>2. Page Concept</text:h>
      <text:p text:style-name="P32">The parameters used for the MSX-VIDEO are all x-y coordinates. In other words, the internal command processor of the MSX-VIDEO accesses the entire VRAM area as x-y coordinates of the display mode.</text:p>
      <text:p text:style-name="P32">When a screen is to be displayed, 212 lines of the same page are displayed (selected by R#23). To select the page to be displayed, use R#2.</text:p>
      <text:p text:style-name="P32">When a command is being executed, the contents of the display screen are ignored.</text:p>
      <text:p text:style-name="P32">The display modes and their relationships to the coordinates are shown in the table below.</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GRAPH 4</text:p>
            </table:table-cell>
            <table:table-cell table:style-name="Table29.A1" office:value-type="string">
              <text:p text:style-name="Table_20_Heading">Address</text:p>
            </table:table-cell>
            <table:table-cell table:style-name="Table29.A1" office:value-type="string">
              <text:p text:style-name="Table_20_Heading">GRAPH 5</text:p>
            </table:table-cell>
          </table:table-row>
        </table:table-header-rows>
        <table:table-row>
          <table:table-cell table:style-name="Table29.A1" office:value-type="string">
            <text:p text:style-name="Preformatted_20_Text">┌──────────────────────────┐</text:p>
            <text:p text:style-name="Preformatted_20_Text">│<text:span text:style-name="T5">(0,0) <text:s text:c="13"/>(255,0)│</text:span></text:p>
            <text:p text:style-name="Preformatted_20_Text">│ <text:s text:c="10"/><text:span text:style-name="T5">Page 0 <text:s text:c="8"/>│</text:span></text:p>
            <text:p text:style-name="Preformatted_20_Text">│<text:span text:style-name="T5">(0,255) <text:s text:c="9"/>(255,255)│</text:span></text:p>
            <text:p text:style-name="Preformatted_20_Text">├──────────────────────────┤</text:p>
            <text:p text:style-name="Preformatted_20_Text">│<text:span text:style-name="T5">(0,256) <text:s text:c="9"/>(255,256)│</text:span></text:p>
            <text:p text:style-name="Preformatted_20_Text">│ <text:s text:c="10"/><text:span text:style-name="T5">Page 1 <text:s text:c="8"/>│</text:span></text:p>
            <text:p text:style-name="Preformatted_20_Text">│<text:span text:style-name="T5">(0,511) <text:s text:c="9"/>(255,511)│</text:span></text:p>
            <text:p text:style-name="Preformatted_20_Text">├──────────────────────────┤</text:p>
            <text:p text:style-name="Preformatted_20_Text">│<text:span text:style-name="T5">(0,512) <text:s text:c="9"/>(255,512)│</text:span></text:p>
            <text:p text:style-name="Preformatted_20_Text">│ <text:s text:c="10"/><text:span text:style-name="T5">Page 2 <text:s text:c="8"/>│</text:span></text:p>
            <text:p text:style-name="Preformatted_20_Text">│<text:span text:style-name="T5">(0,767) <text:s text:c="9"/>(255,767)│</text:span></text:p>
            <text:p text:style-name="Preformatted_20_Text">├──────────────────────────┤</text:p>
            <text:p text:style-name="Preformatted_20_Text">│<text:span text:style-name="T5">(0,768) <text:s text:c="9"/>(255,768)│</text:span></text:p>
            <text:p text:style-name="Preformatted_20_Text">│ <text:s text:c="10"/><text:span text:style-name="T5">Page 3 <text:s text:c="8"/>│</text:span></text:p>
            <text:p text:style-name="Preformatted_20_Text">│<text:span text:style-name="T5">(0,1023) <text:s text:c="7"/>(255,1023)│</text:span></text:p>
            <text:p text:style-name="P16">└──────────────────────────┘</text:p>
          </table:table-cell>
          <table:table-cell table:style-name="Table29.B2" office:value-type="string">
            <text:p text:style-name="P17">00000H</text:p>
            <text:p text:style-name="P19">│</text:p>
            <text:p text:style-name="P19">│</text:p>
            <text:p text:style-name="P19">│</text:p>
            <text:p text:style-name="P17">08000H</text:p>
            <text:p text:style-name="P19">│</text:p>
            <text:p text:style-name="P19">│</text:p>
            <text:p text:style-name="P19">│</text:p>
            <text:p text:style-name="P17">10000H</text:p>
            <text:p text:style-name="P19">│</text:p>
            <text:p text:style-name="P19">│</text:p>
            <text:p text:style-name="P19">│</text:p>
            <text:p text:style-name="P17">18000H</text:p>
            <text:p text:style-name="P19">│</text:p>
            <text:p text:style-name="P19">│</text:p>
            <text:p text:style-name="P19">│</text:p>
            <text:p text:style-name="P18">1FFFFH</text:p>
          </table:table-cell>
          <table:table-cell table:style-name="Table29.A1" office:value-type="string">
            <text:p text:style-name="Preformatted_20_Text">┌──────────────────────────┐</text:p>
            <text:p text:style-name="Preformatted_20_Text">│<text:span text:style-name="T5">(0,0) <text:s text:c="13"/>(511,0)│</text:span></text:p>
            <text:p text:style-name="Preformatted_20_Text">│ <text:s text:c="10"/><text:span text:style-name="T5">Page 0 <text:s text:c="8"/>│</text:span></text:p>
            <text:p text:style-name="Preformatted_20_Text">│<text:span text:style-name="T5">(0,255) <text:s text:c="9"/>(511,255)│</text:span></text:p>
            <text:p text:style-name="Preformatted_20_Text">├──────────────────────────┤</text:p>
            <text:p text:style-name="Preformatted_20_Text">│<text:span text:style-name="T5">(0,256) <text:s text:c="9"/>(511,256)│</text:span></text:p>
            <text:p text:style-name="Preformatted_20_Text">│ <text:s text:c="10"/><text:span text:style-name="T5">Page 1 <text:s text:c="8"/>│</text:span></text:p>
            <text:p text:style-name="Preformatted_20_Text">│<text:span text:style-name="T5">(0,511) <text:s text:c="9"/>(511,511)│</text:span></text:p>
            <text:p text:style-name="Preformatted_20_Text">├──────────────────────────┤</text:p>
            <text:p text:style-name="Preformatted_20_Text">│<text:span text:style-name="T5">(0,512) <text:s text:c="9"/>(511,512)│</text:span></text:p>
            <text:p text:style-name="Preformatted_20_Text">│ <text:s text:c="10"/><text:span text:style-name="T5">Page 2 <text:s text:c="8"/>│</text:span></text:p>
            <text:p text:style-name="Preformatted_20_Text">│<text:span text:style-name="T5">(0,767) <text:s text:c="9"/>(511,767)│</text:span></text:p>
            <text:p text:style-name="Preformatted_20_Text">├──────────────────────────┤</text:p>
            <text:p text:style-name="Preformatted_20_Text">│<text:span text:style-name="T5">(0,768) <text:s text:c="9"/>(511,768)│</text:span></text:p>
            <text:p text:style-name="Preformatted_20_Text">│ <text:s text:c="10"/><text:span text:style-name="T5">Page 3 <text:s text:c="8"/>│</text:span></text:p>
            <text:p text:style-name="Preformatted_20_Text">│<text:span text:style-name="T5">(0,1023) <text:s text:c="7"/>(511,1023)│</text:span></text:p>
            <text:p text:style-name="P16">└──────────────────────────┘</text:p>
          </table:table-cell>
        </table:table-row>
      </table:table>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GRAPH 7</text:p>
            </table:table-cell>
            <table:table-cell table:style-name="Table30.A1" office:value-type="string">
              <text:p text:style-name="Table_20_Heading">Address</text:p>
            </table:table-cell>
            <table:table-cell table:style-name="Table30.A1" office:value-type="string">
              <text:p text:style-name="Table_20_Heading">GRAPH 6</text:p>
            </table:table-cell>
          </table:table-row>
        </table:table-header-rows>
        <table:table-row>
          <table:table-cell table:style-name="Table30.A1" office:value-type="string">
            <text:p text:style-name="Preformatted_20_Text">┌──────────────────────────┐</text:p>
            <text:p text:style-name="Preformatted_20_Text">│<text:span text:style-name="T5">(0,0) <text:s text:c="13"/>(255,0)│</text:span></text:p>
            <text:p text:style-name="Preformatted_20_Text">│ <text:s text:c="10"/><text:span text:style-name="T5">Page 0 <text:s text:c="8"/>│</text:span></text:p>
            <text:p text:style-name="Preformatted_20_Text">│<text:span text:style-name="T5">(0,255) <text:s text:c="9"/>(255,255)│</text:span></text:p>
            <text:p text:style-name="Preformatted_20_Text">├──────────────────────────┤</text:p>
            <text:p text:style-name="Preformatted_20_Text">│<text:span text:style-name="T5">(0,256) <text:s text:c="9"/>(255,256)│</text:span></text:p>
            <text:p text:style-name="Preformatted_20_Text"><text:soft-page-break/>│ <text:s text:c="10"/><text:span text:style-name="T5">Page 1 <text:s text:c="8"/>│</text:span></text:p>
            <text:p text:style-name="Preformatted_20_Text">│<text:span text:style-name="T5">(0,511) <text:s text:c="9"/>(255,511)│</text:span></text:p>
            <text:p text:style-name="P16">└──────────────────────────┘</text:p>
          </table:table-cell>
          <table:table-cell table:style-name="Table30.B2" office:value-type="string">
            <text:p text:style-name="P17">00000H</text:p>
            <text:p text:style-name="P19">│</text:p>
            <text:p text:style-name="P19">│</text:p>
            <text:p text:style-name="P19">│</text:p>
            <text:p text:style-name="P17">10000H</text:p>
            <text:p text:style-name="P19">│</text:p>
            <text:p text:style-name="P19"><text:soft-page-break/>│</text:p>
            <text:p text:style-name="P19">│</text:p>
            <text:p text:style-name="P18">1FFFFH</text:p>
          </table:table-cell>
          <table:table-cell table:style-name="Table30.A1" office:value-type="string">
            <text:p text:style-name="Preformatted_20_Text">┌──────────────────────────┐</text:p>
            <text:p text:style-name="Preformatted_20_Text">│<text:span text:style-name="T5">(0,0) <text:s text:c="13"/>(511,0)│</text:span></text:p>
            <text:p text:style-name="Preformatted_20_Text">│ <text:s text:c="10"/><text:span text:style-name="T5">Page 0 <text:s text:c="8"/>│</text:span></text:p>
            <text:p text:style-name="Preformatted_20_Text">│<text:span text:style-name="T5">(0,255) <text:s text:c="9"/>(511,255)│</text:span></text:p>
            <text:p text:style-name="Preformatted_20_Text">├──────────────────────────┤</text:p>
            <text:p text:style-name="Preformatted_20_Text">│<text:span text:style-name="T5">(0,256) <text:s text:c="9"/>(511,256)│</text:span></text:p>
            <text:p text:style-name="Preformatted_20_Text"><text:soft-page-break/>│ <text:s text:c="10"/><text:span text:style-name="T5">Page 1 <text:s text:c="8"/>│</text:span></text:p>
            <text:p text:style-name="Preformatted_20_Text">│<text:span text:style-name="T5">(0,511) <text:s text:c="9"/>(511,511)│</text:span></text:p>
            <text:p text:style-name="P16">└──────────────────────────┘</text:p>
          </table:table-cell>
        </table:table-row>
      </table:table>
      <text:h text:style-name="P3" text:outline-level="2"><text:bookmark text:name="pt1-12-3"/>3. Logical Operations</text:h>
      <text:p text:style-name="P32">When the LINE, PSET and LOGICAL MOVE commands are executed on the MSX-VIDEO, the operations may be performed on the color on the screen. To do logical operations on the MSX-VIDEO, write the lower four bits of R#46 (Command register) simultaneously when you specify the command.</text:p>
      <text:h text:style-name="P4" text:outline-level="3"><text:bookmark text:name="pt1-12-3-1"/>Summary of Logical Operations</text:h>
      <table:table table:name="Table31" table:style-name="Table31">
        <table:table-column table:style-name="Table31.A"/>
        <table:table-column table:style-name="Table31.B"/>
        <table:table-column table:style-name="Table31.C" table:number-columns-repeated="3"/>
        <table:table-column table:style-name="Table31.F"/>
        <table:table-header-rows>
          <table:table-row>
            <table:table-cell table:style-name="Table31.A1" office:value-type="string">
              <text:p text:style-name="P30">Name</text:p>
            </table:table-cell>
            <table:table-cell table:style-name="Table31.A1" office:value-type="string">
              <text:p text:style-name="P30">Operation</text:p>
            </table:table-cell>
            <table:table-cell table:style-name="Table31.A1" office:value-type="string">
              <text:p text:style-name="P30">LO3</text:p>
            </table:table-cell>
            <table:table-cell table:style-name="Table31.A1" office:value-type="string">
              <text:p text:style-name="P30">LO2</text:p>
            </table:table-cell>
            <table:table-cell table:style-name="Table31.A1" office:value-type="string">
              <text:p text:style-name="P30">LO1</text:p>
            </table:table-cell>
            <table:table-cell table:style-name="Table31.A1" office:value-type="string">
              <text:p text:style-name="P30">LO0</text:p>
            </table:table-cell>
          </table:table-row>
        </table:table-header-rows>
        <table:table-row>
          <table:table-cell table:style-name="Table31.A2" office:value-type="string">
            <text:p text:style-name="Table_20_Contents">IMP</text:p>
          </table:table-cell>
          <table:table-cell table:style-name="Table31.B2" office:value-type="string">
            <text:p text:style-name="Table_20_Contents">DC=SC</text:p>
          </table:table-cell>
          <table:table-cell table:style-name="Table31.C2" office:value-type="string">
            <text:p text:style-name="Table_20_Contents">0</text:p>
          </table:table-cell>
          <table:table-cell table:style-name="Table31.D2" office:value-type="string">
            <text:p text:style-name="Table_20_Contents">0</text:p>
          </table:table-cell>
          <table:table-cell table:style-name="Table31.E2" office:value-type="string">
            <text:p text:style-name="Table_20_Contents">0</text:p>
          </table:table-cell>
          <table:table-cell table:style-name="Table31.F2" office:value-type="string">
            <text:p text:style-name="Table_20_Contents">0</text:p>
          </table:table-cell>
        </table:table-row>
        <table:table-row table:style-name="Table31.3">
          <table:table-cell table:style-name="Table31.A3" office:value-type="string">
            <text:p text:style-name="Table_20_Contents">AND</text:p>
          </table:table-cell>
          <table:table-cell table:style-name="Table31.B3" office:value-type="string">
            <text:p text:style-name="Table_20_Contents">SC*DC</text:p>
          </table:table-cell>
          <table:table-cell table:style-name="Table31.C3" office:value-type="string">
            <text:p text:style-name="Table_20_Contents">0</text:p>
          </table:table-cell>
          <table:table-cell table:style-name="Table31.D3" office:value-type="string">
            <text:p text:style-name="Table_20_Contents">0</text:p>
          </table:table-cell>
          <table:table-cell table:style-name="Table31.E3" office:value-type="string">
            <text:p text:style-name="Table_20_Contents">0</text:p>
          </table:table-cell>
          <table:table-cell table:style-name="Table31.F3" office:value-type="string">
            <text:p text:style-name="Table_20_Contents">1</text:p>
          </table:table-cell>
        </table:table-row>
        <table:table-row>
          <table:table-cell table:style-name="Table31.A4" office:value-type="string">
            <text:p text:style-name="Table_20_Contents">OR</text:p>
          </table:table-cell>
          <table:table-cell table:style-name="Table31.B4" office:value-type="string">
            <text:p text:style-name="Table_20_Contents">SC+DC</text:p>
          </table:table-cell>
          <table:table-cell table:style-name="Table31.C4" office:value-type="string">
            <text:p text:style-name="Table_20_Contents">0</text:p>
          </table:table-cell>
          <table:table-cell table:style-name="Table31.D4" office:value-type="string">
            <text:p text:style-name="Table_20_Contents">0</text:p>
          </table:table-cell>
          <table:table-cell table:style-name="Table31.E4" office:value-type="string">
            <text:p text:style-name="Table_20_Contents">1</text:p>
          </table:table-cell>
          <table:table-cell table:style-name="Table31.F4" office:value-type="string">
            <text:p text:style-name="Table_20_Contents">0</text:p>
          </table:table-cell>
        </table:table-row>
        <table:table-row table:style-name="Table31.3">
          <table:table-cell table:style-name="Table31.A5" office:value-type="string">
            <text:p text:style-name="Table_20_Contents">EOR</text:p>
          </table:table-cell>
          <table:table-cell table:style-name="Table31.B5" office:value-type="string">
            <text:p text:style-name="Table_20_Contents">*DC+SC*</text:p>
          </table:table-cell>
          <table:table-cell table:style-name="Table31.C5" office:value-type="string">
            <text:p text:style-name="Table_20_Contents">0</text:p>
          </table:table-cell>
          <table:table-cell table:style-name="Table31.D5" office:value-type="string">
            <text:p text:style-name="Table_20_Contents">0</text:p>
          </table:table-cell>
          <table:table-cell table:style-name="Table31.E5" office:value-type="string">
            <text:p text:style-name="Table_20_Contents">1</text:p>
          </table:table-cell>
          <table:table-cell table:style-name="Table31.F5" office:value-type="string">
            <text:p text:style-name="Table_20_Contents">1</text:p>
          </table:table-cell>
        </table:table-row>
        <table:table-row>
          <table:table-cell table:style-name="Table31.A6" office:value-type="string">
            <text:p text:style-name="Table_20_Contents">NOT</text:p>
          </table:table-cell>
          <table:table-cell table:style-name="Table31.B6" office:value-type="string">
            <text:p text:style-name="Table_20_Contents">DC=</text:p>
          </table:table-cell>
          <table:table-cell table:style-name="Table31.C6" office:value-type="string">
            <text:p text:style-name="Table_20_Contents">0</text:p>
          </table:table-cell>
          <table:table-cell table:style-name="Table31.D6" office:value-type="string">
            <text:p text:style-name="Table_20_Contents">1</text:p>
          </table:table-cell>
          <table:table-cell table:style-name="Table31.E6" office:value-type="string">
            <text:p text:style-name="Table_20_Contents">0</text:p>
          </table:table-cell>
          <table:table-cell table:style-name="Table31.F6" office:value-type="string">
            <text:p text:style-name="Table_20_Contents">0</text:p>
          </table:table-cell>
        </table:table-row>
        <table:table-row table:style-name="Table31.3">
          <table:table-cell table:style-name="Table31.A7" office:value-type="string">
            <text:p text:style-name="Table_20_Contents">---</text:p>
          </table:table-cell>
          <table:table-cell table:style-name="Table31.B7" office:value-type="string">
            <text:p text:style-name="P23"/>
          </table:table-cell>
          <table:table-cell table:style-name="Table31.C7" office:value-type="string">
            <text:p text:style-name="Table_20_Contents">0</text:p>
          </table:table-cell>
          <table:table-cell table:style-name="Table31.D7" office:value-type="string">
            <text:p text:style-name="Table_20_Contents">1</text:p>
          </table:table-cell>
          <table:table-cell table:style-name="Table31.E7" office:value-type="string">
            <text:p text:style-name="Table_20_Contents">0</text:p>
          </table:table-cell>
          <table:table-cell table:style-name="Table31.F7" office:value-type="string">
            <text:p text:style-name="Table_20_Contents">1</text:p>
          </table:table-cell>
        </table:table-row>
        <table:table-row>
          <table:table-cell table:style-name="Table31.A8" office:value-type="string">
            <text:p text:style-name="Table_20_Contents">---</text:p>
          </table:table-cell>
          <table:table-cell table:style-name="Table31.B8" office:value-type="string">
            <text:p text:style-name="P23"/>
          </table:table-cell>
          <table:table-cell table:style-name="Table31.C8" office:value-type="string">
            <text:p text:style-name="Table_20_Contents">0</text:p>
          </table:table-cell>
          <table:table-cell table:style-name="Table31.D8" office:value-type="string">
            <text:p text:style-name="Table_20_Contents">1</text:p>
          </table:table-cell>
          <table:table-cell table:style-name="Table31.E8" office:value-type="string">
            <text:p text:style-name="Table_20_Contents">1</text:p>
          </table:table-cell>
          <table:table-cell table:style-name="Table31.F8" office:value-type="string">
            <text:p text:style-name="Table_20_Contents">0</text:p>
          </table:table-cell>
        </table:table-row>
        <table:table-row table:style-name="Table31.3">
          <table:table-cell table:style-name="Table31.A9" office:value-type="string">
            <text:p text:style-name="Table_20_Contents">---</text:p>
          </table:table-cell>
          <table:table-cell table:style-name="Table31.B9" office:value-type="string">
            <text:p text:style-name="P23"/>
          </table:table-cell>
          <table:table-cell table:style-name="Table31.C9" office:value-type="string">
            <text:p text:style-name="Table_20_Contents">0</text:p>
          </table:table-cell>
          <table:table-cell table:style-name="Table31.D9" office:value-type="string">
            <text:p text:style-name="Table_20_Contents">1</text:p>
          </table:table-cell>
          <table:table-cell table:style-name="Table31.E9" office:value-type="string">
            <text:p text:style-name="Table_20_Contents">1</text:p>
          </table:table-cell>
          <table:table-cell table:style-name="Table31.F9" office:value-type="string">
            <text:p text:style-name="Table_20_Contents">1</text:p>
          </table:table-cell>
        </table:table-row>
        <table:table-row>
          <table:table-cell table:style-name="Table31.A10" office:value-type="string">
            <text:p text:style-name="Table_20_Contents">TIMP</text:p>
          </table:table-cell>
          <table:table-cell table:style-name="Table31.B10" office:value-type="string">
            <text:p text:style-name="Table_20_Contents">if SC=0 then DC=DC else DC=SC</text:p>
          </table:table-cell>
          <table:table-cell table:style-name="Table31.C10" office:value-type="string">
            <text:p text:style-name="Table_20_Contents">1</text:p>
          </table:table-cell>
          <table:table-cell table:style-name="Table31.D10" office:value-type="string">
            <text:p text:style-name="Table_20_Contents">0</text:p>
          </table:table-cell>
          <table:table-cell table:style-name="Table31.E10" office:value-type="string">
            <text:p text:style-name="Table_20_Contents">0</text:p>
          </table:table-cell>
          <table:table-cell table:style-name="Table31.F10" office:value-type="string">
            <text:p text:style-name="Table_20_Contents">0</text:p>
          </table:table-cell>
        </table:table-row>
        <table:table-row table:style-name="Table31.3">
          <table:table-cell table:style-name="Table31.A11" office:value-type="string">
            <text:p text:style-name="Table_20_Contents">TAND</text:p>
          </table:table-cell>
          <table:table-cell table:style-name="Table31.B11" office:value-type="string">
            <text:p text:style-name="Table_20_Contents">if SC=0 then DC=DC else SC*DC</text:p>
          </table:table-cell>
          <table:table-cell table:style-name="Table31.C11" office:value-type="string">
            <text:p text:style-name="Table_20_Contents">1</text:p>
          </table:table-cell>
          <table:table-cell table:style-name="Table31.D11" office:value-type="string">
            <text:p text:style-name="Table_20_Contents">0</text:p>
          </table:table-cell>
          <table:table-cell table:style-name="Table31.E11" office:value-type="string">
            <text:p text:style-name="Table_20_Contents">0</text:p>
          </table:table-cell>
          <table:table-cell table:style-name="Table31.F11" office:value-type="string">
            <text:p text:style-name="Table_20_Contents">1</text:p>
          </table:table-cell>
        </table:table-row>
        <table:table-row>
          <table:table-cell table:style-name="Table31.A12" office:value-type="string">
            <text:p text:style-name="Table_20_Contents">TOR</text:p>
          </table:table-cell>
          <table:table-cell table:style-name="Table31.B12" office:value-type="string">
            <text:p text:style-name="Table_20_Contents">if SC=0 then DC=DC else SC+DC</text:p>
          </table:table-cell>
          <table:table-cell table:style-name="Table31.C12" office:value-type="string">
            <text:p text:style-name="Table_20_Contents">1</text:p>
          </table:table-cell>
          <table:table-cell table:style-name="Table31.D12" office:value-type="string">
            <text:p text:style-name="Table_20_Contents">0</text:p>
          </table:table-cell>
          <table:table-cell table:style-name="Table31.E12" office:value-type="string">
            <text:p text:style-name="Table_20_Contents">1</text:p>
          </table:table-cell>
          <table:table-cell table:style-name="Table31.F12" office:value-type="string">
            <text:p text:style-name="Table_20_Contents">0</text:p>
          </table:table-cell>
        </table:table-row>
        <table:table-row table:style-name="Table31.3">
          <table:table-cell table:style-name="Table31.A13" office:value-type="string">
            <text:p text:style-name="Table_20_Contents">TEOR</text:p>
          </table:table-cell>
          <table:table-cell table:style-name="Table31.B13" office:value-type="string">
            <text:p text:style-name="Table_20_Contents">if SC=0 then DC=DC else *DC+SC*</text:p>
          </table:table-cell>
          <table:table-cell table:style-name="Table31.C13" office:value-type="string">
            <text:p text:style-name="Table_20_Contents">1</text:p>
          </table:table-cell>
          <table:table-cell table:style-name="Table31.D13" office:value-type="string">
            <text:p text:style-name="Table_20_Contents">0</text:p>
          </table:table-cell>
          <table:table-cell table:style-name="Table31.E13" office:value-type="string">
            <text:p text:style-name="Table_20_Contents">1</text:p>
          </table:table-cell>
          <table:table-cell table:style-name="Table31.F13" office:value-type="string">
            <text:p text:style-name="Table_20_Contents">1</text:p>
          </table:table-cell>
        </table:table-row>
        <table:table-row>
          <table:table-cell table:style-name="Table31.A14" office:value-type="string">
            <text:p text:style-name="Table_20_Contents">TNOT</text:p>
          </table:table-cell>
          <table:table-cell table:style-name="Table31.B14" office:value-type="string">
            <text:p text:style-name="Table_20_Contents">if SC=0 then DC=DC else DC=</text:p>
          </table:table-cell>
          <table:table-cell table:style-name="Table31.C14" office:value-type="string">
            <text:p text:style-name="Table_20_Contents">1</text:p>
          </table:table-cell>
          <table:table-cell table:style-name="Table31.D14" office:value-type="string">
            <text:p text:style-name="Table_20_Contents">1</text:p>
          </table:table-cell>
          <table:table-cell table:style-name="Table31.E14" office:value-type="string">
            <text:p text:style-name="Table_20_Contents">0</text:p>
          </table:table-cell>
          <table:table-cell table:style-name="Table31.F14" office:value-type="string">
            <text:p text:style-name="Table_20_Contents">0</text:p>
          </table:table-cell>
        </table:table-row>
        <table:table-row table:style-name="Table31.3">
          <table:table-cell table:style-name="Table31.A15" office:value-type="string">
            <text:p text:style-name="Table_20_Contents">---</text:p>
          </table:table-cell>
          <table:table-cell table:style-name="Table31.B15" office:value-type="string">
            <text:p text:style-name="P23"/>
          </table:table-cell>
          <table:table-cell table:style-name="Table31.C15" office:value-type="string">
            <text:p text:style-name="Table_20_Contents">1</text:p>
          </table:table-cell>
          <table:table-cell table:style-name="Table31.D15" office:value-type="string">
            <text:p text:style-name="Table_20_Contents">1</text:p>
          </table:table-cell>
          <table:table-cell table:style-name="Table31.E15" office:value-type="string">
            <text:p text:style-name="Table_20_Contents">0</text:p>
          </table:table-cell>
          <table:table-cell table:style-name="Table31.F15" office:value-type="string">
            <text:p text:style-name="Table_20_Contents">1</text:p>
          </table:table-cell>
        </table:table-row>
        <table:table-row>
          <table:table-cell table:style-name="Table31.A16" office:value-type="string">
            <text:p text:style-name="Table_20_Contents">---</text:p>
          </table:table-cell>
          <table:table-cell table:style-name="Table31.B16" office:value-type="string">
            <text:p text:style-name="P23"/>
          </table:table-cell>
          <table:table-cell table:style-name="Table31.C16" office:value-type="string">
            <text:p text:style-name="Table_20_Contents">1</text:p>
          </table:table-cell>
          <table:table-cell table:style-name="Table31.D16" office:value-type="string">
            <text:p text:style-name="Table_20_Contents">1</text:p>
          </table:table-cell>
          <table:table-cell table:style-name="Table31.E16" office:value-type="string">
            <text:p text:style-name="Table_20_Contents">1</text:p>
          </table:table-cell>
          <table:table-cell table:style-name="Table31.F16" office:value-type="string">
            <text:p text:style-name="Table_20_Contents">0</text:p>
          </table:table-cell>
        </table:table-row>
        <table:table-row table:style-name="Table31.3">
          <table:table-cell table:style-name="Table31.A17" office:value-type="string">
            <text:p text:style-name="Table_20_Contents">---</text:p>
          </table:table-cell>
          <table:table-cell table:style-name="Table31.B17" office:value-type="string">
            <text:p text:style-name="P23"/>
          </table:table-cell>
          <table:table-cell table:style-name="Table31.C17" office:value-type="string">
            <text:p text:style-name="Table_20_Contents">1</text:p>
          </table:table-cell>
          <table:table-cell table:style-name="Table31.D17" office:value-type="string">
            <text:p text:style-name="Table_20_Contents">1</text:p>
          </table:table-cell>
          <table:table-cell table:style-name="Table31.E17" office:value-type="string">
            <text:p text:style-name="Table_20_Contents">1</text:p>
          </table:table-cell>
          <table:table-cell table:style-name="Table31.F17" office:value-type="string">
            <text:p text:style-name="Table_20_Contents">1</text:p>
          </table:table-cell>
        </table:table-row>
      </table:table>
      <text:p text:style-name="P32">* SC = Source Color code<text:line-break/>* DC = Destination Color code<text:line-break/>* EOR = Exclusive OR</text:p>
      <text:h text:style-name="P3" text:outline-level="2"><text:bookmark text:name="pt1-12-4"/>4. Explanation of Commands</text:h>
      <text:h text:style-name="P4" text:outline-level="3"><text:bookmark text:name="pt1-12-4-1"/>4.1 HMMC (High-speed move CPU to VRAM)</text:h>
      <text:p text:style-name="P32">The HMMC command transfers data from the CPU to the Video or expansion RAM in a specified rectangular area (in x-y coordinates) via the MSX-VIDEO.</text:p>
      <text:p text:style-name="P32">Since the data to be transferred is done in units of one byte, there is a limitation, according to the display mode, on the value for x.</text:p>
      <text:h text:style-name="P5" text:outline-level="4"><text:bookmark text:name="pt1-12-4-1-1"/>4.1.1 HMMC Execution Order</text:h>
      <text:list xml:id="list1086633944" text:style-name="L47">
        <text:list-item>
          <text:p text:style-name="P96">First, set the necessary parameters in the command register of the MSX-VIDEO.</text:p>
        </text:list-item>
      </text:list>
      <table:table table:name="Table32" table:style-name="Table32">
        <table:table-column table:style-name="Table32.A"/>
        <table:table-column table:style-name="Table32.B"/>
        <text:soft-page-break/>
        <table:table-row>
          <table:table-cell table:style-name="Table32.A1" office:value-type="string">
            <text:p text:style-name="Table_20_Contents">MXD:</text:p>
          </table:table-cell>
          <table:table-cell table:style-name="Table32.A1" office:value-type="string">
            <text:p text:style-name="Table_20_Contents">Select destination memory<text:line-break/>0: Video RAM<text:line-break/>1: Expansion RAM</text:p>
          </table:table-cell>
        </table:table-row>
        <table:table-row table:style-name="Table32.2">
          <table:table-cell table:style-name="Table32.A1" office:value-type="string">
            <text:p text:style-name="Table_20_Contents">DX:</text:p>
          </table:table-cell>
          <table:table-cell table:style-name="Table32.A1" office:value-type="string">
            <text:p text:style-name="Table_20_Contents">Basic x-coordinate of destination (0 to 511) *1</text:p>
          </table:table-cell>
        </table:table-row>
        <table:table-row>
          <table:table-cell table:style-name="Table32.A1" office:value-type="string">
            <text:p text:style-name="Table_20_Contents">DY:</text:p>
          </table:table-cell>
          <table:table-cell table:style-name="Table32.A1" office:value-type="string">
            <text:p text:style-name="Table_20_Contents">Basic y-coordinate of destination (0 to 1023)</text:p>
          </table:table-cell>
        </table:table-row>
        <table:table-row table:style-name="Table32.2">
          <table:table-cell table:style-name="Table32.A1" office:value-type="string">
            <text:p text:style-name="Table_20_Contents">NX:</text:p>
          </table:table-cell>
          <table:table-cell table:style-name="Table32.A1" office:value-type="string">
            <text:p text:style-name="Table_20_Contents">Dots to move in x-direction (0 to 511) *1</text:p>
          </table:table-cell>
        </table:table-row>
        <table:table-row>
          <table:table-cell table:style-name="Table32.A1" office:value-type="string">
            <text:p text:style-name="Table_20_Contents">NY:</text:p>
          </table:table-cell>
          <table:table-cell table:style-name="Table32.A1" office:value-type="string">
            <text:p text:style-name="Table_20_Contents">Dots to move in x-direction (0 to 1023)</text:p>
          </table:table-cell>
        </table:table-row>
      </table:table>
      <text:list xml:id="list203025556744471" text:continue-numbering="true" text:style-name="L47">
        <text:list-header>
          <text:p text:style-name="P96">*1 Note that in the G4 and G6 modes, the lower one bit, and in the G5 mode, the lower two bits are lost.</text:p>
        </text:list-header>
      </text:list>
      <table:table table:name="Table33" table:style-name="Table33">
        <table:table-column table:style-name="Table33.A"/>
        <table:table-column table:style-name="Table33.B"/>
        <table:table-row>
          <table:table-cell table:style-name="Table33.A1" office:value-type="string">
            <text:p text:style-name="Table_20_Contents">DIX:</text:p>
          </table:table-cell>
          <table:table-cell table:style-name="Table33.A1" office:value-type="string">
            <text:p text:style-name="Table_20_Contents">Direction for NX from x-coordinate of destination<text:line-break/>0: Right<text:line-break/>1: Left</text:p>
          </table:table-cell>
        </table:table-row>
        <table:table-row table:style-name="Table33.2">
          <table:table-cell table:style-name="Table33.A1" office:value-type="string">
            <text:p text:style-name="Table_20_Contents">DIY:</text:p>
          </table:table-cell>
          <table:table-cell table:style-name="Table33.A1" office:value-type="string">
            <text:p text:style-name="Table_20_Contents">Direction for NY from y-coordinate of destination<text:line-break/>0: Down<text:line-break/>1: Up</text:p>
          </table:table-cell>
        </table:table-row>
        <table:table-row>
          <table:table-cell table:style-name="Table33.A1" office:value-type="string">
            <text:p text:style-name="Table_20_Contents">CLR:</text:p>
          </table:table-cell>
          <table:table-cell table:style-name="Table33.A1" office:value-type="string">
            <text:p text:style-name="Table_20_Contents">(R#44: Color register)<text:line-break/>First byte of data to be transferred</text:p>
          </table:table-cell>
        </table:table-row>
      </table:table>
      <text:list xml:id="list203025877134087" text:continue-numbering="true" text:style-name="L47">
        <text:list-item>
          <text:p text:style-name="P96">After you specify the above data, execute the command by writing 1 1 1 1 0 0 0 0 B into the CMR (R#46: Command register).</text:p>
        </text:list-item>
        <text:list-item>
          <text:p text:style-name="P96">While checking TR and CE in Status Register #2, send the second byte and all bytes following into the CLR register.</text:p>
        </text:list-item>
      </text:list>
      <text:h text:style-name="P5" text:outline-level="4"><text:bookmark text:name="pt1-12-4-1-2"/>4.1.2 Setting up the HMMC register</text:h>
      <text:p text:style-name="P106">…</text:p>
      <text:p text:style-name="P6"/>
      <text:h text:style-name="P3" text:outline-level="2"><text:bookmark text:name="pt1-12-5"/>5. Speeding up the processing of commands</text:h>
      <text:p text:style-name="P32">The processing of commands can be speeded up by the following two methods.</text:p>
      <text:h text:style-name="P4" text:outline-level="3"><text:bookmark text:name="pt1-12-5-1"/>5.1 Inhibit the display of sprites</text:h>
      <text:p text:style-name="P32">If bit 1 of Register R#8 (SPD) is set to 1, processing for sprites can be used for commands instead; and therefore the command execution is faster.</text:p>
      <text:h text:style-name="P4" text:outline-level="3"><text:bookmark text:name="pt1-12-5-2"/>5.2 Inhibit the screen display</text:h>
      <text:p text:style-name="P32">If bit 6 of Register R#1 (BL) is set to 1, processing for the screen can be used for commands instead; and therefore the command execution is faster.</text:p>
      <text:h text:style-name="P3" text:outline-level="2"><text:bookmark text:name="pt1-12-6"/>6. Conditions of registers after command execution</text:h>
      <text:p text:style-name="P32">After commands on the MSX-VIDEO are executed, the conditions of the registers will be as listed in the following table.</text:p>
      <table:table table:name="Table34" table:style-name="Table34">
        <table:table-column table:style-name="Table34.A"/>
        <table:table-column table:style-name="Table34.B" table:number-columns-repeated="2"/>
        <table:table-column table:style-name="Table34.D" table:number-columns-repeated="4"/>
        <table:table-column table:style-name="Table34.H"/>
        <table:table-column table:style-name="Table34.I"/>
        <table:table-column table:style-name="Table34.J"/>
        <table:table-column table:style-name="Table34.K"/>
        <table:table-header-rows>
          <text:soft-page-break/>
          <table:table-row>
            <table:table-cell table:style-name="Table34.A1" office:value-type="string">
              <text:p text:style-name="P31"/>
            </table:table-cell>
            <table:table-cell table:style-name="Table34.A1" office:value-type="string">
              <text:p text:style-name="P30">SX</text:p>
            </table:table-cell>
            <table:table-cell table:style-name="Table34.A1" office:value-type="string">
              <text:p text:style-name="P30">SY</text:p>
            </table:table-cell>
            <table:table-cell table:style-name="Table34.A1" office:value-type="string">
              <text:p text:style-name="P30">DX</text:p>
            </table:table-cell>
            <table:table-cell table:style-name="Table34.A1" office:value-type="string">
              <text:p text:style-name="P30">DY</text:p>
            </table:table-cell>
            <table:table-cell table:style-name="Table34.A1" office:value-type="string">
              <text:p text:style-name="P30">NX</text:p>
            </table:table-cell>
            <table:table-cell table:style-name="Table34.A1" office:value-type="string">
              <text:p text:style-name="P30">NY</text:p>
            </table:table-cell>
            <table:table-cell table:style-name="Table34.A1" office:value-type="string">
              <text:p text:style-name="P30">CLR</text:p>
            </table:table-cell>
            <table:table-cell table:style-name="Table34.A1" office:value-type="string">
              <text:p text:style-name="P30">CMR H</text:p>
            </table:table-cell>
            <table:table-cell table:style-name="Table34.A1" office:value-type="string">
              <text:p text:style-name="P30">CMR L</text:p>
            </table:table-cell>
            <table:table-cell table:style-name="Table34.A1" office:value-type="string">
              <text:p text:style-name="P30">ARG</text:p>
            </table:table-cell>
          </table:table-row>
        </table:table-header-rows>
        <table:table-row>
          <table:table-cell table:style-name="Table34.A2" office:value-type="string">
            <text:p text:style-name="Table_20_Contents">HMMC</text:p>
          </table:table-cell>
          <table:table-cell table:style-name="Table34.B2" office:value-type="string">
            <text:p text:style-name="Table_20_Contents">-</text:p>
          </table:table-cell>
          <table:table-cell table:style-name="Table34.C2" office:value-type="string">
            <text:p text:style-name="Table_20_Contents">-</text:p>
          </table:table-cell>
          <table:table-cell table:style-name="Table34.D2" office:value-type="string">
            <text:p text:style-name="Table_20_Contents">-</text:p>
          </table:table-cell>
          <table:table-cell table:style-name="Table34.E2" office:value-type="string">
            <text:p text:style-name="Table_20_Contents">*</text:p>
          </table:table-cell>
          <table:table-cell table:style-name="Table34.F2" office:value-type="string">
            <text:p text:style-name="Table_20_Contents">-</text:p>
          </table:table-cell>
          <table:table-cell table:style-name="Table34.G2" office:value-type="string">
            <text:p text:style-name="Table_20_Contents">#</text:p>
          </table:table-cell>
          <table:table-cell table:style-name="Table34.H2" office:value-type="string">
            <text:p text:style-name="Table_20_Contents">-</text:p>
          </table:table-cell>
          <table:table-cell table:style-name="Table34.I2" office:value-type="string">
            <text:p text:style-name="Table_20_Contents">0</text:p>
          </table:table-cell>
          <table:table-cell table:style-name="Table34.J2" office:value-type="string">
            <text:p text:style-name="Table_20_Contents">-</text:p>
          </table:table-cell>
          <table:table-cell table:style-name="Table34.K2" office:value-type="string">
            <text:p text:style-name="Table_20_Contents">-</text:p>
          </table:table-cell>
        </table:table-row>
        <table:table-row table:style-name="Table34.3">
          <table:table-cell table:style-name="Table34.A3" office:value-type="string">
            <text:p text:style-name="Table_20_Contents">YMMM</text:p>
          </table:table-cell>
          <table:table-cell table:style-name="Table34.B3" office:value-type="string">
            <text:p text:style-name="Table_20_Contents">-</text:p>
          </table:table-cell>
          <table:table-cell table:style-name="Table34.C3" office:value-type="string">
            <text:p text:style-name="Table_20_Contents">*</text:p>
          </table:table-cell>
          <table:table-cell table:style-name="Table34.D3" office:value-type="string">
            <text:p text:style-name="Table_20_Contents">-</text:p>
          </table:table-cell>
          <table:table-cell table:style-name="Table34.E3" office:value-type="string">
            <text:p text:style-name="Table_20_Contents">*</text:p>
          </table:table-cell>
          <table:table-cell table:style-name="Table34.F3" office:value-type="string">
            <text:p text:style-name="Table_20_Contents">-</text:p>
          </table:table-cell>
          <table:table-cell table:style-name="Table34.G3" office:value-type="string">
            <text:p text:style-name="Table_20_Contents">#</text:p>
          </table:table-cell>
          <table:table-cell table:style-name="Table34.H3" office:value-type="string">
            <text:p text:style-name="Table_20_Contents">-</text:p>
          </table:table-cell>
          <table:table-cell table:style-name="Table34.I3" office:value-type="string">
            <text:p text:style-name="Table_20_Contents">0</text:p>
          </table:table-cell>
          <table:table-cell table:style-name="Table34.J3" office:value-type="string">
            <text:p text:style-name="Table_20_Contents">-</text:p>
          </table:table-cell>
          <table:table-cell table:style-name="Table34.K3" office:value-type="string">
            <text:p text:style-name="Table_20_Contents">-</text:p>
          </table:table-cell>
        </table:table-row>
        <table:table-row>
          <table:table-cell table:style-name="Table34.A4" office:value-type="string">
            <text:p text:style-name="Table_20_Contents">HMMM</text:p>
          </table:table-cell>
          <table:table-cell table:style-name="Table34.B4" office:value-type="string">
            <text:p text:style-name="Table_20_Contents">-</text:p>
          </table:table-cell>
          <table:table-cell table:style-name="Table34.C4" office:value-type="string">
            <text:p text:style-name="Table_20_Contents">*</text:p>
          </table:table-cell>
          <table:table-cell table:style-name="Table34.D4" office:value-type="string">
            <text:p text:style-name="Table_20_Contents">-</text:p>
          </table:table-cell>
          <table:table-cell table:style-name="Table34.E4" office:value-type="string">
            <text:p text:style-name="Table_20_Contents">*</text:p>
          </table:table-cell>
          <table:table-cell table:style-name="Table34.F4" office:value-type="string">
            <text:p text:style-name="Table_20_Contents">-</text:p>
          </table:table-cell>
          <table:table-cell table:style-name="Table34.G4" office:value-type="string">
            <text:p text:style-name="Table_20_Contents">#</text:p>
          </table:table-cell>
          <table:table-cell table:style-name="Table34.H4" office:value-type="string">
            <text:p text:style-name="Table_20_Contents">-</text:p>
          </table:table-cell>
          <table:table-cell table:style-name="Table34.I4" office:value-type="string">
            <text:p text:style-name="Table_20_Contents">0</text:p>
          </table:table-cell>
          <table:table-cell table:style-name="Table34.J4" office:value-type="string">
            <text:p text:style-name="Table_20_Contents">-</text:p>
          </table:table-cell>
          <table:table-cell table:style-name="Table34.K4" office:value-type="string">
            <text:p text:style-name="Table_20_Contents">-</text:p>
          </table:table-cell>
        </table:table-row>
        <table:table-row table:style-name="Table34.3">
          <table:table-cell table:style-name="Table34.A5" office:value-type="string">
            <text:p text:style-name="Table_20_Contents">HMMV</text:p>
          </table:table-cell>
          <table:table-cell table:style-name="Table34.B5" office:value-type="string">
            <text:p text:style-name="Table_20_Contents">-</text:p>
          </table:table-cell>
          <table:table-cell table:style-name="Table34.C5" office:value-type="string">
            <text:p text:style-name="Table_20_Contents">-</text:p>
          </table:table-cell>
          <table:table-cell table:style-name="Table34.D5" office:value-type="string">
            <text:p text:style-name="Table_20_Contents">-</text:p>
          </table:table-cell>
          <table:table-cell table:style-name="Table34.E5" office:value-type="string">
            <text:p text:style-name="Table_20_Contents">*</text:p>
          </table:table-cell>
          <table:table-cell table:style-name="Table34.F5" office:value-type="string">
            <text:p text:style-name="Table_20_Contents">-</text:p>
          </table:table-cell>
          <table:table-cell table:style-name="Table34.G5" office:value-type="string">
            <text:p text:style-name="Table_20_Contents">#</text:p>
          </table:table-cell>
          <table:table-cell table:style-name="Table34.H5" office:value-type="string">
            <text:p text:style-name="Table_20_Contents">-</text:p>
          </table:table-cell>
          <table:table-cell table:style-name="Table34.I5" office:value-type="string">
            <text:p text:style-name="Table_20_Contents">0</text:p>
          </table:table-cell>
          <table:table-cell table:style-name="Table34.J5" office:value-type="string">
            <text:p text:style-name="Table_20_Contents">-</text:p>
          </table:table-cell>
          <table:table-cell table:style-name="Table34.K5" office:value-type="string">
            <text:p text:style-name="Table_20_Contents">-</text:p>
          </table:table-cell>
        </table:table-row>
        <table:table-row>
          <table:table-cell table:style-name="Table34.A6" office:value-type="string">
            <text:p text:style-name="Table_20_Contents">LMMC</text:p>
          </table:table-cell>
          <table:table-cell table:style-name="Table34.B6" office:value-type="string">
            <text:p text:style-name="Table_20_Contents">-</text:p>
          </table:table-cell>
          <table:table-cell table:style-name="Table34.C6" office:value-type="string">
            <text:p text:style-name="Table_20_Contents">-</text:p>
          </table:table-cell>
          <table:table-cell table:style-name="Table34.D6" office:value-type="string">
            <text:p text:style-name="Table_20_Contents">-</text:p>
          </table:table-cell>
          <table:table-cell table:style-name="Table34.E6" office:value-type="string">
            <text:p text:style-name="Table_20_Contents">*</text:p>
          </table:table-cell>
          <table:table-cell table:style-name="Table34.F6" office:value-type="string">
            <text:p text:style-name="Table_20_Contents">-</text:p>
          </table:table-cell>
          <table:table-cell table:style-name="Table34.G6" office:value-type="string">
            <text:p text:style-name="Table_20_Contents">#</text:p>
          </table:table-cell>
          <table:table-cell table:style-name="Table34.H6" office:value-type="string">
            <text:p text:style-name="Table_20_Contents">-</text:p>
          </table:table-cell>
          <table:table-cell table:style-name="Table34.I6" office:value-type="string">
            <text:p text:style-name="Table_20_Contents">0</text:p>
          </table:table-cell>
          <table:table-cell table:style-name="Table34.J6" office:value-type="string">
            <text:p text:style-name="Table_20_Contents">-</text:p>
          </table:table-cell>
          <table:table-cell table:style-name="Table34.K6" office:value-type="string">
            <text:p text:style-name="Table_20_Contents">-</text:p>
          </table:table-cell>
        </table:table-row>
        <table:table-row table:style-name="Table34.3">
          <table:table-cell table:style-name="Table34.A7" office:value-type="string">
            <text:p text:style-name="Table_20_Contents">LMCM</text:p>
          </table:table-cell>
          <table:table-cell table:style-name="Table34.B7" office:value-type="string">
            <text:p text:style-name="Table_20_Contents">-</text:p>
          </table:table-cell>
          <table:table-cell table:style-name="Table34.C7" office:value-type="string">
            <text:p text:style-name="Table_20_Contents">*</text:p>
          </table:table-cell>
          <table:table-cell table:style-name="Table34.D7" office:value-type="string">
            <text:p text:style-name="Table_20_Contents">-</text:p>
          </table:table-cell>
          <table:table-cell table:style-name="Table34.E7" office:value-type="string">
            <text:p text:style-name="Table_20_Contents">-</text:p>
          </table:table-cell>
          <table:table-cell table:style-name="Table34.F7" office:value-type="string">
            <text:p text:style-name="Table_20_Contents">-</text:p>
          </table:table-cell>
          <table:table-cell table:style-name="Table34.G7" office:value-type="string">
            <text:p text:style-name="Table_20_Contents">#</text:p>
          </table:table-cell>
          <table:table-cell table:style-name="Table34.H7" office:value-type="string">
            <text:p text:style-name="Table_20_Contents">*</text:p>
          </table:table-cell>
          <table:table-cell table:style-name="Table34.I7" office:value-type="string">
            <text:p text:style-name="Table_20_Contents">0</text:p>
          </table:table-cell>
          <table:table-cell table:style-name="Table34.J7" office:value-type="string">
            <text:p text:style-name="Table_20_Contents">-</text:p>
          </table:table-cell>
          <table:table-cell table:style-name="Table34.K7" office:value-type="string">
            <text:p text:style-name="Table_20_Contents">-</text:p>
          </table:table-cell>
        </table:table-row>
        <table:table-row>
          <table:table-cell table:style-name="Table34.A8" office:value-type="string">
            <text:p text:style-name="Table_20_Contents">LMMM</text:p>
          </table:table-cell>
          <table:table-cell table:style-name="Table34.B8" office:value-type="string">
            <text:p text:style-name="Table_20_Contents">-</text:p>
          </table:table-cell>
          <table:table-cell table:style-name="Table34.C8" office:value-type="string">
            <text:p text:style-name="Table_20_Contents">*</text:p>
          </table:table-cell>
          <table:table-cell table:style-name="Table34.D8" office:value-type="string">
            <text:p text:style-name="Table_20_Contents">-</text:p>
          </table:table-cell>
          <table:table-cell table:style-name="Table34.E8" office:value-type="string">
            <text:p text:style-name="Table_20_Contents">*</text:p>
          </table:table-cell>
          <table:table-cell table:style-name="Table34.F8" office:value-type="string">
            <text:p text:style-name="Table_20_Contents">-</text:p>
          </table:table-cell>
          <table:table-cell table:style-name="Table34.G8" office:value-type="string">
            <text:p text:style-name="Table_20_Contents">#</text:p>
          </table:table-cell>
          <table:table-cell table:style-name="Table34.H8" office:value-type="string">
            <text:p text:style-name="Table_20_Contents">-</text:p>
          </table:table-cell>
          <table:table-cell table:style-name="Table34.I8" office:value-type="string">
            <text:p text:style-name="Table_20_Contents">0</text:p>
          </table:table-cell>
          <table:table-cell table:style-name="Table34.J8" office:value-type="string">
            <text:p text:style-name="Table_20_Contents">-</text:p>
          </table:table-cell>
          <table:table-cell table:style-name="Table34.K8" office:value-type="string">
            <text:p text:style-name="Table_20_Contents">-</text:p>
          </table:table-cell>
        </table:table-row>
        <table:table-row table:style-name="Table34.3">
          <table:table-cell table:style-name="Table34.A9" office:value-type="string">
            <text:p text:style-name="Table_20_Contents">LMMV</text:p>
          </table:table-cell>
          <table:table-cell table:style-name="Table34.B9" office:value-type="string">
            <text:p text:style-name="Table_20_Contents">-</text:p>
          </table:table-cell>
          <table:table-cell table:style-name="Table34.C9" office:value-type="string">
            <text:p text:style-name="Table_20_Contents">-</text:p>
          </table:table-cell>
          <table:table-cell table:style-name="Table34.D9" office:value-type="string">
            <text:p text:style-name="Table_20_Contents">-</text:p>
          </table:table-cell>
          <table:table-cell table:style-name="Table34.E9" office:value-type="string">
            <text:p text:style-name="Table_20_Contents">*</text:p>
          </table:table-cell>
          <table:table-cell table:style-name="Table34.F9" office:value-type="string">
            <text:p text:style-name="Table_20_Contents">-</text:p>
          </table:table-cell>
          <table:table-cell table:style-name="Table34.G9" office:value-type="string">
            <text:p text:style-name="Table_20_Contents">#</text:p>
          </table:table-cell>
          <table:table-cell table:style-name="Table34.H9" office:value-type="string">
            <text:p text:style-name="Table_20_Contents">-</text:p>
          </table:table-cell>
          <table:table-cell table:style-name="Table34.I9" office:value-type="string">
            <text:p text:style-name="Table_20_Contents">0</text:p>
          </table:table-cell>
          <table:table-cell table:style-name="Table34.J9" office:value-type="string">
            <text:p text:style-name="Table_20_Contents">-</text:p>
          </table:table-cell>
          <table:table-cell table:style-name="Table34.K9" office:value-type="string">
            <text:p text:style-name="Table_20_Contents">-</text:p>
          </table:table-cell>
        </table:table-row>
        <table:table-row>
          <table:table-cell table:style-name="Table34.A10" office:value-type="string">
            <text:p text:style-name="Table_20_Contents">LINE</text:p>
          </table:table-cell>
          <table:table-cell table:style-name="Table34.B10" office:value-type="string">
            <text:p text:style-name="Table_20_Contents">-</text:p>
          </table:table-cell>
          <table:table-cell table:style-name="Table34.C10" office:value-type="string">
            <text:p text:style-name="Table_20_Contents">-</text:p>
          </table:table-cell>
          <table:table-cell table:style-name="Table34.D10" office:value-type="string">
            <text:p text:style-name="Table_20_Contents">-</text:p>
          </table:table-cell>
          <table:table-cell table:style-name="Table34.E10" office:value-type="string">
            <text:p text:style-name="Table_20_Contents">*</text:p>
          </table:table-cell>
          <table:table-cell table:style-name="Table34.F10" office:value-type="string">
            <text:p text:style-name="Table_20_Contents">-</text:p>
          </table:table-cell>
          <table:table-cell table:style-name="Table34.G10" office:value-type="string">
            <text:p text:style-name="Table_20_Contents">-</text:p>
          </table:table-cell>
          <table:table-cell table:style-name="Table34.H10" office:value-type="string">
            <text:p text:style-name="Table_20_Contents">-</text:p>
          </table:table-cell>
          <table:table-cell table:style-name="Table34.I10" office:value-type="string">
            <text:p text:style-name="Table_20_Contents">0</text:p>
          </table:table-cell>
          <table:table-cell table:style-name="Table34.J10" office:value-type="string">
            <text:p text:style-name="Table_20_Contents">-</text:p>
          </table:table-cell>
          <table:table-cell table:style-name="Table34.K10" office:value-type="string">
            <text:p text:style-name="Table_20_Contents">-</text:p>
          </table:table-cell>
        </table:table-row>
        <table:table-row table:style-name="Table34.3">
          <table:table-cell table:style-name="Table34.A11" office:value-type="string">
            <text:p text:style-name="Table_20_Contents">SRCH</text:p>
          </table:table-cell>
          <table:table-cell table:style-name="Table34.B11" office:value-type="string">
            <text:p text:style-name="Table_20_Contents">-</text:p>
          </table:table-cell>
          <table:table-cell table:style-name="Table34.C11" office:value-type="string">
            <text:p text:style-name="Table_20_Contents">-</text:p>
          </table:table-cell>
          <table:table-cell table:style-name="Table34.D11" office:value-type="string">
            <text:p text:style-name="Table_20_Contents">-</text:p>
          </table:table-cell>
          <table:table-cell table:style-name="Table34.E11" office:value-type="string">
            <text:p text:style-name="Table_20_Contents">-</text:p>
          </table:table-cell>
          <table:table-cell table:style-name="Table34.F11" office:value-type="string">
            <text:p text:style-name="Table_20_Contents">-</text:p>
          </table:table-cell>
          <table:table-cell table:style-name="Table34.G11" office:value-type="string">
            <text:p text:style-name="Table_20_Contents">-</text:p>
          </table:table-cell>
          <table:table-cell table:style-name="Table34.H11" office:value-type="string">
            <text:p text:style-name="Table_20_Contents">-</text:p>
          </table:table-cell>
          <table:table-cell table:style-name="Table34.I11" office:value-type="string">
            <text:p text:style-name="Table_20_Contents">0</text:p>
          </table:table-cell>
          <table:table-cell table:style-name="Table34.J11" office:value-type="string">
            <text:p text:style-name="Table_20_Contents">-</text:p>
          </table:table-cell>
          <table:table-cell table:style-name="Table34.K11" office:value-type="string">
            <text:p text:style-name="Table_20_Contents">-</text:p>
          </table:table-cell>
        </table:table-row>
        <table:table-row>
          <table:table-cell table:style-name="Table34.A12" office:value-type="string">
            <text:p text:style-name="Table_20_Contents">PSET</text:p>
          </table:table-cell>
          <table:table-cell table:style-name="Table34.B12" office:value-type="string">
            <text:p text:style-name="Table_20_Contents">-</text:p>
          </table:table-cell>
          <table:table-cell table:style-name="Table34.C12" office:value-type="string">
            <text:p text:style-name="Table_20_Contents">-</text:p>
          </table:table-cell>
          <table:table-cell table:style-name="Table34.D12" office:value-type="string">
            <text:p text:style-name="Table_20_Contents">-</text:p>
          </table:table-cell>
          <table:table-cell table:style-name="Table34.E12" office:value-type="string">
            <text:p text:style-name="Table_20_Contents">-</text:p>
          </table:table-cell>
          <table:table-cell table:style-name="Table34.F12" office:value-type="string">
            <text:p text:style-name="Table_20_Contents">-</text:p>
          </table:table-cell>
          <table:table-cell table:style-name="Table34.G12" office:value-type="string">
            <text:p text:style-name="Table_20_Contents">-</text:p>
          </table:table-cell>
          <table:table-cell table:style-name="Table34.H12" office:value-type="string">
            <text:p text:style-name="Table_20_Contents">-</text:p>
          </table:table-cell>
          <table:table-cell table:style-name="Table34.I12" office:value-type="string">
            <text:p text:style-name="Table_20_Contents">0</text:p>
          </table:table-cell>
          <table:table-cell table:style-name="Table34.J12" office:value-type="string">
            <text:p text:style-name="Table_20_Contents">-</text:p>
          </table:table-cell>
          <table:table-cell table:style-name="Table34.K12" office:value-type="string">
            <text:p text:style-name="Table_20_Contents">-</text:p>
          </table:table-cell>
        </table:table-row>
        <table:table-row table:style-name="Table34.3">
          <table:table-cell table:style-name="Table34.A13" office:value-type="string">
            <text:p text:style-name="Table_20_Contents">POINT</text:p>
          </table:table-cell>
          <table:table-cell table:style-name="Table34.B13" office:value-type="string">
            <text:p text:style-name="Table_20_Contents">-</text:p>
          </table:table-cell>
          <table:table-cell table:style-name="Table34.C13" office:value-type="string">
            <text:p text:style-name="Table_20_Contents">-</text:p>
          </table:table-cell>
          <table:table-cell table:style-name="Table34.D13" office:value-type="string">
            <text:p text:style-name="Table_20_Contents">-</text:p>
          </table:table-cell>
          <table:table-cell table:style-name="Table34.E13" office:value-type="string">
            <text:p text:style-name="Table_20_Contents">-</text:p>
          </table:table-cell>
          <table:table-cell table:style-name="Table34.F13" office:value-type="string">
            <text:p text:style-name="Table_20_Contents">-</text:p>
          </table:table-cell>
          <table:table-cell table:style-name="Table34.G13" office:value-type="string">
            <text:p text:style-name="Table_20_Contents">-</text:p>
          </table:table-cell>
          <table:table-cell table:style-name="Table34.H13" office:value-type="string">
            <text:p text:style-name="Table_20_Contents">*</text:p>
          </table:table-cell>
          <table:table-cell table:style-name="Table34.I13" office:value-type="string">
            <text:p text:style-name="Table_20_Contents">0</text:p>
          </table:table-cell>
          <table:table-cell table:style-name="Table34.J13" office:value-type="string">
            <text:p text:style-name="Table_20_Contents">-</text:p>
          </table:table-cell>
          <table:table-cell table:style-name="Table34.K13" office:value-type="string">
            <text:p text:style-name="Table_20_Contents">-</text:p>
          </table:table-cell>
        </table:table-row>
      </table:table>
      <text:p text:style-name="P32">- Unchanged<text:line-break/>* Coordinate at command end (SY*, DY*) or color code<text:line-break/># The count (NYB) when the end of the screen was detected</text:p>
      <text:p text:style-name="P32">Note: The values for SY*, DY* and NYB are the dots, as substituted for N in the equations below.</text:p>
      <text:p text:style-name="P13">SY* = SY + N <text:s text:c="8"/>DY* = DY + N <text:s text:c="6"/>(DIY = 0)</text:p>
      <text:p text:style-name="P13">SY* = SY - N <text:s text:c="8"/>DY* = DY - N <text:s text:c="6"/>(DIY = 1)</text:p>
      <text:p text:style-name="P15"/>
      <text:p text:style-name="P14">NYB = NY - N</text:p>
      <text:p text:style-name="P32">( “LINE” command ==&gt; if MAJ=0 then N=N-1 )</text:p>
      <text:h text:style-name="P2" text:outline-level="1"><text:bookmark text:name="pt1-13"/>SPRITES</text:h>
      <text:p text:style-name="P32">The MSX-VIDEO can be used to display 32 sprites. The size of the sprites are 8 x 8 or 16 x 16 dots. The size in the horizontal direction of a sprite is 1/256 of the screen. The sprites may be placed anywhere on the screen.</text:p>
      <text:p text:style-name="P32">Since the sprites are handled in a conceptually independent screen, they do not affect the data within other screens.</text:p>
      <text:p text:style-name="P7"><text:s text:c="25"/><text:span text:style-name="T2">(Sprite Screen)</text:span></text:p>
      <text:p text:style-name="P7"><text:s text:c="7"/><text:span text:style-name="T2">(0,255)* <text:s text:c="32"/>(255,255)*</text:span></text:p>
      <text:p text:style-name="P7"><text:s text:c="7"/>┌────────────────────────────────────────────────┐</text:p>
      <text:p text:style-name="P7"><text:s text:c="7"/>│ <text:s/><text:span text:style-name="T2">(X,Y) <text:s text:c="21"/>▲ <text:s text:c="17"/>│</text:span></text:p>
      <text:p text:style-name="P7"><text:s text:c="7"/>│ <text:s text:c="3"/>┌────┐ <text:s text:c="18"/>│ <text:s text:c="17"/>│</text:p>
      <text:p text:style-name="P7"><text:s text:c="7"/>│ <text:s text:c="3"/>│ <text:s text:c="3"/>│ <text:s text:c="18"/>│ <text:s text:c="17"/>│</text:p>
      <text:p text:style-name="P7"><text:s text:c="7"/>│ <text:s text:c="3"/>└────┘ <text:s text:c="18"/>│ <text:s text:c="17"/>│</text:p>
      <text:p text:style-name="P7"><text:s text:c="7"/>│ <text:s text:c="3"/><text:span text:style-name="T2">Sprite <text:s text:c="18"/>│ <text:s text:c="15"/>┌─┴──┐</text:span></text:p>
      <text:p text:style-name="P7"><text:s text:c="7"/>│ <text:s text:c="28"/>│ <text:s text:c="15"/>│ <text:s text:c="3"/>│</text:p>
      <text:p text:style-name="P7"><text:s text:c="7"/>│ <text:s text:c="20"/><text:span text:style-name="T2">CRT area displayed <text:s text:c="6"/>└────┘</text:span></text:p>
      <text:p text:style-name="P7"><text:s text:c="7"/>│ <text:s text:c="28"/>│ <text:s text:c="15"/><text:span text:style-name="T2">Sprite</text:span></text:p>
      <text:p text:style-name="P7"><text:s text:c="7"/>│ <text:s text:c="28"/>│ <text:s text:c="17"/>│</text:p>
      <text:p text:style-name="P7"><text:s text:c="7"/>│ <text:s text:c="28"/>│ <text:s text:c="17"/>│</text:p>
      <text:p text:style-name="P7"><text:s text:c="7"/>│ <text:s text:c="28"/>│ <text:s text:c="17"/>│</text:p>
      <text:p text:style-name="P13">(0,191)│ <text:s text:c="9"/>┌────┐ <text:s text:c="12"/>▼ <text:s text:c="17"/>│ (255,191)</text:p>
      <text:p text:style-name="P7"><text:s text:c="3"/><text:span text:style-name="T2">or <text:s/>├──────────┤ <text:s text:c="3"/>├────────────────────────────────┤ <text:s text:c="3"/>or</text:span></text:p>
      <text:p text:style-name="P13">(0,211)│ <text:s text:c="9"/>└----┘ <text:s text:c="12"/>▲ <text:s text:c="17"/>│ (255,211)</text:p>
      <text:p text:style-name="P7"><text:soft-page-break/><text:s text:c="7"/>│ <text:s text:c="9"/><text:span text:style-name="T2">Sprite <text:s text:c="12"/>│ <text:s text:c="17"/>│</text:span></text:p>
      <text:p text:style-name="P7"><text:s text:c="7"/>│ <text:s text:c="19"/><text:span text:style-name="T2">CRT area undisplayed <text:s text:c="7"/>│</text:span></text:p>
      <text:p text:style-name="P7"><text:s text:c="7"/>│ <text:s text:c="28"/>│ <text:s text:c="17"/>│</text:p>
      <text:p text:style-name="P7"><text:s text:c="7"/>│ <text:s text:c="28"/>▼ <text:s text:c="17"/>│</text:p>
      <text:p text:style-name="P7"><text:s text:c="7"/>└────────────────────────────────────────────────┘</text:p>
      <text:p text:style-name="P8"><text:s text:c="7"/><text:span text:style-name="T2">(0,254) <text:s text:c="32"/>(255,254)</text:span></text:p>
      <text:p text:style-name="P32">* The y-coordinate of the upper edge of a sprite is 255.</text:p>
      <text:p text:style-name="P32">The MSX-VIDEO has two sprite display modes. The sprite display mode is automatically selected according to the screen display mode.</text:p>
      <table:table table:name="Table35" table:style-name="Table35">
        <table:table-column table:style-name="Table35.A"/>
        <table:table-column table:style-name="Table35.B"/>
        <table:table-row>
          <table:table-cell table:style-name="Table35.A1" office:value-type="string">
            <text:p text:style-name="Table_20_Contents">SPRITE MODE 1:</text:p>
          </table:table-cell>
          <table:table-cell table:style-name="Table35.A1" office:value-type="string">
            <text:p text:style-name="Table_20_Contents">GRAPHIC 1, GRAPHIC 2, MULTICOLOR</text:p>
          </table:table-cell>
        </table:table-row>
        <table:table-row>
          <table:table-cell table:style-name="Table35.A1" office:value-type="string">
            <text:p text:style-name="Table_20_Contents">SPRITE MODE 1:</text:p>
          </table:table-cell>
          <table:table-cell table:style-name="Table35.A1" office:value-type="string">
            <text:p text:style-name="Table_20_Contents">GRAPHIC 3, GRAPHIC 4, GRAPHIC 5, GRAPHIC 6, GRAPHIC 7</text:p>
          </table:table-cell>
        </table:table-row>
      </table:table>
      <text:h text:style-name="P3" text:outline-level="2"><text:bookmark text:name="pt1-13-1"/>1. SPRITE MODE 1 (G1, G2, MC)</text:h>
      <text:h text:style-name="P4" text:outline-level="3"><text:bookmark text:name="pt1-13-1-1"/>1.1 Characteristics of SPRITE MODE 1</text:h>
      <text:p text:style-name="P32">In SPRITE MODE 1, there are 32 sprites, numbered #0 to #31. The sprites assigned the lower numbers have a higher priority. On a single CRT horizontal line, up to 4 sprites with the highest priority are displayed, and the overlapping portions of sprites with lower priorities are not displayed.</text:p>
      <text:p text:style-name="P7"><text:s text:c="7"/>┌────────────────────────────────────────────────┐</text:p>
      <text:p text:style-name="P7"><text:s text:c="7"/>│ <text:s text:c="47"/>│</text:p>
      <text:p text:style-name="P7"><text:s text:c="7"/>│ <text:s text:c="3"/>┌──┐ <text:s text:c="14"/>┌──┐ <text:s text:c="3"/>┌──┐ <text:s text:c="12"/>│</text:p>
      <text:p text:style-name="P7"><text:s text:c="7"/>│ <text:s text:c="3"/>│<text:span text:style-name="T2">#1│ <text:s text:c="2"/>┌──┐ <text:s/>┌──┐ <text:s/>│#4│ <text:s text:c="3"/>:#5: <text:s text:c="3"/>.... <text:s text:c="4"/>│</text:span></text:p>
      <text:p text:style-name="P7"><text:s text:c="7"/>│ <text:s text:c="3"/>└──┘ <text:s text:c="2"/>│<text:span text:style-name="T2">#2│ <text:s/>│#3│ <text:s/>└──┘ <text:s text:c="3"/>:..: <text:s text:c="3"/>:#6: <text:s text:c="4"/>│</text:span></text:p>
      <text:p text:style-name="P7"><text:s text:c="7"/>│ <text:s text:c="10"/>└──┘ <text:s/>└──┘ <text:s text:c="17"/>└──┘ <text:s text:c="4"/>│</text:p>
      <text:p text:style-name="P7"><text:s text:c="7"/>│ <text:s text:c="47"/>│</text:p>
      <text:p text:style-name="P7"><text:s text:c="7"/>│ <text:s text:c="47"/>│</text:p>
      <text:p text:style-name="P7"><text:s text:c="7"/>│ <text:s text:c="47"/>│</text:p>
      <text:p text:style-name="P7"><text:s text:c="7"/>│ <text:s text:c="47"/>│</text:p>
      <text:p text:style-name="P7"><text:s text:c="7"/>│ <text:s text:c="47"/>│</text:p>
      <text:p text:style-name="P7"><text:s text:c="7"/>│ <text:s text:c="47"/>│</text:p>
      <text:p text:style-name="P8"><text:s text:c="7"/>└────────────────────────────────────────────────┘</text:p>
      <text:p text:style-name="P32">When two sprites collide (their pattern color 1 portions have overlapped), this condition may be detected since bit 5 of status register S#0 is set to 1.</text:p>
      <text:p text:style-name="P32">In addition, if there are five or more sprites on one horizontal line, bit 6 of status register S#0 will be set to 1, and the lower-order five bits will be set to the number of the fifth sprite.</text:p>
      <text:h text:style-name="P4" text:outline-level="3"><text:bookmark text:name="pt1-13-1-2"/>1.2 SPRITE MODE 1 display (G1, G2, MC)</text:h>
      <text:p text:style-name="P32">To display sprites, use the following controls.</text:p>
      <table:table table:name="Table36" table:style-name="Table36">
        <table:table-column table:style-name="Table36.A"/>
        <table:table-column table:style-name="Table36.B"/>
        <table:table-row>
          <table:table-cell table:style-name="Table36.A1" office:value-type="string">
            <text:p text:style-name="Table_20_Contents">Sprite size</text:p>
          </table:table-cell>
          <table:table-cell table:style-name="Table36.A1" office:value-type="string">
            <text:p text:style-name="Table_20_Contents">R#1 bit 1<text:line-break/>SI = 1: 16 x 16 dots<text:line-break/>SI = 0: 8 x 8 dots</text:p>
          </table:table-cell>
        </table:table-row>
      </table:table>
      <table:table table:name="Table37" table:style-name="Table37">
        <table:table-column table:style-name="Table37.A"/>
        <table:table-column table:style-name="Table37.B"/>
        <table:table-row>
          <table:table-cell table:style-name="Table37.A1" office:value-type="string">
            <text:p text:style-name="Table_20_Contents">Sprite magnification</text:p>
          </table:table-cell>
          <table:table-cell table:style-name="Table37.A1" office:value-type="string">
            <text:p text:style-name="Table_20_Contents">R#1 bit 0<text:line-break/><text:soft-page-break/>MAG = 1: Double-size<text:line-break/>MAG = 0: Normal</text:p>
          </table:table-cell>
        </table:table-row>
      </table:table>
      <text:list xml:id="list1087958445" text:style-name="L48">
        <text:list-item>
          <text:p text:style-name="P97">Setting the sprite pattern generator table<text:line-break/>Set the sprite’s pattern in the Sprite Pattern Generator Table of the VRAM (#0 to #255).</text:p>
        </text:list-item>
        <text:list-item>
          <text:p text:style-name="P98">Setting the sprite attribute table<text:line-break/>Set the sprite’s attributes (its coordinates, pattern number, and colors) in the Sprite Attribute Table of the VRAM (#0 to #31).</text:p>
        </text:list-item>
      </text:list>
      <text:h text:style-name="P4" text:outline-level="3"><text:bookmark text:name="pt1-13-1-3"/>1.3 Sprite Attribute Table (G1, G2, MC)</text:h>
      <text:p text:style-name="P32">The Sprite Attribute Table is an area in the VRAM that contains the display (x- and y-) coordinates, colors, and pattern numbers of the 32 sprites. Each sprite has four bytes of attribute data.</text:p>
      <table:table table:name="Table38" table:style-name="Table38">
        <table:table-column table:style-name="Table38.A"/>
        <table:table-column table:style-name="Table38.B"/>
        <table:table-column table:style-name="Table38.C" table:number-columns-repeated="7"/>
        <table:table-column table:style-name="Table38.J"/>
        <table:table-row>
          <table:table-cell table:style-name="Table38.A1" office:value-type="string">
            <text:p text:style-name="P27">MSB</text:p>
          </table:table-cell>
          <table:table-cell table:style-name="Table38.A1" office:value-type="string">
            <text:p text:style-name="P28">7</text:p>
          </table:table-cell>
          <table:table-cell table:style-name="Table38.A1" office:value-type="string">
            <text:p text:style-name="P28">6</text:p>
          </table:table-cell>
          <table:table-cell table:style-name="Table38.A1" office:value-type="string">
            <text:p text:style-name="P28">5</text:p>
          </table:table-cell>
          <table:table-cell table:style-name="Table38.A1" office:value-type="string">
            <text:p text:style-name="P28">4</text:p>
          </table:table-cell>
          <table:table-cell table:style-name="Table38.A1" office:value-type="string">
            <text:p text:style-name="P28">3</text:p>
          </table:table-cell>
          <table:table-cell table:style-name="Table38.A1" office:value-type="string">
            <text:p text:style-name="P28">2</text:p>
          </table:table-cell>
          <table:table-cell table:style-name="Table38.A1" office:value-type="string">
            <text:p text:style-name="P28">1</text:p>
          </table:table-cell>
          <table:table-cell table:style-name="Table38.A1" office:value-type="string">
            <text:p text:style-name="P28">0</text:p>
          </table:table-cell>
          <table:table-cell table:style-name="Table38.A1" office:value-type="string">
            <text:p text:style-name="P29">LSB</text:p>
          </table:table-cell>
        </table:table-row>
        <table:table-row>
          <table:table-cell table:style-name="Table38.A1" office:value-type="string">
            <text:p text:style-name="P23"/>
          </table:table-cell>
          <table:table-cell table:style-name="Table38.B2" table:number-columns-spanned="8" office:value-type="string">
            <text:p text:style-name="P22">Y-coordinate (0 to 255)</text:p>
          </table:table-cell>
          <table:covered-table-cell/>
          <table:covered-table-cell/>
          <table:covered-table-cell/>
          <table:covered-table-cell/>
          <table:covered-table-cell/>
          <table:covered-table-cell/>
          <table:covered-table-cell/>
          <table:table-cell table:style-name="Table38.A1" office:value-type="string">
            <text:p text:style-name="P24">┐ <text:span text:style-name="T1">Sprite attribute table base address</text:span></text:p>
          </table:table-cell>
        </table:table-row>
        <table:table-row>
          <table:table-cell table:style-name="Table38.A1" office:value-type="string">
            <text:p text:style-name="P23"/>
          </table:table-cell>
          <table:table-cell table:style-name="Table38.B2" table:number-columns-spanned="8" office:value-type="string">
            <text:p text:style-name="P22">X-coordinate (0 to 255)</text:p>
          </table:table-cell>
          <table:covered-table-cell/>
          <table:covered-table-cell/>
          <table:covered-table-cell/>
          <table:covered-table-cell/>
          <table:covered-table-cell/>
          <table:covered-table-cell/>
          <table:covered-table-cell/>
          <table:table-cell table:style-name="Table38.A1" office:value-type="string">
            <text:p text:style-name="P24">│</text:p>
          </table:table-cell>
        </table:table-row>
        <table:table-row>
          <table:table-cell table:style-name="Table38.A1" office:value-type="string">
            <text:p text:style-name="P23"/>
          </table:table-cell>
          <table:table-cell table:style-name="Table38.B2" table:number-columns-spanned="8" office:value-type="string">
            <text:p text:style-name="P22">Pattern number (0 to 255)</text:p>
          </table:table-cell>
          <table:covered-table-cell/>
          <table:covered-table-cell/>
          <table:covered-table-cell/>
          <table:covered-table-cell/>
          <table:covered-table-cell/>
          <table:covered-table-cell/>
          <table:covered-table-cell/>
          <table:table-cell table:style-name="Table38.A1" office:value-type="string">
            <text:p text:style-name="P24">├── <text:span text:style-name="T1">Attribute area for sprite #0</text:span></text:p>
          </table:table-cell>
        </table:table-row>
        <table:table-row>
          <table:table-cell table:style-name="Table38.A1" office:value-type="string">
            <text:p text:style-name="P23"/>
          </table:table-cell>
          <table:table-cell table:style-name="Table38.B2" office:value-type="string">
            <text:p text:style-name="P22">EC</text:p>
          </table:table-cell>
          <table:table-cell table:style-name="Table38.B2" office:value-type="string">
            <text:p text:style-name="P22">0</text:p>
          </table:table-cell>
          <table:table-cell table:style-name="Table38.B2" office:value-type="string">
            <text:p text:style-name="P22">0</text:p>
          </table:table-cell>
          <table:table-cell table:style-name="Table38.B2" office:value-type="string">
            <text:p text:style-name="P22">0</text:p>
          </table:table-cell>
          <table:table-cell table:style-name="Table38.B2" table:number-columns-spanned="4" office:value-type="string">
            <text:p text:style-name="P22">Color code</text:p>
          </table:table-cell>
          <table:covered-table-cell/>
          <table:covered-table-cell/>
          <table:covered-table-cell/>
          <table:table-cell table:style-name="Table38.A1" office:value-type="string">
            <text:p text:style-name="P24">┘</text:p>
          </table:table-cell>
        </table:table-row>
        <table:table-row>
          <table:table-cell table:style-name="Table38.A1" office:value-type="string">
            <text:p text:style-name="P23"/>
          </table:table-cell>
          <table:table-cell table:style-name="Table38.B2" table:number-columns-spanned="8" office:value-type="string">
            <text:p text:style-name="P23"/>
          </table:table-cell>
          <table:covered-table-cell/>
          <table:covered-table-cell/>
          <table:covered-table-cell/>
          <table:covered-table-cell/>
          <table:covered-table-cell/>
          <table:covered-table-cell/>
          <table:covered-table-cell/>
          <table:table-cell table:style-name="Table38.A1" office:value-type="string">
            <text:p text:style-name="P24">┬── <text:span text:style-name="T1">Attribute area for sprite #1</text:span></text:p>
          </table:table-cell>
        </table:table-row>
        <table:table-row>
          <table:table-cell table:style-name="Table38.A1" office:value-type="string">
            <text:p text:style-name="P23"/>
          </table:table-cell>
          <table:table-cell table:style-name="Table38.B2" table:number-columns-spanned="8" office:value-type="string">
            <text:p text:style-name="P23"/>
          </table:table-cell>
          <table:covered-table-cell/>
          <table:covered-table-cell/>
          <table:covered-table-cell/>
          <table:covered-table-cell/>
          <table:covered-table-cell/>
          <table:covered-table-cell/>
          <table:covered-table-cell/>
          <table:table-cell table:style-name="Table38.A1" office:value-type="string">
            <text:p text:style-name="P24">┤</text:p>
          </table:table-cell>
        </table:table-row>
        <table:table-row>
          <table:table-cell table:style-name="Table38.A1" office:value-type="string">
            <text:p text:style-name="P23"/>
          </table:table-cell>
          <table:table-cell table:style-name="Table38.B2" table:number-columns-spanned="8" office:value-type="string">
            <text:p text:style-name="P23"/>
          </table:table-cell>
          <table:covered-table-cell/>
          <table:covered-table-cell/>
          <table:covered-table-cell/>
          <table:covered-table-cell/>
          <table:covered-table-cell/>
          <table:covered-table-cell/>
          <table:covered-table-cell/>
          <table:table-cell table:style-name="Table38.A1" office:value-type="string">
            <text:p text:style-name="P24">┆<text:span text:style-name="T1"><text:line-break/>├── Attribute area for sprite #1</text:span></text:p>
          </table:table-cell>
        </table:table-row>
        <table:table-row>
          <table:table-cell table:style-name="Table38.A1" office:value-type="string">
            <text:p text:style-name="P23"/>
          </table:table-cell>
          <table:table-cell table:style-name="Table38.B2" table:number-columns-spanned="8" office:value-type="string">
            <text:p text:style-name="P23"/>
          </table:table-cell>
          <table:covered-table-cell/>
          <table:covered-table-cell/>
          <table:covered-table-cell/>
          <table:covered-table-cell/>
          <table:covered-table-cell/>
          <table:covered-table-cell/>
          <table:covered-table-cell/>
          <table:table-cell table:style-name="Table38.A1" office:value-type="string">
            <text:p text:style-name="P24">┘</text:p>
          </table:table-cell>
        </table:table-row>
        <table:table-row>
          <table:table-cell table:style-name="Table38.A1" office:value-type="string">
            <text:p text:style-name="P23"/>
          </table:table-cell>
          <table:table-cell table:style-name="Table38.B10" table:number-columns-spanned="8" office:value-type="string">
            <text:p text:style-name="P23"/>
          </table:table-cell>
          <table:covered-table-cell/>
          <table:covered-table-cell/>
          <table:covered-table-cell/>
          <table:covered-table-cell/>
          <table:covered-table-cell/>
          <table:covered-table-cell/>
          <table:covered-table-cell/>
          <table:table-cell table:style-name="Table38.A1" office:value-type="string">
            <text:p text:style-name="P23"/>
          </table:table-cell>
        </table:table-row>
      </table:table>
      <text:list xml:id="list4201108489" text:style-name="L49">
        <text:list-item>
          <text:p text:style-name="P99">Y-coordinate (0 to 255)<text:line-break/>Specify the y-coordinate of the sprite<text:line-break/>If the value for the sprite’s y-coordinate is set to 208, all sprites with lower priority will not be displayed. For example, if sprite #10’s y-coordinate is set to 208, sprites #10 to #31 will not be displayed.</text:p>
        </text:list-item>
        <text:list-item>
          <text:p text:style-name="P99">X-coordinate (0 to 255)<text:line-break/>Specify the x-coordinate of the sprite.</text:p>
        </text:list-item>
        <text:list-item>
          <text:p text:style-name="P99">Pattern number (0 to 255)<text:line-break/>Specify the sprite pattern number in the sprite pattern generator table. If the size of the sprite is 16 x 16, there will be four sprite pattern numbers corresponding to one sprite. In this case, you may specify any one of the four sprite pattern numbers.</text:p>
          <text:p text:style-name="P99">In the above manner, if all sprites are 8 x 8, there will be 256 possible patterns; however, if all sprites are 16 x 16, there will be 64 possible patterns.</text:p>
        </text:list-item>
        <text:list-item>
          <text:p text:style-name="P99"><text:soft-page-break/>Color code (0 to 15)<text:line-break/>Specify the color code for pattern color 1. The color code for pattern color 0 will be transparent.</text:p>
        </text:list-item>
        <text:list-item>
          <text:p text:style-name="P99">EC (Early clock)<text:line-break/>When this bit is set to 1, the 32 dots of the sprite are shifted to the left. In other words, when this function is used, the sprite is moved to the left, one dot at a time, from the left edge of the screen.</text:p>
          <text:p text:style-name="P9"><text:s text:c="13"/>│ <text:s text:c="14"/>│</text:p>
          <text:p text:style-name="P9"><text:s text:c="13"/>│ <text:s text:c="14"/>│ <text:s/><text:span text:style-name="T2">Left edge of CRT</text:span></text:p>
          <text:p text:style-name="P9"><text:s text:c="13"/>│◄── <text:span text:style-name="T2">32 dots ──►│</text:span></text:p>
          <text:p text:style-name="P9"><text:s text:c="13"/>│ <text:s text:c="14"/>│</text:p>
          <text:p text:style-name="P9"><text:s text:c="13"/>│ <text:s text:c="10"/>┌───┼───┐</text:p>
          <text:p text:style-name="P9"><text:s text:c="13"/>│ <text:s text:c="10"/>│ <text:s text:c="2"/>│ <text:s text:c="2"/>│ <text:span text:style-name="T2">Sprite</text:span></text:p>
          <text:p text:style-name="P9"><text:s text:c="13"/>│ <text:s text:c="10"/>└───┼───┘</text:p>
          <text:p text:style-name="P10"><text:s text:c="13"/>│ <text:s text:c="14"/>│</text:p>
        </text:list-item>
      </text:list>
      <text:h text:style-name="P4" text:outline-level="3"><text:bookmark text:name="pt1-13-1-4"/>1.4 Sprite Pattern Generator Table (G1, G2, MC)</text:h>
      <text:p text:style-name="P32">The Sprite Pattern Generator Table is an area in the VRAM to specify the sprite patterns (its appearance). The beginning (head) address of this area must be specified in register R#6 (Sprite Pattern Generator Table Base Address Register).</text:p>
      <text:p text:style-name="P32">The pattern for each sprite must be written in this area. Eight bytes are used for each pattern, for a total of 256 patterns. Each of the 256 patterns are assigned a sprite pattern number from #0 to #255; if the sprite size is 8 x 8 dots, each sprite has one pattern and if the sprite size is 16 x 16 dots, each sprite has four patterns.</text:p>
      <text:p text:style-name="P7"><text:s text:c="22"/><text:span text:style-name="T2">VRAM</text:span></text:p>
      <text:p text:style-name="P7"><text:s text:c="15"/>│ ◄── <text:span text:style-name="T2">1 byte ──► │</text:span></text:p>
      <text:p text:style-name="P7"><text:s text:c="15"/>├────────────────┤ <text:s/>─┐ <text:span text:style-name="T2">Sprite Pattern Generator Table</text:span></text:p>
      <text:p text:style-name="P7"><text:s text:c="15"/>│ <text:s text:c="15"/>│ <text:s text:c="2"/>│ <text:s text:c="2"/><text:span text:style-name="T2">Base Address</text:span></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 text:c="2"/>├── <text:span text:style-name="T2">Pattern #0</text:span></text:p>
      <text:p text:style-name="P7"><text:s text:c="15"/>│ <text:s text:c="15"/>│ <text:s text:c="2"/>│</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text:p>
      <text:p text:style-name="P7"><text:s text:c="15"/>│ <text:s text:c="15"/>│ <text:s text:c="2"/>│</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 text:c="2"/>│</text:p>
      <text:p text:style-name="P7"><text:soft-page-break/><text:s text:c="15"/>│ <text:s text:c="15"/>│ <text:s text:c="2"/>│</text:p>
      <text:p text:style-name="P7"><text:s text:c="15"/>├────────────────┤ <text:s text:c="2"/>├── <text:span text:style-name="T2">Pattern #1</text:span></text:p>
      <text:p text:style-name="P7"><text:s text:c="15"/>│ <text:s text:c="15"/>│ <text:s text:c="2"/>│</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text:p>
      <text:p text:style-name="P7"><text:s text:c="15"/><text:span text:style-name="T2">¦ <text:s text:c="6"/>. <text:s text:c="7"/>¦ <text:s text:c="2"/>│</text:span></text:p>
      <text:p text:style-name="P7"><text:s text:c="15"/><text:span text:style-name="T2">¦ <text:s text:c="6"/>. <text:s text:c="7"/>¦</text:span></text:p>
      <text:p text:style-name="P7"><text:s text:c="15"/>│ <text:s text:c="15"/>│ <text:s text:c="6"/><text:span text:style-name="T2">Pattern #255 (Maximum)</text:span></text:p>
      <text:p text:style-name="P7"><text:s text:c="15"/>├────────────────┤ </text:p>
      <text:p text:style-name="P8"><text:s text:c="15"/>│ <text:s text:c="15"/>│</text:p>
      <text:h text:style-name="P4" text:outline-level="3"><text:bookmark text:name="pt1-13-1-5"/>1.5 Example of Data Setting for Sprite Pattern Generator Table (G1, G2, MC)</text:h>
      <text:p text:style-name="P32">1.5 Example of Data Setting for Sprite Pattern</text:p>
      <text:p text:style-name="P7"><text:s text:c="5"/><text:span text:style-name="T2">(X=1, O=0) <text:s text:c="9"/>N=0, 1, . . . , 255</text:span></text:p>
      <text:p text:style-name="P7"><text:s text:c="25"/><text:span text:style-name="T2">(Pattern Name Table Base Address for N=0)</text:span></text:p>
      <text:p text:style-name="P13">MSB <text:s/>LSB</text:p>
      <text:p text:style-name="P13">76543210 <text:s/>Address <text:s text:c="21"/>Example of 16 x 16 Sprite</text:p>
      <text:p text:style-name="P13">OOOOOOOX <text:s/>8N</text:p>
      <text:p text:style-name="P13">OOOOOXXX <text:s/>8N+1 <text:s text:c="28"/>OOOOOOOXXOOOOOOO</text:p>
      <text:p text:style-name="P13">OOOXXXXX <text:s text:c="2"/>. <text:s text:c="30"/>OOOOOXXXXXXOOOOO</text:p>
      <text:p text:style-name="P13">OOOOXXXO <text:s text:c="2"/>. <text:s/>Pattern number 0 <text:s text:c="12"/>OOOXXXXXXXXXXOOO</text:p>
      <text:p text:style-name="P13">OOOOXXOX <text:s text:c="2"/>. <text:s text:c="30"/>OOOOXXXOOXXXOOOO</text:p>
      <text:p text:style-name="P13">OOOOXXOX <text:s text:c="2"/>. <text:s text:c="30"/>OOOOXXOXXOXXOOOO</text:p>
      <text:p text:style-name="P13">OOOOXXXO <text:s text:c="2"/>. <text:s text:c="30"/>OOOOXXOXXOXXOOOO</text:p>
      <text:p text:style-name="P13">OOOXXXXX <text:s/>8N+7 <text:s text:c="28"/>OOOOXXXOOXXXOOOO</text:p>
      <text:p text:style-name="P7"><text:s text:c="43"/><text:span text:style-name="T2">OOOXXXXXXXXXXOOO</text:span></text:p>
      <text:p text:style-name="P13">OOXXXXXX <text:s text:c="34"/>OOXXXXXXXXXXXXOO</text:p>
      <text:p text:style-name="P13">OXXXXXXX <text:s text:c="34"/>OXXXXXXXXXXXXXXO</text:p>
      <text:p text:style-name="P13">XXXXXXXX <text:s text:c="34"/>XXXXXXXXXXXXXXXX</text:p>
      <text:p text:style-name="P13">XXXXXXXX <text:s text:c="5"/>Pattern number 1 <text:s text:c="12"/>XXXXXXXXXXXXXXXX</text:p>
      <text:p text:style-name="P13">OOXXXXOO <text:s text:c="34"/>OOXXXXOOOOXXXXOO</text:p>
      <text:p text:style-name="P13">OOOXXOOO <text:s text:c="34"/>OOOXXOOOOOOXXOOO</text:p>
      <text:p text:style-name="P13">OOOOOOOO <text:s text:c="34"/>OOOOOOOOOOOOOOOO</text:p>
      <text:p text:style-name="P13">OOOOOOOO <text:s text:c="34"/>OOOOOOOOOOOOOOOO</text:p>
      <text:p text:style-name="P15"/>
      <text:p text:style-name="P13">XOOOOOOO</text:p>
      <text:p text:style-name="P13">XXXOOOOO</text:p>
      <text:p text:style-name="P13">XXXXXOOO <text:s text:c="37"/>┌────┬────┐</text:p>
      <text:p text:style-name="P13">OXXXOOOO <text:s text:c="5"/>Pattern number 2 <text:s text:c="15"/>│ #0 │ #2 │</text:p>
      <text:p text:style-name="P13">XOXXOOOO <text:s text:c="37"/>├────┼────┤</text:p>
      <text:p text:style-name="P13">XOXXOOOO <text:s text:c="37"/>│ #1 │ #3 │</text:p>
      <text:p text:style-name="P13">OXXXOOOO <text:s text:c="37"/>└────┴────┘</text:p>
      <text:p text:style-name="P13">XXXXXOOO</text:p>
      <text:p text:style-name="P15"/>
      <text:p text:style-name="P13">XXXXXXOO</text:p>
      <text:p text:style-name="P13">XXXXXXXO</text:p>
      <text:p text:style-name="P13">XXXXXXXX</text:p>
      <text:p text:style-name="P13">XXXXXXXX <text:s text:c="5"/>Pattern number 3</text:p>
      <text:p text:style-name="P13">OOXXXXOO</text:p>
      <text:p text:style-name="P13">OOOXXOOO</text:p>
      <text:p text:style-name="P13">OOOOOOOO</text:p>
      <text:p text:style-name="P14"><text:soft-page-break/>OOOOOOOO</text:p>
      <text:list xml:id="list2579747383" text:style-name="L50">
        <text:list-item>
          <text:p text:style-name="P100">If the sprite size is 16 x 16, the pattern number specified in the sprite attribute table can be any of the numbers from #0 to #3.</text:p>
        </text:list-item>
      </text:list>
      <text:h text:style-name="P3" text:outline-level="2"><text:bookmark text:name="pt1-13-2"/>2. SPRITE MODE 2 (G3, G4, G5, G6, G7)</text:h>
      <text:h text:style-name="P4" text:outline-level="3"><text:bookmark text:name="pt1-13-2-1"/>2.1 Characteristics of SPRITE MODE 2</text:h>
      <text:p text:style-name="P32">In SPRITE MODE 2, there are 32 sprites, numbered #0 to #31. The sprites assigned the lower numbers have a higher priority. On a single CRT horizontal line, up to 8 sprites with the highest priority are displayed, and the overlapping portions of sprites with lower priorities are not displayed.</text:p>
      <text:p text:style-name="P7"><text:s text:c="7"/>┌────────────────────────────────────────────────┐</text:p>
      <text:p text:style-name="P7"><text:s text:c="7"/>│ <text:s text:c="47"/>│</text:p>
      <text:p text:style-name="P7"><text:s text:c="7"/>│ ┌──┐ ┌──┐ <text:s text:c="10"/>┌──┐ ┌──┐ ┌──┐ <text:s text:c="5"/>┌──┐ <text:s text:c="2"/>│</text:p>
      <text:p text:style-name="P7"><text:s text:c="7"/>│ │<text:span text:style-name="T2">#0│ │#1│ ┌──┐ ┌──┐ │#4│ │#5│ │#6│ ┌──┐ :#8:.. │</text:span></text:p>
      <text:p text:style-name="P7"><text:s text:c="7"/>│ └──┘ └──┘ │<text:span text:style-name="T2">#2│ │#3│ └──┘ └──┘ └──┘ │#7│ :..#9: │</text:span></text:p>
      <text:p text:style-name="P7"><text:s text:c="7"/>│ <text:s text:c="10"/>└──┘ └──┘ <text:s text:c="15"/>└──┘ <text:s text:c="2"/>└──┘ │</text:p>
      <text:p text:style-name="P7"><text:s text:c="7"/>│ <text:s text:c="47"/>│</text:p>
      <text:p text:style-name="P7"><text:s text:c="7"/>│ <text:s text:c="47"/>│</text:p>
      <text:p text:style-name="P7"><text:s text:c="7"/>│ <text:s text:c="47"/>│</text:p>
      <text:p text:style-name="P7"><text:s text:c="7"/>│ <text:s text:c="47"/>│</text:p>
      <text:p text:style-name="P7"><text:s text:c="7"/>│ <text:s text:c="47"/>│</text:p>
      <text:p text:style-name="P7"><text:s text:c="7"/>│ <text:s text:c="47"/>│</text:p>
      <text:p text:style-name="P8"><text:s text:c="7"/>└────────────────────────────────────────────────┘</text:p>
      <text:p text:style-name="P32">When two sprites collide (their solid portions have overlapped), this condition may be detected since bit 5 of status register S#0 is set to 1. When this occurs, the coordinates of the collision will be set in status registers S#3 to S#5.</text:p>
      <text:p text:style-name="P32">In addition, if there are nine or more sprites on one horizontal line, bit 6 of status register S#0 will be set to 1, and the lower-order five bits will be set to the number of the ninth sprite.</text:p>
      <text:p text:style-name="P32">The colors of the sprite may be specified for each horizontal line.</text:p>
      <text:p text:style-name="P32">The sprite properties may be cancelled by setting the CC bit of the attribute table, and if sprites overlap, a logical OR may be done on the colors of the sprite. In other words, in SPRITE MODE 1, while only two colors may be displayed, in SPRITE MODE 2, four colors may be displayed.</text:p>
      <text:h text:style-name="P4" text:outline-level="3"><text:bookmark text:name="pt1-13-2-2"/>2.2 SPRITE MODE 2 display (G3, G4, G5, G6, G7)</text:h>
      <text:p text:style-name="P32">To display sprites, use the following controls.</text:p>
      <table:table table:name="Table39" table:style-name="Table39">
        <table:table-column table:style-name="Table39.A"/>
        <table:table-column table:style-name="Table39.B"/>
        <table:table-row>
          <table:table-cell table:style-name="Table39.A1" office:value-type="string">
            <text:p text:style-name="Table_20_Contents">Sprite size</text:p>
          </table:table-cell>
          <table:table-cell table:style-name="Table39.A1" office:value-type="string">
            <text:p text:style-name="Table_20_Contents">R#1 bit 1<text:line-break/>SI = 1: 16 x 16 dots<text:line-break/>SI = 0: 8 x 8 dots</text:p>
          </table:table-cell>
        </table:table-row>
      </table:table>
      <table:table table:name="Table40" table:style-name="Table40">
        <table:table-column table:style-name="Table40.A"/>
        <table:table-column table:style-name="Table40.B"/>
        <table:table-row>
          <table:table-cell table:style-name="Table40.A1" office:value-type="string">
            <text:p text:style-name="Table_20_Contents">Sprite magnification</text:p>
          </table:table-cell>
          <table:table-cell table:style-name="Table40.A1" office:value-type="string">
            <text:p text:style-name="Table_20_Contents">R#1 bit 0<text:line-break/><text:soft-page-break/>MAG = 1: Double-size<text:line-break/>MAG = 0: Normal</text:p>
          </table:table-cell>
        </table:table-row>
      </table:table>
      <table:table table:name="Table41" table:style-name="Table41">
        <table:table-column table:style-name="Table41.A"/>
        <table:table-column table:style-name="Table41.B"/>
        <table:table-row>
          <table:table-cell table:style-name="Table41.A1" office:value-type="string">
            <text:p text:style-name="Table_20_Contents">Sprite display</text:p>
          </table:table-cell>
          <table:table-cell table:style-name="Table41.A1" office:value-type="string">
            <text:p text:style-name="Table_20_Contents">R#8 bit 3<text:line-break/>SPD = 1: Disable<text:line-break/>SPD = 0: Enable</text:p>
          </table:table-cell>
        </table:table-row>
      </table:table>
      <text:list xml:id="list2408590080" text:style-name="L51">
        <text:list-item>
          <text:p text:style-name="P101">Setting the sprite pattern generator table<text:line-break/>Set the sprite’s pattern in the Sprite Pattern Generator Table of the VRAM (#0 to #255).</text:p>
        </text:list-item>
        <text:list-item>
          <text:p text:style-name="P101">Setting the sprite color table<text:line-break/>Set the sprite’s color, EC, CC and IC in separate lines of the Sprite Color Table of the VRAM.</text:p>
        </text:list-item>
        <text:list-item>
          <text:p text:style-name="P102">Setting the sprite attribute table<text:line-break/>Set the sprite’s attributes (its coordinates, pattern number, and colors) in the Sprite Attribute Table of the VRAM (#0 to #31).</text:p>
        </text:list-item>
      </text:list>
      <text:h text:style-name="P4" text:outline-level="3"><text:bookmark text:name="pt1-13-2-3"/>2.3 Relationships between the VRAM tables (G3, G4, G5, G6, G7)</text:h>
      <text:p text:style-name="P7"><text:s text:c="8"/><text:span text:style-name="T2">Sprite <text:s text:c="15"/>Sprite <text:s text:c="18"/>Sprite Pattern</text:span></text:p>
      <text:p text:style-name="P7"><text:s text:c="6"/><text:span text:style-name="T2">Color Table <text:s text:c="8"/>Attribute Table <text:s text:c="13"/>Generator Table</text:span></text:p>
      <text:p text:style-name="P15"/>
      <text:p text:style-name="P7"><text:s text:c="4"/>│ <text:s text:c="12"/>│ <text:s text:c="6"/>│ <text:s text:c="12"/>│ <text:s text:c="13"/>│ <text:s text:c="12"/>│</text:p>
      <text:p text:style-name="P7"><text:s text:c="2"/><text:span text:style-name="T2">0 ├─────────────┤ <text:s text:c="6"/>├─────────────┤ <text:s text:c="3"/>Base <text:s text:c="5"/>├─────────────┤</text:span></text:p>
      <text:p text:style-name="P7"><text:s text:c="4"/>│ <text:s text:c="12"/>│ <text:s text:c="6"/>│ <text:span text:style-name="T2">#0 (4 bytes)│ <text:s text:c="2"/>Address <text:s text:c="3"/>│ Pattern #0 <text:s/>│</text:span></text:p>
      <text:p text:style-name="P7"><text:s text:c="4"/>│ <text:s text:c="4"/><text:span text:style-name="T2">#0 <text:s text:c="5"/>│ <text:s text:c="4"/>4 ├─────────────┤ <text:s text:c="13"/>│ <text:s/>(8 bytes) <text:s/>│</text:span></text:p>
      <text:p text:style-name="P7"><text:s text:c="4"/>│ <text:s/><text:span text:style-name="T2">(16 bytes) │ <text:s text:c="6"/>│ #1 (4 bytes)│ <text:s text:c="11"/>8 ├─────────────┤</text:span></text:p>
      <text:p text:style-name="P7"><text:s text:c="4"/>│ <text:s text:c="12"/>│ <text:s text:c="4"/><text:span text:style-name="T2">8 ├─────────────┤ All possible │ Pattern #1 <text:s/>│</text:span></text:p>
      <text:p text:style-name="P7"><text:s text:c="4"/>│ <text:s text:c="12"/>│ <text:s text:c="6"/><text:span text:style-name="T2">. <text:s text:c="12"/>. combinations │ <text:s/>(8 bytes) <text:s/>│</text:span></text:p>
      <text:p text:style-name="P7"><text:s/><text:span text:style-name="T2">16 ├─────────────┤ <text:s text:c="6"/>. <text:s text:c="12"/>. <text:s text:c="10"/>16 ├─────────────┤</text:span></text:p>
      <text:p text:style-name="P7"><text:s text:c="4"/>│ <text:s text:c="12"/>│ <text:s text:c="6"/><text:span text:style-name="T2">. <text:s text:c="12"/>. <text:s text:c="13"/>│ Pattern #2 <text:s/>│</text:span></text:p>
      <text:p text:style-name="P7"><text:s text:c="4"/>│ <text:s text:c="4"/><text:span text:style-name="T2">#1 <text:s text:c="5"/>│ <text:s text:c="6"/>. <text:s text:c="12"/>. <text:s text:c="13"/>│ <text:s/>(8 bytes) <text:s/>│</text:span></text:p>
      <text:p text:style-name="P7"><text:s text:c="4"/>│ <text:s/><text:span text:style-name="T2">(16 bytes) │ <text:s text:c="6"/>. <text:s text:c="12"/>. <text:s text:c="10"/>24 ├─────────────┤</text:span></text:p>
      <text:p text:style-name="P7"><text:s text:c="4"/>│ <text:s text:c="12"/>│ <text:s text:c="6"/><text:span text:style-name="T2">. <text:s text:c="12"/>. <text:s text:c="13"/>. <text:s text:c="12"/>.</text:span></text:p>
      <text:p text:style-name="P7"><text:s text:c="4"/>│ <text:s text:c="12"/>│ <text:s text:c="6"/><text:span text:style-name="T2">. <text:s text:c="12"/>. <text:s text:c="13"/>. <text:s text:c="12"/>.</text:span></text:p>
      <text:p text:style-name="P7"><text:s/><text:span text:style-name="T2">32 ├─────────────┤ <text:s text:c="6"/>. <text:s text:c="12"/>. <text:s text:c="13"/>. <text:s text:c="12"/>.</text:span></text:p>
      <text:p text:style-name="P7"><text:s text:c="4"/><text:span text:style-name="T2">. <text:s text:c="12"/>. <text:s text:c="6"/>. <text:s text:c="12"/>. <text:s text:c="13"/>. <text:s text:c="12"/>.</text:span></text:p>
      <text:p text:style-name="P7"><text:s text:c="4"/><text:span text:style-name="T2">. <text:s text:c="12"/>. <text:s text:c="6"/>. <text:s text:c="12"/>. <text:s text:c="13"/>. <text:s text:c="12"/>.</text:span></text:p>
      <text:p text:style-name="P7"><text:s text:c="4"/><text:span text:style-name="T2">. <text:s text:c="12"/>. <text:s text:c="6"/>. <text:s text:c="12"/>. <text:s text:c="13"/>. <text:s text:c="12"/>.</text:span></text:p>
      <text:p text:style-name="P7"><text:s text:c="4"/><text:span text:style-name="T2">. <text:s text:c="12"/>. <text:s text:c="6"/>. <text:s text:c="12"/>. <text:s text:c="13"/>. <text:s text:c="12"/>.</text:span></text:p>
      <text:p text:style-name="P13">496 ├─────────────┤ <text:s text:c="6"/>│ <text:s text:c="12"/>│ <text:s text:c="13"/>│ <text:s text:c="12"/>│</text:p>
      <text:p text:style-name="P7"><text:s text:c="4"/>│ <text:s text:c="12"/>│ <text:s text:c="6"/>│ <text:s text:c="12"/>│ <text:s text:c="13"/>│ <text:s text:c="12"/>│</text:p>
      <text:p text:style-name="P7"><text:s text:c="4"/>│ <text:s text:c="4"/><text:span text:style-name="T2">#31 <text:s text:c="4"/>│ <text:s text:c="6"/>│ <text:s text:c="12"/>│ <text:s text:c="13"/>│ <text:s text:c="12"/>│</text:span></text:p>
      <text:p text:style-name="P7"><text:s text:c="4"/>│ <text:s/><text:span text:style-name="T2">(16 bytes) │ <text:s text:c="6"/>│ <text:s text:c="12"/>│ <text:s text:c="8"/>2040 ├─────────────┤</text:span></text:p>
      <text:p text:style-name="P7"><text:s text:c="4"/>│ <text:s text:c="12"/>│ <text:s text:c="2"/><text:span text:style-name="T2">124 ├─────────────┤ <text:s text:c="13"/>│ Pattern #255│</text:span></text:p>
      <text:p text:style-name="P7"><text:s text:c="4"/>│ <text:s text:c="12"/>│ <text:s text:c="6"/>│<text:span text:style-name="T2">#31 (4 bytes)│ <text:s text:c="13"/>│ <text:s/>(8 bytes) <text:s/>│</text:span></text:p>
      <text:p text:style-name="P13">512 ├─────────────┤ <text:s text:c="2"/>128 ├─────────────┤ <text:s text:c="8"/>2048 ├─────────────┤</text:p>
      <text:p text:style-name="P8"><text:s text:c="4"/>│ <text:s text:c="12"/>│ <text:s text:c="6"/>│ <text:s text:c="12"/>│ <text:s text:c="13"/>│ <text:s text:c="12"/>│</text:p>
      <text:h text:style-name="P4" text:outline-level="3"><text:bookmark text:name="pt1-13-2-4"/><text:soft-page-break/>2.4 Sprite Attribute Table (G3, G4, G5, G6, G7)</text:h>
      <text:p text:style-name="P32">The Sprite Attribute Table is an area of the VRAM that contains the display (x- and y-) coordinates, and pattern numbers of the 32 sprites. Each sprite has four bytes of attribute data.</text:p>
      <table:table table:name="Table42" table:style-name="Table42">
        <table:table-column table:style-name="Table42.A"/>
        <table:table-column table:style-name="Table42.B" table:number-columns-repeated="8"/>
        <table:table-column table:style-name="Table42.J"/>
        <table:table-row>
          <table:table-cell table:style-name="Table42.A1" office:value-type="string">
            <text:p text:style-name="P27">MSB</text:p>
          </table:table-cell>
          <table:table-cell table:style-name="Table42.A1" office:value-type="string">
            <text:p text:style-name="P28">7</text:p>
          </table:table-cell>
          <table:table-cell table:style-name="Table42.A1" office:value-type="string">
            <text:p text:style-name="P28">6</text:p>
          </table:table-cell>
          <table:table-cell table:style-name="Table42.A1" office:value-type="string">
            <text:p text:style-name="P28">5</text:p>
          </table:table-cell>
          <table:table-cell table:style-name="Table42.A1" office:value-type="string">
            <text:p text:style-name="P28">4</text:p>
          </table:table-cell>
          <table:table-cell table:style-name="Table42.A1" office:value-type="string">
            <text:p text:style-name="P28">3</text:p>
          </table:table-cell>
          <table:table-cell table:style-name="Table42.A1" office:value-type="string">
            <text:p text:style-name="P28">2</text:p>
          </table:table-cell>
          <table:table-cell table:style-name="Table42.A1" office:value-type="string">
            <text:p text:style-name="P28">1</text:p>
          </table:table-cell>
          <table:table-cell table:style-name="Table42.A1" office:value-type="string">
            <text:p text:style-name="P28">0</text:p>
          </table:table-cell>
          <table:table-cell table:style-name="Table42.A1" office:value-type="string">
            <text:p text:style-name="P29">LSB</text:p>
          </table:table-cell>
        </table:table-row>
        <table:table-row>
          <table:table-cell table:style-name="Table42.A1" office:value-type="string">
            <text:p text:style-name="P23"/>
          </table:table-cell>
          <table:table-cell table:style-name="Table42.B2" table:number-columns-spanned="8" office:value-type="string">
            <text:p text:style-name="P22">Y-coordinate (0 to 255)</text:p>
          </table:table-cell>
          <table:covered-table-cell/>
          <table:covered-table-cell/>
          <table:covered-table-cell/>
          <table:covered-table-cell/>
          <table:covered-table-cell/>
          <table:covered-table-cell/>
          <table:covered-table-cell/>
          <table:table-cell table:style-name="Table42.A1" office:value-type="string">
            <text:p text:style-name="P24">┐ <text:span text:style-name="T1">Sprite attribute table base address</text:span></text:p>
          </table:table-cell>
        </table:table-row>
        <table:table-row>
          <table:table-cell table:style-name="Table42.A1" office:value-type="string">
            <text:p text:style-name="P23"/>
          </table:table-cell>
          <table:table-cell table:style-name="Table42.B2" table:number-columns-spanned="8" office:value-type="string">
            <text:p text:style-name="P22">X-coordinate (0 to 255)</text:p>
          </table:table-cell>
          <table:covered-table-cell/>
          <table:covered-table-cell/>
          <table:covered-table-cell/>
          <table:covered-table-cell/>
          <table:covered-table-cell/>
          <table:covered-table-cell/>
          <table:covered-table-cell/>
          <table:table-cell table:style-name="Table42.A1" office:value-type="string">
            <text:p text:style-name="P24">│</text:p>
          </table:table-cell>
        </table:table-row>
        <table:table-row>
          <table:table-cell table:style-name="Table42.A1" office:value-type="string">
            <text:p text:style-name="P23"/>
          </table:table-cell>
          <table:table-cell table:style-name="Table42.B2" table:number-columns-spanned="8" office:value-type="string">
            <text:p text:style-name="P22">Pattern number (0 to 255)</text:p>
          </table:table-cell>
          <table:covered-table-cell/>
          <table:covered-table-cell/>
          <table:covered-table-cell/>
          <table:covered-table-cell/>
          <table:covered-table-cell/>
          <table:covered-table-cell/>
          <table:covered-table-cell/>
          <table:table-cell table:style-name="Table42.A1" office:value-type="string">
            <text:p text:style-name="P24">├── <text:span text:style-name="T1">Attribute area for sprite #0</text:span></text:p>
          </table:table-cell>
        </table:table-row>
        <table:table-row>
          <table:table-cell table:style-name="Table42.A1" office:value-type="string">
            <text:p text:style-name="P23"/>
          </table:table-cell>
          <table:table-cell table:style-name="Table42.B2" table:number-columns-spanned="8" office:value-type="string">
            <text:p text:style-name="P22">Reserved</text:p>
          </table:table-cell>
          <table:covered-table-cell/>
          <table:covered-table-cell/>
          <table:covered-table-cell/>
          <table:covered-table-cell/>
          <table:covered-table-cell/>
          <table:covered-table-cell/>
          <table:covered-table-cell/>
          <table:table-cell table:style-name="Table42.A1" office:value-type="string">
            <text:p text:style-name="P24">┘</text:p>
          </table:table-cell>
        </table:table-row>
        <table:table-row>
          <table:table-cell table:style-name="Table42.A1" office:value-type="string">
            <text:p text:style-name="P23"/>
          </table:table-cell>
          <table:table-cell table:style-name="Table42.B2" table:number-columns-spanned="8" office:value-type="string">
            <text:p text:style-name="Table_20_Contents"/>
          </table:table-cell>
          <table:covered-table-cell/>
          <table:covered-table-cell/>
          <table:covered-table-cell/>
          <table:covered-table-cell/>
          <table:covered-table-cell/>
          <table:covered-table-cell/>
          <table:covered-table-cell/>
          <table:table-cell table:style-name="Table42.A1" office:value-type="string">
            <text:p text:style-name="P24">┬── <text:span text:style-name="T1">Attribute area for sprite #1</text:span></text:p>
          </table:table-cell>
        </table:table-row>
        <table:table-row>
          <table:table-cell table:style-name="Table42.A1" office:value-type="string">
            <text:p text:style-name="P23"/>
          </table:table-cell>
          <table:table-cell table:style-name="Table42.B2" table:number-columns-spanned="8" office:value-type="string">
            <text:p text:style-name="Table_20_Contents"/>
          </table:table-cell>
          <table:covered-table-cell/>
          <table:covered-table-cell/>
          <table:covered-table-cell/>
          <table:covered-table-cell/>
          <table:covered-table-cell/>
          <table:covered-table-cell/>
          <table:covered-table-cell/>
          <table:table-cell table:style-name="Table42.A1" office:value-type="string">
            <text:p text:style-name="P24">┤</text:p>
          </table:table-cell>
        </table:table-row>
        <table:table-row>
          <table:table-cell table:style-name="Table42.A1" office:value-type="string">
            <text:p text:style-name="P23"/>
          </table:table-cell>
          <table:table-cell table:style-name="Table42.B2" table:number-columns-spanned="8" office:value-type="string">
            <text:p text:style-name="Table_20_Contents"/>
          </table:table-cell>
          <table:covered-table-cell/>
          <table:covered-table-cell/>
          <table:covered-table-cell/>
          <table:covered-table-cell/>
          <table:covered-table-cell/>
          <table:covered-table-cell/>
          <table:covered-table-cell/>
          <table:table-cell table:style-name="Table42.A1" office:value-type="string">
            <text:p text:style-name="P24">┆<text:span text:style-name="T1"><text:line-break/>├── Attribute area for sprite #1</text:span></text:p>
          </table:table-cell>
        </table:table-row>
        <table:table-row>
          <table:table-cell table:style-name="Table42.A1" office:value-type="string">
            <text:p text:style-name="P23"/>
          </table:table-cell>
          <table:table-cell table:style-name="Table42.B2" table:number-columns-spanned="8" office:value-type="string">
            <text:p text:style-name="Table_20_Contents"/>
          </table:table-cell>
          <table:covered-table-cell/>
          <table:covered-table-cell/>
          <table:covered-table-cell/>
          <table:covered-table-cell/>
          <table:covered-table-cell/>
          <table:covered-table-cell/>
          <table:covered-table-cell/>
          <table:table-cell table:style-name="Table42.A1" office:value-type="string">
            <text:p text:style-name="P24">┘</text:p>
          </table:table-cell>
        </table:table-row>
        <table:table-row>
          <table:table-cell table:style-name="Table42.A1" office:value-type="string">
            <text:p text:style-name="P23"/>
          </table:table-cell>
          <table:table-cell table:style-name="Table42.B10" table:number-columns-spanned="8" office:value-type="string">
            <text:p text:style-name="P23"/>
          </table:table-cell>
          <table:covered-table-cell/>
          <table:covered-table-cell/>
          <table:covered-table-cell/>
          <table:covered-table-cell/>
          <table:covered-table-cell/>
          <table:covered-table-cell/>
          <table:covered-table-cell/>
          <table:table-cell table:style-name="Table42.A1" office:value-type="string">
            <text:p text:style-name="P23"/>
          </table:table-cell>
        </table:table-row>
      </table:table>
      <text:list xml:id="list1929831345" text:style-name="L52">
        <text:list-item>
          <text:p text:style-name="P103">Y-coordinate (0 to 255)<text:line-break/>Specify the y-coordinate of the sprite<text:line-break/>If the value for the sprite’s y-coordinate is set to 216, all sprites with lower priority will not be displayed. For example, if sprite #10’s y-coordinate is set to 216, sprites #10 to #31 will not be displayed.</text:p>
        </text:list-item>
        <text:list-item>
          <text:p text:style-name="P103">X-coordinate (0 to 255)<text:line-break/>Specify the x-coordinate of the sprite.</text:p>
        </text:list-item>
        <text:list-item>
          <text:p text:style-name="P103">Pattern number (0 to 255)<text:line-break/>Specify the sprite pattern number in the sprite pattern generator table. If the size of the sprite is 16 x 16, there will be four sprite pattern numbers corresponding to one sprite. In this case, you may specify any one of the four sprite pattern numbers.</text:p>
          <text:p text:style-name="P103">In the above manner, if all sprites are 8 x 8, there will be 256 possible patterns; however, if all sprites are 16 x 16, there will be 64 possible patterns.</text:p>
          <text:p text:style-name="P11"><text:s text:c="33"/>┌── <text:span text:style-name="T2">This bit is always set to 1.</text:span></text:p>
          <text:p text:style-name="P11"><text:s text:c="33"/>│</text:p>
          <text:p text:style-name="P11"><text:s text:c="11"/>┌───┬───┬───┬───┬───┬─┴─┬───┬───┐</text:p>
          <text:p text:style-name="P11"><text:s text:c="3"/><text:span text:style-name="T2">R#5 <text:s text:c="4"/>│A14│A13│A12│A11│A10│A9 │ 1 │ 1 │ Sprite attribute table</text:span></text:p>
          <text:p text:style-name="P11"><text:s text:c="11"/>╞═══╪═══╪═══╪═══╪═══╪═══╪═══╪═══╡</text:p>
          <text:p text:style-name="P11"><text:s text:c="3"/><text:span text:style-name="T2">R#11 <text:s text:c="3"/>│ 0 │ 0 │ 0 │ 0 │ 0 │ 0 │A16│A15│ base address register</text:span></text:p>
          <text:p text:style-name="P12"><text:s text:c="11"/>└───┴───┴───┴───┴───┴───┴───┴───┘</text:p>
        </text:list-item>
      </text:list>
      <text:h text:style-name="P4" text:outline-level="3"><text:bookmark text:name="pt1-13-2-5"/>2.5 Sprite Pattern Generator Table (G3, G4, G5, G6, G7)</text:h>
      <text:p text:style-name="P32">The Sprite Pattern Generator Table is an area in the VRAM to specify the sprite patterns (its appearance). The beginning (head) address of this area must be specified in register R#6 (Sprite Pattern Generator Table Base Address Register).</text:p>
      <text:p text:style-name="P32"><text:soft-page-break/>The pattern for each sprite must be written in this area. Eight bytes are used for each pattern, for a total of 256 patterns. Each of the 256 patterns are assigned a sprite pattern number from #0 to #255; if the sprite size is 8 x 8 dots, each sprite has one pattern and if the sprite size is 16 x 16 dots, each sprite has four patterns.</text:p>
      <text:p text:style-name="P7"><text:s text:c="22"/><text:span text:style-name="T2">VRAM</text:span></text:p>
      <text:p text:style-name="P7"><text:s text:c="15"/>│ ◄── <text:span text:style-name="T2">1 byte ──► │</text:span></text:p>
      <text:p text:style-name="P7"><text:s text:c="15"/>├────────────────┤ <text:s/>─┐ <text:span text:style-name="T2">Sprite Pattern Generator Table</text:span></text:p>
      <text:p text:style-name="P7"><text:s text:c="15"/>│ <text:s text:c="15"/>│ <text:s text:c="2"/>│ <text:s text:c="2"/><text:span text:style-name="T2">Base Address</text:span></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 text:c="2"/>├── <text:span text:style-name="T2">Pattern #0</text:span></text:p>
      <text:p text:style-name="P7"><text:s text:c="15"/>│ <text:s text:c="15"/>│ <text:s text:c="2"/>│</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text:p>
      <text:p text:style-name="P7"><text:s text:c="15"/>│ <text:s text:c="15"/>│ <text:s text:c="2"/>│</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 text:c="2"/>├── <text:span text:style-name="T2">Pattern #1</text:span></text:p>
      <text:p text:style-name="P7"><text:s text:c="15"/>│ <text:s text:c="15"/>│ <text:s text:c="2"/>│</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 text:c="2"/>│</text:p>
      <text:p text:style-name="P7"><text:s text:c="15"/>│ <text:s text:c="15"/>│ <text:s text:c="2"/>│</text:p>
      <text:p text:style-name="P7"><text:s text:c="15"/>├────────────────┤ <text:s/>─┤</text:p>
      <text:p text:style-name="P7"><text:s text:c="15"/><text:span text:style-name="T2">¦ <text:s text:c="6"/>. <text:s text:c="7"/>¦ <text:s text:c="2"/>│</text:span></text:p>
      <text:p text:style-name="P7"><text:s text:c="15"/><text:span text:style-name="T2">¦ <text:s text:c="6"/>. <text:s text:c="7"/>¦</text:span></text:p>
      <text:p text:style-name="P7"><text:s text:c="15"/>│ <text:s text:c="15"/>│ <text:s text:c="6"/><text:span text:style-name="T2">Pattern #255 (Maximum)</text:span></text:p>
      <text:p text:style-name="P7"><text:s text:c="15"/>├────────────────┤ </text:p>
      <text:p text:style-name="P8"><text:s text:c="15"/>│ <text:s text:c="15"/>│</text:p>
      <text:h text:style-name="P2" text:outline-level="1"><text:bookmark text:name="part2"/><text:soft-page-break/>PART 2</text:h>
      <text:h text:style-name="P3" text:outline-level="2">MSX-VIDEO DATA PROCESSOR<text:line-break/>LSI DATA SHEET</text:h>
      <text:h text:style-name="P2" text:outline-level="1"><text:bookmark text:name="appendix"/>APPENDIX</text:h>
      <text:h text:style-name="P4" text:outline-level="3"><text:bookmark text:name="app-4"/>4. Usage of unused pins</text:h>
      <text:list xml:id="list2495520439" text:style-name="L53">
        <text:list-item>
          <text:p text:style-name="P104">Output pins</text:p>
          <text:p text:style-name="P104">All unused output pins may be left open.</text:p>
        </text:list-item>
        <text:list-item>
          <text:p text:style-name="P104">Input or input/output pins</text:p>
        </text:list-item>
      </text:list>
      <table:table table:name="Table43" table:style-name="Table43">
        <table:table-column table:style-name="Table43.A"/>
        <table:table-column table:style-name="Table43.B"/>
        <table:table-column table:style-name="Table43.C"/>
        <table:table-row>
          <table:table-cell table:style-name="Table43.A1" office:value-type="string">
            <text:p text:style-name="Table_20_Contents">*DLCLK</text:p>
          </table:table-cell>
          <table:table-cell table:style-name="Table43.A1" office:value-type="string">
            <text:p text:style-name="Table_20_Contents">(3)</text:p>
          </table:table-cell>
          <table:table-cell table:style-name="Table43.A1" office:value-type="string">
            <text:p text:style-name="Table_20_Contents">Pull up with a resistor</text:p>
          </table:table-cell>
        </table:table-row>
        <table:table-row>
          <table:table-cell table:style-name="Table43.A1" office:value-type="string">
            <text:p text:style-name="Table_20_Contents">HSYNC</text:p>
          </table:table-cell>
          <table:table-cell table:style-name="Table43.A1" office:value-type="string">
            <text:p text:style-name="Table_20_Contents">(5)</text:p>
          </table:table-cell>
          <table:table-cell table:style-name="Table43.A1" office:value-type="string">
            <text:p text:style-name="Table_20_Contents">Open</text:p>
          </table:table-cell>
        </table:table-row>
        <table:table-row>
          <table:table-cell table:style-name="Table43.A1" office:value-type="string">
            <text:p text:style-name="Table_20_Contents">CSYNC</text:p>
          </table:table-cell>
          <table:table-cell table:style-name="Table43.A1" office:value-type="string">
            <text:p text:style-name="Table_20_Contents">(6)</text:p>
          </table:table-cell>
          <table:table-cell table:style-name="Table43.A1" office:value-type="string">
            <text:p text:style-name="Table_20_Contents">Open</text:p>
          </table:table-cell>
        </table:table-row>
        <table:table-row>
          <table:table-cell table:style-name="Table43.A1" office:value-type="string">
            <text:p text:style-name="Table_20_Contents">C7 to C0</text:p>
          </table:table-cell>
          <table:table-cell table:style-name="Table43.A1" office:value-type="string">
            <text:p text:style-name="Table_20_Contents">(12) to (19)</text:p>
          </table:table-cell>
          <table:table-cell table:style-name="Table43.A1" office:value-type="string">
            <text:p text:style-name="Table_20_Contents">Open</text:p>
          </table:table-cell>
        </table:table-row>
        <table:table-row>
          <table:table-cell table:style-name="Table43.A1" office:value-type="string">
            <text:p text:style-name="Table_20_Contents">*LPS</text:p>
          </table:table-cell>
          <table:table-cell table:style-name="Table43.A1" office:value-type="string">
            <text:p text:style-name="Table_20_Contents">(26)</text:p>
          </table:table-cell>
          <table:table-cell table:style-name="Table43.A1" office:value-type="string">
            <text:p text:style-name="Table_20_Contents">Connect with VCC</text:p>
          </table:table-cell>
        </table:table-row>
        <table:table-row>
          <table:table-cell table:style-name="Table43.A1" office:value-type="string">
            <text:p text:style-name="Table_20_Contents">*LPD</text:p>
          </table:table-cell>
          <table:table-cell table:style-name="Table43.A1" office:value-type="string">
            <text:p text:style-name="Table_20_Contents">(27)</text:p>
          </table:table-cell>
          <table:table-cell table:style-name="Table43.A1" office:value-type="string">
            <text:p text:style-name="Table_20_Contents">Connect with VCC</text:p>
          </table:table-cell>
        </table:table-row>
        <table:table-row>
          <table:table-cell table:style-name="Table43.A1" office:value-type="string">
            <text:p text:style-name="Table_20_Contents">VBB</text:p>
          </table:table-cell>
          <table:table-cell table:style-name="Table43.A1" office:value-type="string">
            <text:p text:style-name="Table_20_Contents">(33)</text:p>
          </table:table-cell>
          <table:table-cell table:style-name="Table43.A1" office:value-type="string">
            <text:p text:style-name="Table_20_Contents">Open or connect to GND (1) through a capacitor</text:p>
          </table:table-cell>
        </table:table-row>
      </table:table>
      <text:h text:style-name="P4" text:outline-level="3"><text:bookmark text:name="app-5"/>5. Cycle mode</text:h>
      <text:p text:style-name="P32">The V9938 has three cycle modes, which may be specified according to the following settings of bits S0 and S1 in register #9.</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header-rows>
          <table:table-row>
            <table:table-cell table:style-name="Table44.A1" table:number-rows-spanned="2" office:value-type="string">
              <text:p text:style-name="P30">S<text:line-break/>1 0</text:p>
            </table:table-cell>
            <table:table-cell table:style-name="Table44.A1" table:number-rows-spanned="2" office:value-type="string">
              <text:p text:style-name="P30">Cycle mode</text:p>
            </table:table-cell>
            <table:table-cell table:style-name="Table44.A1" table:number-rows-spanned="2" office:value-type="string">
              <text:p text:style-name="P30">Screen mode</text:p>
            </table:table-cell>
            <table:table-cell table:style-name="Table44.A1" table:number-columns-spanned="2" office:value-type="string">
              <text:p text:style-name="P30">HSYNC</text:p>
            </table:table-cell>
            <table:covered-table-cell/>
            <table:table-cell table:style-name="Table44.A1" table:number-rows-spanned="2" office:value-type="string">
              <text:p text:style-name="P30">*YS</text:p>
            </table:table-cell>
            <table:table-cell table:style-name="Table44.A1" table:number-rows-spanned="2" office:value-type="string">
              <text:p text:style-name="P30">fH</text:p>
            </table:table-cell>
          </table:table-row>
          <table:table-row>
            <table:covered-table-cell table:style-name="Table44.A1"/>
            <table:covered-table-cell table:style-name="Table44.A1"/>
            <table:covered-table-cell table:style-name="Table44.A1"/>
            <table:table-cell table:style-name="Table44.A1" office:value-type="string">
              <text:p text:style-name="P30">High level</text:p>
            </table:table-cell>
            <table:table-cell table:style-name="Table44.A1" office:value-type="string">
              <text:p text:style-name="P30">Low level</text:p>
            </table:table-cell>
            <table:covered-table-cell table:style-name="Table44.A1"/>
            <table:covered-table-cell table:style-name="Table44.A1"/>
          </table:table-row>
        </table:table-header-rows>
        <table:table-row>
          <table:table-cell table:style-name="Table44.A3" office:value-type="string">
            <text:p text:style-name="Table_20_Contents">0 0</text:p>
          </table:table-cell>
          <table:table-cell table:style-name="Table44.A3" office:value-type="string">
            <text:p text:style-name="Table_20_Contents">0</text:p>
          </table:table-cell>
          <table:table-cell table:style-name="Table44.A3" office:value-type="string">
            <text:p text:style-name="Table_20_Contents">PC only</text:p>
          </table:table-cell>
          <table:table-cell table:style-name="Table44.A3" office:value-type="string">
            <text:p text:style-name="Table_20_Contents">Burst flag</text:p>
          </table:table-cell>
          <table:table-cell table:style-name="Table44.A3" office:value-type="string">
            <text:p text:style-name="Table_20_Contents">H counter reset input</text:p>
          </table:table-cell>
          <table:table-cell table:style-name="Table44.A3" office:value-type="string">
            <text:p text:style-name="Table_20_Contents">Low</text:p>
          </table:table-cell>
          <table:table-cell table:style-name="Table44.A3" office:value-type="string">
            <text:p text:style-name="Table_20_Contents">fXTAL/1368</text:p>
          </table:table-cell>
        </table:table-row>
        <table:table-row>
          <table:table-cell table:style-name="Table44.A3" office:value-type="string">
            <text:p text:style-name="Table_20_Contents">0 1</text:p>
          </table:table-cell>
          <table:table-cell table:style-name="Table44.A3" office:value-type="string">
            <text:p text:style-name="Table_20_Contents">1</text:p>
          </table:table-cell>
          <table:table-cell table:style-name="Table44.A3" office:value-type="string">
            <text:p text:style-name="Table_20_Contents">Mixed</text:p>
          </table:table-cell>
          <table:table-cell table:style-name="Table44.A3" office:value-type="string">
            <text:p text:style-name="Table_20_Contents">HSYNC</text:p>
          </table:table-cell>
          <table:table-cell table:style-name="Table44.A3" office:value-type="string">
            <text:p text:style-name="Table_20_Contents">H counter reset input</text:p>
          </table:table-cell>
          <table:table-cell table:style-name="Table44.A3" office:value-type="string">
            <text:p text:style-name="Table_20_Contents">High/Low</text:p>
          </table:table-cell>
          <table:table-cell table:style-name="Table44.A3" office:value-type="string">
            <text:p text:style-name="Table_20_Contents">fXTAL/1365</text:p>
          </table:table-cell>
        </table:table-row>
        <table:table-row>
          <table:table-cell table:style-name="Table44.A3" office:value-type="string">
            <text:p text:style-name="Table_20_Contents">1 0</text:p>
          </table:table-cell>
          <table:table-cell table:style-name="Table44.A3" office:value-type="string">
            <text:p text:style-name="Table_20_Contents">2</text:p>
          </table:table-cell>
          <table:table-cell table:style-name="Table44.A3" office:value-type="string">
            <text:p text:style-name="Table_20_Contents">Ext. Video</text:p>
          </table:table-cell>
          <table:table-cell table:style-name="Table44.A3" office:value-type="string">
            <text:p text:style-name="Table_20_Contents">HSYNC</text:p>
          </table:table-cell>
          <table:table-cell table:style-name="Table44.A3" office:value-type="string">
            <text:p text:style-name="Table_20_Contents">H counter reset input</text:p>
          </table:table-cell>
          <table:table-cell table:style-name="Table44.A3" office:value-type="string">
            <text:p text:style-name="Table_20_Contents">High</text:p>
          </table:table-cell>
          <table:table-cell table:style-name="Table44.A3" office:value-type="string">
            <text:p text:style-name="Table_20_Contents">fXTAL/1365</text:p>
          </table:table-cell>
        </table:table-row>
      </table:table>
      <text:h text:style-name="P4" text:outline-level="3"><text:bookmark text:name="app-8"/>8. Color palette</text:h>
      <text:p text:style-name="P32">The color palette is set as shown in the table when a RESET is done. This table has no meaning in G7 mode since the color palette is not used.</text:p>
      <text:p text:style-name="P32">In addition, since there are only four colors available in G5 mode, values from 4 to F have no meaning.</text:p>
      <text:p text:style-name="P32">In this table, 0 means that the GRB intensity is 0, and 7 means that the GRB intensity is set to maximum.</text:p>
      <table:table table:name="Table45" table:style-name="Table45">
        <table:table-column table:style-name="Table45.A"/>
        <table:table-column table:style-name="Table45.B" table:number-columns-repeated="3"/>
        <table:table-column table:style-name="Table45.E"/>
        <table:table-header-rows>
          <table:table-row>
            <table:table-cell table:style-name="Table45.A1" office:value-type="string">
              <text:p text:style-name="P31"/>
            </table:table-cell>
            <table:table-cell table:style-name="Table45.A1" office:value-type="string">
              <text:p text:style-name="P31"/>
            </table:table-cell>
            <table:table-cell table:style-name="Table45.A1" office:value-type="string">
              <text:p text:style-name="P30">G</text:p>
            </table:table-cell>
            <table:table-cell table:style-name="Table45.A1" office:value-type="string">
              <text:p text:style-name="P30">R</text:p>
            </table:table-cell>
            <table:table-cell table:style-name="Table45.A1" office:value-type="string">
              <text:p text:style-name="P30">B</text:p>
            </table:table-cell>
          </table:table-row>
        </table:table-header-rows>
        <table:table-row>
          <table:table-cell table:style-name="Table45.A2" table:number-rows-spanned="16" office:value-type="string">
            <text:p text:style-name="Table_20_Contents">Color code</text:p>
          </table:table-cell>
          <table:table-cell table:style-name="Table45.B2" office:value-type="string">
            <text:p text:style-name="Table_20_Contents">0</text:p>
          </table:table-cell>
          <table:table-cell table:style-name="Table45.C2" office:value-type="string">
            <text:p text:style-name="Table_20_Contents">0</text:p>
          </table:table-cell>
          <table:table-cell table:style-name="Table45.D2" office:value-type="string">
            <text:p text:style-name="Table_20_Contents">0</text:p>
          </table:table-cell>
          <table:table-cell table:style-name="Table45.E2" office:value-type="string">
            <text:p text:style-name="Table_20_Contents">0</text:p>
          </table:table-cell>
        </table:table-row>
        <table:table-row table:style-name="Table45.3">
          <table:covered-table-cell table:style-name="Table45.A3"/>
          <table:table-cell table:style-name="Table45.B3" office:value-type="string">
            <text:p text:style-name="Table_20_Contents">1</text:p>
          </table:table-cell>
          <table:table-cell table:style-name="Table45.C3" office:value-type="string">
            <text:p text:style-name="Table_20_Contents">0</text:p>
          </table:table-cell>
          <table:table-cell table:style-name="Table45.D3" office:value-type="string">
            <text:p text:style-name="Table_20_Contents">0</text:p>
          </table:table-cell>
          <table:table-cell table:style-name="Table45.E3" office:value-type="string">
            <text:p text:style-name="Table_20_Contents">0</text:p>
          </table:table-cell>
        </table:table-row>
        <table:table-row>
          <table:covered-table-cell table:style-name="Table45.A4"/>
          <table:table-cell table:style-name="Table45.B4" office:value-type="string">
            <text:p text:style-name="Table_20_Contents">2</text:p>
          </table:table-cell>
          <table:table-cell table:style-name="Table45.C4" office:value-type="string">
            <text:p text:style-name="Table_20_Contents">6</text:p>
          </table:table-cell>
          <table:table-cell table:style-name="Table45.D4" office:value-type="string">
            <text:p text:style-name="Table_20_Contents">1</text:p>
          </table:table-cell>
          <table:table-cell table:style-name="Table45.E4" office:value-type="string">
            <text:p text:style-name="Table_20_Contents">1</text:p>
          </table:table-cell>
        </table:table-row>
        <table:table-row table:style-name="Table45.3">
          <table:covered-table-cell table:style-name="Table45.A5"/>
          <table:table-cell table:style-name="Table45.B5" office:value-type="string">
            <text:p text:style-name="Table_20_Contents">3</text:p>
          </table:table-cell>
          <table:table-cell table:style-name="Table45.C5" office:value-type="string">
            <text:p text:style-name="Table_20_Contents">7</text:p>
          </table:table-cell>
          <table:table-cell table:style-name="Table45.D5" office:value-type="string">
            <text:p text:style-name="Table_20_Contents">3</text:p>
          </table:table-cell>
          <table:table-cell table:style-name="Table45.E5" office:value-type="string">
            <text:p text:style-name="Table_20_Contents">3</text:p>
          </table:table-cell>
        </table:table-row>
        <table:table-row>
          <table:covered-table-cell table:style-name="Table45.A6"/>
          <table:table-cell table:style-name="Table45.B6" office:value-type="string">
            <text:p text:style-name="Table_20_Contents">4</text:p>
          </table:table-cell>
          <table:table-cell table:style-name="Table45.C6" office:value-type="string">
            <text:p text:style-name="Table_20_Contents">1</text:p>
          </table:table-cell>
          <table:table-cell table:style-name="Table45.D6" office:value-type="string">
            <text:p text:style-name="Table_20_Contents">1</text:p>
          </table:table-cell>
          <table:table-cell table:style-name="Table45.E6" office:value-type="string">
            <text:p text:style-name="Table_20_Contents">7</text:p>
          </table:table-cell>
        </table:table-row>
        <table:table-row table:style-name="Table45.3">
          <table:covered-table-cell table:style-name="Table45.A7"/>
          <table:table-cell table:style-name="Table45.B7" office:value-type="string">
            <text:p text:style-name="Table_20_Contents">5</text:p>
          </table:table-cell>
          <table:table-cell table:style-name="Table45.C7" office:value-type="string">
            <text:p text:style-name="Table_20_Contents">3</text:p>
          </table:table-cell>
          <table:table-cell table:style-name="Table45.D7" office:value-type="string">
            <text:p text:style-name="Table_20_Contents">2</text:p>
          </table:table-cell>
          <table:table-cell table:style-name="Table45.E7" office:value-type="string">
            <text:p text:style-name="Table_20_Contents">7</text:p>
          </table:table-cell>
        </table:table-row>
        <table:table-row>
          <table:covered-table-cell table:style-name="Table45.A8"/>
          <table:table-cell table:style-name="Table45.B8" office:value-type="string">
            <text:p text:style-name="Table_20_Contents">6</text:p>
          </table:table-cell>
          <table:table-cell table:style-name="Table45.C8" office:value-type="string">
            <text:p text:style-name="Table_20_Contents">1</text:p>
          </table:table-cell>
          <table:table-cell table:style-name="Table45.D8" office:value-type="string">
            <text:p text:style-name="Table_20_Contents">5</text:p>
          </table:table-cell>
          <table:table-cell table:style-name="Table45.E8" office:value-type="string">
            <text:p text:style-name="Table_20_Contents">1</text:p>
          </table:table-cell>
        </table:table-row>
        <table:table-row table:style-name="Table45.3">
          <table:covered-table-cell table:style-name="Table45.A9"/>
          <table:table-cell table:style-name="Table45.B9" office:value-type="string">
            <text:p text:style-name="Table_20_Contents">7</text:p>
          </table:table-cell>
          <table:table-cell table:style-name="Table45.C9" office:value-type="string">
            <text:p text:style-name="Table_20_Contents">6</text:p>
          </table:table-cell>
          <table:table-cell table:style-name="Table45.D9" office:value-type="string">
            <text:p text:style-name="Table_20_Contents">2</text:p>
          </table:table-cell>
          <table:table-cell table:style-name="Table45.E9" office:value-type="string">
            <text:p text:style-name="Table_20_Contents">7</text:p>
          </table:table-cell>
        </table:table-row>
        <table:table-row>
          <table:covered-table-cell table:style-name="Table45.A10"/>
          <table:table-cell table:style-name="Table45.B10" office:value-type="string">
            <text:p text:style-name="Table_20_Contents">8</text:p>
          </table:table-cell>
          <table:table-cell table:style-name="Table45.C10" office:value-type="string">
            <text:p text:style-name="Table_20_Contents">1</text:p>
          </table:table-cell>
          <table:table-cell table:style-name="Table45.D10" office:value-type="string">
            <text:p text:style-name="Table_20_Contents">7</text:p>
          </table:table-cell>
          <table:table-cell table:style-name="Table45.E10" office:value-type="string">
            <text:p text:style-name="Table_20_Contents">1</text:p>
          </table:table-cell>
        </table:table-row>
        <table:table-row table:style-name="Table45.3">
          <table:covered-table-cell table:style-name="Table45.A11"/>
          <table:table-cell table:style-name="Table45.B11" office:value-type="string">
            <text:p text:style-name="Table_20_Contents">9</text:p>
          </table:table-cell>
          <table:table-cell table:style-name="Table45.C11" office:value-type="string">
            <text:p text:style-name="Table_20_Contents">3</text:p>
          </table:table-cell>
          <table:table-cell table:style-name="Table45.D11" office:value-type="string">
            <text:p text:style-name="Table_20_Contents">7</text:p>
          </table:table-cell>
          <table:table-cell table:style-name="Table45.E11" office:value-type="string">
            <text:p text:style-name="Table_20_Contents">3</text:p>
          </table:table-cell>
        </table:table-row>
        <table:table-row>
          <table:covered-table-cell table:style-name="Table45.A12"/>
          <table:table-cell table:style-name="Table45.B12" office:value-type="string">
            <text:p text:style-name="Table_20_Contents">A</text:p>
          </table:table-cell>
          <table:table-cell table:style-name="Table45.C12" office:value-type="string">
            <text:p text:style-name="Table_20_Contents">6</text:p>
          </table:table-cell>
          <table:table-cell table:style-name="Table45.D12" office:value-type="string">
            <text:p text:style-name="Table_20_Contents">6</text:p>
          </table:table-cell>
          <table:table-cell table:style-name="Table45.E12" office:value-type="string">
            <text:p text:style-name="Table_20_Contents">1</text:p>
          </table:table-cell>
        </table:table-row>
        <table:table-row table:style-name="Table45.3">
          <table:covered-table-cell table:style-name="Table45.A13"/>
          <table:table-cell table:style-name="Table45.B13" office:value-type="string">
            <text:p text:style-name="Table_20_Contents">B</text:p>
          </table:table-cell>
          <table:table-cell table:style-name="Table45.C13" office:value-type="string">
            <text:p text:style-name="Table_20_Contents">6</text:p>
          </table:table-cell>
          <table:table-cell table:style-name="Table45.D13" office:value-type="string">
            <text:p text:style-name="Table_20_Contents">6</text:p>
          </table:table-cell>
          <table:table-cell table:style-name="Table45.E13" office:value-type="string">
            <text:p text:style-name="Table_20_Contents">4</text:p>
          </table:table-cell>
        </table:table-row>
        <table:table-row>
          <table:covered-table-cell table:style-name="Table45.A14"/>
          <table:table-cell table:style-name="Table45.B14" office:value-type="string">
            <text:p text:style-name="Table_20_Contents">C</text:p>
          </table:table-cell>
          <table:table-cell table:style-name="Table45.C14" office:value-type="string">
            <text:p text:style-name="Table_20_Contents">4</text:p>
          </table:table-cell>
          <table:table-cell table:style-name="Table45.D14" office:value-type="string">
            <text:p text:style-name="Table_20_Contents">1</text:p>
          </table:table-cell>
          <table:table-cell table:style-name="Table45.E14" office:value-type="string">
            <text:p text:style-name="Table_20_Contents">1</text:p>
          </table:table-cell>
        </table:table-row>
        <table:table-row table:style-name="Table45.3">
          <table:covered-table-cell table:style-name="Table45.A15"/>
          <table:table-cell table:style-name="Table45.B15" office:value-type="string">
            <text:p text:style-name="Table_20_Contents">D</text:p>
          </table:table-cell>
          <table:table-cell table:style-name="Table45.C15" office:value-type="string">
            <text:p text:style-name="Table_20_Contents">2</text:p>
          </table:table-cell>
          <table:table-cell table:style-name="Table45.D15" office:value-type="string">
            <text:p text:style-name="Table_20_Contents">6</text:p>
          </table:table-cell>
          <table:table-cell table:style-name="Table45.E15" office:value-type="string">
            <text:p text:style-name="Table_20_Contents">5</text:p>
          </table:table-cell>
        </table:table-row>
        <table:table-row>
          <table:covered-table-cell table:style-name="Table45.A16"/>
          <table:table-cell table:style-name="Table45.B16" office:value-type="string">
            <text:p text:style-name="Table_20_Contents">E</text:p>
          </table:table-cell>
          <table:table-cell table:style-name="Table45.C16" office:value-type="string">
            <text:p text:style-name="Table_20_Contents">5</text:p>
          </table:table-cell>
          <table:table-cell table:style-name="Table45.D16" office:value-type="string">
            <text:p text:style-name="Table_20_Contents">5</text:p>
          </table:table-cell>
          <table:table-cell table:style-name="Table45.E16" office:value-type="string">
            <text:p text:style-name="Table_20_Contents">5</text:p>
          </table:table-cell>
        </table:table-row>
        <table:table-row table:style-name="Table45.3">
          <table:covered-table-cell table:style-name="Table45.A17"/>
          <table:table-cell table:style-name="Table45.B17" office:value-type="string">
            <text:p text:style-name="Table_20_Contents">F</text:p>
          </table:table-cell>
          <table:table-cell table:style-name="Table45.C17" office:value-type="string">
            <text:p text:style-name="Table_20_Contents">7</text:p>
          </table:table-cell>
          <table:table-cell table:style-name="Table45.D17" office:value-type="string">
            <text:p text:style-name="Table_20_Contents">7</text:p>
          </table:table-cell>
          <table:table-cell table:style-name="Table45.E17" office:value-type="string">
            <text:p text:style-name="Table_20_Contents">7</text:p>
          </table:table-cell>
        </table:table-row>
      </table:table>
      <text:h text:style-name="P4" text:outline-level="3"><text:bookmark text:name="app-9"/>9. Composite video color burst</text:h>
      <text:p text:style-name="P32">The phase of the color burst is set according to the contents of register numbers 20, 21, and 22. These registers are initialized on the transition between Low --&gt; High of the *Reset signal.</text:p>
      <text:p text:style-name="P7"><text:s text:c="17"/>┌─────────┬───────────────┐</text:p>
      <text:p text:style-name="P7"><text:s text:c="17"/>│<text:span text:style-name="T2">Register │ <text:s text:c="2"/>Value upon <text:s/>│</text:span></text:p>
      <text:p text:style-name="P7"><text:s text:c="17"/>│ <text:span text:style-name="T2">number <text:s/>│ initialization│</text:span></text:p>
      <text:p text:style-name="P7"><text:s text:c="17"/>├─────────┼───────────────┤</text:p>
      <text:p text:style-name="P7"><text:s text:c="17"/>│ <text:s/><text:span text:style-name="T2">20 <text:s text:c="4"/>│ <text:s text:c="4"/>&amp;H 00 <text:s text:c="4"/>│</text:span></text:p>
      <text:p text:style-name="P7"><text:s text:c="17"/>│ <text:s/><text:span text:style-name="T2">21 <text:s text:c="4"/>│ <text:s text:c="4"/>&amp;H 3B <text:s text:c="4"/>│</text:span></text:p>
      <text:p text:style-name="P7"><text:s text:c="17"/>│ <text:s/><text:span text:style-name="T2">22 <text:s text:c="4"/>│ <text:s text:c="4"/>&amp;H 05 <text:s text:c="4"/>│</text:span></text:p>
      <text:p text:style-name="P8"><text:s text:c="17"/>└─────────┴───────────────┘</text:p>
      <text:p text:style-name="P32">In addition, when the values of all of the above registers are set to 00, the color burst effect may be removed.</text:p>
      <text:p text:style-name="P32">Note: Do not set values other than those listed above in registers 20 to 22.</text:p>
      <text:h text:style-name="P4" text:outline-level="3"><text:bookmark text:name="app-10"/>10. Color bus</text:h>
      <text:p text:style-name="P7">┌──────────────────┬───────────────────────────────────────────────┐</text:p>
      <text:p text:style-name="P7">│ <text:s text:c="17"/>│ <text:s text:c="18"/><text:span text:style-name="T2">Color bus <text:s text:c="18"/>│</text:span></text:p>
      <text:p text:style-name="P7">│ <text:span text:style-name="T2">Mode <text:s text:c="12"/>├─────┬─────┬─────┬─────┬─────┬─────┬─────┬─────┤</text:span></text:p>
      <text:p text:style-name="P7">│ <text:s text:c="17"/>│ <text:s/><text:span text:style-name="T2">7 <text:s/>│ <text:s/>6 <text:s/>│ <text:s/>5 <text:s/>│ <text:s/>4 <text:s/>│ <text:s/>3 <text:s/>│ <text:s/>2 <text:s/>│ <text:s/>1 <text:s/>│ <text:s/>0 <text:s/>│</text:span></text:p>
      <text:p text:style-name="P7">├──────────────────┼─────┼─────┼─────┼─────┼─────┼─────┼─────┼─────┤</text:p>
      <text:p text:style-name="P7">│ <text:span text:style-name="T2">Text I, II <text:s text:c="6"/>│ <text:s text:c="4"/>│ <text:s text:c="4"/>│ <text:s text:c="4"/>│ <text:s text:c="4"/>│ <text:s text:c="4"/>│ <text:s text:c="4"/>│ <text:s text:c="4"/>│ <text:s text:c="4"/>│</text:span></text:p>
      <text:p text:style-name="P7">│ <text:span text:style-name="T2">Multicolor <text:s text:c="6"/>│ <text:s/>X <text:s/>│ <text:s/>X <text:s/>│ <text:s/>X <text:s/>│ <text:s/>X <text:s/>│ CC3 │ CC2 │ CC1 │ CC0 │</text:span></text:p>
      <text:p text:style-name="P7">│ <text:span text:style-name="T2">G1 to G4 <text:s text:c="8"/>│ <text:s text:c="4"/>│ <text:s text:c="4"/>│ <text:s text:c="4"/>│ <text:s text:c="4"/>│ <text:s text:c="4"/>│ <text:s text:c="4"/>│ <text:s text:c="4"/>│ <text:s text:c="4"/>│</text:span></text:p>
      <text:p text:style-name="P7">├──────────────────┼─────┼─────┼─────┼─────┼─────┼─────┴─────┼─────┤</text:p>
      <text:p text:style-name="P7">│ <text:s text:c="17"/>│ <text:s text:c="4"/>│ <text:s text:c="4"/>│ <text:s text:c="4"/>│ <text:s text:c="4"/>│ ◄─<text:span text:style-name="T2">Even ─► <text:s text:c="2"/>◄─ Odd ─► │</text:span></text:p>
      <text:p text:style-name="P7">│ <text:s text:c="17"/>│ <text:s text:c="4"/>│ <text:s text:c="4"/>│ <text:s text:c="4"/>│ <text:s text:c="4"/>├─────┼─────┬─────┼─────┤</text:p>
      <text:p text:style-name="P7">│ <text:span text:style-name="T2">G5 <text:s text:c="14"/>│ <text:s/>X <text:s/>│ <text:s/>X <text:s/>│ <text:s/>X <text:s/>│ <text:s/>X <text:s/>│ CC1 │ CC0 │ CC1 │ CC0 │</text:span></text:p>
      <text:p text:style-name="P7">├──────────────────┼─────┴─────┴─────┴─────┼─────┴─────┴─────┴─────┤</text:p>
      <text:p text:style-name="P7">│ <text:s text:c="17"/>│ ◄────── <text:span text:style-name="T2">Even ───────► │ ◄─────── Odd ───────► │</text:span></text:p>
      <text:p text:style-name="P7">│ <text:s text:c="17"/>├─────┬─────┬─────┬─────┼─────┬─────┬─────┬─────┤</text:p>
      <text:p text:style-name="P7">│ <text:span text:style-name="T2">G6 <text:s text:c="14"/>│ CC3 │ CC2 │ CC1 │ CC0 │ CC3 │ CC2 │ CC1 │ CC0 │</text:span></text:p>
      <text:p text:style-name="P7">├──────────────────┼─────┼─────┼─────┼─────┼─────┼─────┼─────┼─────┤</text:p>
      <text:p text:style-name="P7">│ <text:s text:c="17"/>│ <text:s text:c="4"/>│ <text:s text:c="4"/>│ <text:s text:c="4"/>│ <text:s text:c="4"/>│ <text:s text:c="4"/>│ <text:s text:c="4"/>│ <text:s text:c="4"/>│ <text:s text:c="4"/>│</text:p>
      <text:p text:style-name="P7">│ <text:span text:style-name="T2">G7 <text:s text:c="14"/>│ CC7 │ CC6 │ CC5 │ CC4 │ CC3 │ CC2 │ CC1 │ CC0 │</text:span></text:p>
      <text:p text:style-name="P7"><text:soft-page-break/>│ <text:s text:c="17"/>│ <text:s text:c="4"/>│ <text:s text:c="4"/>│ <text:s text:c="4"/>│ <text:s text:c="4"/>│ <text:s text:c="4"/>│ <text:s text:c="4"/>│ <text:s text:c="4"/>│ <text:s text:c="4"/>│</text:p>
      <text:p text:style-name="P8">└──────────────────┴─────┴─────┴─────┴─────┴─────┴─────┴─────┴─────┘</text:p>
      <text:p text:style-name="P32">The color bus is used as listed above whether doing input or output. For example, in G4 mode, the lower four bits (CC0 to CC3) output the color code. These bits must be set before the signals are placed on the color bus. In this case, the upper four bits are ignored. In addition, during input, since the lower four bits have the color code, that signal is displayed, and in DG = "1", the information is also stored in the VRAM.</text:p>
      <text:p text:style-name="P32">When using high resolution modes such as G5 and G6 modes, the even and odd dots are handled together as in 0-1, 2-3, 4-5, etc. (This is the same during input and output).</text:p>
      <text:h text:style-name="P4" text:outline-level="3"><text:bookmark text:name="app-11"/>11. Sprites in G5 mode</text:h>
      <text:p text:style-name="P32">In the G5 mode, the static screen has a resolution of 512 dots in the horizontal direction. In addition, each pixel has two bits for the color code.</text:p>
      <text:p text:style-name="P32">Sprites are displayed using half the resolution of a static screen. As a result, the sprite pattern has a resolution of 256 dots in the horizontal direction, and the coordinates are x = 0 to 255.</text:p>
      <text:p text:style-name="P32">In order to display a sprite pattern as shown in Fig. 1, you must create a sprite pattern generator table as shown in Fig. 2.</text:p>
      <text:p text:style-name="P7"><text:s text:c="23"/><text:span text:style-name="T2">0 <text:s text:c="2"/>1 <text:s text:c="2"/>2 <text:s text:c="2"/>3 <text:s text:c="2"/>4 <text:s text:c="2"/>5 <text:s text:c="2"/>6 <text:s text:c="2"/>7</text:span></text:p>
      <text:p text:style-name="P7"><text:s text:c="21"/>┌───────────┬───┬───┬───────────┐</text:p>
      <text:p text:style-name="P7"><text:s text:c="19"/><text:span text:style-name="T2">0 │ <text:s text:c="10"/>│A B│A B│ <text:s text:c="10"/>│</text:span></text:p>
      <text:p text:style-name="P7"><text:s text:c="21"/>├─ <text:s text:c="9"/>├───┼───┤ <text:s text:c="9"/>─┤</text:p>
      <text:p text:style-name="P7"><text:s text:c="19"/><text:span text:style-name="T2">1 │ <text:s text:c="10"/>│C D│C D│ <text:s text:c="10"/>│</text:span></text:p>
      <text:p text:style-name="P7"><text:s text:c="21"/>├───┬───┬───┼───┼───┼───┬───┬───┤</text:p>
      <text:p text:style-name="P7"><text:s text:c="19"/><text:span text:style-name="T2">2 │E F│E F│E F│E F│E F│E F│E F│E F│</text:span></text:p>
      <text:p text:style-name="P7"><text:s text:c="21"/>├───┼───┼───┼───┼───┼───┼───┼───┤</text:p>
      <text:p text:style-name="P7"><text:s text:c="19"/><text:span text:style-name="T2">3 │G H│G H│G H│G H│G H│G H│G H│G H│</text:span></text:p>
      <text:p text:style-name="P7"><text:s text:c="21"/>├───┴───┴───┼───┼───┼───┴───┴───┤</text:p>
      <text:p text:style-name="P7"><text:s text:c="19"/><text:span text:style-name="T2">4 │ <text:s text:c="10"/>│I J│I J│ <text:s text:c="10"/>│</text:span></text:p>
      <text:p text:style-name="P7"><text:s text:c="21"/>├─ <text:s text:c="9"/>├───┼───┤ <text:s text:c="9"/>─┤</text:p>
      <text:p text:style-name="P7"><text:s text:c="19"/><text:span text:style-name="T2">5 │ <text:s text:c="10"/>│K L│K L│ <text:s text:c="10"/>│</text:span></text:p>
      <text:p text:style-name="P7"><text:s text:c="21"/>├─ <text:s text:c="9"/>├───┼───┤ <text:s text:c="9"/>─┤</text:p>
      <text:p text:style-name="P7"><text:s text:c="19"/><text:span text:style-name="T2">6 │ <text:s text:c="10"/>│M N│M N│ <text:s text:c="10"/>│</text:span></text:p>
      <text:p text:style-name="P7"><text:s text:c="21"/>├─ <text:s text:c="5"/>┌───┼───┼───┼───┐ <text:s text:c="5"/>─┤</text:p>
      <text:p text:style-name="P7"><text:s text:c="19"/><text:span text:style-name="T2">7 │ <text:s text:c="6"/>│O P│O P│O P│O P│ <text:s text:c="6"/>│</text:span></text:p>
      <text:p text:style-name="P7"><text:s text:c="21"/>└───────┴───┴───┴───┴───┴───────┘</text:p>
      <text:p text:style-name="P15"/>
      <text:p text:style-name="P8"><text:s text:c="21"/><text:span text:style-name="T2">Fig. 1 <text:s/>Sprite pattern</text:span></text:p>
      <text:p text:style-name="P7"><text:s text:c="22"/><text:span text:style-name="T2">MSB <text:s text:c="24"/>LSB</text:span></text:p>
      <text:p text:style-name="P7"><text:s text:c="21"/>┌───────────────────────────────┐</text:p>
      <text:p text:style-name="P7"><text:s text:c="19"/><text:span text:style-name="T2">0 │ 0 <text:s text:c="2"/>0 <text:s text:c="2"/>0 <text:s text:c="2"/>1 <text:s text:c="2"/>1 <text:s text:c="2"/>0 <text:s text:c="2"/>0 <text:s text:c="2"/>0 │</text:span></text:p>
      <text:p text:style-name="P7"><text:s text:c="21"/>├───────────────────────────────┤</text:p>
      <text:p text:style-name="P7"><text:s text:c="19"/><text:span text:style-name="T2">1 │ 0 <text:s text:c="2"/>0 <text:s text:c="2"/>0 <text:s text:c="2"/>1 <text:s text:c="2"/>1 <text:s text:c="2"/>0 <text:s text:c="2"/>0 <text:s text:c="2"/>0 │</text:span></text:p>
      <text:p text:style-name="P7"><text:s text:c="21"/>├───────────────────────────────┤</text:p>
      <text:p text:style-name="P7"><text:s text:c="19"/><text:span text:style-name="T2">2 │ 1 <text:s text:c="2"/>1 <text:s text:c="2"/>1 <text:s text:c="2"/>1 <text:s text:c="2"/>1 <text:s text:c="2"/>1 <text:s text:c="2"/>1 <text:s text:c="2"/>1 │</text:span></text:p>
      <text:p text:style-name="P7"><text:soft-page-break/><text:s text:c="21"/>├───────────────────────────────┤</text:p>
      <text:p text:style-name="P7"><text:s text:c="19"/><text:span text:style-name="T2">3 │ 1 <text:s text:c="2"/>1 <text:s text:c="2"/>1 <text:s text:c="2"/>1 <text:s text:c="2"/>1 <text:s text:c="2"/>1 <text:s text:c="2"/>1 <text:s text:c="2"/>1 │</text:span></text:p>
      <text:p text:style-name="P7"><text:s text:c="21"/>├───────────────────────────────┤</text:p>
      <text:p text:style-name="P7"><text:s text:c="19"/><text:span text:style-name="T2">4 │ 0 <text:s text:c="2"/>0 <text:s text:c="2"/>0 <text:s text:c="2"/>1 <text:s text:c="2"/>1 <text:s text:c="2"/>0 <text:s text:c="2"/>0 <text:s text:c="2"/>0 │</text:span></text:p>
      <text:p text:style-name="P7"><text:s text:c="21"/>├───────────────────────────────┤</text:p>
      <text:p text:style-name="P7"><text:s text:c="19"/><text:span text:style-name="T2">5 │ 0 <text:s text:c="2"/>0 <text:s text:c="2"/>0 <text:s text:c="2"/>1 <text:s text:c="2"/>1 <text:s text:c="2"/>0 <text:s text:c="2"/>0 <text:s text:c="2"/>0 │</text:span></text:p>
      <text:p text:style-name="P7"><text:s text:c="21"/>├───────────────────────────────┤</text:p>
      <text:p text:style-name="P7"><text:s text:c="19"/><text:span text:style-name="T2">6 │ 0 <text:s text:c="2"/>0 <text:s text:c="2"/>0 <text:s text:c="2"/>1 <text:s text:c="2"/>1 <text:s text:c="2"/>0 <text:s text:c="2"/>0 <text:s text:c="2"/>0 │</text:span></text:p>
      <text:p text:style-name="P7"><text:s text:c="21"/>├───────────────────────────────┤</text:p>
      <text:p text:style-name="P7"><text:s text:c="19"/><text:span text:style-name="T2">7 │ 0 <text:s text:c="2"/>0 <text:s text:c="2"/>1 <text:s text:c="2"/>1 <text:s text:c="2"/>1 <text:s text:c="2"/>1 <text:s text:c="2"/>0 <text:s text:c="2"/>0 │</text:span></text:p>
      <text:p text:style-name="P7"><text:s text:c="21"/>└───────────────────────────────┘</text:p>
      <text:p text:style-name="P15"/>
      <text:p text:style-name="P8"><text:s text:c="17"/><text:span text:style-name="T2">Fig. 2 <text:s/>Pattern generator table</text:span></text:p>
      <text:p text:style-name="P32">The colors of the sprites depend on the settings of the sprite color table. The upper four bits of the color table use controls such as the Early Clock. The lower four bits are divided into two groups of two bits. The upper two-bit group is for the color of the even pixels, and the lower two-bit group is for the color of odd pixels. If the bits are set individually for each two-bit group and the two groups have different colors, the resolution for sprite colors can be considered as being 512 dots.</text:p>
      <text:p text:style-name="P32">If the color table is written as shown in Fig. 3, the sprite pattern will be as shown in Fig. 1.</text:p>
      <text:p text:style-name="P7"><text:s text:c="22"/><text:span text:style-name="T2">MSB <text:s text:c="24"/>LSB</text:span></text:p>
      <text:p text:style-name="P7"><text:s text:c="21"/>┌───────────────┬───────┬───────┐</text:p>
      <text:p text:style-name="P7"><text:s text:c="19"/><text:span text:style-name="T2">0 │ <text:s text:c="14"/>│ <text:s text:c="2"/>A <text:s text:c="2"/>│ <text:s text:c="2"/>B <text:s text:c="2"/>│</text:span></text:p>
      <text:p text:style-name="P7"><text:s text:c="21"/>├───────────────┼───────┼───────┤</text:p>
      <text:p text:style-name="P7"><text:s text:c="19"/><text:span text:style-name="T2">1 │ <text:s text:c="14"/>│ <text:s text:c="2"/>C <text:s text:c="2"/>│ <text:s text:c="2"/>D <text:s text:c="2"/>│</text:span></text:p>
      <text:p text:style-name="P7"><text:s text:c="21"/>├───────────────┼───────┼───────┤</text:p>
      <text:p text:style-name="P7"><text:s text:c="19"/><text:span text:style-name="T2">2 │ <text:s text:c="14"/>│ <text:s text:c="2"/>E <text:s text:c="2"/>│ <text:s text:c="2"/>F <text:s text:c="2"/>│</text:span></text:p>
      <text:p text:style-name="P7"><text:s text:c="21"/>├───────────────┼───────┼───────┤</text:p>
      <text:p text:style-name="P7"><text:s text:c="19"/><text:span text:style-name="T2">3 │ <text:s text:c="14"/>│ <text:s text:c="2"/>G <text:s text:c="2"/>│ <text:s text:c="2"/>H <text:s text:c="2"/>│</text:span></text:p>
      <text:p text:style-name="P7"><text:s text:c="21"/>├───────────────┼───────┼───────┤</text:p>
      <text:p text:style-name="P7"><text:s text:c="19"/><text:span text:style-name="T2">4 │ <text:s text:c="14"/>│ <text:s text:c="2"/>I <text:s text:c="2"/>│ <text:s text:c="2"/>J <text:s text:c="2"/>│</text:span></text:p>
      <text:p text:style-name="P7"><text:s text:c="21"/>├───────────────┼───────┼───────┤</text:p>
      <text:p text:style-name="P7"><text:s text:c="19"/><text:span text:style-name="T2">5 │ <text:s text:c="14"/>│ <text:s text:c="2"/>K <text:s text:c="2"/>│ <text:s text:c="2"/>L <text:s text:c="2"/>│</text:span></text:p>
      <text:p text:style-name="P7"><text:s text:c="21"/>├───────────────┼───────┼───────┤</text:p>
      <text:p text:style-name="P7"><text:s text:c="19"/><text:span text:style-name="T2">6 │ <text:s text:c="14"/>│ <text:s text:c="2"/>M <text:s text:c="2"/>│ <text:s text:c="2"/>N <text:s text:c="2"/>│</text:span></text:p>
      <text:p text:style-name="P7"><text:s text:c="21"/>├───────────────┼───────┼───────┤</text:p>
      <text:p text:style-name="P7"><text:s text:c="19"/><text:span text:style-name="T2">7 │ <text:s text:c="14"/>│ <text:s text:c="2"/>O <text:s text:c="2"/>│ <text:s text:c="2"/>P <text:s text:c="2"/>│</text:span></text:p>
      <text:p text:style-name="P7"><text:s text:c="21"/>└───────────────┴───────┴───────┘</text:p>
      <text:p text:style-name="P15"/>
      <text:p text:style-name="P8"><text:s text:c="23"/><text:span text:style-name="T2">Fig. 3 <text:s/>Color table</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svg:font-family="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20:28:59.831281311</meta:creation-date>
    <dc:date>2024-02-13T20:30:23.297636038</dc:date>
    <meta:editing-duration>PT1M24S</meta:editing-duration>
    <meta:editing-cycles>1</meta:editing-cycles>
    <meta:document-statistic meta:table-count="45" meta:image-count="0" meta:object-count="0" meta:page-count="66" meta:paragraph-count="3738" meta:word-count="18207" meta:character-count="128887" meta:non-whitespace-character-count="80058"/>
    <meta:generator>LibreOffice/7.3.7.2$Linux_X86_64 LibreOffice_project/30$Build-2</meta:generator>
  </office:meta>
</office:document-meta>
</file>